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8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05cm"/>
    </style:style>
    <style:style style:name="co5" style:family="table-column">
      <style:table-column-properties fo:break-before="auto" style:column-width="6.828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3.482cm"/>
    </style:style>
    <style:style style:name="co9" style:family="table-column">
      <style:table-column-properties fo:break-before="auto" style:column-width="4.588cm"/>
    </style:style>
    <style:style style:name="co10" style:family="table-column">
      <style:table-column-properties fo:break-before="auto" style:column-width="6.772cm"/>
    </style:style>
    <style:style style:name="co11" style:family="table-column">
      <style:table-column-properties fo:break-before="auto" style:column-width="5.225cm"/>
    </style:style>
    <style:style style:name="co12" style:family="table-column">
      <style:table-column-properties fo:break-before="auto" style:column-width="5.168cm"/>
    </style:style>
    <style:style style:name="co13" style:family="table-column">
      <style:table-column-properties fo:break-before="auto" style:column-width="3.59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transparent"/>
    </style:style>
    <style:style style:name="ce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</style:style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2" table:default-cell-style-name="ce3"/>
        <table:table-column table:style-name="co8" table:default-cell-style-name="ce5"/>
        <table:table-column table:style-name="co3" table:number-columns-repeated="1005" table:default-cell-style-name="ce1"/>
        <table:table-row table:style-name="ro1">
          <table:table-cell office:value-type="string" calcext:value-type="string">
            <text:p>Orden de Servicios</text:p>
          </table:table-cell>
          <table:table-cell office:value-type="string" calcext:value-type="string">
            <text:p>Fecha Compra</text:p>
          </table:table-cell>
          <table:table-cell office:value-type="string" calcext:value-type="string">
            <text:p>Monto Bs.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Descripcion</text:p>
          </table:table-cell>
          <table:table-cell table:style-name="ce4" office:value-type="string" calcext:value-type="string" table:number-columns-spanned="5" table:number-rows-spanned="1">
            <text:p>Estructura Programatica</text:p>
          </table:table-cell>
          <table:covered-table-cell table:number-columns-repeated="4"/>
          <table:table-cell office:value-type="string" calcext:value-type="string">
            <text:p>Especifica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Pagado</text:p>
          </table:table-cell>
          <table:table-cell office:value-type="string" calcext:value-type="string">
            <text:p>Por Cerrar</text:p>
          </table:table-cell>
          <table:table-cell/>
          <table:table-cell table:style-name="Default" office:value-type="string" calcext:value-type="string">
            <text:p>'CONCATENAR("insert into sigesp_cmp values('0001','SCGCMP','";<text:span text:style-name="T1">A2</text:span>;"','";<text:span text:style-name="T2">B2</text:span>;"','---','-------------------------','COMPROBANTE DE AJUSTE POR CIERRE DE ORDEN DE SERVICIO',";1;",'P','";<text:span text:style-name="T3">D2</text:span>;"','----------',";<text:span text:style-name="T4">Q2</text:span>;",0,0,0,'--','SIGESP');")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21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14000" calcext:value-type="float">
            <text:p>114.000,00</text:p>
          </table:table-cell>
          <table:table-cell table:style-name="ce2" office:value-type="string" calcext:value-type="string">
            <text:p>0000000477</text:p>
          </table:table-cell>
          <table:table-cell office:value-type="string" calcext:value-type="string">
            <text:p>SUAREZ SANDRA ELENA</text:p>
          </table:table-cell>
          <table:table-cell table:style-name="ce2" office:value-type="string" calcext:value-type="string">
            <text:p>0000003701</text:p>
          </table:table-cell>
          <table:table-cell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3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formula="of:=+[.C2]+-[.P2]" office:value-type="float" office:value="82080" calcext:value-type="float">
            <text:p>82.080,00</text:p>
          </table:table-cell>
          <table:table-cell office:value-type="float" office:value="31920" calcext:value-type="float">
            <text:p>31.920,00</text:p>
          </table:table-cell>
          <table:table-cell table:style-name="ce6" office:value-type="float" office:value="-31920" calcext:value-type="float">
            <text:p>-31920</text:p>
          </table:table-cell>
          <table:table-cell table:formula="of:=CONCATENATE(&quot;insert into sigesp_cmp values('0001','SCGCMP','&quot;;[.A2];&quot;','&quot;;[.B2];&quot;','---','-------------------------','COMPROBANTE DE AJUSTE POR CIERRE DE ORDEN DE SERVICIO (SIGESP)',&quot;;1;&quot;,'P','&quot;;[.D2];&quot;','----------',&quot;;[.Q2];&quot;,0,0,0,'--','SIGESP');&quot;)" office:value-type="string" office:string-value="insert into sigesp_cmp values('0001','SCGCMP','000000000000215','2014-10-20','---','-------------------------','COMPROBANTE DE AJUSTE POR CIERRE DE ORDEN DE SERVICIO (SIGESP)',1,'P','0000000477','----------',-31920,0,0,0,'--','SIGESP');" calcext:value-type="string">
            <text:p>insert into sigesp_cmp values('0001','SCGCMP','000000000000215','2014-10-20','---','-------------------------','COMPROBANTE DE AJUSTE POR CIERRE DE ORDEN DE SERVICIO (SIGESP)',1,'P','0000000477','----------',-3192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33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6100" calcext:value-type="float">
            <text:p>86.100,00</text:p>
          </table:table-cell>
          <table:table-cell table:style-name="ce2" office:value-type="string" calcext:value-type="string">
            <text:p>0000002232</text:p>
          </table:table-cell>
          <table:table-cell office:value-type="string" calcext:value-type="string">
            <text:p>JOSE ANGEL CONDE</text:p>
          </table:table-cell>
          <table:table-cell table:style-name="ce2" office:value-type="string" calcext:value-type="string">
            <text:p>0000002005</text:p>
          </table:table-cell>
          <table:table-cell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office:value-type="float" office:value="75600" calcext:value-type="float">
            <text:p>75.600,00</text:p>
          </table:table-cell>
          <table:table-cell office:value-type="float" office:value="10500" calcext:value-type="float">
            <text:p>10.500,00</text:p>
          </table:table-cell>
          <table:table-cell table:style-name="ce6" office:value-type="float" office:value="-10500" calcext:value-type="float">
            <text:p>-10500</text:p>
          </table:table-cell>
          <table:table-cell table:formula="of:=CONCATENATE(&quot;insert into sigesp_cmp values('0001','SCGCMP','&quot;;[.A3];&quot;','&quot;;[.B3];&quot;','---','-------------------------','COMPROBANTE DE AJUSTE POR CIERRE DE ORDEN DE SERVICIO (SIGESP)',&quot;;1;&quot;,'P','&quot;;[.D3];&quot;','----------',&quot;;[.Q3];&quot;,0,0,0,'--','SIGESP');&quot;)" office:value-type="string" office:string-value="insert into sigesp_cmp values('0001','SCGCMP','000000000000330','2014-10-20','---','-------------------------','COMPROBANTE DE AJUSTE POR CIERRE DE ORDEN DE SERVICIO (SIGESP)',1,'P','0000002232','----------',-10500,0,0,0,'--','SIGESP');" calcext:value-type="string">
            <text:p>insert into sigesp_cmp values('0001','SCGCMP','000000000000330','2014-10-20','---','-------------------------','COMPROBANTE DE AJUSTE POR CIERRE DE ORDEN DE SERVICIO (SIGESP)',1,'P','0000002232','----------',-105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331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67650" calcext:value-type="float">
            <text:p>67.650,00</text:p>
          </table:table-cell>
          <table:table-cell table:style-name="ce2" office:value-type="string" calcext:value-type="string">
            <text:p>0000001530</text:p>
          </table:table-cell>
          <table:table-cell office:value-type="string" calcext:value-type="string">
            <text:p>ANA MARIA SILVERA</text:p>
          </table:table-cell>
          <table:table-cell table:style-name="ce2" office:value-type="string" calcext:value-type="string">
            <text:p>0000002005</text:p>
          </table:table-cell>
          <table:table-cell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office:value-type="float" office:value="62700" calcext:value-type="float">
            <text:p>62.700,00</text:p>
          </table:table-cell>
          <table:table-cell office:value-type="float" office:value="4950" calcext:value-type="float">
            <text:p>4.950,00</text:p>
          </table:table-cell>
          <table:table-cell table:style-name="ce6" office:value-type="float" office:value="-4950" calcext:value-type="float">
            <text:p>-4950</text:p>
          </table:table-cell>
          <table:table-cell table:formula="of:=CONCATENATE(&quot;insert into sigesp_cmp values('0001','SCGCMP','&quot;;[.A4];&quot;','&quot;;[.B4];&quot;','---','-------------------------','COMPROBANTE DE AJUSTE POR CIERRE DE ORDEN DE SERVICIO (SIGESP)',&quot;;1;&quot;,'P','&quot;;[.D4];&quot;','----------',&quot;;[.Q4];&quot;,0,0,0,'--','SIGESP');&quot;)" office:value-type="string" office:string-value="insert into sigesp_cmp values('0001','SCGCMP','000000000000331','2014-10-20','---','-------------------------','COMPROBANTE DE AJUSTE POR CIERRE DE ORDEN DE SERVICIO (SIGESP)',1,'P','0000001530','----------',-4950,0,0,0,'--','SIGESP');" calcext:value-type="string">
            <text:p>insert into sigesp_cmp values('0001','SCGCMP','000000000000331','2014-10-20','---','-------------------------','COMPROBANTE DE AJUSTE POR CIERRE DE ORDEN DE SERVICIO (SIGESP)',1,'P','0000001530','----------',-495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33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79700" calcext:value-type="float">
            <text:p>479.700,00</text:p>
          </table:table-cell>
          <table:table-cell table:style-name="ce2" office:value-type="string" calcext:value-type="string">
            <text:p>0000001673</text:p>
          </table:table-cell>
          <table:table-cell office:value-type="string" calcext:value-type="string">
            <text:p>TRANSPORTE PELAEZ OLIVERO, C. A.</text:p>
          </table:table-cell>
          <table:table-cell table:style-name="ce2" office:value-type="string" calcext:value-type="string">
            <text:p>0000002005</text:p>
          </table:table-cell>
          <table:table-cell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office:value-type="float" office:value="390000" calcext:value-type="float">
            <text:p>390.000,00</text:p>
          </table:table-cell>
          <table:table-cell office:value-type="float" office:value="89700" calcext:value-type="float">
            <text:p>89.700,00</text:p>
          </table:table-cell>
          <table:table-cell table:style-name="ce6" office:value-type="float" office:value="-89700" calcext:value-type="float">
            <text:p>-89700</text:p>
          </table:table-cell>
          <table:table-cell table:formula="of:=CONCATENATE(&quot;insert into sigesp_cmp values('0001','SCGCMP','&quot;;[.A5];&quot;','&quot;;[.B5];&quot;','---','-------------------------','COMPROBANTE DE AJUSTE POR CIERRE DE ORDEN DE SERVICIO (SIGESP)',&quot;;1;&quot;,'P','&quot;;[.D5];&quot;','----------',&quot;;[.Q5];&quot;,0,0,0,'--','SIGESP');&quot;)" office:value-type="string" office:string-value="insert into sigesp_cmp values('0001','SCGCMP','000000000000335','2014-10-20','---','-------------------------','COMPROBANTE DE AJUSTE POR CIERRE DE ORDEN DE SERVICIO (SIGESP)',1,'P','0000001673','----------',-89700,0,0,0,'--','SIGESP');" calcext:value-type="string">
            <text:p>insert into sigesp_cmp values('0001','SCGCMP','000000000000335','2014-10-20','---','-------------------------','COMPROBANTE DE AJUSTE POR CIERRE DE ORDEN DE SERVICIO (SIGESP)',1,'P','0000001673','----------',-897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33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26700" calcext:value-type="float">
            <text:p>126.700,00</text:p>
          </table:table-cell>
          <table:table-cell table:style-name="ce2" office:value-type="string" calcext:value-type="string">
            <text:p>0000000327</text:p>
          </table:table-cell>
          <table:table-cell office:value-type="string" calcext:value-type="string">
            <text:p>FELIX SUAREZ</text:p>
          </table:table-cell>
          <table:table-cell table:style-name="ce2" office:value-type="string" calcext:value-type="string">
            <text:p>0000002005</text:p>
          </table:table-cell>
          <table:table-cell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office:value-type="float" office:value="125300" calcext:value-type="float">
            <text:p>125.300,00</text:p>
          </table:table-cell>
          <table:table-cell office:value-type="float" office:value="1400" calcext:value-type="float">
            <text:p>1.400,00</text:p>
          </table:table-cell>
          <table:table-cell table:style-name="ce6" office:value-type="float" office:value="-1400" calcext:value-type="float">
            <text:p>-1400</text:p>
          </table:table-cell>
          <table:table-cell table:formula="of:=CONCATENATE(&quot;insert into sigesp_cmp values('0001','SCGCMP','&quot;;[.A6];&quot;','&quot;;[.B6];&quot;','---','-------------------------','COMPROBANTE DE AJUSTE POR CIERRE DE ORDEN DE SERVICIO (SIGESP)',&quot;;1;&quot;,'P','&quot;;[.D6];&quot;','----------',&quot;;[.Q6];&quot;,0,0,0,'--','SIGESP');&quot;)" office:value-type="string" office:string-value="insert into sigesp_cmp values('0001','SCGCMP','000000000000336','2014-10-20','---','-------------------------','COMPROBANTE DE AJUSTE POR CIERRE DE ORDEN DE SERVICIO (SIGESP)',1,'P','0000000327','----------',-1400,0,0,0,'--','SIGESP');" calcext:value-type="string">
            <text:p>insert into sigesp_cmp values('0001','SCGCMP','000000000000336','2014-10-20','---','-------------------------','COMPROBANTE DE AJUSTE POR CIERRE DE ORDEN DE SERVICIO (SIGESP)',1,'P','0000000327','----------',-14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33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69000" calcext:value-type="float">
            <text:p>369.000,00</text:p>
          </table:table-cell>
          <table:table-cell table:style-name="ce2" office:value-type="string" calcext:value-type="string">
            <text:p>0000002233</text:p>
          </table:table-cell>
          <table:table-cell office:value-type="string" calcext:value-type="string">
            <text:p>COOPERATIVA BOLIVARIANA MP R L</text:p>
          </table:table-cell>
          <table:table-cell table:style-name="ce2" office:value-type="string" calcext:value-type="string">
            <text:p>0000002005</text:p>
          </table:table-cell>
          <table:table-cell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office:value-type="float" office:value="318000" calcext:value-type="float">
            <text:p>318.000,00</text:p>
          </table:table-cell>
          <table:table-cell office:value-type="float" office:value="51000" calcext:value-type="float">
            <text:p>51.000,00</text:p>
          </table:table-cell>
          <table:table-cell table:style-name="ce6" office:value-type="float" office:value="-51000" calcext:value-type="float">
            <text:p>-51000</text:p>
          </table:table-cell>
          <table:table-cell table:formula="of:=CONCATENATE(&quot;insert into sigesp_cmp values('0001','SCGCMP','&quot;;[.A7];&quot;','&quot;;[.B7];&quot;','---','-------------------------','COMPROBANTE DE AJUSTE POR CIERRE DE ORDEN DE SERVICIO (SIGESP)',&quot;;1;&quot;,'P','&quot;;[.D7];&quot;','----------',&quot;;[.Q7];&quot;,0,0,0,'--','SIGESP');&quot;)" office:value-type="string" office:string-value="insert into sigesp_cmp values('0001','SCGCMP','000000000000338','2014-10-20','---','-------------------------','COMPROBANTE DE AJUSTE POR CIERRE DE ORDEN DE SERVICIO (SIGESP)',1,'P','0000002233','----------',-51000,0,0,0,'--','SIGESP');" calcext:value-type="string">
            <text:p>insert into sigesp_cmp values('0001','SCGCMP','000000000000338','2014-10-20','---','-------------------------','COMPROBANTE DE AJUSTE POR CIERRE DE ORDEN DE SERVICIO (SIGESP)',1,'P','0000002233','----------',-510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34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96800" calcext:value-type="float">
            <text:p>196.800,00</text:p>
          </table:table-cell>
          <table:table-cell table:style-name="ce2" office:value-type="string" calcext:value-type="string">
            <text:p>0000002132</text:p>
          </table:table-cell>
          <table:table-cell office:value-type="string" calcext:value-type="string">
            <text:p>JESUS JAVIER BOLIVAR VALLADARES</text:p>
          </table:table-cell>
          <table:table-cell table:style-name="ce2" office:value-type="string" calcext:value-type="string">
            <text:p>0000002005</text:p>
          </table:table-cell>
          <table:table-cell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office:value-type="float" office:value="184000" calcext:value-type="float">
            <text:p>184.000,00</text:p>
          </table:table-cell>
          <table:table-cell office:value-type="float" office:value="12800" calcext:value-type="float">
            <text:p>12.800,00</text:p>
          </table:table-cell>
          <table:table-cell table:style-name="ce6" office:value-type="float" office:value="-12800" calcext:value-type="float">
            <text:p>-12800</text:p>
          </table:table-cell>
          <table:table-cell table:formula="of:=CONCATENATE(&quot;insert into sigesp_cmp values('0001','SCGCMP','&quot;;[.A8];&quot;','&quot;;[.B8];&quot;','---','-------------------------','COMPROBANTE DE AJUSTE POR CIERRE DE ORDEN DE SERVICIO (SIGESP)',&quot;;1;&quot;,'P','&quot;;[.D8];&quot;','----------',&quot;;[.Q8];&quot;,0,0,0,'--','SIGESP');&quot;)" office:value-type="string" office:string-value="insert into sigesp_cmp values('0001','SCGCMP','000000000000340','2014-10-20','---','-------------------------','COMPROBANTE DE AJUSTE POR CIERRE DE ORDEN DE SERVICIO (SIGESP)',1,'P','0000002132','----------',-12800,0,0,0,'--','SIGESP');" calcext:value-type="string">
            <text:p>insert into sigesp_cmp values('0001','SCGCMP','000000000000340','2014-10-20','---','-------------------------','COMPROBANTE DE AJUSTE POR CIERRE DE ORDEN DE SERVICIO (SIGESP)',1,'P','0000002132','----------',-128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342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19800" calcext:value-type="float">
            <text:p>319.800,00</text:p>
          </table:table-cell>
          <table:table-cell table:style-name="ce2" office:value-type="string" calcext:value-type="string">
            <text:p>0000002123</text:p>
          </table:table-cell>
          <table:table-cell office:value-type="string" calcext:value-type="string">
            <text:p>TRANSPORTE Y SERVICIOS BELLTRANS, C.A</text:p>
          </table:table-cell>
          <table:table-cell table:style-name="ce2" office:value-type="string" calcext:value-type="string">
            <text:p>0000002005</text:p>
          </table:table-cell>
          <table:table-cell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office:value-type="float" office:value="295100" calcext:value-type="float">
            <text:p>295.100,00</text:p>
          </table:table-cell>
          <table:table-cell office:value-type="float" office:value="24700" calcext:value-type="float">
            <text:p>24.700,00</text:p>
          </table:table-cell>
          <table:table-cell table:style-name="ce6" office:value-type="float" office:value="-24700" calcext:value-type="float">
            <text:p>-24700</text:p>
          </table:table-cell>
          <table:table-cell table:formula="of:=CONCATENATE(&quot;insert into sigesp_cmp values('0001','SCGCMP','&quot;;[.A9];&quot;','&quot;;[.B9];&quot;','---','-------------------------','COMPROBANTE DE AJUSTE POR CIERRE DE ORDEN DE SERVICIO (SIGESP)',&quot;;1;&quot;,'P','&quot;;[.D9];&quot;','----------',&quot;;[.Q9];&quot;,0,0,0,'--','SIGESP');&quot;)" office:value-type="string" office:string-value="insert into sigesp_cmp values('0001','SCGCMP','000000000000342','2014-10-20','---','-------------------------','COMPROBANTE DE AJUSTE POR CIERRE DE ORDEN DE SERVICIO (SIGESP)',1,'P','0000002123','----------',-24700,0,0,0,'--','SIGESP');" calcext:value-type="string">
            <text:p>insert into sigesp_cmp values('0001','SCGCMP','000000000000342','2014-10-20','---','-------------------------','COMPROBANTE DE AJUSTE POR CIERRE DE ORDEN DE SERVICIO (SIGESP)',1,'P','0000002123','----------',-247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36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66500" calcext:value-type="float">
            <text:p>66.500,00</text:p>
          </table:table-cell>
          <table:table-cell table:style-name="ce2"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020200</text:p>
          </table:table-cell>
          <table:table-cell table:style-name="ce2" office:value-type="string" calcext:value-type="string">
            <text:p>P</text:p>
          </table:table-cell>
          <table:table-cell office:value-type="float" office:value="53200" calcext:value-type="float">
            <text:p>53.200,00</text:p>
          </table:table-cell>
          <table:table-cell office:value-type="float" office:value="13300" calcext:value-type="float">
            <text:p>13.300,00</text:p>
          </table:table-cell>
          <table:table-cell table:style-name="ce6" office:value-type="float" office:value="-13300" calcext:value-type="float">
            <text:p>-13300</text:p>
          </table:table-cell>
          <table:table-cell table:formula="of:=CONCATENATE(&quot;insert into sigesp_cmp values('0001','SCGCMP','&quot;;[.A10];&quot;','&quot;;[.B10];&quot;','---','-------------------------','COMPROBANTE DE AJUSTE POR CIERRE DE ORDEN DE SERVICIO (SIGESP)',&quot;;1;&quot;,'P','&quot;;[.D10];&quot;','----------',&quot;;[.Q10];&quot;,0,0,0,'--','SIGESP');&quot;)" office:value-type="string" office:string-value="insert into sigesp_cmp values('0001','SCGCMP','000000000000368','2014-10-20','---','-------------------------','COMPROBANTE DE AJUSTE POR CIERRE DE ORDEN DE SERVICIO (SIGESP)',1,'P','0000000487','----------',-13300,0,0,0,'--','SIGESP');" calcext:value-type="string">
            <text:p>insert into sigesp_cmp values('0001','SCGCMP','000000000000368','2014-10-20','---','-------------------------','COMPROBANTE DE AJUSTE POR CIERRE DE ORDEN DE SERVICIO (SIGESP)',1,'P','0000000487','----------',-133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417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2000" calcext:value-type="float">
            <text:p>42.000,00</text:p>
          </table:table-cell>
          <table:table-cell table:style-name="ce2" office:value-type="string" calcext:value-type="string">
            <text:p>0000000472</text:p>
          </table:table-cell>
          <table:table-cell office:value-type="string" calcext:value-type="string">
            <text:p>MARCANO ORTA ZENAIDA DEL VALLE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formula="of:=+[.C11]-[.P11]" office:value-type="string" office:string-value="#REF!" calcext:value-type="error">
            <text:p>#REF!</text:p>
          </table:table-cell>
          <table:table-cell table:formula="of:=15050+#REF!" office:value-type="string" office:string-value="#REF!" calcext:value-type="error">
            <text:p>#REF!</text:p>
          </table:table-cell>
          <table:table-cell table:style-name="ce6" office:value-type="float" office:value="-16856" calcext:value-type="float">
            <text:p>-16856</text:p>
          </table:table-cell>
          <table:table-cell table:formula="of:=CONCATENATE(&quot;insert into sigesp_cmp values('0001','SCGCMP','&quot;;[.A11];&quot;','&quot;;[.B11];&quot;','---','-------------------------','COMPROBANTE DE AJUSTE POR CIERRE DE ORDEN DE SERVICIO (SIGESP)',&quot;;1;&quot;,'P','&quot;;[.D11];&quot;','----------',&quot;;[.Q11];&quot;,0,0,0,'--','SIGESP');&quot;)" office:value-type="string" office:string-value="insert into sigesp_cmp values('0001','SCGCMP','000000000000417','2014-10-20','---','-------------------------','COMPROBANTE DE AJUSTE POR CIERRE DE ORDEN DE SERVICIO (SIGESP)',1,'P','0000000472','----------',-16856,0,0,0,'--','SIGESP');" calcext:value-type="string">
            <text:p>insert into sigesp_cmp values('0001','SCGCMP','000000000000417','2014-10-20','---','-------------------------','COMPROBANTE DE AJUSTE POR CIERRE DE ORDEN DE SERVICIO (SIGESP)',1,'P','0000000472','----------',-16856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451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76750" calcext:value-type="float">
            <text:p>376.750,00</text:p>
          </table:table-cell>
          <table:table-cell table:style-name="ce2" office:value-type="string" calcext:value-type="string">
            <text:p>0000001537</text:p>
          </table:table-cell>
          <table:table-cell office:value-type="string" calcext:value-type="string">
            <text:p>ASOC. COOP. LOS GUERREROS DE LAS PIEDRITAS, R.L.</text:p>
          </table:table-cell>
          <table:table-cell table:style-name="ce2" office:value-type="string" calcext:value-type="string">
            <text:p>0000003701</text:p>
          </table:table-cell>
          <table:table-cell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3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91037.87" calcext:value-type="float">
            <text:p>91.037,87</text:p>
          </table:table-cell>
          <table:table-cell office:value-type="float" office:value="285712.13" calcext:value-type="float">
            <text:p>285.712,13</text:p>
          </table:table-cell>
          <table:table-cell office:value-type="string" calcext:value-type="string">
            <text:p>-285712.13</text:p>
          </table:table-cell>
          <table:table-cell table:formula="of:=CONCATENATE(&quot;insert into sigesp_cmp values('0001','SCGCMP','&quot;;[.A12];&quot;','&quot;;[.B12];&quot;','---','-------------------------','COMPROBANTE DE AJUSTE POR CIERRE DE ORDEN DE SERVICIO (SIGESP)',&quot;;1;&quot;,'P','&quot;;[.D12];&quot;','----------',&quot;;[.Q12];&quot;,0,0,0,'--','SIGESP');&quot;)" office:value-type="string" office:string-value="insert into sigesp_cmp values('0001','SCGCMP','000000000000451','2014-10-20','---','-------------------------','COMPROBANTE DE AJUSTE POR CIERRE DE ORDEN DE SERVICIO (SIGESP)',1,'P','0000001537','----------',-285712.13,0,0,0,'--','SIGESP');" calcext:value-type="string">
            <text:p>insert into sigesp_cmp values('0001','SCGCMP','000000000000451','2014-10-20','---','-------------------------','COMPROBANTE DE AJUSTE POR CIERRE DE ORDEN DE SERVICIO (SIGESP)',1,'P','0000001537','----------',-285712.13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47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66500" calcext:value-type="float">
            <text:p>66.500,00</text:p>
          </table:table-cell>
          <table:table-cell table:style-name="ce2"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number-columns-repeated="2"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020200</text:p>
          </table:table-cell>
          <table:table-cell table:style-name="ce2" office:value-type="string" calcext:value-type="string">
            <text:p>P</text:p>
          </table:table-cell>
          <table:table-cell office:value-type="float" office:value="47500" calcext:value-type="float">
            <text:p>47.500,00</text:p>
          </table:table-cell>
          <table:table-cell office:value-type="float" office:value="19000" calcext:value-type="float">
            <text:p>19.000,00</text:p>
          </table:table-cell>
          <table:table-cell table:style-name="ce6" office:value-type="float" office:value="-19000" calcext:value-type="float">
            <text:p>-19000</text:p>
          </table:table-cell>
          <table:table-cell table:formula="of:=CONCATENATE(&quot;insert into sigesp_cmp values('0001','SCGCMP','&quot;;[.A13];&quot;','&quot;;[.B13];&quot;','---','-------------------------','COMPROBANTE DE AJUSTE POR CIERRE DE ORDEN DE SERVICIO (SIGESP)',&quot;;1;&quot;,'P','&quot;;[.D13];&quot;','----------',&quot;;[.Q13];&quot;,0,0,0,'--','SIGESP');&quot;)" office:value-type="string" office:string-value="insert into sigesp_cmp values('0001','SCGCMP','000000000000476','2014-10-20','---','-------------------------','COMPROBANTE DE AJUSTE POR CIERRE DE ORDEN DE SERVICIO (SIGESP)',1,'P','0000000487','----------',-19000,0,0,0,'--','SIGESP');" calcext:value-type="string">
            <text:p>insert into sigesp_cmp values('0001','SCGCMP','000000000000476','2014-10-20','---','-------------------------','COMPROBANTE DE AJUSTE POR CIERRE DE ORDEN DE SERVICIO (SIGESP)',1,'P','0000000487','----------',-190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63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68335.2" calcext:value-type="float">
            <text:p>168.335,20</text:p>
          </table:table-cell>
          <table:table-cell table:style-name="ce2" office:value-type="string" calcext:value-type="string">
            <text:p>0000000484</text:p>
          </table:table-cell>
          <table:table-cell office:value-type="string" calcext:value-type="string">
            <text:p>ASOC. COOP. VENCEDORES DE JOAQUIN M02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number-columns-repeated="2"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61510.8" calcext:value-type="float">
            <text:p>161.510,80</text:p>
          </table:table-cell>
          <table:table-cell office:value-type="float" office:value="6824.40000000002" calcext:value-type="float">
            <text:p>6.824,40</text:p>
          </table:table-cell>
          <table:table-cell office:value-type="string" calcext:value-type="string">
            <text:p>-6824.40000000002</text:p>
          </table:table-cell>
          <table:table-cell table:formula="of:=CONCATENATE(&quot;insert into sigesp_cmp values('0001','SCGCMP','&quot;;[.A14];&quot;','&quot;;[.B14];&quot;','---','-------------------------','COMPROBANTE DE AJUSTE POR CIERRE DE ORDEN DE SERVICIO (SIGESP)',&quot;;1;&quot;,'P','&quot;;[.D14];&quot;','----------',&quot;;[.Q14];&quot;,0,0,0,'--','SIGESP');&quot;)" office:value-type="string" office:string-value="insert into sigesp_cmp values('0001','SCGCMP','000000000000636','2014-10-20','---','-------------------------','COMPROBANTE DE AJUSTE POR CIERRE DE ORDEN DE SERVICIO (SIGESP)',1,'P','0000000484','----------',-6824.40000000002,0,0,0,'--','SIGESP');" calcext:value-type="string">
            <text:p>insert into sigesp_cmp values('0001','SCGCMP','000000000000636','2014-10-20','---','-------------------------','COMPROBANTE DE AJUSTE POR CIERRE DE ORDEN DE SERVICIO (SIGESP)',1,'P','0000000484','----------',-6824.40000000002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637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8825" calcext:value-type="float">
            <text:p>78.825,00</text:p>
          </table:table-cell>
          <table:table-cell table:style-name="ce2" office:value-type="string" calcext:value-type="string">
            <text:p>0000000540</text:p>
          </table:table-cell>
          <table:table-cell office:value-type="string" calcext:value-type="string">
            <text:p>COOPERATIVA BRISAS DE MEREICITO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number-columns-repeated="2"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1530" calcext:value-type="float">
            <text:p>31.530,00</text:p>
          </table:table-cell>
          <table:table-cell office:value-type="float" office:value="47295" calcext:value-type="float">
            <text:p>47.295,00</text:p>
          </table:table-cell>
          <table:table-cell table:style-name="ce6" office:value-type="float" office:value="-47295" calcext:value-type="float">
            <text:p>-47295</text:p>
          </table:table-cell>
          <table:table-cell table:formula="of:=CONCATENATE(&quot;insert into sigesp_cmp values('0001','SCGCMP','&quot;;[.A15];&quot;','&quot;;[.B15];&quot;','---','-------------------------','COMPROBANTE DE AJUSTE POR CIERRE DE ORDEN DE SERVICIO (SIGESP)',&quot;;1;&quot;,'P','&quot;;[.D15];&quot;','----------',&quot;;[.Q15];&quot;,0,0,0,'--','SIGESP');&quot;)" office:value-type="string" office:string-value="insert into sigesp_cmp values('0001','SCGCMP','000000000000637','2014-10-20','---','-------------------------','COMPROBANTE DE AJUSTE POR CIERRE DE ORDEN DE SERVICIO (SIGESP)',1,'P','0000000540','----------',-47295,0,0,0,'--','SIGESP');" calcext:value-type="string">
            <text:p>insert into sigesp_cmp values('0001','SCGCMP','000000000000637','2014-10-20','---','-------------------------','COMPROBANTE DE AJUSTE POR CIERRE DE ORDEN DE SERVICIO (SIGESP)',1,'P','0000000540','----------',-47295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719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17120" calcext:value-type="float">
            <text:p>117.120,00</text:p>
          </table:table-cell>
          <table:table-cell table:style-name="ce2" office:value-type="string" calcext:value-type="string">
            <text:p>0000001572</text:p>
          </table:table-cell>
          <table:table-cell office:value-type="string" calcext:value-type="string">
            <text:p>ASOC. COOP. LA FLOR DEL ORINOCO,R.L</text:p>
          </table:table-cell>
          <table:table-cell table:style-name="ce2" office:value-type="string" calcext:value-type="string">
            <text:p>0000003701</text:p>
          </table:table-cell>
          <table:table-cell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0" calcext:value-type="float">
            <text:p>0,00</text:p>
          </table:table-cell>
          <table:table-cell office:value-type="float" office:value="117120" calcext:value-type="float">
            <text:p>117.120,00</text:p>
          </table:table-cell>
          <table:table-cell table:style-name="ce6" office:value-type="float" office:value="-117120" calcext:value-type="float">
            <text:p>-117120</text:p>
          </table:table-cell>
          <table:table-cell table:formula="of:=CONCATENATE(&quot;insert into sigesp_cmp values('0001','SCGCMP','&quot;;[.A16];&quot;','&quot;;[.B16];&quot;','---','-------------------------','COMPROBANTE DE AJUSTE POR CIERRE DE ORDEN DE SERVICIO (SIGESP)',&quot;;1;&quot;,'P','&quot;;[.D16];&quot;','----------',&quot;;[.Q16];&quot;,0,0,0,'--','SIGESP');&quot;)" office:value-type="string" office:string-value="insert into sigesp_cmp values('0001','SCGCMP','000000000000719','2014-10-20','---','-------------------------','COMPROBANTE DE AJUSTE POR CIERRE DE ORDEN DE SERVICIO (SIGESP)',1,'P','0000001572','----------',-117120,0,0,0,'--','SIGESP');" calcext:value-type="string">
            <text:p>insert into sigesp_cmp values('0001','SCGCMP','000000000000719','2014-10-20','---','-------------------------','COMPROBANTE DE AJUSTE POR CIERRE DE ORDEN DE SERVICIO (SIGESP)',1,'P','0000001572','----------',-11712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762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66500" calcext:value-type="float">
            <text:p>166.500,00</text:p>
          </table:table-cell>
          <table:table-cell table:style-name="ce2" office:value-type="string" calcext:value-type="string">
            <text:p>0000000544</text:p>
          </table:table-cell>
          <table:table-cell office:value-type="string" calcext:value-type="string">
            <text:p>COOPERATIVA MAR DE CRISTAL Y ORO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number-columns-repeated="2"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48430.31" calcext:value-type="float">
            <text:p>148.430,31</text:p>
          </table:table-cell>
          <table:table-cell office:value-type="float" office:value="18069.69" calcext:value-type="float">
            <text:p>18.069,69</text:p>
          </table:table-cell>
          <table:table-cell office:value-type="string" calcext:value-type="string">
            <text:p>-18069.69</text:p>
          </table:table-cell>
          <table:table-cell table:formula="of:=CONCATENATE(&quot;insert into sigesp_cmp values('0001','SCGCMP','&quot;;[.A17];&quot;','&quot;;[.B17];&quot;','---','-------------------------','COMPROBANTE DE AJUSTE POR CIERRE DE ORDEN DE SERVICIO (SIGESP)',&quot;;1;&quot;,'P','&quot;;[.D17];&quot;','----------',&quot;;[.Q17];&quot;,0,0,0,'--','SIGESP');&quot;)" office:value-type="string" office:string-value="insert into sigesp_cmp values('0001','SCGCMP','000000000000762','2014-10-20','---','-------------------------','COMPROBANTE DE AJUSTE POR CIERRE DE ORDEN DE SERVICIO (SIGESP)',1,'P','0000000544','----------',-18069.69,0,0,0,'--','SIGESP');" calcext:value-type="string">
            <text:p>insert into sigesp_cmp values('0001','SCGCMP','000000000000762','2014-10-20','---','-------------------------','COMPROBANTE DE AJUSTE POR CIERRE DE ORDEN DE SERVICIO (SIGESP)',1,'P','0000000544','----------',-18069.69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2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17100" calcext:value-type="float">
            <text:p>117.100,00</text:p>
          </table:table-cell>
          <table:table-cell table:style-name="ce2" office:value-type="string" calcext:value-type="string">
            <text:p>0000000540</text:p>
          </table:table-cell>
          <table:table-cell office:value-type="string" calcext:value-type="string">
            <text:p>COOPERATIVA BRISAS DE MEREICITO, R.L.</text:p>
          </table:table-cell>
          <table:table-cell table:style-name="ce2" office:value-type="string" calcext:value-type="string">
            <text:p>0000003701</text:p>
          </table:table-cell>
          <table:table-cell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16395.99" calcext:value-type="float">
            <text:p>116.395,99</text:p>
          </table:table-cell>
          <table:table-cell office:value-type="float" office:value="704.009999999995" calcext:value-type="float">
            <text:p>704,01</text:p>
          </table:table-cell>
          <table:table-cell office:value-type="string" calcext:value-type="string">
            <text:p>-704.009999999995</text:p>
          </table:table-cell>
          <table:table-cell table:formula="of:=CONCATENATE(&quot;insert into sigesp_cmp values('0001','SCGCMP','&quot;;[.A18];&quot;','&quot;;[.B18];&quot;','---','-------------------------','COMPROBANTE DE AJUSTE POR CIERRE DE ORDEN DE SERVICIO (SIGESP)',&quot;;1;&quot;,'P','&quot;;[.D18];&quot;','----------',&quot;;[.Q18];&quot;,0,0,0,'--','SIGESP');&quot;)" office:value-type="string" office:string-value="insert into sigesp_cmp values('0001','SCGCMP','000000000000828','2014-10-20','---','-------------------------','COMPROBANTE DE AJUSTE POR CIERRE DE ORDEN DE SERVICIO (SIGESP)',1,'P','0000000540','----------',-704.009999999995,0,0,0,'--','SIGESP');" calcext:value-type="string">
            <text:p>insert into sigesp_cmp values('0001','SCGCMP','000000000000828','2014-10-20','---','-------------------------','COMPROBANTE DE AJUSTE POR CIERRE DE ORDEN DE SERVICIO (SIGESP)',1,'P','0000000540','----------',-704.009999999995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7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03005.09" calcext:value-type="float">
            <text:p>403.005,09</text:p>
          </table:table-cell>
          <table:table-cell table:style-name="ce2" office:value-type="string" calcext:value-type="string">
            <text:p>0000000544</text:p>
          </table:table-cell>
          <table:table-cell office:value-type="string" calcext:value-type="string">
            <text:p>COOPERATIVA MAR DE CRISTAL Y ORO, R.L.</text:p>
          </table:table-cell>
          <table:table-cell table:style-name="ce2" office:value-type="string" calcext:value-type="string">
            <text:p>0000003801</text:p>
          </table:table-cell>
          <table:table-cell office:value-type="string" calcext:value-type="string">
            <text:p>DPTO. DE PRODUCCIÓN DE PLANTAS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10836.2" calcext:value-type="float">
            <text:p>310.836,20</text:p>
          </table:table-cell>
          <table:table-cell office:value-type="float" office:value="92168.89" calcext:value-type="float">
            <text:p>92.168,89</text:p>
          </table:table-cell>
          <table:table-cell office:value-type="string" calcext:value-type="string">
            <text:p>-92168.89</text:p>
          </table:table-cell>
          <table:table-cell table:formula="of:=CONCATENATE(&quot;insert into sigesp_cmp values('0001','SCGCMP','&quot;;[.A19];&quot;','&quot;;[.B19];&quot;','---','-------------------------','COMPROBANTE DE AJUSTE POR CIERRE DE ORDEN DE SERVICIO (SIGESP)',&quot;;1;&quot;,'P','&quot;;[.D19];&quot;','----------',&quot;;[.Q19];&quot;,0,0,0,'--','SIGESP');&quot;)" office:value-type="string" office:string-value="insert into sigesp_cmp values('0001','SCGCMP','000000000000870','2014-10-20','---','-------------------------','COMPROBANTE DE AJUSTE POR CIERRE DE ORDEN DE SERVICIO (SIGESP)',1,'P','0000000544','----------',-92168.89,0,0,0,'--','SIGESP');" calcext:value-type="string">
            <text:p>insert into sigesp_cmp values('0001','SCGCMP','000000000000870','2014-10-20','---','-------------------------','COMPROBANTE DE AJUSTE POR CIERRE DE ORDEN DE SERVICIO (SIGESP)',1,'P','0000000544','----------',-92168.89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73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02801.86" calcext:value-type="float">
            <text:p>402.801,86</text:p>
          </table:table-cell>
          <table:table-cell table:style-name="ce2"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  <table:table-cell table:style-name="ce2" office:value-type="string" calcext:value-type="string">
            <text:p>0000003801</text:p>
          </table:table-cell>
          <table:table-cell office:value-type="string" calcext:value-type="string">
            <text:p>DPTO. DE PRODUCCIÓN DE PLANTAS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27954.28" calcext:value-type="float">
            <text:p>327.954,28</text:p>
          </table:table-cell>
          <table:table-cell office:value-type="float" office:value="74847.58" calcext:value-type="float">
            <text:p>74.847,58</text:p>
          </table:table-cell>
          <table:table-cell office:value-type="string" calcext:value-type="string">
            <text:p>-74847.58</text:p>
          </table:table-cell>
          <table:table-cell table:formula="of:=CONCATENATE(&quot;insert into sigesp_cmp values('0001','SCGCMP','&quot;;[.A20];&quot;','&quot;;[.B20];&quot;','---','-------------------------','COMPROBANTE DE AJUSTE POR CIERRE DE ORDEN DE SERVICIO (SIGESP)',&quot;;1;&quot;,'P','&quot;;[.D20];&quot;','----------',&quot;;[.Q20];&quot;,0,0,0,'--','SIGESP');&quot;)" office:value-type="string" office:string-value="insert into sigesp_cmp values('0001','SCGCMP','000000000000873','2014-10-20','---','-------------------------','COMPROBANTE DE AJUSTE POR CIERRE DE ORDEN DE SERVICIO (SIGESP)',1,'P','0000000517','----------',-74847.58,0,0,0,'--','SIGESP');" calcext:value-type="string">
            <text:p>insert into sigesp_cmp values('0001','SCGCMP','000000000000873','2014-10-20','---','-------------------------','COMPROBANTE DE AJUSTE POR CIERRE DE ORDEN DE SERVICIO (SIGESP)',1,'P','0000000517','----------',-74847.58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79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12000" calcext:value-type="float">
            <text:p>312.000,00</text:p>
          </table:table-cell>
          <table:table-cell table:style-name="ce2"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3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22843.27" calcext:value-type="float">
            <text:p>222.843,27</text:p>
          </table:table-cell>
          <table:table-cell office:value-type="float" office:value="89156.73" calcext:value-type="float">
            <text:p>89.156,73</text:p>
          </table:table-cell>
          <table:table-cell office:value-type="string" calcext:value-type="string">
            <text:p>-89156.73</text:p>
          </table:table-cell>
          <table:table-cell table:formula="of:=CONCATENATE(&quot;insert into sigesp_cmp values('0001','SCGCMP','&quot;;[.A21];&quot;','&quot;;[.B21];&quot;','---','-------------------------','COMPROBANTE DE AJUSTE POR CIERRE DE ORDEN DE SERVICIO (SIGESP)',&quot;;1;&quot;,'P','&quot;;[.D21];&quot;','----------',&quot;;[.Q21];&quot;,0,0,0,'--','SIGESP');&quot;)" office:value-type="string" office:string-value="insert into sigesp_cmp values('0001','SCGCMP','000000000000879','2014-10-20','---','-------------------------','COMPROBANTE DE AJUSTE POR CIERRE DE ORDEN DE SERVICIO (SIGESP)',1,'P','0000000589','----------',-89156.73,0,0,0,'--','SIGESP');" calcext:value-type="string">
            <text:p>insert into sigesp_cmp values('0001','SCGCMP','000000000000879','2014-10-20','---','-------------------------','COMPROBANTE DE AJUSTE POR CIERRE DE ORDEN DE SERVICIO (SIGESP)',1,'P','0000000589','----------',-89156.73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81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0923</text:p>
          </table:table-cell>
          <table:table-cell office:value-type="string" calcext:value-type="string">
            <text:p>PALMA DE PEREIRA MERLIN CAROLINA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4000" calcext:value-type="float">
            <text:p>24.000,00</text:p>
          </table:table-cell>
          <table:table-cell office:value-type="float" office:value="19200" calcext:value-type="float">
            <text:p>19.200,00</text:p>
          </table:table-cell>
          <table:table-cell table:style-name="ce6" office:value-type="float" office:value="-19200" calcext:value-type="float">
            <text:p>-19200</text:p>
          </table:table-cell>
          <table:table-cell table:formula="of:=CONCATENATE(&quot;insert into sigesp_cmp values('0001','SCGCMP','&quot;;[.A22];&quot;','&quot;;[.B22];&quot;','---','-------------------------','COMPROBANTE DE AJUSTE POR CIERRE DE ORDEN DE SERVICIO (SIGESP)',&quot;;1;&quot;,'P','&quot;;[.D22];&quot;','----------',&quot;;[.Q22];&quot;,0,0,0,'--','SIGESP');&quot;)" office:value-type="string" office:string-value="insert into sigesp_cmp values('0001','SCGCMP','000000000000881','2014-10-20','---','-------------------------','COMPROBANTE DE AJUSTE POR CIERRE DE ORDEN DE SERVICIO (SIGESP)',1,'P','0000000923','----------',-19200,0,0,0,'--','SIGESP');" calcext:value-type="string">
            <text:p>insert into sigesp_cmp values('0001','SCGCMP','000000000000881','2014-10-20','---','-------------------------','COMPROBANTE DE AJUSTE POR CIERRE DE ORDEN DE SERVICIO (SIGESP)',1,'P','0000000923','----------',-192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82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0504</text:p>
          </table:table-cell>
          <table:table-cell office:value-type="string" calcext:value-type="string">
            <text:p>YAGUARE EDITA DEL CARMEN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formula="of:=+[.C23]-[.P23]" office:value-type="string" office:string-value="#REF!" calcext:value-type="error">
            <text:p>#REF!</text:p>
          </table:table-cell>
          <table:table-cell table:formula="of:=19200+#REF!" office:value-type="string" office:string-value="#REF!" calcext:value-type="error">
            <text:p>#REF!</text:p>
          </table:table-cell>
          <table:table-cell table:style-name="ce6" office:value-type="float" office:value="-21504" calcext:value-type="float">
            <text:p>-21504</text:p>
          </table:table-cell>
          <table:table-cell table:formula="of:=CONCATENATE(&quot;insert into sigesp_cmp values('0001','SCGCMP','&quot;;[.A23];&quot;','&quot;;[.B23];&quot;','---','-------------------------','COMPROBANTE DE AJUSTE POR CIERRE DE ORDEN DE SERVICIO (SIGESP)',&quot;;1;&quot;,'P','&quot;;[.D23];&quot;','----------',&quot;;[.Q23];&quot;,0,0,0,'--','SIGESP');&quot;)" office:value-type="string" office:string-value="insert into sigesp_cmp values('0001','SCGCMP','000000000000882','2014-10-20','---','-------------------------','COMPROBANTE DE AJUSTE POR CIERRE DE ORDEN DE SERVICIO (SIGESP)',1,'P','0000000504','----------',-21504,0,0,0,'--','SIGESP');" calcext:value-type="string">
            <text:p>insert into sigesp_cmp values('0001','SCGCMP','000000000000882','2014-10-20','---','-------------------------','COMPROBANTE DE AJUSTE POR CIERRE DE ORDEN DE SERVICIO (SIGESP)',1,'P','0000000504','----------',-21504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83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0177</text:p>
          </table:table-cell>
          <table:table-cell office:value-type="string" calcext:value-type="string">
            <text:p>PAREJO GUZMAN JORGE LUIS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4000" calcext:value-type="float">
            <text:p>24.000,00</text:p>
          </table:table-cell>
          <table:table-cell office:value-type="float" office:value="19200" calcext:value-type="float">
            <text:p>19.200,00</text:p>
          </table:table-cell>
          <table:table-cell table:style-name="ce6" office:value-type="float" office:value="-19200" calcext:value-type="float">
            <text:p>-19200</text:p>
          </table:table-cell>
          <table:table-cell table:formula="of:=CONCATENATE(&quot;insert into sigesp_cmp values('0001','SCGCMP','&quot;;[.A24];&quot;','&quot;;[.B24];&quot;','---','-------------------------','COMPROBANTE DE AJUSTE POR CIERRE DE ORDEN DE SERVICIO (SIGESP)',&quot;;1;&quot;,'P','&quot;;[.D24];&quot;','----------',&quot;;[.Q24];&quot;,0,0,0,'--','SIGESP');&quot;)" office:value-type="string" office:string-value="insert into sigesp_cmp values('0001','SCGCMP','000000000000883','2014-10-20','---','-------------------------','COMPROBANTE DE AJUSTE POR CIERRE DE ORDEN DE SERVICIO (SIGESP)',1,'P','0000000177','----------',-19200,0,0,0,'--','SIGESP');" calcext:value-type="string">
            <text:p>insert into sigesp_cmp values('0001','SCGCMP','000000000000883','2014-10-20','---','-------------------------','COMPROBANTE DE AJUSTE POR CIERRE DE ORDEN DE SERVICIO (SIGESP)',1,'P','0000000177','----------',-192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84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5200" calcext:value-type="float">
            <text:p>25.200,00</text:p>
          </table:table-cell>
          <table:table-cell office:value-type="float" office:value="18000" calcext:value-type="float">
            <text:p>18.000,00</text:p>
          </table:table-cell>
          <table:table-cell table:style-name="ce6" office:value-type="float" office:value="-20160" calcext:value-type="float">
            <text:p>-20160</text:p>
          </table:table-cell>
          <table:table-cell table:formula="of:=CONCATENATE(&quot;insert into sigesp_cmp values('0001','SCGCMP','&quot;;[.A25];&quot;','&quot;;[.B25];&quot;','---','-------------------------','COMPROBANTE DE AJUSTE POR CIERRE DE ORDEN DE SERVICIO (SIGESP)',&quot;;1;&quot;,'P','&quot;;[.D25];&quot;','----------',&quot;;[.Q25];&quot;,0,0,0,'--','SIGESP');&quot;)" office:value-type="string" office:string-value="insert into sigesp_cmp values('0001','SCGCMP','000000000000884','2014-10-20','---','-------------------------','COMPROBANTE DE AJUSTE POR CIERRE DE ORDEN DE SERVICIO (SIGESP)',1,'P','0000000487','----------',-20160,0,0,0,'--','SIGESP');" calcext:value-type="string">
            <text:p>insert into sigesp_cmp values('0001','SCGCMP','000000000000884','2014-10-20','---','-------------------------','COMPROBANTE DE AJUSTE POR CIERRE DE ORDEN DE SERVICIO (SIGESP)',1,'P','0000000487','----------',-2016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8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5184" calcext:value-type="float">
            <text:p>5.184,00</text:p>
          </table:table-cell>
          <table:table-cell table:style-name="ce2"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  <table:table-cell table:style-name="ce2" office:value-type="string" calcext:value-type="string">
            <text:p>0000004202</text:p>
          </table:table-cell>
          <table:table-cell/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7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180100</text:p>
          </table:table-cell>
          <table:table-cell table:style-name="ce2" office:value-type="string" calcext:value-type="string">
            <text:p>P</text:p>
          </table:table-cell>
          <table:table-cell table:formula="of:=+[.C26]-[.P26]" office:value-type="float" office:value="3024" calcext:value-type="float">
            <text:p>3.024,00</text:p>
          </table:table-cell>
          <table:table-cell office:value-type="float" office:value="2160" calcext:value-type="float">
            <text:p>2.160,00</text:p>
          </table:table-cell>
          <table:table-cell table:style-name="ce6" office:value-type="float" office:value="-2160" calcext:value-type="float">
            <text:p>-2160</text:p>
          </table:table-cell>
          <table:table-cell table:formula="of:=CONCATENATE(&quot;insert into sigesp_cmp values('0001','SCGCMP','&quot;;[.A26];&quot;','&quot;;[.B26];&quot;','---','-------------------------','COMPROBANTE DE AJUSTE POR CIERRE DE ORDEN DE SERVICIO (SIGESP)',&quot;;1;&quot;,'P','&quot;;[.D26];&quot;','----------',&quot;;[.Q26];&quot;,0,0,0,'--','SIGESP');&quot;)" office:value-type="string" office:string-value="insert into sigesp_cmp values('0001','SCGCMP','000000000000886','2014-10-20','---','-------------------------','COMPROBANTE DE AJUSTE POR CIERRE DE ORDEN DE SERVICIO (SIGESP)',1,'P','0000000487','----------',-2160,0,0,0,'--','SIGESP');" calcext:value-type="string">
            <text:p>insert into sigesp_cmp values('0001','SCGCMP','000000000000886','2014-10-20','---','-------------------------','COMPROBANTE DE AJUSTE POR CIERRE DE ORDEN DE SERVICIO (SIGESP)',1,'P','0000000487','----------',-216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87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807</text:p>
          </table:table-cell>
          <table:table-cell office:value-type="string" calcext:value-type="string">
            <text:p>COOPERATIVA LA FORTUNA DE VARGAS RL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701397.52" calcext:value-type="float">
            <text:p>701.397,52</text:p>
          </table:table-cell>
          <table:table-cell office:value-type="float" office:value="71614.7999999999" calcext:value-type="float">
            <text:p>71.614,80</text:p>
          </table:table-cell>
          <table:table-cell office:value-type="string" calcext:value-type="string">
            <text:p>-71614.7999999999</text:p>
          </table:table-cell>
          <table:table-cell table:formula="of:=CONCATENATE(&quot;insert into sigesp_cmp values('0001','SCGCMP','&quot;;[.A27];&quot;','&quot;;[.B27];&quot;','---','-------------------------','COMPROBANTE DE AJUSTE POR CIERRE DE ORDEN DE SERVICIO (SIGESP)',&quot;;1;&quot;,'P','&quot;;[.D27];&quot;','----------',&quot;;[.Q27];&quot;,0,0,0,'--','SIGESP');&quot;)" office:value-type="string" office:string-value="insert into sigesp_cmp values('0001','SCGCMP','000000000000887','2014-10-20','---','-------------------------','COMPROBANTE DE AJUSTE POR CIERRE DE ORDEN DE SERVICIO (SIGESP)',1,'P','0000000807','----------',-71614.7999999999,0,0,0,'--','SIGESP');" calcext:value-type="string">
            <text:p>insert into sigesp_cmp values('0001','SCGCMP','000000000000887','2014-10-20','---','-------------------------','COMPROBANTE DE AJUSTE POR CIERRE DE ORDEN DE SERVICIO (SIGESP)',1,'P','0000000807','----------',-71614.7999999999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8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470</text:p>
          </table:table-cell>
          <table:table-cell office:value-type="string" calcext:value-type="string">
            <text:p>COOPERATIVA SOLUCION Y PROGRESO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439340.85" calcext:value-type="float">
            <text:p>439.340,85</text:p>
          </table:table-cell>
          <table:table-cell office:value-type="float" office:value="333671.47" calcext:value-type="float">
            <text:p>333.671,47</text:p>
          </table:table-cell>
          <table:table-cell office:value-type="string" calcext:value-type="string">
            <text:p>-333671.47</text:p>
          </table:table-cell>
          <table:table-cell table:formula="of:=CONCATENATE(&quot;insert into sigesp_cmp values('0001','SCGCMP','&quot;;[.A28];&quot;','&quot;;[.B28];&quot;','---','-------------------------','COMPROBANTE DE AJUSTE POR CIERRE DE ORDEN DE SERVICIO (SIGESP)',&quot;;1;&quot;,'P','&quot;;[.D28];&quot;','----------',&quot;;[.Q28];&quot;,0,0,0,'--','SIGESP');&quot;)" office:value-type="string" office:string-value="insert into sigesp_cmp values('0001','SCGCMP','000000000000888','2014-10-20','---','-------------------------','COMPROBANTE DE AJUSTE POR CIERRE DE ORDEN DE SERVICIO (SIGESP)',1,'P','0000000470','----------',-333671.47,0,0,0,'--','SIGESP');" calcext:value-type="string">
            <text:p>insert into sigesp_cmp values('0001','SCGCMP','000000000000888','2014-10-20','---','-------------------------','COMPROBANTE DE AJUSTE POR CIERRE DE ORDEN DE SERVICIO (SIGESP)',1,'P','0000000470','----------',-333671.47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89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434</text:p>
          </table:table-cell>
          <table:table-cell office:value-type="string" calcext:value-type="string">
            <text:p>COOPERATIVA LA VOZ DE TODOS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400674.28" calcext:value-type="float">
            <text:p>400.674,28</text:p>
          </table:table-cell>
          <table:table-cell office:value-type="float" office:value="372338.04" calcext:value-type="float">
            <text:p>372.338,04</text:p>
          </table:table-cell>
          <table:table-cell office:value-type="string" calcext:value-type="string">
            <text:p>-372338.04</text:p>
          </table:table-cell>
          <table:table-cell table:formula="of:=CONCATENATE(&quot;insert into sigesp_cmp values('0001','SCGCMP','&quot;;[.A29];&quot;','&quot;;[.B29];&quot;','---','-------------------------','COMPROBANTE DE AJUSTE POR CIERRE DE ORDEN DE SERVICIO (SIGESP)',&quot;;1;&quot;,'P','&quot;;[.D29];&quot;','----------',&quot;;[.Q29];&quot;,0,0,0,'--','SIGESP');&quot;)" office:value-type="string" office:string-value="insert into sigesp_cmp values('0001','SCGCMP','000000000000889','2014-10-20','---','-------------------------','COMPROBANTE DE AJUSTE POR CIERRE DE ORDEN DE SERVICIO (SIGESP)',1,'P','0000000434','----------',-372338.04,0,0,0,'--','SIGESP');" calcext:value-type="string">
            <text:p>insert into sigesp_cmp values('0001','SCGCMP','000000000000889','2014-10-20','---','-------------------------','COMPROBANTE DE AJUSTE POR CIERRE DE ORDEN DE SERVICIO (SIGESP)',1,'P','0000000434','----------',-372338.04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540</text:p>
          </table:table-cell>
          <table:table-cell office:value-type="string" calcext:value-type="string">
            <text:p>COOPERATIVA BRISAS DE MEREICITO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55432.36" calcext:value-type="float">
            <text:p>255.432,36</text:p>
          </table:table-cell>
          <table:table-cell office:value-type="float" office:value="517579.96" calcext:value-type="float">
            <text:p>517.579,96</text:p>
          </table:table-cell>
          <table:table-cell office:value-type="string" calcext:value-type="string">
            <text:p>-517579.96</text:p>
          </table:table-cell>
          <table:table-cell table:formula="of:=CONCATENATE(&quot;insert into sigesp_cmp values('0001','SCGCMP','&quot;;[.A30];&quot;','&quot;;[.B30];&quot;','---','-------------------------','COMPROBANTE DE AJUSTE POR CIERRE DE ORDEN DE SERVICIO (SIGESP)',&quot;;1;&quot;,'P','&quot;;[.D30];&quot;','----------',&quot;;[.Q30];&quot;,0,0,0,'--','SIGESP');&quot;)" office:value-type="string" office:string-value="insert into sigesp_cmp values('0001','SCGCMP','000000000000890','2014-10-20','---','-------------------------','COMPROBANTE DE AJUSTE POR CIERRE DE ORDEN DE SERVICIO (SIGESP)',1,'P','0000000540','----------',-517579.96,0,0,0,'--','SIGESP');" calcext:value-type="string">
            <text:p>insert into sigesp_cmp values('0001','SCGCMP','000000000000890','2014-10-20','---','-------------------------','COMPROBANTE DE AJUSTE POR CIERRE DE ORDEN DE SERVICIO (SIGESP)',1,'P','0000000540','----------',-517579.96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1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091</text:p>
          </table:table-cell>
          <table:table-cell office:value-type="string" calcext:value-type="string">
            <text:p>COOPERATIVA LA DIVINA PASTORA 2021, R.S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486941.77" calcext:value-type="float">
            <text:p>486.941,77</text:p>
          </table:table-cell>
          <table:table-cell office:value-type="float" office:value="286070.55" calcext:value-type="float">
            <text:p>286.070,55</text:p>
          </table:table-cell>
          <table:table-cell office:value-type="string" calcext:value-type="string">
            <text:p>-286070.55</text:p>
          </table:table-cell>
          <table:table-cell table:formula="of:=CONCATENATE(&quot;insert into sigesp_cmp values('0001','SCGCMP','&quot;;[.A31];&quot;','&quot;;[.B31];&quot;','---','-------------------------','COMPROBANTE DE AJUSTE POR CIERRE DE ORDEN DE SERVICIO (SIGESP)',&quot;;1;&quot;,'P','&quot;;[.D31];&quot;','----------',&quot;;[.Q31];&quot;,0,0,0,'--','SIGESP');&quot;)" office:value-type="string" office:string-value="insert into sigesp_cmp values('0001','SCGCMP','000000000000891','2014-10-20','---','-------------------------','COMPROBANTE DE AJUSTE POR CIERRE DE ORDEN DE SERVICIO (SIGESP)',1,'P','0000000091','----------',-286070.55,0,0,0,'--','SIGESP');" calcext:value-type="string">
            <text:p>insert into sigesp_cmp values('0001','SCGCMP','000000000000891','2014-10-20','---','-------------------------','COMPROBANTE DE AJUSTE POR CIERRE DE ORDEN DE SERVICIO (SIGESP)',1,'P','0000000091','----------',-286070.55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2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806</text:p>
          </table:table-cell>
          <table:table-cell office:value-type="string" calcext:value-type="string">
            <text:p>COOPERATIVA LA OCTAVA ESTRELLA BOLIVARIANA DE ORIENTE RL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535942.72" calcext:value-type="float">
            <text:p>535.942,72</text:p>
          </table:table-cell>
          <table:table-cell office:value-type="float" office:value="237069.6" calcext:value-type="float">
            <text:p>237.069,60</text:p>
          </table:table-cell>
          <table:table-cell office:value-type="string" calcext:value-type="string">
            <text:p>-237069.6</text:p>
          </table:table-cell>
          <table:table-cell table:formula="of:=CONCATENATE(&quot;insert into sigesp_cmp values('0001','SCGCMP','&quot;;[.A32];&quot;','&quot;;[.B32];&quot;','---','-------------------------','COMPROBANTE DE AJUSTE POR CIERRE DE ORDEN DE SERVICIO (SIGESP)',&quot;;1;&quot;,'P','&quot;;[.D32];&quot;','----------',&quot;;[.Q32];&quot;,0,0,0,'--','SIGESP');&quot;)" office:value-type="string" office:string-value="insert into sigesp_cmp values('0001','SCGCMP','000000000000892','2014-10-20','---','-------------------------','COMPROBANTE DE AJUSTE POR CIERRE DE ORDEN DE SERVICIO (SIGESP)',1,'P','0000000806','----------',-237069.6,0,0,0,'--','SIGESP');" calcext:value-type="string">
            <text:p>insert into sigesp_cmp values('0001','SCGCMP','000000000000892','2014-10-20','---','-------------------------','COMPROBANTE DE AJUSTE POR CIERRE DE ORDEN DE SERVICIO (SIGESP)',1,'P','0000000806','----------',-237069.6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3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412970.59" calcext:value-type="float">
            <text:p>412.970,59</text:p>
          </table:table-cell>
          <table:table-cell office:value-type="float" office:value="360041.73" calcext:value-type="float">
            <text:p>360.041,73</text:p>
          </table:table-cell>
          <table:table-cell office:value-type="string" calcext:value-type="string">
            <text:p>-360041.73</text:p>
          </table:table-cell>
          <table:table-cell table:formula="of:=CONCATENATE(&quot;insert into sigesp_cmp values('0001','SCGCMP','&quot;;[.A33];&quot;','&quot;;[.B33];&quot;','---','-------------------------','COMPROBANTE DE AJUSTE POR CIERRE DE ORDEN DE SERVICIO (SIGESP)',&quot;;1;&quot;,'P','&quot;;[.D33];&quot;','----------',&quot;;[.Q33];&quot;,0,0,0,'--','SIGESP');&quot;)" office:value-type="string" office:string-value="insert into sigesp_cmp values('0001','SCGCMP','000000000000893','2014-10-20','---','-------------------------','COMPROBANTE DE AJUSTE POR CIERRE DE ORDEN DE SERVICIO (SIGESP)',1,'P','0000000500','----------',-360041.73,0,0,0,'--','SIGESP');" calcext:value-type="string">
            <text:p>insert into sigesp_cmp values('0001','SCGCMP','000000000000893','2014-10-20','---','-------------------------','COMPROBANTE DE AJUSTE POR CIERRE DE ORDEN DE SERVICIO (SIGESP)',1,'P','0000000500','----------',-360041.73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4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040</text:p>
          </table:table-cell>
          <table:table-cell office:value-type="string" calcext:value-type="string">
            <text:p>ASOC. COOP. EL RENACER DE ORIENTE,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430923.45" calcext:value-type="float">
            <text:p>430.923,45</text:p>
          </table:table-cell>
          <table:table-cell office:value-type="float" office:value="342088.87" calcext:value-type="float">
            <text:p>342.088,87</text:p>
          </table:table-cell>
          <table:table-cell office:value-type="string" calcext:value-type="string">
            <text:p>-342088.87</text:p>
          </table:table-cell>
          <table:table-cell table:formula="of:=CONCATENATE(&quot;insert into sigesp_cmp values('0001','SCGCMP','&quot;;[.A34];&quot;','&quot;;[.B34];&quot;','---','-------------------------','COMPROBANTE DE AJUSTE POR CIERRE DE ORDEN DE SERVICIO (SIGESP)',&quot;;1;&quot;,'P','&quot;;[.D34];&quot;','----------',&quot;;[.Q34];&quot;,0,0,0,'--','SIGESP');&quot;)" office:value-type="string" office:string-value="insert into sigesp_cmp values('0001','SCGCMP','000000000000894','2014-10-20','---','-------------------------','COMPROBANTE DE AJUSTE POR CIERRE DE ORDEN DE SERVICIO (SIGESP)',1,'P','0000000040','----------',-342088.87,0,0,0,'--','SIGESP');" calcext:value-type="string">
            <text:p>insert into sigesp_cmp values('0001','SCGCMP','000000000000894','2014-10-20','---','-------------------------','COMPROBANTE DE AJUSTE POR CIERRE DE ORDEN DE SERVICIO (SIGESP)',1,'P','0000000040','----------',-342088.87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505</text:p>
          </table:table-cell>
          <table:table-cell office:value-type="string" calcext:value-type="string">
            <text:p>COOPERATIVA LA DIOSA DEL TAMARINDO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448845.71" calcext:value-type="float">
            <text:p>448.845,71</text:p>
          </table:table-cell>
          <table:table-cell office:value-type="float" office:value="324166.61" calcext:value-type="float">
            <text:p>324.166,61</text:p>
          </table:table-cell>
          <table:table-cell office:value-type="string" calcext:value-type="string">
            <text:p>-324166.61</text:p>
          </table:table-cell>
          <table:table-cell table:formula="of:=CONCATENATE(&quot;insert into sigesp_cmp values('0001','SCGCMP','&quot;;[.A35];&quot;','&quot;;[.B35];&quot;','---','-------------------------','COMPROBANTE DE AJUSTE POR CIERRE DE ORDEN DE SERVICIO (SIGESP)',&quot;;1;&quot;,'P','&quot;;[.D35];&quot;','----------',&quot;;[.Q35];&quot;,0,0,0,'--','SIGESP');&quot;)" office:value-type="string" office:string-value="insert into sigesp_cmp values('0001','SCGCMP','000000000000895','2014-10-20','---','-------------------------','COMPROBANTE DE AJUSTE POR CIERRE DE ORDEN DE SERVICIO (SIGESP)',1,'P','0000000505','----------',-324166.61,0,0,0,'--','SIGESP');" calcext:value-type="string">
            <text:p>insert into sigesp_cmp values('0001','SCGCMP','000000000000895','2014-10-20','---','-------------------------','COMPROBANTE DE AJUSTE POR CIERRE DE ORDEN DE SERVICIO (SIGESP)',1,'P','0000000505','----------',-324166.61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73000" calcext:value-type="float">
            <text:p>273.000,00</text:p>
          </table:table-cell>
          <table:table-cell table:style-name="ce2" office:value-type="string" calcext:value-type="string">
            <text:p>0000001220</text:p>
          </table:table-cell>
          <table:table-cell office:value-type="string" calcext:value-type="string">
            <text:p>JOSEFINA FEBRES PINTO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-</text:p>
          </table:table-cell>
          <table:table-cell table:formula="of:=+[.C36]-[.P36]" office:value-type="float" office:value="7252.79999999999" calcext:value-type="float">
            <text:p>7.252,80</text:p>
          </table:table-cell>
          <table:table-cell table:formula="of:=169260+67050+29437.2" office:value-type="float" office:value="265747.2" calcext:value-type="float">
            <text:p>265.747,20</text:p>
          </table:table-cell>
          <table:table-cell office:value-type="string" calcext:value-type="string">
            <text:p>265747.20</text:p>
          </table:table-cell>
          <table:table-cell table:formula="of:=CONCATENATE(&quot;insert into sigesp_cmp values('0001','SCGCMP','&quot;;[.A36];&quot;','&quot;;[.B36];&quot;','---','-------------------------','COMPROBANTE DE AJUSTE POR CIERRE DE ORDEN DE SERVICIO (SIGESP)',&quot;;1;&quot;,'P','&quot;;[.D36];&quot;','----------',&quot;;[.Q36];&quot;,0,0,0,'--','SIGESP');&quot;)" office:value-type="string" office:string-value="insert into sigesp_cmp values('0001','SCGCMP','000000000000896','2014-10-20','---','-------------------------','COMPROBANTE DE AJUSTE POR CIERRE DE ORDEN DE SERVICIO (SIGESP)',1,'P','0000001220','----------',265747.20,0,0,0,'--','SIGESP');" calcext:value-type="string">
            <text:p>insert into sigesp_cmp values('0001','SCGCMP','000000000000896','2014-10-20','---','-------------------------','COMPROBANTE DE AJUSTE POR CIERRE DE ORDEN DE SERVICIO (SIGESP)',1,'P','0000001220','----------',265747.2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7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80000" calcext:value-type="float">
            <text:p>180.000,00</text:p>
          </table:table-cell>
          <table:table-cell table:style-name="ce2" office:value-type="string" calcext:value-type="string">
            <text:p>0000000472</text:p>
          </table:table-cell>
          <table:table-cell office:value-type="string" calcext:value-type="string">
            <text:p>MARCANO ORTA ZENAIDA DEL VALLE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-</text:p>
          </table:table-cell>
          <table:table-cell table:formula="of:=+[.C37]-[.P37]" office:value-type="float" office:value="4069.20000000001" calcext:value-type="float">
            <text:p>4.069,20</text:p>
          </table:table-cell>
          <table:table-cell table:formula="of:=45360+111750+18820.8" office:value-type="float" office:value="175930.8" calcext:value-type="float">
            <text:p>175.930,80</text:p>
          </table:table-cell>
          <table:table-cell office:value-type="string" calcext:value-type="string">
            <text:p>175930.80</text:p>
          </table:table-cell>
          <table:table-cell table:formula="of:=CONCATENATE(&quot;insert into sigesp_cmp values('0001','SCGCMP','&quot;;[.A37];&quot;','&quot;;[.B37];&quot;','---','-------------------------','COMPROBANTE DE AJUSTE POR CIERRE DE ORDEN DE SERVICIO (SIGESP)',&quot;;1;&quot;,'P','&quot;;[.D37];&quot;','----------',&quot;;[.Q37];&quot;,0,0,0,'--','SIGESP');&quot;)" office:value-type="string" office:string-value="insert into sigesp_cmp values('0001','SCGCMP','000000000000897','2014-10-20','---','-------------------------','COMPROBANTE DE AJUSTE POR CIERRE DE ORDEN DE SERVICIO (SIGESP)',1,'P','0000000472','----------',175930.80,0,0,0,'--','SIGESP');" calcext:value-type="string">
            <text:p>insert into sigesp_cmp values('0001','SCGCMP','000000000000897','2014-10-20','---','-------------------------','COMPROBANTE DE AJUSTE POR CIERRE DE ORDEN DE SERVICIO (SIGESP)',1,'P','0000000472','----------',175930.8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94000" calcext:value-type="float">
            <text:p>294.000,00</text:p>
          </table:table-cell>
          <table:table-cell table:style-name="ce2" office:value-type="string" calcext:value-type="string">
            <text:p>0000000195</text:p>
          </table:table-cell>
          <table:table-cell office:value-type="string" calcext:value-type="string">
            <text:p>RODRIGUEZ GARCIA JOSE MANUEL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-</text:p>
          </table:table-cell>
          <table:table-cell table:formula="of:=+[.C38]-[.P38]" office:value-type="float" office:value="13484.8" calcext:value-type="float">
            <text:p>13.484,80</text:p>
          </table:table-cell>
          <table:table-cell table:formula="of:=179620+70840+30055.2" office:value-type="float" office:value="280515.2" calcext:value-type="float">
            <text:p>280.515,20</text:p>
          </table:table-cell>
          <table:table-cell office:value-type="string" calcext:value-type="string">
            <text:p>280515.20</text:p>
          </table:table-cell>
          <table:table-cell table:formula="of:=CONCATENATE(&quot;insert into sigesp_cmp values('0001','SCGCMP','&quot;;[.A38];&quot;','&quot;;[.B38];&quot;','---','-------------------------','COMPROBANTE DE AJUSTE POR CIERRE DE ORDEN DE SERVICIO (SIGESP)',&quot;;1;&quot;,'P','&quot;;[.D38];&quot;','----------',&quot;;[.Q38];&quot;,0,0,0,'--','SIGESP');&quot;)" office:value-type="string" office:string-value="insert into sigesp_cmp values('0001','SCGCMP','000000000000898','2014-10-20','---','-------------------------','COMPROBANTE DE AJUSTE POR CIERRE DE ORDEN DE SERVICIO (SIGESP)',1,'P','0000000195','----------',280515.20,0,0,0,'--','SIGESP');" calcext:value-type="string">
            <text:p>insert into sigesp_cmp values('0001','SCGCMP','000000000000898','2014-10-20','---','-------------------------','COMPROBANTE DE AJUSTE POR CIERRE DE ORDEN DE SERVICIO (SIGESP)',1,'P','0000000195','----------',280515.2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899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08000" calcext:value-type="float">
            <text:p>108.000,00</text:p>
          </table:table-cell>
          <table:table-cell table:style-name="ce2" office:value-type="string" calcext:value-type="string">
            <text:p>0000002394</text:p>
          </table:table-cell>
          <table:table-cell office:value-type="string" calcext:value-type="string">
            <text:p>VERGARA DELGADO JHOANA CANDELARIA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60000" calcext:value-type="float">
            <text:p>60.000,00</text:p>
          </table:table-cell>
          <table:table-cell office:value-type="float" office:value="48000" calcext:value-type="float">
            <text:p>48.000,00</text:p>
          </table:table-cell>
          <table:table-cell table:style-name="ce6" office:value-type="float" office:value="-48000" calcext:value-type="float">
            <text:p>-48000</text:p>
          </table:table-cell>
          <table:table-cell table:formula="of:=CONCATENATE(&quot;insert into sigesp_cmp values('0001','SCGCMP','&quot;;[.A39];&quot;','&quot;;[.B39];&quot;','---','-------------------------','COMPROBANTE DE AJUSTE POR CIERRE DE ORDEN DE SERVICIO (SIGESP)',&quot;;1;&quot;,'P','&quot;;[.D39];&quot;','----------',&quot;;[.Q39];&quot;,0,0,0,'--','SIGESP');&quot;)" office:value-type="string" office:string-value="insert into sigesp_cmp values('0001','SCGCMP','000000000000899','2014-10-20','---','-------------------------','COMPROBANTE DE AJUSTE POR CIERRE DE ORDEN DE SERVICIO (SIGESP)',1,'P','0000002394','----------',-48000,0,0,0,'--','SIGESP');" calcext:value-type="string">
            <text:p>insert into sigesp_cmp values('0001','SCGCMP','000000000000899','2014-10-20','---','-------------------------','COMPROBANTE DE AJUSTE POR CIERRE DE ORDEN DE SERVICIO (SIGESP)',1,'P','0000002394','----------',-480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04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049</text:p>
          </table:table-cell>
          <table:table-cell office:value-type="string" calcext:value-type="string">
            <text:p>ASOC. COOP. LA NUEVA GENERACION I, R.L.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18597.47" calcext:value-type="float">
            <text:p>218.597,47</text:p>
          </table:table-cell>
          <table:table-cell office:value-type="float" office:value="74695.53" calcext:value-type="float">
            <text:p>74.695,53</text:p>
          </table:table-cell>
          <table:table-cell office:value-type="string" calcext:value-type="string">
            <text:p>-74695.53</text:p>
          </table:table-cell>
          <table:table-cell table:formula="of:=CONCATENATE(&quot;insert into sigesp_cmp values('0001','SCGCMP','&quot;;[.A40];&quot;','&quot;;[.B40];&quot;','---','-------------------------','COMPROBANTE DE AJUSTE POR CIERRE DE ORDEN DE SERVICIO (SIGESP)',&quot;;1;&quot;,'P','&quot;;[.D40];&quot;','----------',&quot;;[.Q40];&quot;,0,0,0,'--','SIGESP');&quot;)" office:value-type="string" office:string-value="insert into sigesp_cmp values('0001','SCGCMP','000000000000904','2014-10-20','---','-------------------------','COMPROBANTE DE AJUSTE POR CIERRE DE ORDEN DE SERVICIO (SIGESP)',1,'P','0000000049','----------',-74695.53,0,0,0,'--','SIGESP');" calcext:value-type="string">
            <text:p>insert into sigesp_cmp values('0001','SCGCMP','000000000000904','2014-10-20','---','-------------------------','COMPROBANTE DE AJUSTE POR CIERRE DE ORDEN DE SERVICIO (SIGESP)',1,'P','0000000049','----------',-74695.53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0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058</text:p>
          </table:table-cell>
          <table:table-cell office:value-type="string" calcext:value-type="string">
            <text:p>ASOC. COOP. LOS PINOS DE ORIENTE, R.L.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36536.4" calcext:value-type="float">
            <text:p>136.536,40</text:p>
          </table:table-cell>
          <table:table-cell office:value-type="float" office:value="156756.6" calcext:value-type="float">
            <text:p>156.756,60</text:p>
          </table:table-cell>
          <table:table-cell office:value-type="string" calcext:value-type="string">
            <text:p>-156756.6</text:p>
          </table:table-cell>
          <table:table-cell table:formula="of:=CONCATENATE(&quot;insert into sigesp_cmp values('0001','SCGCMP','&quot;;[.A41];&quot;','&quot;;[.B41];&quot;','---','-------------------------','COMPROBANTE DE AJUSTE POR CIERRE DE ORDEN DE SERVICIO (SIGESP)',&quot;;1;&quot;,'P','&quot;;[.D41];&quot;','----------',&quot;;[.Q41];&quot;,0,0,0,'--','SIGESP');&quot;)" office:value-type="string" office:string-value="insert into sigesp_cmp values('0001','SCGCMP','000000000000905','2014-10-20','---','-------------------------','COMPROBANTE DE AJUSTE POR CIERRE DE ORDEN DE SERVICIO (SIGESP)',1,'P','0000000058','----------',-156756.6,0,0,0,'--','SIGESP');" calcext:value-type="string">
            <text:p>insert into sigesp_cmp values('0001','SCGCMP','000000000000905','2014-10-20','---','-------------------------','COMPROBANTE DE AJUSTE POR CIERRE DE ORDEN DE SERVICIO (SIGESP)',1,'P','0000000058','----------',-156756.6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0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1074</text:p>
          </table:table-cell>
          <table:table-cell office:value-type="string" calcext:value-type="string">
            <text:p>ASOCIACION COOPERATIVA MIRABAL, RL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66170.55" calcext:value-type="float">
            <text:p>166.170,55</text:p>
          </table:table-cell>
          <table:table-cell office:value-type="float" office:value="127122.45" calcext:value-type="float">
            <text:p>127.122,45</text:p>
          </table:table-cell>
          <table:table-cell office:value-type="string" calcext:value-type="string">
            <text:p>-127122.45</text:p>
          </table:table-cell>
          <table:table-cell table:formula="of:=CONCATENATE(&quot;insert into sigesp_cmp values('0001','SCGCMP','&quot;;[.A42];&quot;','&quot;;[.B42];&quot;','---','-------------------------','COMPROBANTE DE AJUSTE POR CIERRE DE ORDEN DE SERVICIO (SIGESP)',&quot;;1;&quot;,'P','&quot;;[.D42];&quot;','----------',&quot;;[.Q42];&quot;,0,0,0,'--','SIGESP');&quot;)" office:value-type="string" office:string-value="insert into sigesp_cmp values('0001','SCGCMP','000000000000906','2014-10-20','---','-------------------------','COMPROBANTE DE AJUSTE POR CIERRE DE ORDEN DE SERVICIO (SIGESP)',1,'P','0000001074','----------',-127122.45,0,0,0,'--','SIGESP');" calcext:value-type="string">
            <text:p>insert into sigesp_cmp values('0001','SCGCMP','000000000000906','2014-10-20','---','-------------------------','COMPROBANTE DE AJUSTE POR CIERRE DE ORDEN DE SERVICIO (SIGESP)',1,'P','0000001074','----------',-127122.45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07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1279</text:p>
          </table:table-cell>
          <table:table-cell office:value-type="string" calcext:value-type="string">
            <text:p>ASOCIACION COOPERATIVA CAMORUCO, R.L.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34091.13" calcext:value-type="float">
            <text:p>234.091,13</text:p>
          </table:table-cell>
          <table:table-cell office:value-type="float" office:value="59201.87" calcext:value-type="float">
            <text:p>59.201,87</text:p>
          </table:table-cell>
          <table:table-cell office:value-type="string" calcext:value-type="string">
            <text:p>-59201.87</text:p>
          </table:table-cell>
          <table:table-cell table:formula="of:=CONCATENATE(&quot;insert into sigesp_cmp values('0001','SCGCMP','&quot;;[.A43];&quot;','&quot;;[.B43];&quot;','---','-------------------------','COMPROBANTE DE AJUSTE POR CIERRE DE ORDEN DE SERVICIO (SIGESP)',&quot;;1;&quot;,'P','&quot;;[.D43];&quot;','----------',&quot;;[.Q43];&quot;,0,0,0,'--','SIGESP');&quot;)" office:value-type="string" office:string-value="insert into sigesp_cmp values('0001','SCGCMP','000000000000907','2014-10-20','---','-------------------------','COMPROBANTE DE AJUSTE POR CIERRE DE ORDEN DE SERVICIO (SIGESP)',1,'P','0000001279','----------',-59201.87,0,0,0,'--','SIGESP');" calcext:value-type="string">
            <text:p>insert into sigesp_cmp values('0001','SCGCMP','000000000000907','2014-10-20','---','-------------------------','COMPROBANTE DE AJUSTE POR CIERRE DE ORDEN DE SERVICIO (SIGESP)',1,'P','0000001279','----------',-59201.87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09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026</text:p>
          </table:table-cell>
          <table:table-cell office:value-type="string" calcext:value-type="string">
            <text:p>ASOC. COOP. BETHEL 9151, R.L.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0" calcext:value-type="float">
            <text:p>0,00</text:p>
          </table:table-cell>
          <table:table-cell office:value-type="float" office:value="293293" calcext:value-type="float">
            <text:p>293.293,00</text:p>
          </table:table-cell>
          <table:table-cell table:style-name="ce6" office:value-type="float" office:value="-293293" calcext:value-type="float">
            <text:p>-293293</text:p>
          </table:table-cell>
          <table:table-cell table:formula="of:=CONCATENATE(&quot;insert into sigesp_cmp values('0001','SCGCMP','&quot;;[.A44];&quot;','&quot;;[.B44];&quot;','---','-------------------------','COMPROBANTE DE AJUSTE POR CIERRE DE ORDEN DE SERVICIO (SIGESP)',&quot;;1;&quot;,'P','&quot;;[.D44];&quot;','----------',&quot;;[.Q44];&quot;,0,0,0,'--','SIGESP');&quot;)" office:value-type="string" office:string-value="insert into sigesp_cmp values('0001','SCGCMP','000000000000909','2014-10-20','---','-------------------------','COMPROBANTE DE AJUSTE POR CIERRE DE ORDEN DE SERVICIO (SIGESP)',1,'P','0000000026','----------',-293293,0,0,0,'--','SIGESP');" calcext:value-type="string">
            <text:p>insert into sigesp_cmp values('0001','SCGCMP','000000000000909','2014-10-20','---','-------------------------','COMPROBANTE DE AJUSTE POR CIERRE DE ORDEN DE SERVICIO (SIGESP)',1,'P','0000000026','----------',-293293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1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570</text:p>
          </table:table-cell>
          <table:table-cell office:value-type="string" calcext:value-type="string">
            <text:p>COOPERATIVA EL MADERERO REVOLUCIONARIO, R.L.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43790.01" calcext:value-type="float">
            <text:p>143.790,01</text:p>
          </table:table-cell>
          <table:table-cell office:value-type="float" office:value="149502.99" calcext:value-type="float">
            <text:p>149.502,99</text:p>
          </table:table-cell>
          <table:table-cell office:value-type="string" calcext:value-type="string">
            <text:p>-149502.99</text:p>
          </table:table-cell>
          <table:table-cell table:formula="of:=CONCATENATE(&quot;insert into sigesp_cmp values('0001','SCGCMP','&quot;;[.A45];&quot;','&quot;;[.B45];&quot;','---','-------------------------','COMPROBANTE DE AJUSTE POR CIERRE DE ORDEN DE SERVICIO (SIGESP)',&quot;;1;&quot;,'P','&quot;;[.D45];&quot;','----------',&quot;;[.Q45];&quot;,0,0,0,'--','SIGESP');&quot;)" office:value-type="string" office:string-value="insert into sigesp_cmp values('0001','SCGCMP','000000000000910','2014-10-20','---','-------------------------','COMPROBANTE DE AJUSTE POR CIERRE DE ORDEN DE SERVICIO (SIGESP)',1,'P','0000000570','----------',-149502.99,0,0,0,'--','SIGESP');" calcext:value-type="string">
            <text:p>insert into sigesp_cmp values('0001','SCGCMP','000000000000910','2014-10-20','---','-------------------------','COMPROBANTE DE AJUSTE POR CIERRE DE ORDEN DE SERVICIO (SIGESP)',1,'P','0000000570','----------',-149502.99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11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035</text:p>
          </table:table-cell>
          <table:table-cell office:value-type="string" calcext:value-type="string">
            <text:p>ASOC. COOP. EL CAUDAL DEL ORINOCO, R.L.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78678.4" calcext:value-type="float">
            <text:p>278.678,40</text:p>
          </table:table-cell>
          <table:table-cell office:value-type="float" office:value="14614.6" calcext:value-type="float">
            <text:p>14.614,60</text:p>
          </table:table-cell>
          <table:table-cell office:value-type="string" calcext:value-type="string">
            <text:p>-14614.6</text:p>
          </table:table-cell>
          <table:table-cell table:formula="of:=CONCATENATE(&quot;insert into sigesp_cmp values('0001','SCGCMP','&quot;;[.A46];&quot;','&quot;;[.B46];&quot;','---','-------------------------','COMPROBANTE DE AJUSTE POR CIERRE DE ORDEN DE SERVICIO (SIGESP)',&quot;;1;&quot;,'P','&quot;;[.D46];&quot;','----------',&quot;;[.Q46];&quot;,0,0,0,'--','SIGESP');&quot;)" office:value-type="string" office:string-value="insert into sigesp_cmp values('0001','SCGCMP','000000000000911','2014-10-20','---','-------------------------','COMPROBANTE DE AJUSTE POR CIERRE DE ORDEN DE SERVICIO (SIGESP)',1,'P','0000000035','----------',-14614.6,0,0,0,'--','SIGESP');" calcext:value-type="string">
            <text:p>insert into sigesp_cmp values('0001','SCGCMP','000000000000911','2014-10-20','---','-------------------------','COMPROBANTE DE AJUSTE POR CIERRE DE ORDEN DE SERVICIO (SIGESP)',1,'P','0000000035','----------',-14614.6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13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63363" calcext:value-type="float">
            <text:p>363.363,00</text:p>
          </table:table-cell>
          <table:table-cell table:style-name="ce2" office:value-type="string" calcext:value-type="string">
            <text:p>0000001739</text:p>
          </table:table-cell>
          <table:table-cell office:value-type="string" calcext:value-type="string">
            <text:p>ASOC. COOP. 1ER NEFI 3:7, R.L.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02058.22" calcext:value-type="float">
            <text:p>202.058,22</text:p>
          </table:table-cell>
          <table:table-cell office:value-type="float" office:value="161304.78" calcext:value-type="float">
            <text:p>161.304,78</text:p>
          </table:table-cell>
          <table:table-cell office:value-type="string" calcext:value-type="string">
            <text:p>-161304.78</text:p>
          </table:table-cell>
          <table:table-cell table:formula="of:=CONCATENATE(&quot;insert into sigesp_cmp values('0001','SCGCMP','&quot;;[.A47];&quot;','&quot;;[.B47];&quot;','---','-------------------------','COMPROBANTE DE AJUSTE POR CIERRE DE ORDEN DE SERVICIO (SIGESP)',&quot;;1;&quot;,'P','&quot;;[.D47];&quot;','----------',&quot;;[.Q47];&quot;,0,0,0,'--','SIGESP');&quot;)" office:value-type="string" office:string-value="insert into sigesp_cmp values('0001','SCGCMP','000000000000913','2014-10-20','---','-------------------------','COMPROBANTE DE AJUSTE POR CIERRE DE ORDEN DE SERVICIO (SIGESP)',1,'P','0000001739','----------',-161304.78,0,0,0,'--','SIGESP');" calcext:value-type="string">
            <text:p>insert into sigesp_cmp values('0001','SCGCMP','000000000000913','2014-10-20','---','-------------------------','COMPROBANTE DE AJUSTE POR CIERRE DE ORDEN DE SERVICIO (SIGESP)',1,'P','0000001739','----------',-161304.78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14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59700" calcext:value-type="float">
            <text:p>359.700,00</text:p>
          </table:table-cell>
          <table:table-cell table:style-name="ce2" office:value-type="string" calcext:value-type="string">
            <text:p>0000000506</text:p>
          </table:table-cell>
          <table:table-cell office:value-type="string" calcext:value-type="string">
            <text:p>ASOC. COOP. LOS ALCONES 2009, R.L.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0" calcext:value-type="float">
            <text:p>0,00</text:p>
          </table:table-cell>
          <table:table-cell office:value-type="float" office:value="359700" calcext:value-type="float">
            <text:p>359.700,00</text:p>
          </table:table-cell>
          <table:table-cell table:style-name="ce6" office:value-type="float" office:value="-359700" calcext:value-type="float">
            <text:p>-359700</text:p>
          </table:table-cell>
          <table:table-cell table:formula="of:=CONCATENATE(&quot;insert into sigesp_cmp values('0001','SCGCMP','&quot;;[.A48];&quot;','&quot;;[.B48];&quot;','---','-------------------------','COMPROBANTE DE AJUSTE POR CIERRE DE ORDEN DE SERVICIO (SIGESP)',&quot;;1;&quot;,'P','&quot;;[.D48];&quot;','----------',&quot;;[.Q48];&quot;,0,0,0,'--','SIGESP');&quot;)" office:value-type="string" office:string-value="insert into sigesp_cmp values('0001','SCGCMP','000000000000914','2014-10-20','---','-------------------------','COMPROBANTE DE AJUSTE POR CIERRE DE ORDEN DE SERVICIO (SIGESP)',1,'P','0000000506','----------',-359700,0,0,0,'--','SIGESP');" calcext:value-type="string">
            <text:p>insert into sigesp_cmp values('0001','SCGCMP','000000000000914','2014-10-20','---','-------------------------','COMPROBANTE DE AJUSTE POR CIERRE DE ORDEN DE SERVICIO (SIGESP)',1,'P','0000000506','----------',-3597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1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59700" calcext:value-type="float">
            <text:p>359.700,00</text:p>
          </table:table-cell>
          <table:table-cell table:style-name="ce2" office:value-type="string" calcext:value-type="string">
            <text:p>0000000038</text:p>
          </table:table-cell>
          <table:table-cell office:value-type="string" calcext:value-type="string">
            <text:p>ASOC. COOP. EL MENSAJE BOLIVARIANO, R.L.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17471.22" calcext:value-type="float">
            <text:p>317.471,22</text:p>
          </table:table-cell>
          <table:table-cell office:value-type="float" office:value="42228.78" calcext:value-type="float">
            <text:p>42.228,78</text:p>
          </table:table-cell>
          <table:table-cell office:value-type="string" calcext:value-type="string">
            <text:p>-42228.78</text:p>
          </table:table-cell>
          <table:table-cell table:formula="of:=CONCATENATE(&quot;insert into sigesp_cmp values('0001','SCGCMP','&quot;;[.A49];&quot;','&quot;;[.B49];&quot;','---','-------------------------','COMPROBANTE DE AJUSTE POR CIERRE DE ORDEN DE SERVICIO (SIGESP)',&quot;;1;&quot;,'P','&quot;;[.D49];&quot;','----------',&quot;;[.Q49];&quot;,0,0,0,'--','SIGESP');&quot;)" office:value-type="string" office:string-value="insert into sigesp_cmp values('0001','SCGCMP','000000000000915','2014-10-20','---','-------------------------','COMPROBANTE DE AJUSTE POR CIERRE DE ORDEN DE SERVICIO (SIGESP)',1,'P','0000000038','----------',-42228.78,0,0,0,'--','SIGESP');" calcext:value-type="string">
            <text:p>insert into sigesp_cmp values('0001','SCGCMP','000000000000915','2014-10-20','---','-------------------------','COMPROBANTE DE AJUSTE POR CIERRE DE ORDEN DE SERVICIO (SIGESP)',1,'P','0000000038','----------',-42228.78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1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25730" calcext:value-type="float">
            <text:p>125.730,00</text:p>
          </table:table-cell>
          <table:table-cell table:style-name="ce2" office:value-type="string" calcext:value-type="string">
            <text:p>0000001230</text:p>
          </table:table-cell>
          <table:table-cell office:value-type="string" calcext:value-type="string">
            <text:p>ASOCIACION COOPERATIVA SEMAEX, R.L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59010.34" calcext:value-type="float">
            <text:p>59.010,34</text:p>
          </table:table-cell>
          <table:table-cell office:value-type="float" office:value="66719.66" calcext:value-type="float">
            <text:p>66.719,66</text:p>
          </table:table-cell>
          <table:table-cell office:value-type="string" calcext:value-type="string">
            <text:p>-66719.66</text:p>
          </table:table-cell>
          <table:table-cell table:formula="of:=CONCATENATE(&quot;insert into sigesp_cmp values('0001','SCGCMP','&quot;;[.A50];&quot;','&quot;;[.B50];&quot;','---','-------------------------','COMPROBANTE DE AJUSTE POR CIERRE DE ORDEN DE SERVICIO (SIGESP)',&quot;;1;&quot;,'P','&quot;;[.D50];&quot;','----------',&quot;;[.Q50];&quot;,0,0,0,'--','SIGESP');&quot;)" office:value-type="string" office:string-value="insert into sigesp_cmp values('0001','SCGCMP','000000000000918','2014-10-20','---','-------------------------','COMPROBANTE DE AJUSTE POR CIERRE DE ORDEN DE SERVICIO (SIGESP)',1,'P','0000001230','----------',-66719.66,0,0,0,'--','SIGESP');" calcext:value-type="string">
            <text:p>insert into sigesp_cmp values('0001','SCGCMP','000000000000918','2014-10-20','---','-------------------------','COMPROBANTE DE AJUSTE POR CIERRE DE ORDEN DE SERVICIO (SIGESP)',1,'P','0000001230','----------',-66719.66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21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0431</text:p>
          </table:table-cell>
          <table:table-cell office:value-type="string" calcext:value-type="string">
            <text:p>PEREZ CLEOTILDE RAMONA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9600" calcext:value-type="float">
            <text:p>39.600,00</text:p>
          </table:table-cell>
          <table:table-cell office:value-type="float" office:value="3600" calcext:value-type="float">
            <text:p>3.600,00</text:p>
          </table:table-cell>
          <table:table-cell table:style-name="ce6" office:value-type="float" office:value="-3600" calcext:value-type="float">
            <text:p>-3600</text:p>
          </table:table-cell>
          <table:table-cell table:formula="of:=CONCATENATE(&quot;insert into sigesp_cmp values('0001','SCGCMP','&quot;;[.A51];&quot;','&quot;;[.B51];&quot;','---','-------------------------','COMPROBANTE DE AJUSTE POR CIERRE DE ORDEN DE SERVICIO (SIGESP)',&quot;;1;&quot;,'P','&quot;;[.D51];&quot;','----------',&quot;;[.Q51];&quot;,0,0,0,'--','SIGESP');&quot;)" office:value-type="string" office:string-value="insert into sigesp_cmp values('0001','SCGCMP','000000000000921','2014-10-20','---','-------------------------','COMPROBANTE DE AJUSTE POR CIERRE DE ORDEN DE SERVICIO (SIGESP)',1,'P','0000000431','----------',-3600,0,0,0,'--','SIGESP');" calcext:value-type="string">
            <text:p>insert into sigesp_cmp values('0001','SCGCMP','000000000000921','2014-10-20','---','-------------------------','COMPROBANTE DE AJUSTE POR CIERRE DE ORDEN DE SERVICIO (SIGESP)',1,'P','0000000431','----------',-36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22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0585</text:p>
          </table:table-cell>
          <table:table-cell office:value-type="string" calcext:value-type="string">
            <text:p>BELLORIN MIRIAN JOSEFINA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0000" calcext:value-type="float">
            <text:p>30.000,00</text:p>
          </table:table-cell>
          <table:table-cell office:value-type="float" office:value="13200" calcext:value-type="float">
            <text:p>13.200,00</text:p>
          </table:table-cell>
          <table:table-cell table:style-name="ce6" office:value-type="float" office:value="-13200" calcext:value-type="float">
            <text:p>-13200</text:p>
          </table:table-cell>
          <table:table-cell table:formula="of:=CONCATENATE(&quot;insert into sigesp_cmp values('0001','SCGCMP','&quot;;[.A52];&quot;','&quot;;[.B52];&quot;','---','-------------------------','COMPROBANTE DE AJUSTE POR CIERRE DE ORDEN DE SERVICIO (SIGESP)',&quot;;1;&quot;,'P','&quot;;[.D52];&quot;','----------',&quot;;[.Q52];&quot;,0,0,0,'--','SIGESP');&quot;)" office:value-type="string" office:string-value="insert into sigesp_cmp values('0001','SCGCMP','000000000000922','2014-10-20','---','-------------------------','COMPROBANTE DE AJUSTE POR CIERRE DE ORDEN DE SERVICIO (SIGESP)',1,'P','0000000585','----------',-13200,0,0,0,'--','SIGESP');" calcext:value-type="string">
            <text:p>insert into sigesp_cmp values('0001','SCGCMP','000000000000922','2014-10-20','---','-------------------------','COMPROBANTE DE AJUSTE POR CIERRE DE ORDEN DE SERVICIO (SIGESP)',1,'P','0000000585','----------',-132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24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1103</text:p>
          </table:table-cell>
          <table:table-cell office:value-type="string" calcext:value-type="string">
            <text:p>MARLENE DEL ROSARIO GUEVARA MARFISI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8400" calcext:value-type="float">
            <text:p>38.400,00</text:p>
          </table:table-cell>
          <table:table-cell office:value-type="float" office:value="4800" calcext:value-type="float">
            <text:p>4.800,00</text:p>
          </table:table-cell>
          <table:table-cell table:style-name="ce6" office:value-type="float" office:value="-4800" calcext:value-type="float">
            <text:p>-4800</text:p>
          </table:table-cell>
          <table:table-cell table:formula="of:=CONCATENATE(&quot;insert into sigesp_cmp values('0001','SCGCMP','&quot;;[.A53];&quot;','&quot;;[.B53];&quot;','---','-------------------------','COMPROBANTE DE AJUSTE POR CIERRE DE ORDEN DE SERVICIO (SIGESP)',&quot;;1;&quot;,'P','&quot;;[.D53];&quot;','----------',&quot;;[.Q53];&quot;,0,0,0,'--','SIGESP');&quot;)" office:value-type="string" office:string-value="insert into sigesp_cmp values('0001','SCGCMP','000000000000924','2014-10-20','---','-------------------------','COMPROBANTE DE AJUSTE POR CIERRE DE ORDEN DE SERVICIO (SIGESP)',1,'P','0000001103','----------',-4800,0,0,0,'--','SIGESP');" calcext:value-type="string">
            <text:p>insert into sigesp_cmp values('0001','SCGCMP','000000000000924','2014-10-20','---','-------------------------','COMPROBANTE DE AJUSTE POR CIERRE DE ORDEN DE SERVICIO (SIGESP)',1,'P','0000001103','----------',-48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2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1797</text:p>
          </table:table-cell>
          <table:table-cell office:value-type="string" calcext:value-type="string">
            <text:p>ANGELINA PERDOMO COTORETT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8000" calcext:value-type="float">
            <text:p>18.000,00</text:p>
          </table:table-cell>
          <table:table-cell office:value-type="float" office:value="25200" calcext:value-type="float">
            <text:p>25.200,00</text:p>
          </table:table-cell>
          <table:table-cell table:style-name="ce6" office:value-type="float" office:value="-25200" calcext:value-type="float">
            <text:p>-25200</text:p>
          </table:table-cell>
          <table:table-cell table:formula="of:=CONCATENATE(&quot;insert into sigesp_cmp values('0001','SCGCMP','&quot;;[.A54];&quot;','&quot;;[.B54];&quot;','---','-------------------------','COMPROBANTE DE AJUSTE POR CIERRE DE ORDEN DE SERVICIO (SIGESP)',&quot;;1;&quot;,'P','&quot;;[.D54];&quot;','----------',&quot;;[.Q54];&quot;,0,0,0,'--','SIGESP');&quot;)" office:value-type="string" office:string-value="insert into sigesp_cmp values('0001','SCGCMP','000000000000926','2014-10-20','---','-------------------------','COMPROBANTE DE AJUSTE POR CIERRE DE ORDEN DE SERVICIO (SIGESP)',1,'P','0000001797','----------',-25200,0,0,0,'--','SIGESP');" calcext:value-type="string">
            <text:p>insert into sigesp_cmp values('0001','SCGCMP','000000000000926','2014-10-20','---','-------------------------','COMPROBANTE DE AJUSTE POR CIERRE DE ORDEN DE SERVICIO (SIGESP)',1,'P','0000001797','----------',-252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3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2326</text:p>
          </table:table-cell>
          <table:table-cell office:value-type="string" calcext:value-type="string">
            <text:p>OJEDA BLANCO ARGENIS RAFAEL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6000" calcext:value-type="float">
            <text:p>6.000,00</text:p>
          </table:table-cell>
          <table:table-cell office:value-type="float" office:value="37200" calcext:value-type="float">
            <text:p>37.200,00</text:p>
          </table:table-cell>
          <table:table-cell table:style-name="ce6" office:value-type="float" office:value="-37200" calcext:value-type="float">
            <text:p>-37200</text:p>
          </table:table-cell>
          <table:table-cell table:formula="of:=CONCATENATE(&quot;insert into sigesp_cmp values('0001','SCGCMP','&quot;;[.A55];&quot;','&quot;;[.B55];&quot;','---','-------------------------','COMPROBANTE DE AJUSTE POR CIERRE DE ORDEN DE SERVICIO (SIGESP)',&quot;;1;&quot;,'P','&quot;;[.D55];&quot;','----------',&quot;;[.Q55];&quot;,0,0,0,'--','SIGESP');&quot;)" office:value-type="string" office:string-value="insert into sigesp_cmp values('0001','SCGCMP','000000000000930','2014-10-20','---','-------------------------','COMPROBANTE DE AJUSTE POR CIERRE DE ORDEN DE SERVICIO (SIGESP)',1,'P','0000002326','----------',-37200,0,0,0,'--','SIGESP');" calcext:value-type="string">
            <text:p>insert into sigesp_cmp values('0001','SCGCMP','000000000000930','2014-10-20','---','-------------------------','COMPROBANTE DE AJUSTE POR CIERRE DE ORDEN DE SERVICIO (SIGESP)',1,'P','0000002326','----------',-372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34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1815</text:p>
          </table:table-cell>
          <table:table-cell office:value-type="string" calcext:value-type="string">
            <text:p>SAIDA MARLENY LOZADA DE VELA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0400" calcext:value-type="float">
            <text:p>20.400,00</text:p>
          </table:table-cell>
          <table:table-cell office:value-type="float" office:value="22800" calcext:value-type="float">
            <text:p>22.800,00</text:p>
          </table:table-cell>
          <table:table-cell table:style-name="ce6" office:value-type="float" office:value="-22800" calcext:value-type="float">
            <text:p>-22800</text:p>
          </table:table-cell>
          <table:table-cell table:formula="of:=CONCATENATE(&quot;insert into sigesp_cmp values('0001','SCGCMP','&quot;;[.A56];&quot;','&quot;;[.B56];&quot;','---','-------------------------','COMPROBANTE DE AJUSTE POR CIERRE DE ORDEN DE SERVICIO (SIGESP)',&quot;;1;&quot;,'P','&quot;;[.D56];&quot;','----------',&quot;;[.Q56];&quot;,0,0,0,'--','SIGESP');&quot;)" office:value-type="string" office:string-value="insert into sigesp_cmp values('0001','SCGCMP','000000000000934','2014-10-20','---','-------------------------','COMPROBANTE DE AJUSTE POR CIERRE DE ORDEN DE SERVICIO (SIGESP)',1,'P','0000001815','----------',-22800,0,0,0,'--','SIGESP');" calcext:value-type="string">
            <text:p>insert into sigesp_cmp values('0001','SCGCMP','000000000000934','2014-10-20','---','-------------------------','COMPROBANTE DE AJUSTE POR CIERRE DE ORDEN DE SERVICIO (SIGESP)',1,'P','0000001815','----------',-228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4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04053.76" calcext:value-type="float">
            <text:p>104.053,76</text:p>
          </table:table-cell>
          <table:table-cell office:value-type="float" office:value="64830.37" calcext:value-type="float">
            <text:p>64.830,37</text:p>
          </table:table-cell>
          <table:table-cell office:value-type="string" calcext:value-type="string">
            <text:p>-64830.37</text:p>
          </table:table-cell>
          <table:table-cell table:formula="of:=CONCATENATE(&quot;insert into sigesp_cmp values('0001','SCGCMP','&quot;;[.A57];&quot;','&quot;;[.B57];&quot;','---','-------------------------','COMPROBANTE DE AJUSTE POR CIERRE DE ORDEN DE SERVICIO (SIGESP)',&quot;;1;&quot;,'P','&quot;;[.D57];&quot;','----------',&quot;;[.Q57];&quot;,0,0,0,'--','SIGESP');&quot;)" office:value-type="string" office:string-value="insert into sigesp_cmp values('0001','SCGCMP','000000000000940','2014-10-20','---','-------------------------','COMPROBANTE DE AJUSTE POR CIERRE DE ORDEN DE SERVICIO (SIGESP)',1,'P','0000000047','----------',-64830.37,0,0,0,'--','SIGESP');" calcext:value-type="string">
            <text:p>insert into sigesp_cmp values('0001','SCGCMP','000000000000940','2014-10-20','---','-------------------------','COMPROBANTE DE AJUSTE POR CIERRE DE ORDEN DE SERVICIO (SIGESP)',1,'P','0000000047','----------',-64830.37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41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0063</text:p>
          </table:table-cell>
          <table:table-cell office:value-type="string" calcext:value-type="string">
            <text:p>ASOC. COOP. PINOGRID, R.L.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20019.51" calcext:value-type="float">
            <text:p>120.019,51</text:p>
          </table:table-cell>
          <table:table-cell office:value-type="float" office:value="48864.62" calcext:value-type="float">
            <text:p>48.864,62</text:p>
          </table:table-cell>
          <table:table-cell office:value-type="string" calcext:value-type="string">
            <text:p>-48864.62</text:p>
          </table:table-cell>
          <table:table-cell table:formula="of:=CONCATENATE(&quot;insert into sigesp_cmp values('0001','SCGCMP','&quot;;[.A58];&quot;','&quot;;[.B58];&quot;','---','-------------------------','COMPROBANTE DE AJUSTE POR CIERRE DE ORDEN DE SERVICIO (SIGESP)',&quot;;1;&quot;,'P','&quot;;[.D58];&quot;','----------',&quot;;[.Q58];&quot;,0,0,0,'--','SIGESP');&quot;)" office:value-type="string" office:string-value="insert into sigesp_cmp values('0001','SCGCMP','000000000000941','2014-10-20','---','-------------------------','COMPROBANTE DE AJUSTE POR CIERRE DE ORDEN DE SERVICIO (SIGESP)',1,'P','0000000063','----------',-48864.62,0,0,0,'--','SIGESP');" calcext:value-type="string">
            <text:p>insert into sigesp_cmp values('0001','SCGCMP','000000000000941','2014-10-20','---','-------------------------','COMPROBANTE DE AJUSTE POR CIERRE DE ORDEN DE SERVICIO (SIGESP)',1,'P','0000000063','----------',-48864.62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42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1870</text:p>
          </table:table-cell>
          <table:table-cell office:value-type="string" calcext:value-type="string">
            <text:p>ASOC. COOP. MI PEQUENO MOISES, R.L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21092.56" calcext:value-type="float">
            <text:p>121.092,56</text:p>
          </table:table-cell>
          <table:table-cell office:value-type="float" office:value="47791.57" calcext:value-type="float">
            <text:p>47.791,57</text:p>
          </table:table-cell>
          <table:table-cell office:value-type="string" calcext:value-type="string">
            <text:p>-47791.57</text:p>
          </table:table-cell>
          <table:table-cell table:formula="of:=CONCATENATE(&quot;insert into sigesp_cmp values('0001','SCGCMP','&quot;;[.A59];&quot;','&quot;;[.B59];&quot;','---','-------------------------','COMPROBANTE DE AJUSTE POR CIERRE DE ORDEN DE SERVICIO (SIGESP)',&quot;;1;&quot;,'P','&quot;;[.D59];&quot;','----------',&quot;;[.Q59];&quot;,0,0,0,'--','SIGESP');&quot;)" office:value-type="string" office:string-value="insert into sigesp_cmp values('0001','SCGCMP','000000000000942','2014-10-20','---','-------------------------','COMPROBANTE DE AJUSTE POR CIERRE DE ORDEN DE SERVICIO (SIGESP)',1,'P','0000001870','----------',-47791.57,0,0,0,'--','SIGESP');" calcext:value-type="string">
            <text:p>insert into sigesp_cmp values('0001','SCGCMP','000000000000942','2014-10-20','---','-------------------------','COMPROBANTE DE AJUSTE POR CIERRE DE ORDEN DE SERVICIO (SIGESP)',1,'P','0000001870','----------',-47791.57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43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0020</text:p>
          </table:table-cell>
          <table:table-cell office:value-type="string" calcext:value-type="string">
            <text:p>ASOC. COOP. AGROFORESTAL DEL SUR, R.S.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30815.08" calcext:value-type="float">
            <text:p>130.815,08</text:p>
          </table:table-cell>
          <table:table-cell office:value-type="float" office:value="38069.05" calcext:value-type="float">
            <text:p>38.069,05</text:p>
          </table:table-cell>
          <table:table-cell office:value-type="string" calcext:value-type="string">
            <text:p>-38069.05</text:p>
          </table:table-cell>
          <table:table-cell table:formula="of:=CONCATENATE(&quot;insert into sigesp_cmp values('0001','SCGCMP','&quot;;[.A60];&quot;','&quot;;[.B60];&quot;','---','-------------------------','COMPROBANTE DE AJUSTE POR CIERRE DE ORDEN DE SERVICIO (SIGESP)',&quot;;1;&quot;,'P','&quot;;[.D60];&quot;','----------',&quot;;[.Q60];&quot;,0,0,0,'--','SIGESP');&quot;)" office:value-type="string" office:string-value="insert into sigesp_cmp values('0001','SCGCMP','000000000000943','2014-10-20','---','-------------------------','COMPROBANTE DE AJUSTE POR CIERRE DE ORDEN DE SERVICIO (SIGESP)',1,'P','0000000020','----------',-38069.05,0,0,0,'--','SIGESP');" calcext:value-type="string">
            <text:p>insert into sigesp_cmp values('0001','SCGCMP','000000000000943','2014-10-20','---','-------------------------','COMPROBANTE DE AJUSTE POR CIERRE DE ORDEN DE SERVICIO (SIGESP)',1,'P','0000000020','----------',-38069.05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6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484</text:p>
          </table:table-cell>
          <table:table-cell office:value-type="string" calcext:value-type="string">
            <text:p>ASOC. COOP. VENCEDORES DE JOAQUIN M02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447431.18" calcext:value-type="float">
            <text:p>447.431,18</text:p>
          </table:table-cell>
          <table:table-cell office:value-type="float" office:value="325581.14" calcext:value-type="float">
            <text:p>325.581,14</text:p>
          </table:table-cell>
          <table:table-cell office:value-type="string" calcext:value-type="string">
            <text:p>-325581.14</text:p>
          </table:table-cell>
          <table:table-cell table:formula="of:=CONCATENATE(&quot;insert into sigesp_cmp values('0001','SCGCMP','&quot;;[.A61];&quot;','&quot;;[.B61];&quot;','---','-------------------------','COMPROBANTE DE AJUSTE POR CIERRE DE ORDEN DE SERVICIO (SIGESP)',&quot;;1;&quot;,'P','&quot;;[.D61];&quot;','----------',&quot;;[.Q61];&quot;,0,0,0,'--','SIGESP');&quot;)" office:value-type="string" office:string-value="insert into sigesp_cmp values('0001','SCGCMP','000000000000960','2014-10-20','---','-------------------------','COMPROBANTE DE AJUSTE POR CIERRE DE ORDEN DE SERVICIO (SIGESP)',1,'P','0000000484','----------',-325581.14,0,0,0,'--','SIGESP');" calcext:value-type="string">
            <text:p>insert into sigesp_cmp values('0001','SCGCMP','000000000000960','2014-10-20','---','-------------------------','COMPROBANTE DE AJUSTE POR CIERRE DE ORDEN DE SERVICIO (SIGESP)',1,'P','0000000484','----------',-325581.14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6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2341</text:p>
          </table:table-cell>
          <table:table-cell office:value-type="string" calcext:value-type="string">
            <text:p>GIL DAMAS YULIA ANDRI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3200" calcext:value-type="float">
            <text:p>13.200,00</text:p>
          </table:table-cell>
          <table:table-cell office:value-type="float" office:value="30000" calcext:value-type="float">
            <text:p>30.000,00</text:p>
          </table:table-cell>
          <table:table-cell table:style-name="ce6" office:value-type="float" office:value="-30000" calcext:value-type="float">
            <text:p>-30000</text:p>
          </table:table-cell>
          <table:table-cell table:formula="of:=CONCATENATE(&quot;insert into sigesp_cmp values('0001','SCGCMP','&quot;;[.A62];&quot;','&quot;;[.B62];&quot;','---','-------------------------','COMPROBANTE DE AJUSTE POR CIERRE DE ORDEN DE SERVICIO (SIGESP)',&quot;;1;&quot;,'P','&quot;;[.D62];&quot;','----------',&quot;;[.Q62];&quot;,0,0,0,'--','SIGESP');&quot;)" office:value-type="string" office:string-value="insert into sigesp_cmp values('0001','SCGCMP','000000000000968','2014-10-20','---','-------------------------','COMPROBANTE DE AJUSTE POR CIERRE DE ORDEN DE SERVICIO (SIGESP)',1,'P','0000002341','----------',-30000,0,0,0,'--','SIGESP');" calcext:value-type="string">
            <text:p>insert into sigesp_cmp values('0001','SCGCMP','000000000000968','2014-10-20','---','-------------------------','COMPROBANTE DE AJUSTE POR CIERRE DE ORDEN DE SERVICIO (SIGESP)',1,'P','0000002341','----------',-300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69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43200" calcext:value-type="float">
            <text:p>43.200,00</text:p>
          </table:table-cell>
          <table:table-cell table:style-name="ce2" office:value-type="string" calcext:value-type="string">
            <text:p>0000000557</text:p>
          </table:table-cell>
          <table:table-cell office:value-type="string" calcext:value-type="string">
            <text:p>GARCIA LUCES ARELYS ANDREINA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2800" calcext:value-type="float">
            <text:p>22.800,00</text:p>
          </table:table-cell>
          <table:table-cell office:value-type="float" office:value="20400" calcext:value-type="float">
            <text:p>20.400,00</text:p>
          </table:table-cell>
          <table:table-cell table:style-name="ce6" office:value-type="float" office:value="-20400" calcext:value-type="float">
            <text:p>-20400</text:p>
          </table:table-cell>
          <table:table-cell table:formula="of:=CONCATENATE(&quot;insert into sigesp_cmp values('0001','SCGCMP','&quot;;[.A63];&quot;','&quot;;[.B63];&quot;','---','-------------------------','COMPROBANTE DE AJUSTE POR CIERRE DE ORDEN DE SERVICIO (SIGESP)',&quot;;1;&quot;,'P','&quot;;[.D63];&quot;','----------',&quot;;[.Q63];&quot;,0,0,0,'--','SIGESP');&quot;)" office:value-type="string" office:string-value="insert into sigesp_cmp values('0001','SCGCMP','000000000000969','2014-10-20','---','-------------------------','COMPROBANTE DE AJUSTE POR CIERRE DE ORDEN DE SERVICIO (SIGESP)',1,'P','0000000557','----------',-20400,0,0,0,'--','SIGESP');" calcext:value-type="string">
            <text:p>insert into sigesp_cmp values('0001','SCGCMP','000000000000969','2014-10-20','---','-------------------------','COMPROBANTE DE AJUSTE POR CIERRE DE ORDEN DE SERVICIO (SIGESP)',1,'P','0000000557','----------',-204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7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50400" calcext:value-type="float">
            <text:p>50.400,00</text:p>
          </table:table-cell>
          <table:table-cell table:style-name="ce2" office:value-type="string" calcext:value-type="string">
            <text:p>0000001798</text:p>
          </table:table-cell>
          <table:table-cell office:value-type="string" calcext:value-type="string">
            <text:p>JUAN CARLOS ABANERO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8000" calcext:value-type="float">
            <text:p>28.000,00</text:p>
          </table:table-cell>
          <table:table-cell office:value-type="float" office:value="22400" calcext:value-type="float">
            <text:p>22.400,00</text:p>
          </table:table-cell>
          <table:table-cell table:style-name="ce6" office:value-type="float" office:value="-22400" calcext:value-type="float">
            <text:p>-22400</text:p>
          </table:table-cell>
          <table:table-cell table:formula="of:=CONCATENATE(&quot;insert into sigesp_cmp values('0001','SCGCMP','&quot;;[.A64];&quot;','&quot;;[.B64];&quot;','---','-------------------------','COMPROBANTE DE AJUSTE POR CIERRE DE ORDEN DE SERVICIO (SIGESP)',&quot;;1;&quot;,'P','&quot;;[.D64];&quot;','----------',&quot;;[.Q64];&quot;,0,0,0,'--','SIGESP');&quot;)" office:value-type="string" office:string-value="insert into sigesp_cmp values('0001','SCGCMP','000000000000975','2014-10-20','---','-------------------------','COMPROBANTE DE AJUSTE POR CIERRE DE ORDEN DE SERVICIO (SIGESP)',1,'P','0000001798','----------',-22400,0,0,0,'--','SIGESP');" calcext:value-type="string">
            <text:p>insert into sigesp_cmp values('0001','SCGCMP','000000000000975','2014-10-20','---','-------------------------','COMPROBANTE DE AJUSTE POR CIERRE DE ORDEN DE SERVICIO (SIGESP)',1,'P','0000001798','----------',-224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7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57225.28" calcext:value-type="float">
            <text:p>57.225,28</text:p>
          </table:table-cell>
          <table:table-cell table:style-name="ce2" office:value-type="string" calcext:value-type="string">
            <text:p>0000001251</text:p>
          </table:table-cell>
          <table:table-cell office:value-type="string" calcext:value-type="string">
            <text:p>JAIRO JOSE VELASQUEZ GONZALEZ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1037.44" calcext:value-type="float">
            <text:p>31.037,44</text:p>
          </table:table-cell>
          <table:table-cell office:value-type="float" office:value="26187.84" calcext:value-type="float">
            <text:p>26.187,84</text:p>
          </table:table-cell>
          <table:table-cell office:value-type="string" calcext:value-type="string">
            <text:p>-26187.84</text:p>
          </table:table-cell>
          <table:table-cell table:formula="of:=CONCATENATE(&quot;insert into sigesp_cmp values('0001','SCGCMP','&quot;;[.A65];&quot;','&quot;;[.B65];&quot;','---','-------------------------','COMPROBANTE DE AJUSTE POR CIERRE DE ORDEN DE SERVICIO (SIGESP)',&quot;;1;&quot;,'P','&quot;;[.D65];&quot;','----------',&quot;;[.Q65];&quot;,0,0,0,'--','SIGESP');&quot;)" office:value-type="string" office:string-value="insert into sigesp_cmp values('0001','SCGCMP','000000000000976','2014-10-20','---','-------------------------','COMPROBANTE DE AJUSTE POR CIERRE DE ORDEN DE SERVICIO (SIGESP)',1,'P','0000001251','----------',-26187.84,0,0,0,'--','SIGESP');" calcext:value-type="string">
            <text:p>insert into sigesp_cmp values('0001','SCGCMP','000000000000976','2014-10-20','---','-------------------------','COMPROBANTE DE AJUSTE POR CIERRE DE ORDEN DE SERVICIO (SIGESP)',1,'P','0000001251','----------',-26187.84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77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57225.28" calcext:value-type="float">
            <text:p>57.225,28</text:p>
          </table:table-cell>
          <table:table-cell table:style-name="ce2" office:value-type="string" calcext:value-type="string">
            <text:p>0000000552</text:p>
          </table:table-cell>
          <table:table-cell office:value-type="string" calcext:value-type="string">
            <text:p>RIVAS VILLANUEVA GREGORI JUNIOR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0669.12" calcext:value-type="float">
            <text:p>10.669,12</text:p>
          </table:table-cell>
          <table:table-cell office:value-type="float" office:value="46556.16" calcext:value-type="float">
            <text:p>46.556,16</text:p>
          </table:table-cell>
          <table:table-cell office:value-type="string" calcext:value-type="string">
            <text:p>-46556.16</text:p>
          </table:table-cell>
          <table:table-cell table:formula="of:=CONCATENATE(&quot;insert into sigesp_cmp values('0001','SCGCMP','&quot;;[.A66];&quot;','&quot;;[.B66];&quot;','---','-------------------------','COMPROBANTE DE AJUSTE POR CIERRE DE ORDEN DE SERVICIO (SIGESP)',&quot;;1;&quot;,'P','&quot;;[.D66];&quot;','----------',&quot;;[.Q66];&quot;,0,0,0,'--','SIGESP');&quot;)" office:value-type="string" office:string-value="insert into sigesp_cmp values('0001','SCGCMP','000000000000977','2014-10-20','---','-------------------------','COMPROBANTE DE AJUSTE POR CIERRE DE ORDEN DE SERVICIO (SIGESP)',1,'P','0000000552','----------',-46556.16,0,0,0,'--','SIGESP');" calcext:value-type="string">
            <text:p>insert into sigesp_cmp values('0001','SCGCMP','000000000000977','2014-10-20','---','-------------------------','COMPROBANTE DE AJUSTE POR CIERRE DE ORDEN DE SERVICIO (SIGESP)',1,'P','0000000552','----------',-46556.16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097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57225.28" calcext:value-type="float">
            <text:p>57.225,28</text:p>
          </table:table-cell>
          <table:table-cell table:style-name="ce2" office:value-type="string" calcext:value-type="string">
            <text:p>0000000547</text:p>
          </table:table-cell>
          <table:table-cell office:value-type="string" calcext:value-type="string">
            <text:p>ABACHE PACHECO JOSE GREGORIO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1639.04" calcext:value-type="float">
            <text:p>11.639,04</text:p>
          </table:table-cell>
          <table:table-cell office:value-type="float" office:value="45586.24" calcext:value-type="float">
            <text:p>45.586,24</text:p>
          </table:table-cell>
          <table:table-cell office:value-type="string" calcext:value-type="string">
            <text:p>-45586.24</text:p>
          </table:table-cell>
          <table:table-cell table:formula="of:=CONCATENATE(&quot;insert into sigesp_cmp values('0001','SCGCMP','&quot;;[.A67];&quot;','&quot;;[.B67];&quot;','---','-------------------------','COMPROBANTE DE AJUSTE POR CIERRE DE ORDEN DE SERVICIO (SIGESP)',&quot;;1;&quot;,'P','&quot;;[.D67];&quot;','----------',&quot;;[.Q67];&quot;,0,0,0,'--','SIGESP');&quot;)" office:value-type="string" office:string-value="insert into sigesp_cmp values('0001','SCGCMP','000000000000978','2014-10-20','---','-------------------------','COMPROBANTE DE AJUSTE POR CIERRE DE ORDEN DE SERVICIO (SIGESP)',1,'P','0000000547','----------',-45586.24,0,0,0,'--','SIGESP');" calcext:value-type="string">
            <text:p>insert into sigesp_cmp values('0001','SCGCMP','000000000000978','2014-10-20','---','-------------------------','COMPROBANTE DE AJUSTE POR CIERRE DE ORDEN DE SERVICIO (SIGESP)',1,'P','0000000547','----------',-45586.24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04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50400" calcext:value-type="float">
            <text:p>50.400,00</text:p>
          </table:table-cell>
          <table:table-cell table:style-name="ce2" office:value-type="string" calcext:value-type="string">
            <text:p>0000002426</text:p>
          </table:table-cell>
          <table:table-cell office:value-type="string" calcext:value-type="string">
            <text:p>JULIO CESAR CANAS ROJAS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1000" calcext:value-type="float">
            <text:p>21.000,00</text:p>
          </table:table-cell>
          <table:table-cell office:value-type="float" office:value="29400" calcext:value-type="float">
            <text:p>29.400,00</text:p>
          </table:table-cell>
          <table:table-cell table:style-name="ce6" office:value-type="float" office:value="-29400" calcext:value-type="float">
            <text:p>-29400</text:p>
          </table:table-cell>
          <table:table-cell table:formula="of:=CONCATENATE(&quot;insert into sigesp_cmp values('0001','SCGCMP','&quot;;[.A68];&quot;','&quot;;[.B68];&quot;','---','-------------------------','COMPROBANTE DE AJUSTE POR CIERRE DE ORDEN DE SERVICIO (SIGESP)',&quot;;1;&quot;,'P','&quot;;[.D68];&quot;','----------',&quot;;[.Q68];&quot;,0,0,0,'--','SIGESP');&quot;)" office:value-type="string" office:string-value="insert into sigesp_cmp values('0001','SCGCMP','000000000001004','2014-10-20','---','-------------------------','COMPROBANTE DE AJUSTE POR CIERRE DE ORDEN DE SERVICIO (SIGESP)',1,'P','0000002426','----------',-29400,0,0,0,'--','SIGESP');" calcext:value-type="string">
            <text:p>insert into sigesp_cmp values('0001','SCGCMP','000000000001004','2014-10-20','---','-------------------------','COMPROBANTE DE AJUSTE POR CIERRE DE ORDEN DE SERVICIO (SIGESP)',1,'P','0000002426','----------',-294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0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52500" calcext:value-type="float">
            <text:p>52.500,00</text:p>
          </table:table-cell>
          <table:table-cell table:style-name="ce2" office:value-type="string" calcext:value-type="string">
            <text:p>0000002403</text:p>
          </table:table-cell>
          <table:table-cell office:value-type="string" calcext:value-type="string">
            <text:p>YOEL RAFAEL ECHARBONE BELLORIN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8750" calcext:value-type="float">
            <text:p>8.750,00</text:p>
          </table:table-cell>
          <table:table-cell office:value-type="float" office:value="43750" calcext:value-type="float">
            <text:p>43.750,00</text:p>
          </table:table-cell>
          <table:table-cell table:style-name="ce6" office:value-type="float" office:value="-43750" calcext:value-type="float">
            <text:p>-43750</text:p>
          </table:table-cell>
          <table:table-cell table:formula="of:=CONCATENATE(&quot;insert into sigesp_cmp values('0001','SCGCMP','&quot;;[.A69];&quot;','&quot;;[.B69];&quot;','---','-------------------------','COMPROBANTE DE AJUSTE POR CIERRE DE ORDEN DE SERVICIO (SIGESP)',&quot;;1;&quot;,'P','&quot;;[.D69];&quot;','----------',&quot;;[.Q69];&quot;,0,0,0,'--','SIGESP');&quot;)" office:value-type="string" office:string-value="insert into sigesp_cmp values('0001','SCGCMP','000000000001006','2014-10-20','---','-------------------------','COMPROBANTE DE AJUSTE POR CIERRE DE ORDEN DE SERVICIO (SIGESP)',1,'P','0000002403','----------',-43750,0,0,0,'--','SIGESP');" calcext:value-type="string">
            <text:p>insert into sigesp_cmp values('0001','SCGCMP','000000000001006','2014-10-20','---','-------------------------','COMPROBANTE DE AJUSTE POR CIERRE DE ORDEN DE SERVICIO (SIGESP)',1,'P','0000002403','----------',-4375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1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0021</text:p>
          </table:table-cell>
          <table:table-cell office:value-type="string" calcext:value-type="string">
            <text:p>ASOC. COOP. AGROPECUARIA EL MERECUREL, R.L.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84218.51" calcext:value-type="float">
            <text:p>84.218,51</text:p>
          </table:table-cell>
          <table:table-cell office:value-type="float" office:value="84665.62" calcext:value-type="float">
            <text:p>84.665,62</text:p>
          </table:table-cell>
          <table:table-cell office:value-type="string" calcext:value-type="string">
            <text:p>-84665.62</text:p>
          </table:table-cell>
          <table:table-cell table:formula="of:=CONCATENATE(&quot;insert into sigesp_cmp values('0001','SCGCMP','&quot;;[.A70];&quot;','&quot;;[.B70];&quot;','---','-------------------------','COMPROBANTE DE AJUSTE POR CIERRE DE ORDEN DE SERVICIO (SIGESP)',&quot;;1;&quot;,'P','&quot;;[.D70];&quot;','----------',&quot;;[.Q70];&quot;,0,0,0,'--','SIGESP');&quot;)" office:value-type="string" office:string-value="insert into sigesp_cmp values('0001','SCGCMP','000000000001015','2014-10-20','---','-------------------------','COMPROBANTE DE AJUSTE POR CIERRE DE ORDEN DE SERVICIO (SIGESP)',1,'P','0000000021','----------',-84665.62,0,0,0,'--','SIGESP');" calcext:value-type="string">
            <text:p>insert into sigesp_cmp values('0001','SCGCMP','000000000001015','2014-10-20','---','-------------------------','COMPROBANTE DE AJUSTE POR CIERRE DE ORDEN DE SERVICIO (SIGESP)',1,'P','0000000021','----------',-84665.62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1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4224" calcext:value-type="float">
            <text:p>84.224,00</text:p>
          </table:table-cell>
          <table:table-cell table:style-name="ce2" office:value-type="string" calcext:value-type="string">
            <text:p>0000001251</text:p>
          </table:table-cell>
          <table:table-cell office:value-type="string" calcext:value-type="string">
            <text:p>JAIRO JOSE VELASQUEZ GONZALEZ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53760" calcext:value-type="float">
            <text:p>53.760,00</text:p>
          </table:table-cell>
          <table:table-cell office:value-type="float" office:value="30464" calcext:value-type="float">
            <text:p>30.464,00</text:p>
          </table:table-cell>
          <table:table-cell table:style-name="ce6" office:value-type="float" office:value="-30464" calcext:value-type="float">
            <text:p>-30464</text:p>
          </table:table-cell>
          <table:table-cell table:formula="of:=CONCATENATE(&quot;insert into sigesp_cmp values('0001','SCGCMP','&quot;;[.A71];&quot;','&quot;;[.B71];&quot;','---','-------------------------','COMPROBANTE DE AJUSTE POR CIERRE DE ORDEN DE SERVICIO (SIGESP)',&quot;;1;&quot;,'P','&quot;;[.D71];&quot;','----------',&quot;;[.Q71];&quot;,0,0,0,'--','SIGESP');&quot;)" office:value-type="string" office:string-value="insert into sigesp_cmp values('0001','SCGCMP','000000000001016','2014-10-20','---','-------------------------','COMPROBANTE DE AJUSTE POR CIERRE DE ORDEN DE SERVICIO (SIGESP)',1,'P','0000001251','----------',-30464,0,0,0,'--','SIGESP');" calcext:value-type="string">
            <text:p>insert into sigesp_cmp values('0001','SCGCMP','000000000001016','2014-10-20','---','-------------------------','COMPROBANTE DE AJUSTE POR CIERRE DE ORDEN DE SERVICIO (SIGESP)',1,'P','0000001251','----------',-30464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17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4224" calcext:value-type="float">
            <text:p>84.224,00</text:p>
          </table:table-cell>
          <table:table-cell table:style-name="ce2" office:value-type="string" calcext:value-type="string">
            <text:p>0000000549</text:p>
          </table:table-cell>
          <table:table-cell office:value-type="string" calcext:value-type="string">
            <text:p>GABAN OSWALDO JOSE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9424" calcext:value-type="float">
            <text:p>39.424,00</text:p>
          </table:table-cell>
          <table:table-cell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formula="of:=CONCATENATE(&quot;insert into sigesp_cmp values('0001','SCGCMP','&quot;;[.A72];&quot;','&quot;;[.B72];&quot;','---','-------------------------','COMPROBANTE DE AJUSTE POR CIERRE DE ORDEN DE SERVICIO (SIGESP)',&quot;;1;&quot;,'P','&quot;;[.D72];&quot;','----------',&quot;;[.Q72];&quot;,0,0,0,'--','SIGESP');&quot;)" office:value-type="string" office:string-value="insert into sigesp_cmp values('0001','SCGCMP','000000000001017','2014-10-20','---','-------------------------','COMPROBANTE DE AJUSTE POR CIERRE DE ORDEN DE SERVICIO (SIGESP)',1,'P','0000000549','----------',-44800,0,0,0,'--','SIGESP');" calcext:value-type="string">
            <text:p>insert into sigesp_cmp values('0001','SCGCMP','000000000001017','2014-10-20','---','-------------------------','COMPROBANTE DE AJUSTE POR CIERRE DE ORDEN DE SERVICIO (SIGESP)',1,'P','0000000549','----------',-448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1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4224" calcext:value-type="float">
            <text:p>84.224,00</text:p>
          </table:table-cell>
          <table:table-cell table:style-name="ce2" office:value-type="string" calcext:value-type="string">
            <text:p>0000002431</text:p>
          </table:table-cell>
          <table:table-cell office:value-type="string" calcext:value-type="string">
            <text:p>ALEXIS JOSE OROZCO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41216" calcext:value-type="float">
            <text:p>41.216,00</text:p>
          </table:table-cell>
          <table:table-cell office:value-type="float" office:value="43008" calcext:value-type="float">
            <text:p>43.008,00</text:p>
          </table:table-cell>
          <table:table-cell table:style-name="ce6" office:value-type="float" office:value="-43008" calcext:value-type="float">
            <text:p>-43008</text:p>
          </table:table-cell>
          <table:table-cell table:formula="of:=CONCATENATE(&quot;insert into sigesp_cmp values('0001','SCGCMP','&quot;;[.A73];&quot;','&quot;;[.B73];&quot;','---','-------------------------','COMPROBANTE DE AJUSTE POR CIERRE DE ORDEN DE SERVICIO (SIGESP)',&quot;;1;&quot;,'P','&quot;;[.D73];&quot;','----------',&quot;;[.Q73];&quot;,0,0,0,'--','SIGESP');&quot;)" office:value-type="string" office:string-value="insert into sigesp_cmp values('0001','SCGCMP','000000000001018','2014-10-20','---','-------------------------','COMPROBANTE DE AJUSTE POR CIERRE DE ORDEN DE SERVICIO (SIGESP)',1,'P','0000002431','----------',-43008,0,0,0,'--','SIGESP');" calcext:value-type="string">
            <text:p>insert into sigesp_cmp values('0001','SCGCMP','000000000001018','2014-10-20','---','-------------------------','COMPROBANTE DE AJUSTE POR CIERRE DE ORDEN DE SERVICIO (SIGESP)',1,'P','0000002431','----------',-43008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19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4224" calcext:value-type="float">
            <text:p>84.224,00</text:p>
          </table:table-cell>
          <table:table-cell table:style-name="ce2" office:value-type="string" calcext:value-type="string">
            <text:p>0000000550</text:p>
          </table:table-cell>
          <table:table-cell office:value-type="string" calcext:value-type="string">
            <text:p>VELIZ GREGORIO ANTONIO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9424" calcext:value-type="float">
            <text:p>39.424,00</text:p>
          </table:table-cell>
          <table:table-cell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formula="of:=CONCATENATE(&quot;insert into sigesp_cmp values('0001','SCGCMP','&quot;;[.A74];&quot;','&quot;;[.B74];&quot;','---','-------------------------','COMPROBANTE DE AJUSTE POR CIERRE DE ORDEN DE SERVICIO (SIGESP)',&quot;;1;&quot;,'P','&quot;;[.D74];&quot;','----------',&quot;;[.Q74];&quot;,0,0,0,'--','SIGESP');&quot;)" office:value-type="string" office:string-value="insert into sigesp_cmp values('0001','SCGCMP','000000000001019','2014-10-20','---','-------------------------','COMPROBANTE DE AJUSTE POR CIERRE DE ORDEN DE SERVICIO (SIGESP)',1,'P','0000000550','----------',-44800,0,0,0,'--','SIGESP');" calcext:value-type="string">
            <text:p>insert into sigesp_cmp values('0001','SCGCMP','000000000001019','2014-10-20','---','-------------------------','COMPROBANTE DE AJUSTE POR CIERRE DE ORDEN DE SERVICIO (SIGESP)',1,'P','0000000550','----------',-448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2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4224" calcext:value-type="float">
            <text:p>84.224,00</text:p>
          </table:table-cell>
          <table:table-cell table:style-name="ce2" office:value-type="string" calcext:value-type="string">
            <text:p>0000002432</text:p>
          </table:table-cell>
          <table:table-cell office:value-type="string" calcext:value-type="string">
            <text:p>GILBERTO SERRATO SALCEDO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7632" calcext:value-type="float">
            <text:p>37.632,00</text:p>
          </table:table-cell>
          <table:table-cell office:value-type="float" office:value="46592" calcext:value-type="float">
            <text:p>46.592,00</text:p>
          </table:table-cell>
          <table:table-cell table:style-name="ce6" office:value-type="float" office:value="-46592" calcext:value-type="float">
            <text:p>-46592</text:p>
          </table:table-cell>
          <table:table-cell table:formula="of:=CONCATENATE(&quot;insert into sigesp_cmp values('0001','SCGCMP','&quot;;[.A75];&quot;','&quot;;[.B75];&quot;','---','-------------------------','COMPROBANTE DE AJUSTE POR CIERRE DE ORDEN DE SERVICIO (SIGESP)',&quot;;1;&quot;,'P','&quot;;[.D75];&quot;','----------',&quot;;[.Q75];&quot;,0,0,0,'--','SIGESP');&quot;)" office:value-type="string" office:string-value="insert into sigesp_cmp values('0001','SCGCMP','000000000001020','2014-10-20','---','-------------------------','COMPROBANTE DE AJUSTE POR CIERRE DE ORDEN DE SERVICIO (SIGESP)',1,'P','0000002432','----------',-46592,0,0,0,'--','SIGESP');" calcext:value-type="string">
            <text:p>insert into sigesp_cmp values('0001','SCGCMP','000000000001020','2014-10-20','---','-------------------------','COMPROBANTE DE AJUSTE POR CIERRE DE ORDEN DE SERVICIO (SIGESP)',1,'P','0000002432','----------',-46592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21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4224" calcext:value-type="float">
            <text:p>84.224,00</text:p>
          </table:table-cell>
          <table:table-cell table:style-name="ce2" office:value-type="string" calcext:value-type="string">
            <text:p>0000000547</text:p>
          </table:table-cell>
          <table:table-cell office:value-type="string" calcext:value-type="string">
            <text:p>ABACHE PACHECO JOSE GREGORIO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9424" calcext:value-type="float">
            <text:p>39.424,00</text:p>
          </table:table-cell>
          <table:table-cell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formula="of:=CONCATENATE(&quot;insert into sigesp_cmp values('0001','SCGCMP','&quot;;[.A76];&quot;','&quot;;[.B76];&quot;','---','-------------------------','COMPROBANTE DE AJUSTE POR CIERRE DE ORDEN DE SERVICIO (SIGESP)',&quot;;1;&quot;,'P','&quot;;[.D76];&quot;','----------',&quot;;[.Q76];&quot;,0,0,0,'--','SIGESP');&quot;)" office:value-type="string" office:string-value="insert into sigesp_cmp values('0001','SCGCMP','000000000001021','2014-10-20','---','-------------------------','COMPROBANTE DE AJUSTE POR CIERRE DE ORDEN DE SERVICIO (SIGESP)',1,'P','0000000547','----------',-44800,0,0,0,'--','SIGESP');" calcext:value-type="string">
            <text:p>insert into sigesp_cmp values('0001','SCGCMP','000000000001021','2014-10-20','---','-------------------------','COMPROBANTE DE AJUSTE POR CIERRE DE ORDEN DE SERVICIO (SIGESP)',1,'P','0000000547','----------',-448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23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2433</text:p>
          </table:table-cell>
          <table:table-cell office:value-type="string" calcext:value-type="string">
            <text:p>ASOC. COOP. RESCATE DE DIOS, R.L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36755.71" calcext:value-type="float">
            <text:p>136.755,71</text:p>
          </table:table-cell>
          <table:table-cell office:value-type="float" office:value="156537.29" calcext:value-type="float">
            <text:p>156.537,29</text:p>
          </table:table-cell>
          <table:table-cell office:value-type="string" calcext:value-type="string">
            <text:p>-156537.29</text:p>
          </table:table-cell>
          <table:table-cell table:formula="of:=CONCATENATE(&quot;insert into sigesp_cmp values('0001','SCGCMP','&quot;;[.A77];&quot;','&quot;;[.B77];&quot;','---','-------------------------','COMPROBANTE DE AJUSTE POR CIERRE DE ORDEN DE SERVICIO (SIGESP)',&quot;;1;&quot;,'P','&quot;;[.D77];&quot;','----------',&quot;;[.Q77];&quot;,0,0,0,'--','SIGESP');&quot;)" office:value-type="string" office:string-value="insert into sigesp_cmp values('0001','SCGCMP','000000000001023','2014-10-20','---','-------------------------','COMPROBANTE DE AJUSTE POR CIERRE DE ORDEN DE SERVICIO (SIGESP)',1,'P','0000002433','----------',-156537.29,0,0,0,'--','SIGESP');" calcext:value-type="string">
            <text:p>insert into sigesp_cmp values('0001','SCGCMP','000000000001023','2014-10-20','---','-------------------------','COMPROBANTE DE AJUSTE POR CIERRE DE ORDEN DE SERVICIO (SIGESP)',1,'P','0000002433','----------',-156537.29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2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4224" calcext:value-type="float">
            <text:p>84.224,00</text:p>
          </table:table-cell>
          <table:table-cell table:style-name="ce2" office:value-type="string" calcext:value-type="string">
            <text:p>0000000552</text:p>
          </table:table-cell>
          <table:table-cell office:value-type="string" calcext:value-type="string">
            <text:p>RIVAS VILLANUEVA GREGORI JUNIOR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9424" calcext:value-type="float">
            <text:p>39.424,00</text:p>
          </table:table-cell>
          <table:table-cell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formula="of:=CONCATENATE(&quot;insert into sigesp_cmp values('0001','SCGCMP','&quot;;[.A78];&quot;','&quot;;[.B78];&quot;','---','-------------------------','COMPROBANTE DE AJUSTE POR CIERRE DE ORDEN DE SERVICIO (SIGESP)',&quot;;1;&quot;,'P','&quot;;[.D78];&quot;','----------',&quot;;[.Q78];&quot;,0,0,0,'--','SIGESP');&quot;)" office:value-type="string" office:string-value="insert into sigesp_cmp values('0001','SCGCMP','000000000001025','2014-10-20','---','-------------------------','COMPROBANTE DE AJUSTE POR CIERRE DE ORDEN DE SERVICIO (SIGESP)',1,'P','0000000552','----------',-44800,0,0,0,'--','SIGESP');" calcext:value-type="string">
            <text:p>insert into sigesp_cmp values('0001','SCGCMP','000000000001025','2014-10-20','---','-------------------------','COMPROBANTE DE AJUSTE POR CIERRE DE ORDEN DE SERVICIO (SIGESP)',1,'P','0000000552','----------',-448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34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57225.28" calcext:value-type="float">
            <text:p>57.225,28</text:p>
          </table:table-cell>
          <table:table-cell table:style-name="ce2" office:value-type="string" calcext:value-type="string">
            <text:p>0000002437</text:p>
          </table:table-cell>
          <table:table-cell office:value-type="string" calcext:value-type="string">
            <text:p>TEODORO ELIBERTO MARCANO FIGUEROA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6789.44" calcext:value-type="float">
            <text:p>6.789,44</text:p>
          </table:table-cell>
          <table:table-cell office:value-type="float" office:value="50435.84" calcext:value-type="float">
            <text:p>50.435,84</text:p>
          </table:table-cell>
          <table:table-cell office:value-type="string" calcext:value-type="string">
            <text:p>-50435.84</text:p>
          </table:table-cell>
          <table:table-cell table:formula="of:=CONCATENATE(&quot;insert into sigesp_cmp values('0001','SCGCMP','&quot;;[.A79];&quot;','&quot;;[.B79];&quot;','---','-------------------------','COMPROBANTE DE AJUSTE POR CIERRE DE ORDEN DE SERVICIO (SIGESP)',&quot;;1;&quot;,'P','&quot;;[.D79];&quot;','----------',&quot;;[.Q79];&quot;,0,0,0,'--','SIGESP');&quot;)" office:value-type="string" office:string-value="insert into sigesp_cmp values('0001','SCGCMP','000000000001034','2014-10-20','---','-------------------------','COMPROBANTE DE AJUSTE POR CIERRE DE ORDEN DE SERVICIO (SIGESP)',1,'P','0000002437','----------',-50435.84,0,0,0,'--','SIGESP');" calcext:value-type="string">
            <text:p>insert into sigesp_cmp values('0001','SCGCMP','000000000001034','2014-10-20','---','-------------------------','COMPROBANTE DE AJUSTE POR CIERRE DE ORDEN DE SERVICIO (SIGESP)',1,'P','0000002437','----------',-50435.84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3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4224" calcext:value-type="float">
            <text:p>84.224,00</text:p>
          </table:table-cell>
          <table:table-cell table:style-name="ce2" office:value-type="string" calcext:value-type="string">
            <text:p>0000002437</text:p>
          </table:table-cell>
          <table:table-cell office:value-type="string" calcext:value-type="string">
            <text:p>TEODORO ELIBERTO MARCANO FIGUEROA</text:p>
          </table:table-cell>
          <table:table-cell table:style-name="ce2" office:value-type="string" calcext:value-type="string">
            <text:p>0000004201</text:p>
          </table:table-cell>
          <table:table-cell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9424" calcext:value-type="float">
            <text:p>39.424,00</text:p>
          </table:table-cell>
          <table:table-cell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formula="of:=CONCATENATE(&quot;insert into sigesp_cmp values('0001','SCGCMP','&quot;;[.A80];&quot;','&quot;;[.B80];&quot;','---','-------------------------','COMPROBANTE DE AJUSTE POR CIERRE DE ORDEN DE SERVICIO (SIGESP)',&quot;;1;&quot;,'P','&quot;;[.D80];&quot;','----------',&quot;;[.Q80];&quot;,0,0,0,'--','SIGESP');&quot;)" office:value-type="string" office:string-value="insert into sigesp_cmp values('0001','SCGCMP','000000000001035','2014-10-20','---','-------------------------','COMPROBANTE DE AJUSTE POR CIERRE DE ORDEN DE SERVICIO (SIGESP)',1,'P','0000002437','----------',-44800,0,0,0,'--','SIGESP');" calcext:value-type="string">
            <text:p>insert into sigesp_cmp values('0001','SCGCMP','000000000001035','2014-10-20','---','-------------------------','COMPROBANTE DE AJUSTE POR CIERRE DE ORDEN DE SERVICIO (SIGESP)',1,'P','0000002437','----------',-448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068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50400" calcext:value-type="float">
            <text:p>50.400,00</text:p>
          </table:table-cell>
          <table:table-cell table:style-name="ce2" office:value-type="string" calcext:value-type="string">
            <text:p>0000002442</text:p>
          </table:table-cell>
          <table:table-cell office:value-type="string" calcext:value-type="string">
            <text:p>CARMEN MERCEDES LLOVERA PULIDO</text:p>
          </table:table-cell>
          <table:table-cell table:style-name="ce2" office:value-type="string" calcext:value-type="string">
            <text:p>0000004202</text:p>
          </table:table-cell>
          <table:table-cell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0800" calcext:value-type="float">
            <text:p>30.800,00</text:p>
          </table:table-cell>
          <table:table-cell office:value-type="float" office:value="19600" calcext:value-type="float">
            <text:p>19.600,00</text:p>
          </table:table-cell>
          <table:table-cell table:style-name="ce6" office:value-type="float" office:value="-19600" calcext:value-type="float">
            <text:p>-19600</text:p>
          </table:table-cell>
          <table:table-cell table:formula="of:=CONCATENATE(&quot;insert into sigesp_cmp values('0001','SCGCMP','&quot;;[.A81];&quot;','&quot;;[.B81];&quot;','---','-------------------------','COMPROBANTE DE AJUSTE POR CIERRE DE ORDEN DE SERVICIO (SIGESP)',&quot;;1;&quot;,'P','&quot;;[.D81];&quot;','----------',&quot;;[.Q81];&quot;,0,0,0,'--','SIGESP');&quot;)" office:value-type="string" office:string-value="insert into sigesp_cmp values('0001','SCGCMP','000000000001068','2014-10-20','---','-------------------------','COMPROBANTE DE AJUSTE POR CIERRE DE ORDEN DE SERVICIO (SIGESP)',1,'P','0000002442','----------',-19600,0,0,0,'--','SIGESP');" calcext:value-type="string">
            <text:p>insert into sigesp_cmp values('0001','SCGCMP','000000000001068','2014-10-20','---','-------------------------','COMPROBANTE DE AJUSTE POR CIERRE DE ORDEN DE SERVICIO (SIGESP)',1,'P','0000002442','----------',-19600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127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89010" calcext:value-type="float">
            <text:p>89.010,00</text:p>
          </table:table-cell>
          <table:table-cell table:style-name="ce2" office:value-type="string" calcext:value-type="string">
            <text:p>0000000040</text:p>
          </table:table-cell>
          <table:table-cell office:value-type="string" calcext:value-type="string">
            <text:p>ASOC. COOP. EL RENACER DE ORIENTE,R.L.</text:p>
          </table:table-cell>
          <table:table-cell table:style-name="ce2" office:value-type="string" calcext:value-type="string">
            <text:p>0000003701</text:p>
          </table:table-cell>
          <table:table-cell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81673.79" calcext:value-type="float">
            <text:p>81.673,79</text:p>
          </table:table-cell>
          <table:table-cell office:value-type="float" office:value="7336.21000000001" calcext:value-type="float">
            <text:p>7.336,21</text:p>
          </table:table-cell>
          <table:table-cell office:value-type="string" calcext:value-type="string">
            <text:p>-7336.21000000001</text:p>
          </table:table-cell>
          <table:table-cell table:formula="of:=CONCATENATE(&quot;insert into sigesp_cmp values('0001','SCGCMP','&quot;;[.A82];&quot;','&quot;;[.B82];&quot;','---','-------------------------','COMPROBANTE DE AJUSTE POR CIERRE DE ORDEN DE SERVICIO (SIGESP)',&quot;;1;&quot;,'P','&quot;;[.D82];&quot;','----------',&quot;;[.Q82];&quot;,0,0,0,'--','SIGESP');&quot;)" office:value-type="string" office:string-value="insert into sigesp_cmp values('0001','SCGCMP','000000000001127','2014-10-20','---','-------------------------','COMPROBANTE DE AJUSTE POR CIERRE DE ORDEN DE SERVICIO (SIGESP)',1,'P','0000000040','----------',-7336.21000000001,0,0,0,'--','SIGESP');" calcext:value-type="string">
            <text:p>insert into sigesp_cmp values('0001','SCGCMP','000000000001127','2014-10-20','---','-------------------------','COMPROBANTE DE AJUSTE POR CIERRE DE ORDEN DE SERVICIO (SIGESP)',1,'P','0000000040','----------',-7336.21000000001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224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45000" calcext:value-type="float">
            <text:p>345.000,00</text:p>
          </table:table-cell>
          <table:table-cell table:style-name="ce2"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29329.6" calcext:value-type="float">
            <text:p>29.329,60</text:p>
          </table:table-cell>
          <table:table-cell office:value-type="float" office:value="315670.4" calcext:value-type="float">
            <text:p>315.670,40</text:p>
          </table:table-cell>
          <table:table-cell office:value-type="string" calcext:value-type="string">
            <text:p>-315670.4</text:p>
          </table:table-cell>
          <table:table-cell table:formula="of:=CONCATENATE(&quot;insert into sigesp_cmp values('0001','SCGCMP','&quot;;[.A83];&quot;','&quot;;[.B83];&quot;','---','-------------------------','COMPROBANTE DE AJUSTE POR CIERRE DE ORDEN DE SERVICIO (SIGESP)',&quot;;1;&quot;,'P','&quot;;[.D83];&quot;','----------',&quot;;[.Q83];&quot;,0,0,0,'--','SIGESP');&quot;)" office:value-type="string" office:string-value="insert into sigesp_cmp values('0001','SCGCMP','000000000001224','2014-10-20','---','-------------------------','COMPROBANTE DE AJUSTE POR CIERRE DE ORDEN DE SERVICIO (SIGESP)',1,'P','0000000517','----------',-315670.4,0,0,0,'--','SIGESP');" calcext:value-type="string">
            <text:p>insert into sigesp_cmp values('0001','SCGCMP','000000000001224','2014-10-20','---','-------------------------','COMPROBANTE DE AJUSTE POR CIERRE DE ORDEN DE SERVICIO (SIGESP)',1,'P','0000000517','----------',-315670.4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225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45000" calcext:value-type="float">
            <text:p>345.000,00</text:p>
          </table:table-cell>
          <table:table-cell table:style-name="ce2"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00139.65" calcext:value-type="float">
            <text:p>300.139,65</text:p>
          </table:table-cell>
          <table:table-cell office:value-type="float" office:value="44860.35" calcext:value-type="float">
            <text:p>44.860,35</text:p>
          </table:table-cell>
          <table:table-cell office:value-type="string" calcext:value-type="string">
            <text:p>-44860.35</text:p>
          </table:table-cell>
          <table:table-cell table:formula="of:=CONCATENATE(&quot;insert into sigesp_cmp values('0001','SCGCMP','&quot;;[.A84];&quot;','&quot;;[.B84];&quot;','---','-------------------------','COMPROBANTE DE AJUSTE POR CIERRE DE ORDEN DE SERVICIO (SIGESP)',&quot;;1;&quot;,'P','&quot;;[.D84];&quot;','----------',&quot;;[.Q84];&quot;,0,0,0,'--','SIGESP');&quot;)" office:value-type="string" office:string-value="insert into sigesp_cmp values('0001','SCGCMP','000000000001225','2014-10-20','---','-------------------------','COMPROBANTE DE AJUSTE POR CIERRE DE ORDEN DE SERVICIO (SIGESP)',1,'P','0000000095','----------',-44860.35,0,0,0,'--','SIGESP');" calcext:value-type="string">
            <text:p>insert into sigesp_cmp values('0001','SCGCMP','000000000001225','2014-10-20','---','-------------------------','COMPROBANTE DE AJUSTE POR CIERRE DE ORDEN DE SERVICIO (SIGESP)',1,'P','0000000095','----------',-44860.35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227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45000" calcext:value-type="float">
            <text:p>345.000,00</text:p>
          </table:table-cell>
          <table:table-cell table:style-name="ce2" office:value-type="string" calcext:value-type="string">
            <text:p>0000000958</text:p>
          </table:table-cell>
          <table:table-cell office:value-type="string" calcext:value-type="string">
            <text:p>COOPERATIVA SANTA CRUZ DOS, R.L.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164558.1" calcext:value-type="float">
            <text:p>164.558,10</text:p>
          </table:table-cell>
          <table:table-cell office:value-type="float" office:value="180441.9" calcext:value-type="float">
            <text:p>180.441,90</text:p>
          </table:table-cell>
          <table:table-cell office:value-type="string" calcext:value-type="string">
            <text:p>-180441.9</text:p>
          </table:table-cell>
          <table:table-cell table:formula="of:=CONCATENATE(&quot;insert into sigesp_cmp values('0001','SCGCMP','&quot;;[.A85];&quot;','&quot;;[.B85];&quot;','---','-------------------------','COMPROBANTE DE AJUSTE POR CIERRE DE ORDEN DE SERVICIO (SIGESP)',&quot;;1;&quot;,'P','&quot;;[.D85];&quot;','----------',&quot;;[.Q85];&quot;,0,0,0,'--','SIGESP');&quot;)" office:value-type="string" office:string-value="insert into sigesp_cmp values('0001','SCGCMP','000000000001227','2014-10-20','---','-------------------------','COMPROBANTE DE AJUSTE POR CIERRE DE ORDEN DE SERVICIO (SIGESP)',1,'P','0000000958','----------',-180441.9,0,0,0,'--','SIGESP');" calcext:value-type="string">
            <text:p>insert into sigesp_cmp values('0001','SCGCMP','000000000001227','2014-10-20','---','-------------------------','COMPROBANTE DE AJUSTE POR CIERRE DE ORDEN DE SERVICIO (SIGESP)',1,'P','0000000958','----------',-180441.9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230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45000" calcext:value-type="float">
            <text:p>345.000,00</text:p>
          </table:table-cell>
          <table:table-cell table:style-name="ce2" office:value-type="string" calcext:value-type="string">
            <text:p>0000002482</text:p>
          </table:table-cell>
          <table:table-cell office:value-type="string" calcext:value-type="string">
            <text:p>ASOC. COOP. VALLES DEL CARATAL, R.L. 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47026.95" calcext:value-type="float">
            <text:p>47.026,95</text:p>
          </table:table-cell>
          <table:table-cell office:value-type="float" office:value="297973.05" calcext:value-type="float">
            <text:p>297.973,05</text:p>
          </table:table-cell>
          <table:table-cell office:value-type="string" calcext:value-type="string">
            <text:p>-297973.05</text:p>
          </table:table-cell>
          <table:table-cell table:formula="of:=CONCATENATE(&quot;insert into sigesp_cmp values('0001','SCGCMP','&quot;;[.A86];&quot;','&quot;;[.B86];&quot;','---','-------------------------','COMPROBANTE DE AJUSTE POR CIERRE DE ORDEN DE SERVICIO (SIGESP)',&quot;;1;&quot;,'P','&quot;;[.D86];&quot;','----------',&quot;;[.Q86];&quot;,0,0,0,'--','SIGESP');&quot;)" office:value-type="string" office:string-value="insert into sigesp_cmp values('0001','SCGCMP','000000000001230','2014-10-20','---','-------------------------','COMPROBANTE DE AJUSTE POR CIERRE DE ORDEN DE SERVICIO (SIGESP)',1,'P','0000002482','----------',-297973.05,0,0,0,'--','SIGESP');" calcext:value-type="string">
            <text:p>insert into sigesp_cmp values('0001','SCGCMP','000000000001230','2014-10-20','---','-------------------------','COMPROBANTE DE AJUSTE POR CIERRE DE ORDEN DE SERVICIO (SIGESP)',1,'P','0000002482','----------',-297973.05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233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60000" calcext:value-type="float">
            <text:p>360.000,00</text:p>
          </table:table-cell>
          <table:table-cell table:style-name="ce2"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59407.2" calcext:value-type="float">
            <text:p>359.407,20</text:p>
          </table:table-cell>
          <table:table-cell office:value-type="float" office:value="592.799999999988" calcext:value-type="float">
            <text:p>592,80</text:p>
          </table:table-cell>
          <table:table-cell office:value-type="string" calcext:value-type="string">
            <text:p>-592.799999999988</text:p>
          </table:table-cell>
          <table:table-cell table:formula="of:=CONCATENATE(&quot;insert into sigesp_cmp values('0001','SCGCMP','&quot;;[.A87];&quot;','&quot;;[.B87];&quot;','---','-------------------------','COMPROBANTE DE AJUSTE POR CIERRE DE ORDEN DE SERVICIO (SIGESP)',&quot;;1;&quot;,'P','&quot;;[.D87];&quot;','----------',&quot;;[.Q87];&quot;,0,0,0,'--','SIGESP');&quot;)" office:value-type="string" office:string-value="insert into sigesp_cmp values('0001','SCGCMP','000000000001233','2014-10-20','---','-------------------------','COMPROBANTE DE AJUSTE POR CIERRE DE ORDEN DE SERVICIO (SIGESP)',1,'P','0000000041','----------',-592.799999999988,0,0,0,'--','SIGESP');" calcext:value-type="string">
            <text:p>insert into sigesp_cmp values('0001','SCGCMP','000000000001233','2014-10-20','---','-------------------------','COMPROBANTE DE AJUSTE POR CIERRE DE ORDEN DE SERVICIO (SIGESP)',1,'P','0000000041','----------',-592.799999999988,0,0,0,'--','SIGESP');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000000000001236</text:p>
          </table:table-cell>
          <table:table-cell table:style-name="ce2" office:value-type="string" calcext:value-type="string">
            <text:p>2014-10-20</text:p>
          </table:table-cell>
          <table:table-cell office:value-type="float" office:value="360000" calcext:value-type="float">
            <text:p>360.000,00</text:p>
          </table:table-cell>
          <table:table-cell table:style-name="ce2" office:value-type="string" calcext:value-type="string">
            <text:p>0000000807</text:p>
          </table:table-cell>
          <table:table-cell office:value-type="string" calcext:value-type="string">
            <text:p>COOPERATIVA LA FORTUNA DE VARGAS RL</text:p>
          </table:table-cell>
          <table:table-cell table:style-name="ce2" office:value-type="string" calcext:value-type="string">
            <text:p>0000003802</text:p>
          </table:table-cell>
          <table:table-cell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office:value-type="float" office:value="355025.6" calcext:value-type="float">
            <text:p>355.025,60</text:p>
          </table:table-cell>
          <table:table-cell office:value-type="float" office:value="4974.40000000002" calcext:value-type="float">
            <text:p>4.974,40</text:p>
          </table:table-cell>
          <table:table-cell office:value-type="string" calcext:value-type="string">
            <text:p>-4974.40000000002</text:p>
          </table:table-cell>
          <table:table-cell table:formula="of:=CONCATENATE(&quot;insert into sigesp_cmp values('0001','SCGCMP','&quot;;[.A88];&quot;','&quot;;[.B88];&quot;','---','-------------------------','COMPROBANTE DE AJUSTE POR CIERRE DE ORDEN DE SERVICIO (SIGESP)',&quot;;1;&quot;,'P','&quot;;[.D88];&quot;','----------',&quot;;[.Q88];&quot;,0,0,0,'--','SIGESP');&quot;)" office:value-type="string" office:string-value="insert into sigesp_cmp values('0001','SCGCMP','000000000001236','2014-10-20','---','-------------------------','COMPROBANTE DE AJUSTE POR CIERRE DE ORDEN DE SERVICIO (SIGESP)',1,'P','0000000807','----------',-4974.40000000002,0,0,0,'--','SIGESP');" calcext:value-type="string">
            <text:p>insert into sigesp_cmp values('0001','SCGCMP','000000000001236','2014-10-20','---','-------------------------','COMPROBANTE DE AJUSTE POR CIERRE DE ORDEN DE SERVICIO (SIGESP)',1,'P','0000000807','----------',-4974.40000000002,0,0,0,'--','SIGESP');</text:p>
          </table:table-cell>
          <table:table-cell table:number-columns-repeated="1004"/>
        </table:table-row>
        <table:table-row table:style-name="ro2" table:number-rows-repeated="1048473">
          <table:table-cell table:number-columns-repeated="1022"/>
        </table:table-row>
        <table:table-row table:style-name="ro3" table:number-rows-repeated="1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Hoja2" table:style-name="ta1"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3" table:number-columns-repeated="4" table:default-cell-style-name="Default"/>
        <table:table-column table:style-name="co13" table:default-cell-style-name="ce8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Orden de Servicios</text:p>
          </table:table-cell>
          <table:table-cell table:style-name="ce1" office:value-type="string" calcext:value-type="string">
            <text:p>Fecha Compra</text:p>
          </table:table-cell>
          <table:table-cell table:style-name="ce3" office:value-type="string" calcext:value-type="string">
            <text:p>Monto Bs.</text:p>
          </table:table-cell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Descripcion</text:p>
          </table:table-cell>
          <table:table-cell table:style-name="ce4" office:value-type="string" calcext:value-type="string" table:number-columns-spanned="5" table:number-rows-spanned="1">
            <text:p>Estructura Programatica</text:p>
          </table:table-cell>
          <table:covered-table-cell table:number-columns-repeated="4" table:style-name="ce1"/>
          <table:table-cell table:style-name="ce1" office:value-type="string" calcext:value-type="string">
            <text:p>Especifica</text:p>
          </table:table-cell>
          <table:table-cell table:style-name="ce1" office:value-type="string" calcext:value-type="string">
            <text:p>estcla</text:p>
          </table:table-cell>
          <table:table-cell table:style-name="ce3" office:value-type="string" calcext:value-type="string">
            <text:p>Pagado</text:p>
          </table:table-cell>
          <table:table-cell table:style-name="ce3" office:value-type="string" calcext:value-type="string">
            <text:p>Por Cerrar</text:p>
          </table:table-cell>
          <table:table-cell table:style-name="ce5"/>
          <table:table-cell/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21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14000" calcext:value-type="float">
            <text:p>114.000,00</text:p>
          </table:table-cell>
          <table:table-cell table:style-name="ce2" office:value-type="string" calcext:value-type="string">
            <text:p>0000000477</text:p>
          </table:table-cell>
          <table:table-cell table:style-name="ce1" office:value-type="string" calcext:value-type="string">
            <text:p>SUAREZ SANDRA ELENA</text:p>
          </table:table-cell>
          <table:table-cell table:style-name="ce2" office:value-type="string" calcext:value-type="string">
            <text:p>0000003701</text:p>
          </table:table-cell>
          <table:table-cell table:style-name="ce1"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3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2]+-[.P2]" office:value-type="float" office:value="85500" calcext:value-type="float">
            <text:p>85.500,00</text:p>
          </table:table-cell>
          <table:table-cell table:style-name="ce3" office:value-type="float" office:value="28500" calcext:value-type="float">
            <text:p>28.500,00</text:p>
          </table:table-cell>
          <table:table-cell table:style-name="ce6" office:value-type="float" office:value="-28500" calcext:value-type="float">
            <text:p>-28500</text:p>
          </table:table-cell>
          <table:table-cell table:style-name="ce1" table:formula="of:=CONCATENATE(&quot;insert into spg_dt_cmp values('0001','SCGCMP','&quot;;[.A2];&quot;','&quot;;[.B2];&quot;','---','-------------------------','&quot;;[.N2];&quot;','&quot;;[.H2];&quot;','&quot;;[.I2];&quot;','&quot;;[.J2];&quot;','&quot;;[.K2];&quot;','&quot;;[.L2];&quot;','&quot;;[.M2];&quot;','SOCCOS','&quot;;[.A2];&quot;','CS','--','COMPROBANTE DE AJUSTE POR CIERRE DE ORDEN DE SERVICIO (SIGESP)',&quot;;[.Q2];&quot;,1);&quot;)" office:value-type="string" office:string-value="insert into spg_dt_cmp values('0001','SCGCMP','000000000000215','2014-10-20','---','-------------------------','P','0000000000000000000000008','0000000000000000000003701','0000000000000000000000003','0000000000000000000000002','0000000000000000000000001','403990100','SOCCOS','000000000000215','CS','--','COMPROBANTE DE AJUSTE POR CIERRE DE ORDEN DE SERVICIO (SIGESP)',-28500,1);" calcext:value-type="string">
            <text:p>insert into spg_dt_cmp values('0001','SCGCMP','000000000000215','2014-10-20','---','-------------------------','P','0000000000000000000000008','0000000000000000000003701','0000000000000000000000003','0000000000000000000000002','0000000000000000000000001','403990100','SOCCOS','000000000000215','CS','--','COMPROBANTE DE AJUSTE POR CIERRE DE ORDEN DE SERVICIO (SIGESP)',-285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21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3680" calcext:value-type="float">
            <text:p>13.680,00</text:p>
          </table:table-cell>
          <table:table-cell table:style-name="ce2" office:value-type="string" calcext:value-type="string">
            <text:p>0000000477</text:p>
          </table:table-cell>
          <table:table-cell table:style-name="ce1" office:value-type="string" calcext:value-type="string">
            <text:p>SUAREZ SANDRA ELENA</text:p>
          </table:table-cell>
          <table:table-cell table:style-name="ce2" office:value-type="string" calcext:value-type="string">
            <text:p>0000003702</text:p>
          </table:table-cell>
          <table:table-cell table:style-name="ce1"/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18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3]+-[.P3]" office:value-type="float" office:value="10260" calcext:value-type="float">
            <text:p>10.260,00</text:p>
          </table:table-cell>
          <table:table-cell table:style-name="ce3" office:value-type="float" office:value="3420" calcext:value-type="float">
            <text:p>3.420,00</text:p>
          </table:table-cell>
          <table:table-cell table:style-name="ce6" office:value-type="float" office:value="-3420" calcext:value-type="float">
            <text:p>-3420</text:p>
          </table:table-cell>
          <table:table-cell table:style-name="ce1" table:formula="of:=CONCATENATE(&quot;insert into spg_dt_cmp values('0001','SCGCMP','&quot;;[.A3];&quot;','&quot;;[.B3];&quot;','---','-------------------------','&quot;;[.N3];&quot;','&quot;;[.H3];&quot;','&quot;;[.I3];&quot;','&quot;;[.J3];&quot;','&quot;;[.K3];&quot;','&quot;;[.L3];&quot;','&quot;;[.M3];&quot;','SOCCOS','&quot;;[.A3];&quot;','CS','--','COMPROBANTE DE AJUSTE POR CIERRE DE ORDEN DE SERVICIO (SIGESP)',&quot;;[.Q3];&quot;,1);&quot;)" office:value-type="string" office:string-value="insert into spg_dt_cmp values('0001','SCGCMP','000000000000215','2014-10-20','---','-------------------------','P','0000000000000000000000008','0000000000000000000003702','0000000000000000000000004','0000000000000000000000006','0000000000000000000000001','403180100','SOCCOS','000000000000215','CS','--','COMPROBANTE DE AJUSTE POR CIERRE DE ORDEN DE SERVICIO (SIGESP)',-3420,1);" calcext:value-type="string">
            <text:p>insert into spg_dt_cmp values('0001','SCGCMP','000000000000215','2014-10-20','---','-------------------------','P','0000000000000000000000008','0000000000000000000003702','0000000000000000000000004','0000000000000000000000006','0000000000000000000000001','403180100','SOCCOS','000000000000215','CS','--','COMPROBANTE DE AJUSTE POR CIERRE DE ORDEN DE SERVICIO (SIGESP)',-342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33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6100" calcext:value-type="float">
            <text:p>86.100,00</text:p>
          </table:table-cell>
          <table:table-cell table:style-name="ce2" office:value-type="string" calcext:value-type="string">
            <text:p>0000002232</text:p>
          </table:table-cell>
          <table:table-cell table:style-name="ce1" office:value-type="string" calcext:value-type="string">
            <text:p>JOSE ANGEL CONDE</text:p>
          </table:table-cell>
          <table:table-cell table:style-name="ce2" office:value-type="string" calcext:value-type="string">
            <text:p>0000002005</text:p>
          </table:table-cell>
          <table:table-cell table:style-name="ce1"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table:style-name="ce3" office:value-type="float" office:value="75600" calcext:value-type="float">
            <text:p>75.600,00</text:p>
          </table:table-cell>
          <table:table-cell table:style-name="ce3" office:value-type="float" office:value="10500" calcext:value-type="float">
            <text:p>10.500,00</text:p>
          </table:table-cell>
          <table:table-cell table:style-name="ce6" office:value-type="float" office:value="-10500" calcext:value-type="float">
            <text:p>-10500</text:p>
          </table:table-cell>
          <table:table-cell table:style-name="ce1" table:formula="of:=CONCATENATE(&quot;insert into spg_dt_cmp values('0001','SCGCMP','&quot;;[.A4];&quot;','&quot;;[.B4];&quot;','---','-------------------------','&quot;;[.N4];&quot;','&quot;;[.H4];&quot;','&quot;;[.I4];&quot;','&quot;;[.J4];&quot;','&quot;;[.K4];&quot;','&quot;;[.L4];&quot;','&quot;;[.M4];&quot;','SOCCOS','&quot;;[.A4];&quot;','CS','--','COMPROBANTE DE AJUSTE POR CIERRE DE ORDEN DE SERVICIO (SIGESP)',&quot;;[.Q4];&quot;,1);&quot;)" office:value-type="string" office:string-value="insert into spg_dt_cmp values('0001','SCGCMP','000000000000330','2014-10-20','---','-------------------------','A','0000000000000000000000002','0000000000000000000002005','0000000000000000000000001','0000000000000000000000001','0000000000000000000000001','403990100','SOCCOS','000000000000330','CS','--','COMPROBANTE DE AJUSTE POR CIERRE DE ORDEN DE SERVICIO (SIGESP)',-10500,1);" calcext:value-type="string">
            <text:p>insert into spg_dt_cmp values('0001','SCGCMP','000000000000330','2014-10-20','---','-------------------------','A','0000000000000000000000002','0000000000000000000002005','0000000000000000000000001','0000000000000000000000001','0000000000000000000000001','403990100','SOCCOS','000000000000330','CS','--','COMPROBANTE DE AJUSTE POR CIERRE DE ORDEN DE SERVICIO (SIGESP)',-105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331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67650" calcext:value-type="float">
            <text:p>67.650,00</text:p>
          </table:table-cell>
          <table:table-cell table:style-name="ce2" office:value-type="string" calcext:value-type="string">
            <text:p>0000001530</text:p>
          </table:table-cell>
          <table:table-cell table:style-name="ce1" office:value-type="string" calcext:value-type="string">
            <text:p>ANA MARIA SILVERA</text:p>
          </table:table-cell>
          <table:table-cell table:style-name="ce2" office:value-type="string" calcext:value-type="string">
            <text:p>0000002005</text:p>
          </table:table-cell>
          <table:table-cell table:style-name="ce1"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table:style-name="ce3" office:value-type="float" office:value="62700" calcext:value-type="float">
            <text:p>62.700,00</text:p>
          </table:table-cell>
          <table:table-cell table:style-name="ce3" office:value-type="float" office:value="4950" calcext:value-type="float">
            <text:p>4.950,00</text:p>
          </table:table-cell>
          <table:table-cell table:style-name="ce6" office:value-type="float" office:value="-4950" calcext:value-type="float">
            <text:p>-4950</text:p>
          </table:table-cell>
          <table:table-cell table:style-name="ce1" table:formula="of:=CONCATENATE(&quot;insert into spg_dt_cmp values('0001','SCGCMP','&quot;;[.A5];&quot;','&quot;;[.B5];&quot;','---','-------------------------','&quot;;[.N5];&quot;','&quot;;[.H5];&quot;','&quot;;[.I5];&quot;','&quot;;[.J5];&quot;','&quot;;[.K5];&quot;','&quot;;[.L5];&quot;','&quot;;[.M5];&quot;','SOCCOS','&quot;;[.A5];&quot;','CS','--','COMPROBANTE DE AJUSTE POR CIERRE DE ORDEN DE SERVICIO (SIGESP)',&quot;;[.Q5];&quot;,1);&quot;)" office:value-type="string" office:string-value="insert into spg_dt_cmp values('0001','SCGCMP','000000000000331','2014-10-20','---','-------------------------','A','0000000000000000000000002','0000000000000000000002005','0000000000000000000000001','0000000000000000000000001','0000000000000000000000001','403990100','SOCCOS','000000000000331','CS','--','COMPROBANTE DE AJUSTE POR CIERRE DE ORDEN DE SERVICIO (SIGESP)',-4950,1);" calcext:value-type="string">
            <text:p>insert into spg_dt_cmp values('0001','SCGCMP','000000000000331','2014-10-20','---','-------------------------','A','0000000000000000000000002','0000000000000000000002005','0000000000000000000000001','0000000000000000000000001','0000000000000000000000001','403990100','SOCCOS','000000000000331','CS','--','COMPROBANTE DE AJUSTE POR CIERRE DE ORDEN DE SERVICIO (SIGESP)',-495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33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79700" calcext:value-type="float">
            <text:p>479.700,00</text:p>
          </table:table-cell>
          <table:table-cell table:style-name="ce2" office:value-type="string" calcext:value-type="string">
            <text:p>0000001673</text:p>
          </table:table-cell>
          <table:table-cell table:style-name="ce1" office:value-type="string" calcext:value-type="string">
            <text:p>TRANSPORTE PELAEZ OLIVERO, C. A.</text:p>
          </table:table-cell>
          <table:table-cell table:style-name="ce2" office:value-type="string" calcext:value-type="string">
            <text:p>0000002005</text:p>
          </table:table-cell>
          <table:table-cell table:style-name="ce1"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table:style-name="ce3" office:value-type="float" office:value="390000" calcext:value-type="float">
            <text:p>390.000,00</text:p>
          </table:table-cell>
          <table:table-cell table:style-name="ce3" office:value-type="float" office:value="89700" calcext:value-type="float">
            <text:p>89.700,00</text:p>
          </table:table-cell>
          <table:table-cell table:style-name="ce6" office:value-type="float" office:value="-89700" calcext:value-type="float">
            <text:p>-89700</text:p>
          </table:table-cell>
          <table:table-cell table:style-name="ce1" table:formula="of:=CONCATENATE(&quot;insert into spg_dt_cmp values('0001','SCGCMP','&quot;;[.A6];&quot;','&quot;;[.B6];&quot;','---','-------------------------','&quot;;[.N6];&quot;','&quot;;[.H6];&quot;','&quot;;[.I6];&quot;','&quot;;[.J6];&quot;','&quot;;[.K6];&quot;','&quot;;[.L6];&quot;','&quot;;[.M6];&quot;','SOCCOS','&quot;;[.A6];&quot;','CS','--','COMPROBANTE DE AJUSTE POR CIERRE DE ORDEN DE SERVICIO (SIGESP)',&quot;;[.Q6];&quot;,1);&quot;)" office:value-type="string" office:string-value="insert into spg_dt_cmp values('0001','SCGCMP','000000000000335','2014-10-20','---','-------------------------','A','0000000000000000000000002','0000000000000000000002005','0000000000000000000000001','0000000000000000000000001','0000000000000000000000001','403990100','SOCCOS','000000000000335','CS','--','COMPROBANTE DE AJUSTE POR CIERRE DE ORDEN DE SERVICIO (SIGESP)',-89700,1);" calcext:value-type="string">
            <text:p>insert into spg_dt_cmp values('0001','SCGCMP','000000000000335','2014-10-20','---','-------------------------','A','0000000000000000000000002','0000000000000000000002005','0000000000000000000000001','0000000000000000000000001','0000000000000000000000001','403990100','SOCCOS','000000000000335','CS','--','COMPROBANTE DE AJUSTE POR CIERRE DE ORDEN DE SERVICIO (SIGESP)',-897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33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26700" calcext:value-type="float">
            <text:p>126.700,00</text:p>
          </table:table-cell>
          <table:table-cell table:style-name="ce2" office:value-type="string" calcext:value-type="string">
            <text:p>0000000327</text:p>
          </table:table-cell>
          <table:table-cell table:style-name="ce1" office:value-type="string" calcext:value-type="string">
            <text:p>FELIX SUAREZ</text:p>
          </table:table-cell>
          <table:table-cell table:style-name="ce2" office:value-type="string" calcext:value-type="string">
            <text:p>0000002005</text:p>
          </table:table-cell>
          <table:table-cell table:style-name="ce1"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table:style-name="ce3" office:value-type="float" office:value="125300" calcext:value-type="float">
            <text:p>125.300,00</text:p>
          </table:table-cell>
          <table:table-cell table:style-name="ce3" office:value-type="float" office:value="1400" calcext:value-type="float">
            <text:p>1.400,00</text:p>
          </table:table-cell>
          <table:table-cell table:style-name="ce6" office:value-type="float" office:value="-1400" calcext:value-type="float">
            <text:p>-1400</text:p>
          </table:table-cell>
          <table:table-cell table:style-name="ce1" table:formula="of:=CONCATENATE(&quot;insert into spg_dt_cmp values('0001','SCGCMP','&quot;;[.A7];&quot;','&quot;;[.B7];&quot;','---','-------------------------','&quot;;[.N7];&quot;','&quot;;[.H7];&quot;','&quot;;[.I7];&quot;','&quot;;[.J7];&quot;','&quot;;[.K7];&quot;','&quot;;[.L7];&quot;','&quot;;[.M7];&quot;','SOCCOS','&quot;;[.A7];&quot;','CS','--','COMPROBANTE DE AJUSTE POR CIERRE DE ORDEN DE SERVICIO (SIGESP)',&quot;;[.Q7];&quot;,1);&quot;)" office:value-type="string" office:string-value="insert into spg_dt_cmp values('0001','SCGCMP','000000000000336','2014-10-20','---','-------------------------','A','0000000000000000000000002','0000000000000000000002005','0000000000000000000000001','0000000000000000000000001','0000000000000000000000001','403990100','SOCCOS','000000000000336','CS','--','COMPROBANTE DE AJUSTE POR CIERRE DE ORDEN DE SERVICIO (SIGESP)',-1400,1);" calcext:value-type="string">
            <text:p>insert into spg_dt_cmp values('0001','SCGCMP','000000000000336','2014-10-20','---','-------------------------','A','0000000000000000000000002','0000000000000000000002005','0000000000000000000000001','0000000000000000000000001','0000000000000000000000001','403990100','SOCCOS','000000000000336','CS','--','COMPROBANTE DE AJUSTE POR CIERRE DE ORDEN DE SERVICIO (SIGESP)',-14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33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69000" calcext:value-type="float">
            <text:p>369.000,00</text:p>
          </table:table-cell>
          <table:table-cell table:style-name="ce2" office:value-type="string" calcext:value-type="string">
            <text:p>0000002233</text:p>
          </table:table-cell>
          <table:table-cell table:style-name="ce1" office:value-type="string" calcext:value-type="string">
            <text:p>COOPERATIVA BOLIVARIANA MP R L</text:p>
          </table:table-cell>
          <table:table-cell table:style-name="ce2" office:value-type="string" calcext:value-type="string">
            <text:p>0000002005</text:p>
          </table:table-cell>
          <table:table-cell table:style-name="ce1"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table:style-name="ce3" office:value-type="float" office:value="318000" calcext:value-type="float">
            <text:p>318.000,00</text:p>
          </table:table-cell>
          <table:table-cell table:style-name="ce3" office:value-type="float" office:value="51000" calcext:value-type="float">
            <text:p>51.000,00</text:p>
          </table:table-cell>
          <table:table-cell table:style-name="ce6" office:value-type="float" office:value="-51000" calcext:value-type="float">
            <text:p>-51000</text:p>
          </table:table-cell>
          <table:table-cell table:style-name="ce1" table:formula="of:=CONCATENATE(&quot;insert into spg_dt_cmp values('0001','SCGCMP','&quot;;[.A8];&quot;','&quot;;[.B8];&quot;','---','-------------------------','&quot;;[.N8];&quot;','&quot;;[.H8];&quot;','&quot;;[.I8];&quot;','&quot;;[.J8];&quot;','&quot;;[.K8];&quot;','&quot;;[.L8];&quot;','&quot;;[.M8];&quot;','SOCCOS','&quot;;[.A8];&quot;','CS','--','COMPROBANTE DE AJUSTE POR CIERRE DE ORDEN DE SERVICIO (SIGESP)',&quot;;[.Q8];&quot;,1);&quot;)" office:value-type="string" office:string-value="insert into spg_dt_cmp values('0001','SCGCMP','000000000000338','2014-10-20','---','-------------------------','A','0000000000000000000000002','0000000000000000000002005','0000000000000000000000001','0000000000000000000000001','0000000000000000000000001','403990100','SOCCOS','000000000000338','CS','--','COMPROBANTE DE AJUSTE POR CIERRE DE ORDEN DE SERVICIO (SIGESP)',-51000,1);" calcext:value-type="string">
            <text:p>insert into spg_dt_cmp values('0001','SCGCMP','000000000000338','2014-10-20','---','-------------------------','A','0000000000000000000000002','0000000000000000000002005','0000000000000000000000001','0000000000000000000000001','0000000000000000000000001','403990100','SOCCOS','000000000000338','CS','--','COMPROBANTE DE AJUSTE POR CIERRE DE ORDEN DE SERVICIO (SIGESP)',-510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34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96800" calcext:value-type="float">
            <text:p>196.800,00</text:p>
          </table:table-cell>
          <table:table-cell table:style-name="ce2" office:value-type="string" calcext:value-type="string">
            <text:p>0000002132</text:p>
          </table:table-cell>
          <table:table-cell table:style-name="ce1" office:value-type="string" calcext:value-type="string">
            <text:p>JESUS JAVIER BOLIVAR VALLADARES</text:p>
          </table:table-cell>
          <table:table-cell table:style-name="ce2" office:value-type="string" calcext:value-type="string">
            <text:p>0000002005</text:p>
          </table:table-cell>
          <table:table-cell table:style-name="ce1"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table:style-name="ce3" office:value-type="float" office:value="184000" calcext:value-type="float">
            <text:p>184.000,00</text:p>
          </table:table-cell>
          <table:table-cell table:style-name="ce3" office:value-type="float" office:value="12800" calcext:value-type="float">
            <text:p>12.800,00</text:p>
          </table:table-cell>
          <table:table-cell table:style-name="ce6" office:value-type="float" office:value="-12800" calcext:value-type="float">
            <text:p>-12800</text:p>
          </table:table-cell>
          <table:table-cell table:style-name="ce1" table:formula="of:=CONCATENATE(&quot;insert into spg_dt_cmp values('0001','SCGCMP','&quot;;[.A9];&quot;','&quot;;[.B9];&quot;','---','-------------------------','&quot;;[.N9];&quot;','&quot;;[.H9];&quot;','&quot;;[.I9];&quot;','&quot;;[.J9];&quot;','&quot;;[.K9];&quot;','&quot;;[.L9];&quot;','&quot;;[.M9];&quot;','SOCCOS','&quot;;[.A9];&quot;','CS','--','COMPROBANTE DE AJUSTE POR CIERRE DE ORDEN DE SERVICIO (SIGESP)',&quot;;[.Q9];&quot;,1);&quot;)" office:value-type="string" office:string-value="insert into spg_dt_cmp values('0001','SCGCMP','000000000000340','2014-10-20','---','-------------------------','A','0000000000000000000000002','0000000000000000000002005','0000000000000000000000001','0000000000000000000000001','0000000000000000000000001','403990100','SOCCOS','000000000000340','CS','--','COMPROBANTE DE AJUSTE POR CIERRE DE ORDEN DE SERVICIO (SIGESP)',-12800,1);" calcext:value-type="string">
            <text:p>insert into spg_dt_cmp values('0001','SCGCMP','000000000000340','2014-10-20','---','-------------------------','A','0000000000000000000000002','0000000000000000000002005','0000000000000000000000001','0000000000000000000000001','0000000000000000000000001','403990100','SOCCOS','000000000000340','CS','--','COMPROBANTE DE AJUSTE POR CIERRE DE ORDEN DE SERVICIO (SIGESP)',-128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342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19800" calcext:value-type="float">
            <text:p>319.800,00</text:p>
          </table:table-cell>
          <table:table-cell table:style-name="ce2" office:value-type="string" calcext:value-type="string">
            <text:p>0000002123</text:p>
          </table:table-cell>
          <table:table-cell table:style-name="ce1" office:value-type="string" calcext:value-type="string">
            <text:p>TRANSPORTE Y SERVICIOS BELLTRANS, C.A</text:p>
          </table:table-cell>
          <table:table-cell table:style-name="ce2" office:value-type="string" calcext:value-type="string">
            <text:p>0000002005</text:p>
          </table:table-cell>
          <table:table-cell table:style-name="ce1" office:value-type="string" calcext:value-type="string">
            <text:p>DPTO. TRANSPORTE <text:s/>PERSONAL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2005</text:p>
          </table:table-cell>
          <table:table-cell table:number-columns-repeated="3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A</text:p>
          </table:table-cell>
          <table:table-cell table:style-name="ce3" office:value-type="float" office:value="295100" calcext:value-type="float">
            <text:p>295.100,00</text:p>
          </table:table-cell>
          <table:table-cell table:style-name="ce3" office:value-type="float" office:value="24700" calcext:value-type="float">
            <text:p>24.700,00</text:p>
          </table:table-cell>
          <table:table-cell table:style-name="ce6" office:value-type="float" office:value="-24700" calcext:value-type="float">
            <text:p>-24700</text:p>
          </table:table-cell>
          <table:table-cell table:style-name="ce1" table:formula="of:=CONCATENATE(&quot;insert into spg_dt_cmp values('0001','SCGCMP','&quot;;[.A10];&quot;','&quot;;[.B10];&quot;','---','-------------------------','&quot;;[.N10];&quot;','&quot;;[.H10];&quot;','&quot;;[.I10];&quot;','&quot;;[.J10];&quot;','&quot;;[.K10];&quot;','&quot;;[.L10];&quot;','&quot;;[.M10];&quot;','SOCCOS','&quot;;[.A10];&quot;','CS','--','COMPROBANTE DE AJUSTE POR CIERRE DE ORDEN DE SERVICIO (SIGESP)',&quot;;[.Q10];&quot;,1);&quot;)" office:value-type="string" office:string-value="insert into spg_dt_cmp values('0001','SCGCMP','000000000000342','2014-10-20','---','-------------------------','A','0000000000000000000000002','0000000000000000000002005','0000000000000000000000001','0000000000000000000000001','0000000000000000000000001','403990100','SOCCOS','000000000000342','CS','--','COMPROBANTE DE AJUSTE POR CIERRE DE ORDEN DE SERVICIO (SIGESP)',-24700,1);" calcext:value-type="string">
            <text:p>insert into spg_dt_cmp values('0001','SCGCMP','000000000000342','2014-10-20','---','-------------------------','A','0000000000000000000000002','0000000000000000000002005','0000000000000000000000001','0000000000000000000000001','0000000000000000000000001','403990100','SOCCOS','000000000000342','CS','--','COMPROBANTE DE AJUSTE POR CIERRE DE ORDEN DE SERVICIO (SIGESP)',-247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36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66500" calcext:value-type="float">
            <text:p>66.500,00</text:p>
          </table:table-cell>
          <table:table-cell table:style-name="ce2" office:value-type="string" calcext:value-type="string">
            <text:p>0000000487</text:p>
          </table:table-cell>
          <table:table-cell table:style-name="ce1" office:value-type="string" calcext:value-type="string">
            <text:p>SAUDALINA DEL CARMEN CALDERON DE ARIAS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0202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53200" calcext:value-type="float">
            <text:p>53.200,00</text:p>
          </table:table-cell>
          <table:table-cell table:style-name="ce3" office:value-type="float" office:value="13300" calcext:value-type="float">
            <text:p>13.300,00</text:p>
          </table:table-cell>
          <table:table-cell table:style-name="ce6" office:value-type="float" office:value="-13300" calcext:value-type="float">
            <text:p>-13300</text:p>
          </table:table-cell>
          <table:table-cell table:style-name="ce1" table:formula="of:=CONCATENATE(&quot;insert into spg_dt_cmp values('0001','SCGCMP','&quot;;[.A11];&quot;','&quot;;[.B11];&quot;','---','-------------------------','&quot;;[.N11];&quot;','&quot;;[.H11];&quot;','&quot;;[.I11];&quot;','&quot;;[.J11];&quot;','&quot;;[.K11];&quot;','&quot;;[.L11];&quot;','&quot;;[.M11];&quot;','SOCCOS','&quot;;[.A11];&quot;','CS','--','COMPROBANTE DE AJUSTE POR CIERRE DE ORDEN DE SERVICIO (SIGESP)',&quot;;[.Q11];&quot;,1);&quot;)" office:value-type="string" office:string-value="insert into spg_dt_cmp values('0001','SCGCMP','000000000000368','2014-10-20','---','-------------------------','P','0000000000000000000000009','0000000000000000000003802','0000000000000000000000002','0000000000000000000000001','0000000000000000000000001','403020200','SOCCOS','000000000000368','CS','--','COMPROBANTE DE AJUSTE POR CIERRE DE ORDEN DE SERVICIO (SIGESP)',-13300,1);" calcext:value-type="string">
            <text:p>insert into spg_dt_cmp values('0001','SCGCMP','000000000000368','2014-10-20','---','-------------------------','P','0000000000000000000000009','0000000000000000000003802','0000000000000000000000002','0000000000000000000000001','0000000000000000000000001','403020200','SOCCOS','000000000000368','CS','--','COMPROBANTE DE AJUSTE POR CIERRE DE ORDEN DE SERVICIO (SIGESP)',-133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41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2000" calcext:value-type="float">
            <text:p>42.000,00</text:p>
          </table:table-cell>
          <table:table-cell table:style-name="ce2" office:value-type="string" calcext:value-type="string">
            <text:p>0000000472</text:p>
          </table:table-cell>
          <table:table-cell table:style-name="ce1" office:value-type="string" calcext:value-type="string">
            <text:p>MARCANO ORTA ZENAIDA DEL VALLE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12]-[.P12]" office:value-type="float" office:value="26950" calcext:value-type="float">
            <text:p>26.950,00</text:p>
          </table:table-cell>
          <table:table-cell table:style-name="ce3" office:value-type="float" office:value="15050" calcext:value-type="float">
            <text:p>15.050,00</text:p>
          </table:table-cell>
          <table:table-cell table:style-name="ce6" office:value-type="float" office:value="-15050" calcext:value-type="float">
            <text:p>-15050</text:p>
          </table:table-cell>
          <table:table-cell table:style-name="ce1" table:formula="of:=CONCATENATE(&quot;insert into spg_dt_cmp values('0001','SCGCMP','&quot;;[.A12];&quot;','&quot;;[.B12];&quot;','---','-------------------------','&quot;;[.N12];&quot;','&quot;;[.H12];&quot;','&quot;;[.I12];&quot;','&quot;;[.J12];&quot;','&quot;;[.K12];&quot;','&quot;;[.L12];&quot;','&quot;;[.M12];&quot;','SOCCOS','&quot;;[.A12];&quot;','CS','--','COMPROBANTE DE AJUSTE POR CIERRE DE ORDEN DE SERVICIO (SIGESP)',&quot;;[.Q12];&quot;,1);&quot;)" office:value-type="string" office:string-value="insert into spg_dt_cmp values('0001','SCGCMP','000000000000417','2014-10-20','---','-------------------------','P','0000000000000000000000009','0000000000000000000003802','0000000000000000000000002','0000000000000000000000001','0000000000000000000000001','403990100','SOCCOS','000000000000417','CS','--','COMPROBANTE DE AJUSTE POR CIERRE DE ORDEN DE SERVICIO (SIGESP)',-15050,1);" calcext:value-type="string">
            <text:p>insert into spg_dt_cmp values('0001','SCGCMP','000000000000417','2014-10-20','---','-------------------------','P','0000000000000000000000009','0000000000000000000003802','0000000000000000000000002','0000000000000000000000001','0000000000000000000000001','403990100','SOCCOS','000000000000417','CS','--','COMPROBANTE DE AJUSTE POR CIERRE DE ORDEN DE SERVICIO (SIGESP)',-1505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41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040" calcext:value-type="float">
            <text:p>5.040,00</text:p>
          </table:table-cell>
          <table:table-cell table:style-name="ce2" office:value-type="string" calcext:value-type="string">
            <text:p>0000000472</text:p>
          </table:table-cell>
          <table:table-cell table:style-name="ce1" office:value-type="string" calcext:value-type="string">
            <text:p>MARCANO ORTA ZENAIDA DEL VALLE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7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18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13]-[.P13]" office:value-type="float" office:value="3234" calcext:value-type="float">
            <text:p>3.234,00</text:p>
          </table:table-cell>
          <table:table-cell table:style-name="ce3" office:value-type="float" office:value="1806" calcext:value-type="float">
            <text:p>1.806,00</text:p>
          </table:table-cell>
          <table:table-cell table:style-name="ce6" office:value-type="float" office:value="-1806" calcext:value-type="float">
            <text:p>-1806</text:p>
          </table:table-cell>
          <table:table-cell table:style-name="ce1" table:formula="of:=CONCATENATE(&quot;insert into spg_dt_cmp values('0001','SCGCMP','&quot;;[.A13];&quot;','&quot;;[.B13];&quot;','---','-------------------------','&quot;;[.N13];&quot;','&quot;;[.H13];&quot;','&quot;;[.I13];&quot;','&quot;;[.J13];&quot;','&quot;;[.K13];&quot;','&quot;;[.L13];&quot;','&quot;;[.M13];&quot;','SOCCOS','&quot;;[.A13];&quot;','CS','--','COMPROBANTE DE AJUSTE POR CIERRE DE ORDEN DE SERVICIO (SIGESP)',&quot;;[.Q13];&quot;,1);&quot;)" office:value-type="string" office:string-value="insert into spg_dt_cmp values('0001','SCGCMP','000000000000417','2014-10-20','---','-------------------------','P','0000000000000000000000009','0000000000000000000004202','0000000000000000000000002','0000000000000000000000007','0000000000000000000000001','403180100','SOCCOS','000000000000417','CS','--','COMPROBANTE DE AJUSTE POR CIERRE DE ORDEN DE SERVICIO (SIGESP)',-1806,1);" calcext:value-type="string">
            <text:p>insert into spg_dt_cmp values('0001','SCGCMP','000000000000417','2014-10-20','---','-------------------------','P','0000000000000000000000009','0000000000000000000004202','0000000000000000000000002','0000000000000000000000007','0000000000000000000000001','403180100','SOCCOS','000000000000417','CS','--','COMPROBANTE DE AJUSTE POR CIERRE DE ORDEN DE SERVICIO (SIGESP)',-1806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451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76750" calcext:value-type="float">
            <text:p>376.750,00</text:p>
          </table:table-cell>
          <table:table-cell table:style-name="ce2" office:value-type="string" calcext:value-type="string">
            <text:p>0000001537</text:p>
          </table:table-cell>
          <table:table-cell table:style-name="ce1" office:value-type="string" calcext:value-type="string">
            <text:p>ASOC. COOP. LOS GUERREROS DE LAS PIEDRITAS, R.L.</text:p>
          </table:table-cell>
          <table:table-cell table:style-name="ce2" office:value-type="string" calcext:value-type="string">
            <text:p>0000003701</text:p>
          </table:table-cell>
          <table:table-cell table:style-name="ce1"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3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91037.87" calcext:value-type="float">
            <text:p>91.037,87</text:p>
          </table:table-cell>
          <table:table-cell table:style-name="ce3" office:value-type="float" office:value="285712.13" calcext:value-type="float">
            <text:p>285.712,13</text:p>
          </table:table-cell>
          <table:table-cell table:style-name="ce5" office:value-type="string" calcext:value-type="string">
            <text:p>-285712.13</text:p>
          </table:table-cell>
          <table:table-cell table:style-name="ce1" table:formula="of:=CONCATENATE(&quot;insert into spg_dt_cmp values('0001','SCGCMP','&quot;;[.A14];&quot;','&quot;;[.B14];&quot;','---','-------------------------','&quot;;[.N14];&quot;','&quot;;[.H14];&quot;','&quot;;[.I14];&quot;','&quot;;[.J14];&quot;','&quot;;[.K14];&quot;','&quot;;[.L14];&quot;','&quot;;[.M14];&quot;','SOCCOS','&quot;;[.A14];&quot;','CS','--','COMPROBANTE DE AJUSTE POR CIERRE DE ORDEN DE SERVICIO (SIGESP)',&quot;;[.Q14];&quot;,1);&quot;)" office:value-type="string" office:string-value="insert into spg_dt_cmp values('0001','SCGCMP','000000000000451','2014-10-20','---','-------------------------','P','0000000000000000000000008','0000000000000000000003701','0000000000000000000000003','0000000000000000000000002','0000000000000000000000001','403990100','SOCCOS','000000000000451','CS','--','COMPROBANTE DE AJUSTE POR CIERRE DE ORDEN DE SERVICIO (SIGESP)',-285712.13,1);" calcext:value-type="string">
            <text:p>insert into spg_dt_cmp values('0001','SCGCMP','000000000000451','2014-10-20','---','-------------------------','P','0000000000000000000000008','0000000000000000000003701','0000000000000000000000003','0000000000000000000000002','0000000000000000000000001','403990100','SOCCOS','000000000000451','CS','--','COMPROBANTE DE AJUSTE POR CIERRE DE ORDEN DE SERVICIO (SIGESP)',-285712.13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47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66500" calcext:value-type="float">
            <text:p>66.500,00</text:p>
          </table:table-cell>
          <table:table-cell table:style-name="ce2" office:value-type="string" calcext:value-type="string">
            <text:p>0000000487</text:p>
          </table:table-cell>
          <table:table-cell table:style-name="ce1" office:value-type="string" calcext:value-type="string">
            <text:p>SAUDALINA DEL CARMEN CALDERON DE ARIAS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number-columns-repeated="2"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0202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7500" calcext:value-type="float">
            <text:p>47.500,00</text:p>
          </table:table-cell>
          <table:table-cell table:style-name="ce3" office:value-type="float" office:value="19000" calcext:value-type="float">
            <text:p>19.000,00</text:p>
          </table:table-cell>
          <table:table-cell table:style-name="ce6" office:value-type="float" office:value="-19000" calcext:value-type="float">
            <text:p>-19000</text:p>
          </table:table-cell>
          <table:table-cell table:style-name="ce1" table:formula="of:=CONCATENATE(&quot;insert into spg_dt_cmp values('0001','SCGCMP','&quot;;[.A15];&quot;','&quot;;[.B15];&quot;','---','-------------------------','&quot;;[.N15];&quot;','&quot;;[.H15];&quot;','&quot;;[.I15];&quot;','&quot;;[.J15];&quot;','&quot;;[.K15];&quot;','&quot;;[.L15];&quot;','&quot;;[.M15];&quot;','SOCCOS','&quot;;[.A15];&quot;','CS','--','COMPROBANTE DE AJUSTE POR CIERRE DE ORDEN DE SERVICIO (SIGESP)',&quot;;[.Q15];&quot;,1);&quot;)" office:value-type="string" office:string-value="insert into spg_dt_cmp values('0001','SCGCMP','000000000000476','2014-10-20','---','-------------------------','P','0000000000000000000000009','0000000000000000000003802','0000000000000000000000002','0000000000000000000000002','0000000000000000000000001','403020200','SOCCOS','000000000000476','CS','--','COMPROBANTE DE AJUSTE POR CIERRE DE ORDEN DE SERVICIO (SIGESP)',-19000,1);" calcext:value-type="string">
            <text:p>insert into spg_dt_cmp values('0001','SCGCMP','000000000000476','2014-10-20','---','-------------------------','P','0000000000000000000000009','0000000000000000000003802','0000000000000000000000002','0000000000000000000000002','0000000000000000000000001','403020200','SOCCOS','000000000000476','CS','--','COMPROBANTE DE AJUSTE POR CIERRE DE ORDEN DE SERVICIO (SIGESP)',-190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63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68335.2" calcext:value-type="float">
            <text:p>168.335,20</text:p>
          </table:table-cell>
          <table:table-cell table:style-name="ce2" office:value-type="string" calcext:value-type="string">
            <text:p>0000000484</text:p>
          </table:table-cell>
          <table:table-cell table:style-name="ce1" office:value-type="string" calcext:value-type="string">
            <text:p>ASOC. COOP. VENCEDORES DE JOAQUIN M02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number-columns-repeated="2"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61510.8" calcext:value-type="float">
            <text:p>161.510,80</text:p>
          </table:table-cell>
          <table:table-cell table:style-name="ce3" office:value-type="float" office:value="6824.40000000002" calcext:value-type="float">
            <text:p>6.824,40</text:p>
          </table:table-cell>
          <table:table-cell table:style-name="ce5" office:value-type="string" calcext:value-type="string">
            <text:p>-6824.40000000002</text:p>
          </table:table-cell>
          <table:table-cell table:style-name="ce1" table:formula="of:=CONCATENATE(&quot;insert into spg_dt_cmp values('0001','SCGCMP','&quot;;[.A16];&quot;','&quot;;[.B16];&quot;','---','-------------------------','&quot;;[.N16];&quot;','&quot;;[.H16];&quot;','&quot;;[.I16];&quot;','&quot;;[.J16];&quot;','&quot;;[.K16];&quot;','&quot;;[.L16];&quot;','&quot;;[.M16];&quot;','SOCCOS','&quot;;[.A16];&quot;','CS','--','COMPROBANTE DE AJUSTE POR CIERRE DE ORDEN DE SERVICIO (SIGESP)',&quot;;[.Q16];&quot;,1);&quot;)" office:value-type="string" office:string-value="insert into spg_dt_cmp values('0001','SCGCMP','000000000000636','2014-10-20','---','-------------------------','P','0000000000000000000000009','0000000000000000000003802','0000000000000000000000002','0000000000000000000000002','0000000000000000000000001','403990100','SOCCOS','000000000000636','CS','--','COMPROBANTE DE AJUSTE POR CIERRE DE ORDEN DE SERVICIO (SIGESP)',-6824.40000000002,1);" calcext:value-type="string">
            <text:p>insert into spg_dt_cmp values('0001','SCGCMP','000000000000636','2014-10-20','---','-------------------------','P','0000000000000000000000009','0000000000000000000003802','0000000000000000000000002','0000000000000000000000002','0000000000000000000000001','403990100','SOCCOS','000000000000636','CS','--','COMPROBANTE DE AJUSTE POR CIERRE DE ORDEN DE SERVICIO (SIGESP)',-6824.40000000002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63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8825" calcext:value-type="float">
            <text:p>78.825,00</text:p>
          </table:table-cell>
          <table:table-cell table:style-name="ce2" office:value-type="string" calcext:value-type="string">
            <text:p>0000000540</text:p>
          </table:table-cell>
          <table:table-cell table:style-name="ce1" office:value-type="string" calcext:value-type="string">
            <text:p>COOPERATIVA BRISAS DE MEREICITO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number-columns-repeated="2"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1530" calcext:value-type="float">
            <text:p>31.530,00</text:p>
          </table:table-cell>
          <table:table-cell table:style-name="ce3" office:value-type="float" office:value="47295" calcext:value-type="float">
            <text:p>47.295,00</text:p>
          </table:table-cell>
          <table:table-cell table:style-name="ce6" office:value-type="float" office:value="-47295" calcext:value-type="float">
            <text:p>-47295</text:p>
          </table:table-cell>
          <table:table-cell table:style-name="ce1" table:formula="of:=CONCATENATE(&quot;insert into spg_dt_cmp values('0001','SCGCMP','&quot;;[.A17];&quot;','&quot;;[.B17];&quot;','---','-------------------------','&quot;;[.N17];&quot;','&quot;;[.H17];&quot;','&quot;;[.I17];&quot;','&quot;;[.J17];&quot;','&quot;;[.K17];&quot;','&quot;;[.L17];&quot;','&quot;;[.M17];&quot;','SOCCOS','&quot;;[.A17];&quot;','CS','--','COMPROBANTE DE AJUSTE POR CIERRE DE ORDEN DE SERVICIO (SIGESP)',&quot;;[.Q17];&quot;,1);&quot;)" office:value-type="string" office:string-value="insert into spg_dt_cmp values('0001','SCGCMP','000000000000637','2014-10-20','---','-------------------------','P','0000000000000000000000009','0000000000000000000003802','0000000000000000000000002','0000000000000000000000002','0000000000000000000000001','403990100','SOCCOS','000000000000637','CS','--','COMPROBANTE DE AJUSTE POR CIERRE DE ORDEN DE SERVICIO (SIGESP)',-47295,1);" calcext:value-type="string">
            <text:p>insert into spg_dt_cmp values('0001','SCGCMP','000000000000637','2014-10-20','---','-------------------------','P','0000000000000000000000009','0000000000000000000003802','0000000000000000000000002','0000000000000000000000002','0000000000000000000000001','403990100','SOCCOS','000000000000637','CS','--','COMPROBANTE DE AJUSTE POR CIERRE DE ORDEN DE SERVICIO (SIGESP)',-47295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719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17120" calcext:value-type="float">
            <text:p>117.120,00</text:p>
          </table:table-cell>
          <table:table-cell table:style-name="ce2" office:value-type="string" calcext:value-type="string">
            <text:p>0000001572</text:p>
          </table:table-cell>
          <table:table-cell table:style-name="ce1" office:value-type="string" calcext:value-type="string">
            <text:p>ASOC. COOP. LA FLOR DEL ORINOCO,R.L</text:p>
          </table:table-cell>
          <table:table-cell table:style-name="ce2" office:value-type="string" calcext:value-type="string">
            <text:p>0000003701</text:p>
          </table:table-cell>
          <table:table-cell table:style-name="ce1"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117120" calcext:value-type="float">
            <text:p>117.120,00</text:p>
          </table:table-cell>
          <table:table-cell table:style-name="ce6" office:value-type="float" office:value="-117120" calcext:value-type="float">
            <text:p>-117120</text:p>
          </table:table-cell>
          <table:table-cell table:style-name="ce1" table:formula="of:=CONCATENATE(&quot;insert into spg_dt_cmp values('0001','SCGCMP','&quot;;[.A18];&quot;','&quot;;[.B18];&quot;','---','-------------------------','&quot;;[.N18];&quot;','&quot;;[.H18];&quot;','&quot;;[.I18];&quot;','&quot;;[.J18];&quot;','&quot;;[.K18];&quot;','&quot;;[.L18];&quot;','&quot;;[.M18];&quot;','SOCCOS','&quot;;[.A18];&quot;','CS','--','COMPROBANTE DE AJUSTE POR CIERRE DE ORDEN DE SERVICIO (SIGESP)',&quot;;[.Q18];&quot;,1);&quot;)" office:value-type="string" office:string-value="insert into spg_dt_cmp values('0001','SCGCMP','000000000000719','2014-10-20','---','-------------------------','P','0000000000000000000000008','0000000000000000000003701','0000000000000000000000002','0000000000000000000000001','0000000000000000000000001','403990100','SOCCOS','000000000000719','CS','--','COMPROBANTE DE AJUSTE POR CIERRE DE ORDEN DE SERVICIO (SIGESP)',-117120,1);" calcext:value-type="string">
            <text:p>insert into spg_dt_cmp values('0001','SCGCMP','000000000000719','2014-10-20','---','-------------------------','P','0000000000000000000000008','0000000000000000000003701','0000000000000000000000002','0000000000000000000000001','0000000000000000000000001','403990100','SOCCOS','000000000000719','CS','--','COMPROBANTE DE AJUSTE POR CIERRE DE ORDEN DE SERVICIO (SIGESP)',-11712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762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66500" calcext:value-type="float">
            <text:p>166.500,00</text:p>
          </table:table-cell>
          <table:table-cell table:style-name="ce2" office:value-type="string" calcext:value-type="string">
            <text:p>0000000544</text:p>
          </table:table-cell>
          <table:table-cell table:style-name="ce1" office:value-type="string" calcext:value-type="string">
            <text:p>COOPERATIVA MAR DE CRISTAL Y ORO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number-columns-repeated="2"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48430.31" calcext:value-type="float">
            <text:p>148.430,31</text:p>
          </table:table-cell>
          <table:table-cell table:style-name="ce3" office:value-type="float" office:value="18069.69" calcext:value-type="float">
            <text:p>18.069,69</text:p>
          </table:table-cell>
          <table:table-cell table:style-name="ce5" office:value-type="string" calcext:value-type="string">
            <text:p>-18069.69</text:p>
          </table:table-cell>
          <table:table-cell table:style-name="ce1" table:formula="of:=CONCATENATE(&quot;insert into spg_dt_cmp values('0001','SCGCMP','&quot;;[.A19];&quot;','&quot;;[.B19];&quot;','---','-------------------------','&quot;;[.N19];&quot;','&quot;;[.H19];&quot;','&quot;;[.I19];&quot;','&quot;;[.J19];&quot;','&quot;;[.K19];&quot;','&quot;;[.L19];&quot;','&quot;;[.M19];&quot;','SOCCOS','&quot;;[.A19];&quot;','CS','--','COMPROBANTE DE AJUSTE POR CIERRE DE ORDEN DE SERVICIO (SIGESP)',&quot;;[.Q19];&quot;,1);&quot;)" office:value-type="string" office:string-value="insert into spg_dt_cmp values('0001','SCGCMP','000000000000762','2014-10-20','---','-------------------------','P','0000000000000000000000009','0000000000000000000003802','0000000000000000000000002','0000000000000000000000002','0000000000000000000000001','403990100','SOCCOS','000000000000762','CS','--','COMPROBANTE DE AJUSTE POR CIERRE DE ORDEN DE SERVICIO (SIGESP)',-18069.69,1);" calcext:value-type="string">
            <text:p>insert into spg_dt_cmp values('0001','SCGCMP','000000000000762','2014-10-20','---','-------------------------','P','0000000000000000000000009','0000000000000000000003802','0000000000000000000000002','0000000000000000000000002','0000000000000000000000001','403990100','SOCCOS','000000000000762','CS','--','COMPROBANTE DE AJUSTE POR CIERRE DE ORDEN DE SERVICIO (SIGESP)',-18069.69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2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17100" calcext:value-type="float">
            <text:p>117.100,00</text:p>
          </table:table-cell>
          <table:table-cell table:style-name="ce2" office:value-type="string" calcext:value-type="string">
            <text:p>0000000540</text:p>
          </table:table-cell>
          <table:table-cell table:style-name="ce1" office:value-type="string" calcext:value-type="string">
            <text:p>COOPERATIVA BRISAS DE MEREICITO, R.L.</text:p>
          </table:table-cell>
          <table:table-cell table:style-name="ce2" office:value-type="string" calcext:value-type="string">
            <text:p>0000003701</text:p>
          </table:table-cell>
          <table:table-cell table:style-name="ce1"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16395.99" calcext:value-type="float">
            <text:p>116.395,99</text:p>
          </table:table-cell>
          <table:table-cell table:style-name="ce3" office:value-type="float" office:value="704.009999999995" calcext:value-type="float">
            <text:p>704,01</text:p>
          </table:table-cell>
          <table:table-cell table:style-name="ce5" office:value-type="string" calcext:value-type="string">
            <text:p>-704.009999999995</text:p>
          </table:table-cell>
          <table:table-cell table:style-name="ce1" table:formula="of:=CONCATENATE(&quot;insert into spg_dt_cmp values('0001','SCGCMP','&quot;;[.A20];&quot;','&quot;;[.B20];&quot;','---','-------------------------','&quot;;[.N20];&quot;','&quot;;[.H20];&quot;','&quot;;[.I20];&quot;','&quot;;[.J20];&quot;','&quot;;[.K20];&quot;','&quot;;[.L20];&quot;','&quot;;[.M20];&quot;','SOCCOS','&quot;;[.A20];&quot;','CS','--','COMPROBANTE DE AJUSTE POR CIERRE DE ORDEN DE SERVICIO (SIGESP)',&quot;;[.Q20];&quot;,1);&quot;)" office:value-type="string" office:string-value="insert into spg_dt_cmp values('0001','SCGCMP','000000000000828','2014-10-20','---','-------------------------','P','0000000000000000000000008','0000000000000000000003701','0000000000000000000000002','0000000000000000000000001','0000000000000000000000001','403990100','SOCCOS','000000000000828','CS','--','COMPROBANTE DE AJUSTE POR CIERRE DE ORDEN DE SERVICIO (SIGESP)',-704.009999999995,1);" calcext:value-type="string">
            <text:p>insert into spg_dt_cmp values('0001','SCGCMP','000000000000828','2014-10-20','---','-------------------------','P','0000000000000000000000008','0000000000000000000003701','0000000000000000000000002','0000000000000000000000001','0000000000000000000000001','403990100','SOCCOS','000000000000828','CS','--','COMPROBANTE DE AJUSTE POR CIERRE DE ORDEN DE SERVICIO (SIGESP)',-704.009999999995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7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03005.09" calcext:value-type="float">
            <text:p>403.005,09</text:p>
          </table:table-cell>
          <table:table-cell table:style-name="ce2" office:value-type="string" calcext:value-type="string">
            <text:p>0000000544</text:p>
          </table:table-cell>
          <table:table-cell table:style-name="ce1" office:value-type="string" calcext:value-type="string">
            <text:p>COOPERATIVA MAR DE CRISTAL Y ORO, R.L.</text:p>
          </table:table-cell>
          <table:table-cell table:style-name="ce2" office:value-type="string" calcext:value-type="string">
            <text:p>0000003801</text:p>
          </table:table-cell>
          <table:table-cell table:style-name="ce1" office:value-type="string" calcext:value-type="string">
            <text:p>DPTO. DE PRODUCCIÓN DE PLANTAS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10836.2" calcext:value-type="float">
            <text:p>310.836,20</text:p>
          </table:table-cell>
          <table:table-cell table:style-name="ce3" office:value-type="float" office:value="92168.89" calcext:value-type="float">
            <text:p>92.168,89</text:p>
          </table:table-cell>
          <table:table-cell table:style-name="ce5" office:value-type="string" calcext:value-type="string">
            <text:p>-92168.89</text:p>
          </table:table-cell>
          <table:table-cell table:style-name="ce1" table:formula="of:=CONCATENATE(&quot;insert into spg_dt_cmp values('0001','SCGCMP','&quot;;[.A21];&quot;','&quot;;[.B21];&quot;','---','-------------------------','&quot;;[.N21];&quot;','&quot;;[.H21];&quot;','&quot;;[.I21];&quot;','&quot;;[.J21];&quot;','&quot;;[.K21];&quot;','&quot;;[.L21];&quot;','&quot;;[.M21];&quot;','SOCCOS','&quot;;[.A21];&quot;','CS','--','COMPROBANTE DE AJUSTE POR CIERRE DE ORDEN DE SERVICIO (SIGESP)',&quot;;[.Q21];&quot;,1);&quot;)" office:value-type="string" office:string-value="insert into spg_dt_cmp values('0001','SCGCMP','000000000000870','2014-10-20','---','-------------------------','P','0000000000000000000000009','0000000000000000000003801','0000000000000000000000002','0000000000000000000000005','0000000000000000000000001','403990100','SOCCOS','000000000000870','CS','--','COMPROBANTE DE AJUSTE POR CIERRE DE ORDEN DE SERVICIO (SIGESP)',-92168.89,1);" calcext:value-type="string">
            <text:p>insert into spg_dt_cmp values('0001','SCGCMP','000000000000870','2014-10-20','---','-------------------------','P','0000000000000000000000009','0000000000000000000003801','0000000000000000000000002','0000000000000000000000005','0000000000000000000000001','403990100','SOCCOS','000000000000870','CS','--','COMPROBANTE DE AJUSTE POR CIERRE DE ORDEN DE SERVICIO (SIGESP)',-92168.89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73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02801.86" calcext:value-type="float">
            <text:p>402.801,86</text:p>
          </table:table-cell>
          <table:table-cell table:style-name="ce2" office:value-type="string" calcext:value-type="string">
            <text:p>0000000517</text:p>
          </table:table-cell>
          <table:table-cell table:style-name="ce1" office:value-type="string" calcext:value-type="string">
            <text:p>ASOC. COOP. LOS CRIOLLITOS 2021 R.L.</text:p>
          </table:table-cell>
          <table:table-cell table:style-name="ce2" office:value-type="string" calcext:value-type="string">
            <text:p>0000003801</text:p>
          </table:table-cell>
          <table:table-cell table:style-name="ce1" office:value-type="string" calcext:value-type="string">
            <text:p>DPTO. DE PRODUCCIÓN DE PLANTAS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27954.28" calcext:value-type="float">
            <text:p>327.954,28</text:p>
          </table:table-cell>
          <table:table-cell table:style-name="ce3" office:value-type="float" office:value="74847.58" calcext:value-type="float">
            <text:p>74.847,58</text:p>
          </table:table-cell>
          <table:table-cell table:style-name="ce5" office:value-type="string" calcext:value-type="string">
            <text:p>-74847.58</text:p>
          </table:table-cell>
          <table:table-cell table:style-name="ce1" table:formula="of:=CONCATENATE(&quot;insert into spg_dt_cmp values('0001','SCGCMP','&quot;;[.A22];&quot;','&quot;;[.B22];&quot;','---','-------------------------','&quot;;[.N22];&quot;','&quot;;[.H22];&quot;','&quot;;[.I22];&quot;','&quot;;[.J22];&quot;','&quot;;[.K22];&quot;','&quot;;[.L22];&quot;','&quot;;[.M22];&quot;','SOCCOS','&quot;;[.A22];&quot;','CS','--','COMPROBANTE DE AJUSTE POR CIERRE DE ORDEN DE SERVICIO (SIGESP)',&quot;;[.Q22];&quot;,1);&quot;)" office:value-type="string" office:string-value="insert into spg_dt_cmp values('0001','SCGCMP','000000000000873','2014-10-20','---','-------------------------','P','0000000000000000000000009','0000000000000000000003801','0000000000000000000000002','0000000000000000000000005','0000000000000000000000001','403990100','SOCCOS','000000000000873','CS','--','COMPROBANTE DE AJUSTE POR CIERRE DE ORDEN DE SERVICIO (SIGESP)',-74847.58,1);" calcext:value-type="string">
            <text:p>insert into spg_dt_cmp values('0001','SCGCMP','000000000000873','2014-10-20','---','-------------------------','P','0000000000000000000000009','0000000000000000000003801','0000000000000000000000002','0000000000000000000000005','0000000000000000000000001','403990100','SOCCOS','000000000000873','CS','--','COMPROBANTE DE AJUSTE POR CIERRE DE ORDEN DE SERVICIO (SIGESP)',-74847.58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79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12000" calcext:value-type="float">
            <text:p>312.000,00</text:p>
          </table:table-cell>
          <table:table-cell table:style-name="ce2" office:value-type="string" calcext:value-type="string">
            <text:p>0000000589</text:p>
          </table:table-cell>
          <table:table-cell table:style-name="ce1" office:value-type="string" calcext:value-type="string">
            <text:p>COOPERATIVA MUNDO NUEVO SIGLO 21, R.L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3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22843.27" calcext:value-type="float">
            <text:p>222.843,27</text:p>
          </table:table-cell>
          <table:table-cell table:style-name="ce3" office:value-type="float" office:value="89156.73" calcext:value-type="float">
            <text:p>89.156,73</text:p>
          </table:table-cell>
          <table:table-cell table:style-name="ce5" office:value-type="string" calcext:value-type="string">
            <text:p>-89156.73</text:p>
          </table:table-cell>
          <table:table-cell table:style-name="ce1" table:formula="of:=CONCATENATE(&quot;insert into spg_dt_cmp values('0001','SCGCMP','&quot;;[.A23];&quot;','&quot;;[.B23];&quot;','---','-------------------------','&quot;;[.N23];&quot;','&quot;;[.H23];&quot;','&quot;;[.I23];&quot;','&quot;;[.J23];&quot;','&quot;;[.K23];&quot;','&quot;;[.L23];&quot;','&quot;;[.M23];&quot;','SOCCOS','&quot;;[.A23];&quot;','CS','--','COMPROBANTE DE AJUSTE POR CIERRE DE ORDEN DE SERVICIO (SIGESP)',&quot;;[.Q23];&quot;,1);&quot;)" office:value-type="string" office:string-value="insert into spg_dt_cmp values('0001','SCGCMP','000000000000879','2014-10-20','---','-------------------------','P','0000000000000000000000009','0000000000000000000003802','0000000000000000000000002','0000000000000000000000003','0000000000000000000000001','403990100','SOCCOS','000000000000879','CS','--','COMPROBANTE DE AJUSTE POR CIERRE DE ORDEN DE SERVICIO (SIGESP)',-89156.73,1);" calcext:value-type="string">
            <text:p>insert into spg_dt_cmp values('0001','SCGCMP','000000000000879','2014-10-20','---','-------------------------','P','0000000000000000000000009','0000000000000000000003802','0000000000000000000000002','0000000000000000000000003','0000000000000000000000001','403990100','SOCCOS','000000000000879','CS','--','COMPROBANTE DE AJUSTE POR CIERRE DE ORDEN DE SERVICIO (SIGESP)',-89156.73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1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0923</text:p>
          </table:table-cell>
          <table:table-cell table:style-name="ce1" office:value-type="string" calcext:value-type="string">
            <text:p>PALMA DE PEREIRA MERLIN CAROLINA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4000" calcext:value-type="float">
            <text:p>24.000,00</text:p>
          </table:table-cell>
          <table:table-cell table:style-name="ce3" office:value-type="float" office:value="19200" calcext:value-type="float">
            <text:p>19.200,00</text:p>
          </table:table-cell>
          <table:table-cell table:style-name="ce6" office:value-type="float" office:value="-19200" calcext:value-type="float">
            <text:p>-19200</text:p>
          </table:table-cell>
          <table:table-cell table:style-name="ce1" table:formula="of:=CONCATENATE(&quot;insert into spg_dt_cmp values('0001','SCGCMP','&quot;;[.A24];&quot;','&quot;;[.B24];&quot;','---','-------------------------','&quot;;[.N24];&quot;','&quot;;[.H24];&quot;','&quot;;[.I24];&quot;','&quot;;[.J24];&quot;','&quot;;[.K24];&quot;','&quot;;[.L24];&quot;','&quot;;[.M24];&quot;','SOCCOS','&quot;;[.A24];&quot;','CS','--','COMPROBANTE DE AJUSTE POR CIERRE DE ORDEN DE SERVICIO (SIGESP)',&quot;;[.Q24];&quot;,1);&quot;)" office:value-type="string" office:string-value="insert into spg_dt_cmp values('0001','SCGCMP','000000000000881','2014-10-20','---','-------------------------','P','0000000000000000000000009','0000000000000000000003802','0000000000000000000000002','0000000000000000000000006','0000000000000000000000001','403990100','SOCCOS','000000000000881','CS','--','COMPROBANTE DE AJUSTE POR CIERRE DE ORDEN DE SERVICIO (SIGESP)',-19200,1);" calcext:value-type="string">
            <text:p>insert into spg_dt_cmp values('0001','SCGCMP','000000000000881','2014-10-20','---','-------------------------','P','0000000000000000000000009','0000000000000000000003802','0000000000000000000000002','0000000000000000000000006','0000000000000000000000001','403990100','SOCCOS','000000000000881','CS','--','COMPROBANTE DE AJUSTE POR CIERRE DE ORDEN DE SERVICIO (SIGESP)',-192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2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0504</text:p>
          </table:table-cell>
          <table:table-cell table:style-name="ce1" office:value-type="string" calcext:value-type="string">
            <text:p>YAGUARE EDITA DEL CARMEN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25]-[.P25]" office:value-type="float" office:value="24000" calcext:value-type="float">
            <text:p>24.000,00</text:p>
          </table:table-cell>
          <table:table-cell table:style-name="ce3" office:value-type="float" office:value="19200" calcext:value-type="float">
            <text:p>19.200,00</text:p>
          </table:table-cell>
          <table:table-cell table:style-name="ce6" office:value-type="float" office:value="-19200" calcext:value-type="float">
            <text:p>-19200</text:p>
          </table:table-cell>
          <table:table-cell table:style-name="ce1" table:formula="of:=CONCATENATE(&quot;insert into spg_dt_cmp values('0001','SCGCMP','&quot;;[.A25];&quot;','&quot;;[.B25];&quot;','---','-------------------------','&quot;;[.N25];&quot;','&quot;;[.H25];&quot;','&quot;;[.I25];&quot;','&quot;;[.J25];&quot;','&quot;;[.K25];&quot;','&quot;;[.L25];&quot;','&quot;;[.M25];&quot;','SOCCOS','&quot;;[.A25];&quot;','CS','--','COMPROBANTE DE AJUSTE POR CIERRE DE ORDEN DE SERVICIO (SIGESP)',&quot;;[.Q25];&quot;,1);&quot;)" office:value-type="string" office:string-value="insert into spg_dt_cmp values('0001','SCGCMP','000000000000882','2014-10-20','---','-------------------------','P','0000000000000000000000009','0000000000000000000003802','0000000000000000000000002','0000000000000000000000006','0000000000000000000000001','403990100','SOCCOS','000000000000882','CS','--','COMPROBANTE DE AJUSTE POR CIERRE DE ORDEN DE SERVICIO (SIGESP)',-19200,1);" calcext:value-type="string">
            <text:p>insert into spg_dt_cmp values('0001','SCGCMP','000000000000882','2014-10-20','---','-------------------------','P','0000000000000000000000009','0000000000000000000003802','0000000000000000000000002','0000000000000000000000006','0000000000000000000000001','403990100','SOCCOS','000000000000882','CS','--','COMPROBANTE DE AJUSTE POR CIERRE DE ORDEN DE SERVICIO (SIGESP)',-192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2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184" calcext:value-type="float">
            <text:p>5.184,00</text:p>
          </table:table-cell>
          <table:table-cell table:style-name="ce2" office:value-type="string" calcext:value-type="string">
            <text:p>0000000504</text:p>
          </table:table-cell>
          <table:table-cell table:style-name="ce1" office:value-type="string" calcext:value-type="string">
            <text:p>YAGUARE EDITA DEL CARMEN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7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18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26]-[.P26]" office:value-type="float" office:value="2880" calcext:value-type="float">
            <text:p>2.880,00</text:p>
          </table:table-cell>
          <table:table-cell table:style-name="ce3" office:value-type="float" office:value="2304" calcext:value-type="float">
            <text:p>2.304,00</text:p>
          </table:table-cell>
          <table:table-cell table:style-name="ce6" office:value-type="float" office:value="-2304" calcext:value-type="float">
            <text:p>-2304</text:p>
          </table:table-cell>
          <table:table-cell table:style-name="ce1" table:formula="of:=CONCATENATE(&quot;insert into spg_dt_cmp values('0001','SCGCMP','&quot;;[.A26];&quot;','&quot;;[.B26];&quot;','---','-------------------------','&quot;;[.N26];&quot;','&quot;;[.H26];&quot;','&quot;;[.I26];&quot;','&quot;;[.J26];&quot;','&quot;;[.K26];&quot;','&quot;;[.L26];&quot;','&quot;;[.M26];&quot;','SOCCOS','&quot;;[.A26];&quot;','CS','--','COMPROBANTE DE AJUSTE POR CIERRE DE ORDEN DE SERVICIO (SIGESP)',&quot;;[.Q26];&quot;,1);&quot;)" office:value-type="string" office:string-value="insert into spg_dt_cmp values('0001','SCGCMP','000000000000882','2014-10-20','---','-------------------------','P','0000000000000000000000009','0000000000000000000004202','0000000000000000000000002','0000000000000000000000007','0000000000000000000000001','403180100','SOCCOS','000000000000882','CS','--','COMPROBANTE DE AJUSTE POR CIERRE DE ORDEN DE SERVICIO (SIGESP)',-2304,1);" calcext:value-type="string">
            <text:p>insert into spg_dt_cmp values('0001','SCGCMP','000000000000882','2014-10-20','---','-------------------------','P','0000000000000000000000009','0000000000000000000004202','0000000000000000000000002','0000000000000000000000007','0000000000000000000000001','403180100','SOCCOS','000000000000882','CS','--','COMPROBANTE DE AJUSTE POR CIERRE DE ORDEN DE SERVICIO (SIGESP)',-2304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3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0177</text:p>
          </table:table-cell>
          <table:table-cell table:style-name="ce1" office:value-type="string" calcext:value-type="string">
            <text:p>PAREJO GUZMAN JORGE LUIS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4000" calcext:value-type="float">
            <text:p>24.000,00</text:p>
          </table:table-cell>
          <table:table-cell table:style-name="ce3" office:value-type="float" office:value="19200" calcext:value-type="float">
            <text:p>19.200,00</text:p>
          </table:table-cell>
          <table:table-cell table:style-name="ce6" office:value-type="float" office:value="-19200" calcext:value-type="float">
            <text:p>-19200</text:p>
          </table:table-cell>
          <table:table-cell table:style-name="ce1" table:formula="of:=CONCATENATE(&quot;insert into spg_dt_cmp values('0001','SCGCMP','&quot;;[.A27];&quot;','&quot;;[.B27];&quot;','---','-------------------------','&quot;;[.N27];&quot;','&quot;;[.H27];&quot;','&quot;;[.I27];&quot;','&quot;;[.J27];&quot;','&quot;;[.K27];&quot;','&quot;;[.L27];&quot;','&quot;;[.M27];&quot;','SOCCOS','&quot;;[.A27];&quot;','CS','--','COMPROBANTE DE AJUSTE POR CIERRE DE ORDEN DE SERVICIO (SIGESP)',&quot;;[.Q27];&quot;,1);&quot;)" office:value-type="string" office:string-value="insert into spg_dt_cmp values('0001','SCGCMP','000000000000883','2014-10-20','---','-------------------------','P','0000000000000000000000009','0000000000000000000003802','0000000000000000000000002','0000000000000000000000006','0000000000000000000000001','403990100','SOCCOS','000000000000883','CS','--','COMPROBANTE DE AJUSTE POR CIERRE DE ORDEN DE SERVICIO (SIGESP)',-19200,1);" calcext:value-type="string">
            <text:p>insert into spg_dt_cmp values('0001','SCGCMP','000000000000883','2014-10-20','---','-------------------------','P','0000000000000000000000009','0000000000000000000003802','0000000000000000000000002','0000000000000000000000006','0000000000000000000000001','403990100','SOCCOS','000000000000883','CS','--','COMPROBANTE DE AJUSTE POR CIERRE DE ORDEN DE SERVICIO (SIGESP)',-192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4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0487</text:p>
          </table:table-cell>
          <table:table-cell table:style-name="ce1" office:value-type="string" calcext:value-type="string">
            <text:p>SAUDALINA DEL CARMEN CALDERON DE ARIAS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5200" calcext:value-type="float">
            <text:p>25.200,00</text:p>
          </table:table-cell>
          <table:table-cell table:style-name="ce3" office:value-type="float" office:value="18000" calcext:value-type="float">
            <text:p>18.000,00</text:p>
          </table:table-cell>
          <table:table-cell table:style-name="ce6" office:value-type="float" office:value="-18000" calcext:value-type="float">
            <text:p>-18000</text:p>
          </table:table-cell>
          <table:table-cell table:style-name="ce1" table:formula="of:=CONCATENATE(&quot;insert into spg_dt_cmp values('0001','SCGCMP','&quot;;[.A28];&quot;','&quot;;[.B28];&quot;','---','-------------------------','&quot;;[.N28];&quot;','&quot;;[.H28];&quot;','&quot;;[.I28];&quot;','&quot;;[.J28];&quot;','&quot;;[.K28];&quot;','&quot;;[.L28];&quot;','&quot;;[.M28];&quot;','SOCCOS','&quot;;[.A28];&quot;','CS','--','COMPROBANTE DE AJUSTE POR CIERRE DE ORDEN DE SERVICIO (SIGESP)',&quot;;[.Q28];&quot;,1);&quot;)" office:value-type="string" office:string-value="insert into spg_dt_cmp values('0001','SCGCMP','000000000000884','2014-10-20','---','-------------------------','P','0000000000000000000000009','0000000000000000000003802','0000000000000000000000002','0000000000000000000000006','0000000000000000000000001','403990100','SOCCOS','000000000000884','CS','--','COMPROBANTE DE AJUSTE POR CIERRE DE ORDEN DE SERVICIO (SIGESP)',-18000,1);" calcext:value-type="string">
            <text:p>insert into spg_dt_cmp values('0001','SCGCMP','000000000000884','2014-10-20','---','-------------------------','P','0000000000000000000000009','0000000000000000000003802','0000000000000000000000002','0000000000000000000000006','0000000000000000000000001','403990100','SOCCOS','000000000000884','CS','--','COMPROBANTE DE AJUSTE POR CIERRE DE ORDEN DE SERVICIO (SIGESP)',-180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0487</text:p>
          </table:table-cell>
          <table:table-cell table:style-name="ce1" office:value-type="string" calcext:value-type="string">
            <text:p>SAUDALINA DEL CARMEN CALDERON DE ARIAS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29]-[.P29]" office:value-type="float" office:value="25200" calcext:value-type="float">
            <text:p>25.200,00</text:p>
          </table:table-cell>
          <table:table-cell table:style-name="ce3" office:value-type="float" office:value="18000" calcext:value-type="float">
            <text:p>18.000,00</text:p>
          </table:table-cell>
          <table:table-cell table:style-name="ce6" office:value-type="float" office:value="-18000" calcext:value-type="float">
            <text:p>-18000</text:p>
          </table:table-cell>
          <table:table-cell table:style-name="ce1" table:formula="of:=CONCATENATE(&quot;insert into spg_dt_cmp values('0001','SCGCMP','&quot;;[.A29];&quot;','&quot;;[.B29];&quot;','---','-------------------------','&quot;;[.N29];&quot;','&quot;;[.H29];&quot;','&quot;;[.I29];&quot;','&quot;;[.J29];&quot;','&quot;;[.K29];&quot;','&quot;;[.L29];&quot;','&quot;;[.M29];&quot;','SOCCOS','&quot;;[.A29];&quot;','CS','--','COMPROBANTE DE AJUSTE POR CIERRE DE ORDEN DE SERVICIO (SIGESP)',&quot;;[.Q29];&quot;,1);&quot;)" office:value-type="string" office:string-value="insert into spg_dt_cmp values('0001','SCGCMP','000000000000886','2014-10-20','---','-------------------------','P','0000000000000000000000009','0000000000000000000003802','0000000000000000000000002','0000000000000000000000006','0000000000000000000000001','403990100','SOCCOS','000000000000886','CS','--','COMPROBANTE DE AJUSTE POR CIERRE DE ORDEN DE SERVICIO (SIGESP)',-18000,1);" calcext:value-type="string">
            <text:p>insert into spg_dt_cmp values('0001','SCGCMP','000000000000886','2014-10-20','---','-------------------------','P','0000000000000000000000009','0000000000000000000003802','0000000000000000000000002','0000000000000000000000006','0000000000000000000000001','403990100','SOCCOS','000000000000886','CS','--','COMPROBANTE DE AJUSTE POR CIERRE DE ORDEN DE SERVICIO (SIGESP)',-180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184" calcext:value-type="float">
            <text:p>5.184,00</text:p>
          </table:table-cell>
          <table:table-cell table:style-name="ce2" office:value-type="string" calcext:value-type="string">
            <text:p>0000000487</text:p>
          </table:table-cell>
          <table:table-cell table:style-name="ce1" office:value-type="string" calcext:value-type="string">
            <text:p>SAUDALINA DEL CARMEN CALDERON DE ARIAS</text:p>
          </table:table-cell>
          <table:table-cell table:style-name="ce2" office:value-type="string" calcext:value-type="string">
            <text:p>0000004202</text:p>
          </table:table-cell>
          <table:table-cell table:style-name="ce1"/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7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18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30]-[.P30]" office:value-type="float" office:value="3024" calcext:value-type="float">
            <text:p>3.024,00</text:p>
          </table:table-cell>
          <table:table-cell table:style-name="ce3" office:value-type="float" office:value="2160" calcext:value-type="float">
            <text:p>2.160,00</text:p>
          </table:table-cell>
          <table:table-cell table:style-name="ce6" office:value-type="float" office:value="-2160" calcext:value-type="float">
            <text:p>-2160</text:p>
          </table:table-cell>
          <table:table-cell table:style-name="ce1" table:formula="of:=CONCATENATE(&quot;insert into spg_dt_cmp values('0001','SCGCMP','&quot;;[.A30];&quot;','&quot;;[.B30];&quot;','---','-------------------------','&quot;;[.N30];&quot;','&quot;;[.H30];&quot;','&quot;;[.I30];&quot;','&quot;;[.J30];&quot;','&quot;;[.K30];&quot;','&quot;;[.L30];&quot;','&quot;;[.M30];&quot;','SOCCOS','&quot;;[.A30];&quot;','CS','--','COMPROBANTE DE AJUSTE POR CIERRE DE ORDEN DE SERVICIO (SIGESP)',&quot;;[.Q30];&quot;,1);&quot;)" office:value-type="string" office:string-value="insert into spg_dt_cmp values('0001','SCGCMP','000000000000886','2014-10-20','---','-------------------------','P','0000000000000000000000009','0000000000000000000004202','0000000000000000000000002','0000000000000000000000007','0000000000000000000000001','403180100','SOCCOS','000000000000886','CS','--','COMPROBANTE DE AJUSTE POR CIERRE DE ORDEN DE SERVICIO (SIGESP)',-2160,1);" calcext:value-type="string">
            <text:p>insert into spg_dt_cmp values('0001','SCGCMP','000000000000886','2014-10-20','---','-------------------------','P','0000000000000000000000009','0000000000000000000004202','0000000000000000000000002','0000000000000000000000007','0000000000000000000000001','403180100','SOCCOS','000000000000886','CS','--','COMPROBANTE DE AJUSTE POR CIERRE DE ORDEN DE SERVICIO (SIGESP)',-216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807</text:p>
          </table:table-cell>
          <table:table-cell table:style-name="ce1" office:value-type="string" calcext:value-type="string">
            <text:p>COOPERATIVA LA FORTUNA DE VARGAS RL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701397.52" calcext:value-type="float">
            <text:p>701.397,52</text:p>
          </table:table-cell>
          <table:table-cell table:style-name="ce3" office:value-type="float" office:value="71614.7999999999" calcext:value-type="float">
            <text:p>71.614,80</text:p>
          </table:table-cell>
          <table:table-cell table:style-name="ce5" office:value-type="string" calcext:value-type="string">
            <text:p>-71614.7999999999</text:p>
          </table:table-cell>
          <table:table-cell table:style-name="ce1" table:formula="of:=CONCATENATE(&quot;insert into spg_dt_cmp values('0001','SCGCMP','&quot;;[.A31];&quot;','&quot;;[.B31];&quot;','---','-------------------------','&quot;;[.N31];&quot;','&quot;;[.H31];&quot;','&quot;;[.I31];&quot;','&quot;;[.J31];&quot;','&quot;;[.K31];&quot;','&quot;;[.L31];&quot;','&quot;;[.M31];&quot;','SOCCOS','&quot;;[.A31];&quot;','CS','--','COMPROBANTE DE AJUSTE POR CIERRE DE ORDEN DE SERVICIO (SIGESP)',&quot;;[.Q31];&quot;,1);&quot;)" office:value-type="string" office:string-value="insert into spg_dt_cmp values('0001','SCGCMP','000000000000887','2014-10-20','---','-------------------------','P','0000000000000000000000009','0000000000000000000003802','0000000000000000000000002','0000000000000000000000004','0000000000000000000000001','403990100','SOCCOS','000000000000887','CS','--','COMPROBANTE DE AJUSTE POR CIERRE DE ORDEN DE SERVICIO (SIGESP)',-71614.7999999999,1);" calcext:value-type="string">
            <text:p>insert into spg_dt_cmp values('0001','SCGCMP','000000000000887','2014-10-20','---','-------------------------','P','0000000000000000000000009','0000000000000000000003802','0000000000000000000000002','0000000000000000000000004','0000000000000000000000001','403990100','SOCCOS','000000000000887','CS','--','COMPROBANTE DE AJUSTE POR CIERRE DE ORDEN DE SERVICIO (SIGESP)',-71614.7999999999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470</text:p>
          </table:table-cell>
          <table:table-cell table:style-name="ce1" office:value-type="string" calcext:value-type="string">
            <text:p>COOPERATIVA SOLUCION Y PROGRESO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39340.85" calcext:value-type="float">
            <text:p>439.340,85</text:p>
          </table:table-cell>
          <table:table-cell table:style-name="ce3" office:value-type="float" office:value="333671.47" calcext:value-type="float">
            <text:p>333.671,47</text:p>
          </table:table-cell>
          <table:table-cell table:style-name="ce5" office:value-type="string" calcext:value-type="string">
            <text:p>-333671.47</text:p>
          </table:table-cell>
          <table:table-cell table:style-name="ce1" table:formula="of:=CONCATENATE(&quot;insert into spg_dt_cmp values('0001','SCGCMP','&quot;;[.A32];&quot;','&quot;;[.B32];&quot;','---','-------------------------','&quot;;[.N32];&quot;','&quot;;[.H32];&quot;','&quot;;[.I32];&quot;','&quot;;[.J32];&quot;','&quot;;[.K32];&quot;','&quot;;[.L32];&quot;','&quot;;[.M32];&quot;','SOCCOS','&quot;;[.A32];&quot;','CS','--','COMPROBANTE DE AJUSTE POR CIERRE DE ORDEN DE SERVICIO (SIGESP)',&quot;;[.Q32];&quot;,1);&quot;)" office:value-type="string" office:string-value="insert into spg_dt_cmp values('0001','SCGCMP','000000000000888','2014-10-20','---','-------------------------','P','0000000000000000000000009','0000000000000000000003802','0000000000000000000000002','0000000000000000000000004','0000000000000000000000001','403990100','SOCCOS','000000000000888','CS','--','COMPROBANTE DE AJUSTE POR CIERRE DE ORDEN DE SERVICIO (SIGESP)',-333671.47,1);" calcext:value-type="string">
            <text:p>insert into spg_dt_cmp values('0001','SCGCMP','000000000000888','2014-10-20','---','-------------------------','P','0000000000000000000000009','0000000000000000000003802','0000000000000000000000002','0000000000000000000000004','0000000000000000000000001','403990100','SOCCOS','000000000000888','CS','--','COMPROBANTE DE AJUSTE POR CIERRE DE ORDEN DE SERVICIO (SIGESP)',-333671.47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89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434</text:p>
          </table:table-cell>
          <table:table-cell table:style-name="ce1" office:value-type="string" calcext:value-type="string">
            <text:p>COOPERATIVA LA VOZ DE TODOS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00674.28" calcext:value-type="float">
            <text:p>400.674,28</text:p>
          </table:table-cell>
          <table:table-cell table:style-name="ce3" office:value-type="float" office:value="372338.04" calcext:value-type="float">
            <text:p>372.338,04</text:p>
          </table:table-cell>
          <table:table-cell table:style-name="ce5" office:value-type="string" calcext:value-type="string">
            <text:p>-372338.04</text:p>
          </table:table-cell>
          <table:table-cell table:style-name="ce1" table:formula="of:=CONCATENATE(&quot;insert into spg_dt_cmp values('0001','SCGCMP','&quot;;[.A33];&quot;','&quot;;[.B33];&quot;','---','-------------------------','&quot;;[.N33];&quot;','&quot;;[.H33];&quot;','&quot;;[.I33];&quot;','&quot;;[.J33];&quot;','&quot;;[.K33];&quot;','&quot;;[.L33];&quot;','&quot;;[.M33];&quot;','SOCCOS','&quot;;[.A33];&quot;','CS','--','COMPROBANTE DE AJUSTE POR CIERRE DE ORDEN DE SERVICIO (SIGESP)',&quot;;[.Q33];&quot;,1);&quot;)" office:value-type="string" office:string-value="insert into spg_dt_cmp values('0001','SCGCMP','000000000000889','2014-10-20','---','-------------------------','P','0000000000000000000000009','0000000000000000000003802','0000000000000000000000002','0000000000000000000000004','0000000000000000000000001','403990100','SOCCOS','000000000000889','CS','--','COMPROBANTE DE AJUSTE POR CIERRE DE ORDEN DE SERVICIO (SIGESP)',-372338.04,1);" calcext:value-type="string">
            <text:p>insert into spg_dt_cmp values('0001','SCGCMP','000000000000889','2014-10-20','---','-------------------------','P','0000000000000000000000009','0000000000000000000003802','0000000000000000000000002','0000000000000000000000004','0000000000000000000000001','403990100','SOCCOS','000000000000889','CS','--','COMPROBANTE DE AJUSTE POR CIERRE DE ORDEN DE SERVICIO (SIGESP)',-372338.04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540</text:p>
          </table:table-cell>
          <table:table-cell table:style-name="ce1" office:value-type="string" calcext:value-type="string">
            <text:p>COOPERATIVA BRISAS DE MEREICITO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55432.36" calcext:value-type="float">
            <text:p>255.432,36</text:p>
          </table:table-cell>
          <table:table-cell table:style-name="ce3" office:value-type="float" office:value="517579.96" calcext:value-type="float">
            <text:p>517.579,96</text:p>
          </table:table-cell>
          <table:table-cell table:style-name="ce5" office:value-type="string" calcext:value-type="string">
            <text:p>-517579.96</text:p>
          </table:table-cell>
          <table:table-cell table:style-name="ce1" table:formula="of:=CONCATENATE(&quot;insert into spg_dt_cmp values('0001','SCGCMP','&quot;;[.A34];&quot;','&quot;;[.B34];&quot;','---','-------------------------','&quot;;[.N34];&quot;','&quot;;[.H34];&quot;','&quot;;[.I34];&quot;','&quot;;[.J34];&quot;','&quot;;[.K34];&quot;','&quot;;[.L34];&quot;','&quot;;[.M34];&quot;','SOCCOS','&quot;;[.A34];&quot;','CS','--','COMPROBANTE DE AJUSTE POR CIERRE DE ORDEN DE SERVICIO (SIGESP)',&quot;;[.Q34];&quot;,1);&quot;)" office:value-type="string" office:string-value="insert into spg_dt_cmp values('0001','SCGCMP','000000000000890','2014-10-20','---','-------------------------','P','0000000000000000000000009','0000000000000000000003802','0000000000000000000000002','0000000000000000000000004','0000000000000000000000001','403990100','SOCCOS','000000000000890','CS','--','COMPROBANTE DE AJUSTE POR CIERRE DE ORDEN DE SERVICIO (SIGESP)',-517579.96,1);" calcext:value-type="string">
            <text:p>insert into spg_dt_cmp values('0001','SCGCMP','000000000000890','2014-10-20','---','-------------------------','P','0000000000000000000000009','0000000000000000000003802','0000000000000000000000002','0000000000000000000000004','0000000000000000000000001','403990100','SOCCOS','000000000000890','CS','--','COMPROBANTE DE AJUSTE POR CIERRE DE ORDEN DE SERVICIO (SIGESP)',-517579.96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1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091</text:p>
          </table:table-cell>
          <table:table-cell table:style-name="ce1" office:value-type="string" calcext:value-type="string">
            <text:p>COOPERATIVA LA DIVINA PASTORA 2021, R.S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86941.77" calcext:value-type="float">
            <text:p>486.941,77</text:p>
          </table:table-cell>
          <table:table-cell table:style-name="ce3" office:value-type="float" office:value="286070.55" calcext:value-type="float">
            <text:p>286.070,55</text:p>
          </table:table-cell>
          <table:table-cell table:style-name="ce5" office:value-type="string" calcext:value-type="string">
            <text:p>-286070.55</text:p>
          </table:table-cell>
          <table:table-cell table:style-name="ce1" table:formula="of:=CONCATENATE(&quot;insert into spg_dt_cmp values('0001','SCGCMP','&quot;;[.A35];&quot;','&quot;;[.B35];&quot;','---','-------------------------','&quot;;[.N35];&quot;','&quot;;[.H35];&quot;','&quot;;[.I35];&quot;','&quot;;[.J35];&quot;','&quot;;[.K35];&quot;','&quot;;[.L35];&quot;','&quot;;[.M35];&quot;','SOCCOS','&quot;;[.A35];&quot;','CS','--','COMPROBANTE DE AJUSTE POR CIERRE DE ORDEN DE SERVICIO (SIGESP)',&quot;;[.Q35];&quot;,1);&quot;)" office:value-type="string" office:string-value="insert into spg_dt_cmp values('0001','SCGCMP','000000000000891','2014-10-20','---','-------------------------','P','0000000000000000000000009','0000000000000000000003802','0000000000000000000000002','0000000000000000000000004','0000000000000000000000001','403990100','SOCCOS','000000000000891','CS','--','COMPROBANTE DE AJUSTE POR CIERRE DE ORDEN DE SERVICIO (SIGESP)',-286070.55,1);" calcext:value-type="string">
            <text:p>insert into spg_dt_cmp values('0001','SCGCMP','000000000000891','2014-10-20','---','-------------------------','P','0000000000000000000000009','0000000000000000000003802','0000000000000000000000002','0000000000000000000000004','0000000000000000000000001','403990100','SOCCOS','000000000000891','CS','--','COMPROBANTE DE AJUSTE POR CIERRE DE ORDEN DE SERVICIO (SIGESP)',-286070.55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2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806</text:p>
          </table:table-cell>
          <table:table-cell table:style-name="ce1" office:value-type="string" calcext:value-type="string">
            <text:p>COOPERATIVA LA OCTAVA ESTRELLA BOLIVARIANA DE ORIENTE RL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535942.72" calcext:value-type="float">
            <text:p>535.942,72</text:p>
          </table:table-cell>
          <table:table-cell table:style-name="ce3" office:value-type="float" office:value="237069.6" calcext:value-type="float">
            <text:p>237.069,60</text:p>
          </table:table-cell>
          <table:table-cell table:style-name="ce5" office:value-type="string" calcext:value-type="string">
            <text:p>-237069.6</text:p>
          </table:table-cell>
          <table:table-cell table:style-name="ce1" table:formula="of:=CONCATENATE(&quot;insert into spg_dt_cmp values('0001','SCGCMP','&quot;;[.A36];&quot;','&quot;;[.B36];&quot;','---','-------------------------','&quot;;[.N36];&quot;','&quot;;[.H36];&quot;','&quot;;[.I36];&quot;','&quot;;[.J36];&quot;','&quot;;[.K36];&quot;','&quot;;[.L36];&quot;','&quot;;[.M36];&quot;','SOCCOS','&quot;;[.A36];&quot;','CS','--','COMPROBANTE DE AJUSTE POR CIERRE DE ORDEN DE SERVICIO (SIGESP)',&quot;;[.Q36];&quot;,1);&quot;)" office:value-type="string" office:string-value="insert into spg_dt_cmp values('0001','SCGCMP','000000000000892','2014-10-20','---','-------------------------','P','0000000000000000000000009','0000000000000000000003802','0000000000000000000000002','0000000000000000000000004','0000000000000000000000001','403990100','SOCCOS','000000000000892','CS','--','COMPROBANTE DE AJUSTE POR CIERRE DE ORDEN DE SERVICIO (SIGESP)',-237069.6,1);" calcext:value-type="string">
            <text:p>insert into spg_dt_cmp values('0001','SCGCMP','000000000000892','2014-10-20','---','-------------------------','P','0000000000000000000000009','0000000000000000000003802','0000000000000000000000002','0000000000000000000000004','0000000000000000000000001','403990100','SOCCOS','000000000000892','CS','--','COMPROBANTE DE AJUSTE POR CIERRE DE ORDEN DE SERVICIO (SIGESP)',-237069.6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3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500</text:p>
          </table:table-cell>
          <table:table-cell table:style-name="ce1" office:value-type="string" calcext:value-type="string">
            <text:p>COOPERATIVA LA CURAGUAS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12970.59" calcext:value-type="float">
            <text:p>412.970,59</text:p>
          </table:table-cell>
          <table:table-cell table:style-name="ce3" office:value-type="float" office:value="360041.73" calcext:value-type="float">
            <text:p>360.041,73</text:p>
          </table:table-cell>
          <table:table-cell table:style-name="ce5" office:value-type="string" calcext:value-type="string">
            <text:p>-360041.73</text:p>
          </table:table-cell>
          <table:table-cell table:style-name="ce1" table:formula="of:=CONCATENATE(&quot;insert into spg_dt_cmp values('0001','SCGCMP','&quot;;[.A37];&quot;','&quot;;[.B37];&quot;','---','-------------------------','&quot;;[.N37];&quot;','&quot;;[.H37];&quot;','&quot;;[.I37];&quot;','&quot;;[.J37];&quot;','&quot;;[.K37];&quot;','&quot;;[.L37];&quot;','&quot;;[.M37];&quot;','SOCCOS','&quot;;[.A37];&quot;','CS','--','COMPROBANTE DE AJUSTE POR CIERRE DE ORDEN DE SERVICIO (SIGESP)',&quot;;[.Q37];&quot;,1);&quot;)" office:value-type="string" office:string-value="insert into spg_dt_cmp values('0001','SCGCMP','000000000000893','2014-10-20','---','-------------------------','P','0000000000000000000000009','0000000000000000000003802','0000000000000000000000002','0000000000000000000000004','0000000000000000000000001','403990100','SOCCOS','000000000000893','CS','--','COMPROBANTE DE AJUSTE POR CIERRE DE ORDEN DE SERVICIO (SIGESP)',-360041.73,1);" calcext:value-type="string">
            <text:p>insert into spg_dt_cmp values('0001','SCGCMP','000000000000893','2014-10-20','---','-------------------------','P','0000000000000000000000009','0000000000000000000003802','0000000000000000000000002','0000000000000000000000004','0000000000000000000000001','403990100','SOCCOS','000000000000893','CS','--','COMPROBANTE DE AJUSTE POR CIERRE DE ORDEN DE SERVICIO (SIGESP)',-360041.73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4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040</text:p>
          </table:table-cell>
          <table:table-cell table:style-name="ce1" office:value-type="string" calcext:value-type="string">
            <text:p>ASOC. COOP. EL RENACER DE ORIENTE,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30923.45" calcext:value-type="float">
            <text:p>430.923,45</text:p>
          </table:table-cell>
          <table:table-cell table:style-name="ce3" office:value-type="float" office:value="342088.87" calcext:value-type="float">
            <text:p>342.088,87</text:p>
          </table:table-cell>
          <table:table-cell table:style-name="ce5" office:value-type="string" calcext:value-type="string">
            <text:p>-342088.87</text:p>
          </table:table-cell>
          <table:table-cell table:style-name="ce1" table:formula="of:=CONCATENATE(&quot;insert into spg_dt_cmp values('0001','SCGCMP','&quot;;[.A38];&quot;','&quot;;[.B38];&quot;','---','-------------------------','&quot;;[.N38];&quot;','&quot;;[.H38];&quot;','&quot;;[.I38];&quot;','&quot;;[.J38];&quot;','&quot;;[.K38];&quot;','&quot;;[.L38];&quot;','&quot;;[.M38];&quot;','SOCCOS','&quot;;[.A38];&quot;','CS','--','COMPROBANTE DE AJUSTE POR CIERRE DE ORDEN DE SERVICIO (SIGESP)',&quot;;[.Q38];&quot;,1);&quot;)" office:value-type="string" office:string-value="insert into spg_dt_cmp values('0001','SCGCMP','000000000000894','2014-10-20','---','-------------------------','P','0000000000000000000000009','0000000000000000000003802','0000000000000000000000002','0000000000000000000000004','0000000000000000000000001','403990100','SOCCOS','000000000000894','CS','--','COMPROBANTE DE AJUSTE POR CIERRE DE ORDEN DE SERVICIO (SIGESP)',-342088.87,1);" calcext:value-type="string">
            <text:p>insert into spg_dt_cmp values('0001','SCGCMP','000000000000894','2014-10-20','---','-------------------------','P','0000000000000000000000009','0000000000000000000003802','0000000000000000000000002','0000000000000000000000004','0000000000000000000000001','403990100','SOCCOS','000000000000894','CS','--','COMPROBANTE DE AJUSTE POR CIERRE DE ORDEN DE SERVICIO (SIGESP)',-342088.87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505</text:p>
          </table:table-cell>
          <table:table-cell table:style-name="ce1" office:value-type="string" calcext:value-type="string">
            <text:p>COOPERATIVA LA DIOSA DEL TAMARINDO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48845.71" calcext:value-type="float">
            <text:p>448.845,71</text:p>
          </table:table-cell>
          <table:table-cell table:style-name="ce3" office:value-type="float" office:value="324166.61" calcext:value-type="float">
            <text:p>324.166,61</text:p>
          </table:table-cell>
          <table:table-cell table:style-name="ce5" office:value-type="string" calcext:value-type="string">
            <text:p>-324166.61</text:p>
          </table:table-cell>
          <table:table-cell table:style-name="ce1" table:formula="of:=CONCATENATE(&quot;insert into spg_dt_cmp values('0001','SCGCMP','&quot;;[.A39];&quot;','&quot;;[.B39];&quot;','---','-------------------------','&quot;;[.N39];&quot;','&quot;;[.H39];&quot;','&quot;;[.I39];&quot;','&quot;;[.J39];&quot;','&quot;;[.K39];&quot;','&quot;;[.L39];&quot;','&quot;;[.M39];&quot;','SOCCOS','&quot;;[.A39];&quot;','CS','--','COMPROBANTE DE AJUSTE POR CIERRE DE ORDEN DE SERVICIO (SIGESP)',&quot;;[.Q39];&quot;,1);&quot;)" office:value-type="string" office:string-value="insert into spg_dt_cmp values('0001','SCGCMP','000000000000895','2014-10-20','---','-------------------------','P','0000000000000000000000009','0000000000000000000003802','0000000000000000000000002','0000000000000000000000004','0000000000000000000000001','403990100','SOCCOS','000000000000895','CS','--','COMPROBANTE DE AJUSTE POR CIERRE DE ORDEN DE SERVICIO (SIGESP)',-324166.61,1);" calcext:value-type="string">
            <text:p>insert into spg_dt_cmp values('0001','SCGCMP','000000000000895','2014-10-20','---','-------------------------','P','0000000000000000000000009','0000000000000000000003802','0000000000000000000000002','0000000000000000000000004','0000000000000000000000001','403990100','SOCCOS','000000000000895','CS','--','COMPROBANTE DE AJUSTE POR CIERRE DE ORDEN DE SERVICIO (SIGESP)',-324166.61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73000" calcext:value-type="float">
            <text:p>273.000,00</text:p>
          </table:table-cell>
          <table:table-cell table:style-name="ce2" office:value-type="string" calcext:value-type="string">
            <text:p>0000001220</text:p>
          </table:table-cell>
          <table:table-cell table:style-name="ce1" office:value-type="string" calcext:value-type="string">
            <text:p>JOSEFINA FEBRES PINTO</text:p>
          </table:table-cell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40]-[.P40]" office:value-type="float" office:value="103740" calcext:value-type="float">
            <text:p>103.740,00</text:p>
          </table:table-cell>
          <table:table-cell table:style-name="ce3" office:value-type="float" office:value="169260" calcext:value-type="float">
            <text:p>169.260,00</text:p>
          </table:table-cell>
          <table:table-cell table:style-name="ce6" office:value-type="float" office:value="-169260" calcext:value-type="float">
            <text:p>-169260</text:p>
          </table:table-cell>
          <table:table-cell table:style-name="ce1" table:formula="of:=CONCATENATE(&quot;insert into spg_dt_cmp values('0001','SCGCMP','&quot;;[.A40];&quot;','&quot;;[.B40];&quot;','---','-------------------------','&quot;;[.N40];&quot;','&quot;;[.H40];&quot;','&quot;;[.I40];&quot;','&quot;;[.J40];&quot;','&quot;;[.K40];&quot;','&quot;;[.L40];&quot;','&quot;;[.M40];&quot;','SOCCOS','&quot;;[.A40];&quot;','CS','--','COMPROBANTE DE AJUSTE POR CIERRE DE ORDEN DE SERVICIO (SIGESP)',&quot;;[.Q40];&quot;,1);&quot;)" office:value-type="string" office:string-value="insert into spg_dt_cmp values('0001','SCGCMP','000000000000896','2014-10-20','---','-------------------------','P','0000000000000000000000009','0000000000000000000003801','0000000000000000000000002','0000000000000000000000005','0000000000000000000000001','403990100','SOCCOS','000000000000896','CS','--','COMPROBANTE DE AJUSTE POR CIERRE DE ORDEN DE SERVICIO (SIGESP)',-169260,1);" calcext:value-type="string">
            <text:p>insert into spg_dt_cmp values('0001','SCGCMP','000000000000896','2014-10-20','---','-------------------------','P','0000000000000000000000009','0000000000000000000003801','0000000000000000000000002','0000000000000000000000005','0000000000000000000000001','403990100','SOCCOS','000000000000896','CS','--','COMPROBANTE DE AJUSTE POR CIERRE DE ORDEN DE SERVICIO (SIGESP)',-16926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73000" calcext:value-type="float">
            <text:p>273.000,00</text:p>
          </table:table-cell>
          <table:table-cell table:style-name="ce2" office:value-type="string" calcext:value-type="string">
            <text:p>0000001220</text:p>
          </table:table-cell>
          <table:table-cell table:style-name="ce1" office:value-type="string" calcext:value-type="string">
            <text:p>JOSEFINA FEBRES PINTO</text:p>
          </table:table-cell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41]-[.P41]" office:value-type="float" office:value="196950" calcext:value-type="float">
            <text:p>196.950,00</text:p>
          </table:table-cell>
          <table:table-cell table:style-name="ce3" office:value-type="float" office:value="76050" calcext:value-type="float">
            <text:p>76.050,00</text:p>
          </table:table-cell>
          <table:table-cell table:style-name="ce6" office:value-type="float" office:value="-76050" calcext:value-type="float">
            <text:p>-76050</text:p>
          </table:table-cell>
          <table:table-cell table:style-name="ce1" table:formula="of:=CONCATENATE(&quot;insert into spg_dt_cmp values('0001','SCGCMP','&quot;;[.A41];&quot;','&quot;;[.B41];&quot;','---','-------------------------','&quot;;[.N41];&quot;','&quot;;[.H41];&quot;','&quot;;[.I41];&quot;','&quot;;[.J41];&quot;','&quot;;[.K41];&quot;','&quot;;[.L41];&quot;','&quot;;[.M41];&quot;','SOCCOS','&quot;;[.A41];&quot;','CS','--','COMPROBANTE DE AJUSTE POR CIERRE DE ORDEN DE SERVICIO (SIGESP)',&quot;;[.Q41];&quot;,1);&quot;)" office:value-type="string" office:string-value="insert into spg_dt_cmp values('0001','SCGCMP','000000000000896','2014-10-20','---','-------------------------','P','0000000000000000000000009','0000000000000000000003802','0000000000000000000000002','0000000000000000000000004','0000000000000000000000001','403990100','SOCCOS','000000000000896','CS','--','COMPROBANTE DE AJUSTE POR CIERRE DE ORDEN DE SERVICIO (SIGESP)',-76050,1);" calcext:value-type="string">
            <text:p>insert into spg_dt_cmp values('0001','SCGCMP','000000000000896','2014-10-20','---','-------------------------','P','0000000000000000000000009','0000000000000000000003802','0000000000000000000000002','0000000000000000000000004','0000000000000000000000001','403990100','SOCCOS','000000000000896','CS','--','COMPROBANTE DE AJUSTE POR CIERRE DE ORDEN DE SERVICIO (SIGESP)',-7605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65520" calcext:value-type="float">
            <text:p>65.520,00</text:p>
          </table:table-cell>
          <table:table-cell table:style-name="ce2" office:value-type="string" calcext:value-type="string">
            <text:p>0000001220</text:p>
          </table:table-cell>
          <table:table-cell table:style-name="ce1" office:value-type="string" calcext:value-type="string">
            <text:p>JOSEFINA FEBRES PINTO</text:p>
          </table:table-cell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7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18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42]-[.P42]" office:value-type="float" office:value="36082.8" calcext:value-type="float">
            <text:p>36.082,80</text:p>
          </table:table-cell>
          <table:table-cell table:style-name="ce3" office:value-type="float" office:value="29437.2" calcext:value-type="float">
            <text:p>29.437,20</text:p>
          </table:table-cell>
          <table:table-cell table:style-name="ce5" office:value-type="string" calcext:value-type="string">
            <text:p>-29437.2</text:p>
          </table:table-cell>
          <table:table-cell table:style-name="ce1" table:formula="of:=CONCATENATE(&quot;insert into spg_dt_cmp values('0001','SCGCMP','&quot;;[.A42];&quot;','&quot;;[.B42];&quot;','---','-------------------------','&quot;;[.N42];&quot;','&quot;;[.H42];&quot;','&quot;;[.I42];&quot;','&quot;;[.J42];&quot;','&quot;;[.K42];&quot;','&quot;;[.L42];&quot;','&quot;;[.M42];&quot;','SOCCOS','&quot;;[.A42];&quot;','CS','--','COMPROBANTE DE AJUSTE POR CIERRE DE ORDEN DE SERVICIO (SIGESP)',&quot;;[.Q42];&quot;,1);&quot;)" office:value-type="string" office:string-value="insert into spg_dt_cmp values('0001','SCGCMP','000000000000896','2014-10-20','---','-------------------------','P','0000000000000000000000009','0000000000000000000004202','0000000000000000000000002','0000000000000000000000007','0000000000000000000000001','403180100','SOCCOS','000000000000896','CS','--','COMPROBANTE DE AJUSTE POR CIERRE DE ORDEN DE SERVICIO (SIGESP)',-29437.2,1);" calcext:value-type="string">
            <text:p>insert into spg_dt_cmp values('0001','SCGCMP','000000000000896','2014-10-20','---','-------------------------','P','0000000000000000000000009','0000000000000000000004202','0000000000000000000000002','0000000000000000000000007','0000000000000000000000001','403180100','SOCCOS','000000000000896','CS','--','COMPROBANTE DE AJUSTE POR CIERRE DE ORDEN DE SERVICIO (SIGESP)',-29437.2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80000" calcext:value-type="float">
            <text:p>180.000,00</text:p>
          </table:table-cell>
          <table:table-cell table:style-name="ce2" office:value-type="string" calcext:value-type="string">
            <text:p>0000000472</text:p>
          </table:table-cell>
          <table:table-cell table:style-name="ce1" office:value-type="string" calcext:value-type="string">
            <text:p>MARCANO ORTA ZENAIDA DEL VALLE</text:p>
          </table:table-cell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43]-[.P43]" office:value-type="float" office:value="134640" calcext:value-type="float">
            <text:p>134.640,00</text:p>
          </table:table-cell>
          <table:table-cell table:style-name="ce3" office:value-type="float" office:value="45360" calcext:value-type="float">
            <text:p>45.360,00</text:p>
          </table:table-cell>
          <table:table-cell table:style-name="ce6" office:value-type="float" office:value="-45360" calcext:value-type="float">
            <text:p>-45360</text:p>
          </table:table-cell>
          <table:table-cell table:style-name="ce1" table:formula="of:=CONCATENATE(&quot;insert into spg_dt_cmp values('0001','SCGCMP','&quot;;[.A43];&quot;','&quot;;[.B43];&quot;','---','-------------------------','&quot;;[.N43];&quot;','&quot;;[.H43];&quot;','&quot;;[.I43];&quot;','&quot;;[.J43];&quot;','&quot;;[.K43];&quot;','&quot;;[.L43];&quot;','&quot;;[.M43];&quot;','SOCCOS','&quot;;[.A43];&quot;','CS','--','COMPROBANTE DE AJUSTE POR CIERRE DE ORDEN DE SERVICIO (SIGESP)',&quot;;[.Q43];&quot;,1);&quot;)" office:value-type="string" office:string-value="insert into spg_dt_cmp values('0001','SCGCMP','000000000000897','2014-10-20','---','-------------------------','P','0000000000000000000000009','0000000000000000000003801','0000000000000000000000002','0000000000000000000000005','0000000000000000000000001','403990100','SOCCOS','000000000000897','CS','--','COMPROBANTE DE AJUSTE POR CIERRE DE ORDEN DE SERVICIO (SIGESP)',-45360,1);" calcext:value-type="string">
            <text:p>insert into spg_dt_cmp values('0001','SCGCMP','000000000000897','2014-10-20','---','-------------------------','P','0000000000000000000000009','0000000000000000000003801','0000000000000000000000002','0000000000000000000000005','0000000000000000000000001','403990100','SOCCOS','000000000000897','CS','--','COMPROBANTE DE AJUSTE POR CIERRE DE ORDEN DE SERVICIO (SIGESP)',-4536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80000" calcext:value-type="float">
            <text:p>180.000,00</text:p>
          </table:table-cell>
          <table:table-cell table:style-name="ce2" office:value-type="string" calcext:value-type="string">
            <text:p>0000000472</text:p>
          </table:table-cell>
          <table:table-cell table:style-name="ce1" office:value-type="string" calcext:value-type="string">
            <text:p>MARCANO ORTA ZENAIDA DEL VALLE</text:p>
          </table:table-cell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44]-[.P44]" office:value-type="float" office:value="68250" calcext:value-type="float">
            <text:p>68.250,00</text:p>
          </table:table-cell>
          <table:table-cell table:style-name="ce3" office:value-type="float" office:value="111750" calcext:value-type="float">
            <text:p>111.750,00</text:p>
          </table:table-cell>
          <table:table-cell table:style-name="ce6" office:value-type="float" office:value="-111750" calcext:value-type="float">
            <text:p>-111750</text:p>
          </table:table-cell>
          <table:table-cell table:style-name="ce1" table:formula="of:=CONCATENATE(&quot;insert into spg_dt_cmp values('0001','SCGCMP','&quot;;[.A44];&quot;','&quot;;[.B44];&quot;','---','-------------------------','&quot;;[.N44];&quot;','&quot;;[.H44];&quot;','&quot;;[.I44];&quot;','&quot;;[.J44];&quot;','&quot;;[.K44];&quot;','&quot;;[.L44];&quot;','&quot;;[.M44];&quot;','SOCCOS','&quot;;[.A44];&quot;','CS','--','COMPROBANTE DE AJUSTE POR CIERRE DE ORDEN DE SERVICIO (SIGESP)',&quot;;[.Q44];&quot;,1);&quot;)" office:value-type="string" office:string-value="insert into spg_dt_cmp values('0001','SCGCMP','000000000000897','2014-10-20','---','-------------------------','P','0000000000000000000000009','0000000000000000000003802','0000000000000000000000002','0000000000000000000000004','0000000000000000000000001','403990100','SOCCOS','000000000000897','CS','--','COMPROBANTE DE AJUSTE POR CIERRE DE ORDEN DE SERVICIO (SIGESP)',-111750,1);" calcext:value-type="string">
            <text:p>insert into spg_dt_cmp values('0001','SCGCMP','000000000000897','2014-10-20','---','-------------------------','P','0000000000000000000000009','0000000000000000000003802','0000000000000000000000002','0000000000000000000000004','0000000000000000000000001','403990100','SOCCOS','000000000000897','CS','--','COMPROBANTE DE AJUSTE POR CIERRE DE ORDEN DE SERVICIO (SIGESP)',-11175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0472</text:p>
          </table:table-cell>
          <table:table-cell table:style-name="ce1" office:value-type="string" calcext:value-type="string">
            <text:p>MARCANO ORTA ZENAIDA DEL VALLE</text:p>
          </table:table-cell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7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18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45]-[.P45]" office:value-type="float" office:value="24379.2" calcext:value-type="float">
            <text:p>24.379,20</text:p>
          </table:table-cell>
          <table:table-cell table:style-name="ce3" office:value-type="float" office:value="18820.8" calcext:value-type="float">
            <text:p>18.820,80</text:p>
          </table:table-cell>
          <table:table-cell table:style-name="ce5" office:value-type="string" calcext:value-type="string">
            <text:p>-18820.8</text:p>
          </table:table-cell>
          <table:table-cell table:style-name="ce1" table:formula="of:=CONCATENATE(&quot;insert into spg_dt_cmp values('0001','SCGCMP','&quot;;[.A45];&quot;','&quot;;[.B45];&quot;','---','-------------------------','&quot;;[.N45];&quot;','&quot;;[.H45];&quot;','&quot;;[.I45];&quot;','&quot;;[.J45];&quot;','&quot;;[.K45];&quot;','&quot;;[.L45];&quot;','&quot;;[.M45];&quot;','SOCCOS','&quot;;[.A45];&quot;','CS','--','COMPROBANTE DE AJUSTE POR CIERRE DE ORDEN DE SERVICIO (SIGESP)',&quot;;[.Q45];&quot;,1);&quot;)" office:value-type="string" office:string-value="insert into spg_dt_cmp values('0001','SCGCMP','000000000000897','2014-10-20','---','-------------------------','P','0000000000000000000000009','0000000000000000000004202','0000000000000000000000002','0000000000000000000000007','0000000000000000000000001','403180100','SOCCOS','000000000000897','CS','--','COMPROBANTE DE AJUSTE POR CIERRE DE ORDEN DE SERVICIO (SIGESP)',-18820.8,1);" calcext:value-type="string">
            <text:p>insert into spg_dt_cmp values('0001','SCGCMP','000000000000897','2014-10-20','---','-------------------------','P','0000000000000000000000009','0000000000000000000004202','0000000000000000000000002','0000000000000000000000007','0000000000000000000000001','403180100','SOCCOS','000000000000897','CS','--','COMPROBANTE DE AJUSTE POR CIERRE DE ORDEN DE SERVICIO (SIGESP)',-18820.8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4000" calcext:value-type="float">
            <text:p>294.000,00</text:p>
          </table:table-cell>
          <table:table-cell table:style-name="ce2" office:value-type="string" calcext:value-type="string">
            <text:p>0000000195</text:p>
          </table:table-cell>
          <table:table-cell table:style-name="ce1" office:value-type="string" calcext:value-type="string">
            <text:p>RODRIGUEZ GARCIA JOSE MANUEL</text:p>
          </table:table-cell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46]-[.P46]" office:value-type="float" office:value="114380" calcext:value-type="float">
            <text:p>114.380,00</text:p>
          </table:table-cell>
          <table:table-cell table:style-name="ce3" office:value-type="float" office:value="179620" calcext:value-type="float">
            <text:p>179.620,00</text:p>
          </table:table-cell>
          <table:table-cell table:style-name="ce6" office:value-type="float" office:value="-179620" calcext:value-type="float">
            <text:p>-179620</text:p>
          </table:table-cell>
          <table:table-cell table:style-name="ce1" table:formula="of:=CONCATENATE(&quot;insert into spg_dt_cmp values('0001','SCGCMP','&quot;;[.A46];&quot;','&quot;;[.B46];&quot;','---','-------------------------','&quot;;[.N46];&quot;','&quot;;[.H46];&quot;','&quot;;[.I46];&quot;','&quot;;[.J46];&quot;','&quot;;[.K46];&quot;','&quot;;[.L46];&quot;','&quot;;[.M46];&quot;','SOCCOS','&quot;;[.A46];&quot;','CS','--','COMPROBANTE DE AJUSTE POR CIERRE DE ORDEN DE SERVICIO (SIGESP)',&quot;;[.Q46];&quot;,1);&quot;)" office:value-type="string" office:string-value="insert into spg_dt_cmp values('0001','SCGCMP','000000000000898','2014-10-20','---','-------------------------','P','0000000000000000000000009','0000000000000000000003801','0000000000000000000000002','0000000000000000000000005','0000000000000000000000001','403990100','SOCCOS','000000000000898','CS','--','COMPROBANTE DE AJUSTE POR CIERRE DE ORDEN DE SERVICIO (SIGESP)',-179620,1);" calcext:value-type="string">
            <text:p>insert into spg_dt_cmp values('0001','SCGCMP','000000000000898','2014-10-20','---','-------------------------','P','0000000000000000000000009','0000000000000000000003801','0000000000000000000000002','0000000000000000000000005','0000000000000000000000001','403990100','SOCCOS','000000000000898','CS','--','COMPROBANTE DE AJUSTE POR CIERRE DE ORDEN DE SERVICIO (SIGESP)',-17962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4000" calcext:value-type="float">
            <text:p>294.000,00</text:p>
          </table:table-cell>
          <table:table-cell table:style-name="ce2" office:value-type="string" calcext:value-type="string">
            <text:p>0000000195</text:p>
          </table:table-cell>
          <table:table-cell table:style-name="ce1" office:value-type="string" calcext:value-type="string">
            <text:p>RODRIGUEZ GARCIA JOSE MANUEL</text:p>
          </table:table-cell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47]-[.P47]" office:value-type="float" office:value="223160" calcext:value-type="float">
            <text:p>223.160,00</text:p>
          </table:table-cell>
          <table:table-cell table:style-name="ce3" office:value-type="float" office:value="70840" calcext:value-type="float">
            <text:p>70.840,00</text:p>
          </table:table-cell>
          <table:table-cell table:style-name="ce6" office:value-type="float" office:value="-70840" calcext:value-type="float">
            <text:p>-70840</text:p>
          </table:table-cell>
          <table:table-cell table:style-name="ce1" table:formula="of:=CONCATENATE(&quot;insert into spg_dt_cmp values('0001','SCGCMP','&quot;;[.A47];&quot;','&quot;;[.B47];&quot;','---','-------------------------','&quot;;[.N47];&quot;','&quot;;[.H47];&quot;','&quot;;[.I47];&quot;','&quot;;[.J47];&quot;','&quot;;[.K47];&quot;','&quot;;[.L47];&quot;','&quot;;[.M47];&quot;','SOCCOS','&quot;;[.A47];&quot;','CS','--','COMPROBANTE DE AJUSTE POR CIERRE DE ORDEN DE SERVICIO (SIGESP)',&quot;;[.Q47];&quot;,1);&quot;)" office:value-type="string" office:string-value="insert into spg_dt_cmp values('0001','SCGCMP','000000000000898','2014-10-20','---','-------------------------','P','0000000000000000000000009','0000000000000000000003802','0000000000000000000000002','0000000000000000000000004','0000000000000000000000001','403990100','SOCCOS','000000000000898','CS','--','COMPROBANTE DE AJUSTE POR CIERRE DE ORDEN DE SERVICIO (SIGESP)',-70840,1);" calcext:value-type="string">
            <text:p>insert into spg_dt_cmp values('0001','SCGCMP','000000000000898','2014-10-20','---','-------------------------','P','0000000000000000000000009','0000000000000000000003802','0000000000000000000000002','0000000000000000000000004','0000000000000000000000001','403990100','SOCCOS','000000000000898','CS','--','COMPROBANTE DE AJUSTE POR CIERRE DE ORDEN DE SERVICIO (SIGESP)',-7084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0560" calcext:value-type="float">
            <text:p>70.560,00</text:p>
          </table:table-cell>
          <table:table-cell table:style-name="ce2" office:value-type="string" calcext:value-type="string">
            <text:p>0000000195</text:p>
          </table:table-cell>
          <table:table-cell table:style-name="ce1" office:value-type="string" calcext:value-type="string">
            <text:p>RODRIGUEZ GARCIA JOSE MANUEL</text:p>
          </table:table-cell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NINGUNA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7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180100</text:p>
          </table:table-cell>
          <table:table-cell table:style-name="ce2" office:value-type="string" calcext:value-type="string">
            <text:p>P</text:p>
          </table:table-cell>
          <table:table-cell table:style-name="ce3" table:formula="of:=+[.C48]-[.P48]" office:value-type="float" office:value="40504.8" calcext:value-type="float">
            <text:p>40.504,80</text:p>
          </table:table-cell>
          <table:table-cell table:style-name="ce3" office:value-type="float" office:value="30055.2" calcext:value-type="float">
            <text:p>30.055,20</text:p>
          </table:table-cell>
          <table:table-cell table:style-name="ce5" office:value-type="string" calcext:value-type="string">
            <text:p>-30055.2</text:p>
          </table:table-cell>
          <table:table-cell table:style-name="ce1" table:formula="of:=CONCATENATE(&quot;insert into spg_dt_cmp values('0001','SCGCMP','&quot;;[.A48];&quot;','&quot;;[.B48];&quot;','---','-------------------------','&quot;;[.N48];&quot;','&quot;;[.H48];&quot;','&quot;;[.I48];&quot;','&quot;;[.J48];&quot;','&quot;;[.K48];&quot;','&quot;;[.L48];&quot;','&quot;;[.M48];&quot;','SOCCOS','&quot;;[.A48];&quot;','CS','--','COMPROBANTE DE AJUSTE POR CIERRE DE ORDEN DE SERVICIO (SIGESP)',&quot;;[.Q48];&quot;,1);&quot;)" office:value-type="string" office:string-value="insert into spg_dt_cmp values('0001','SCGCMP','000000000000898','2014-10-20','---','-------------------------','P','0000000000000000000000009','0000000000000000000004202','0000000000000000000000002','0000000000000000000000007','0000000000000000000000001','403180100','SOCCOS','000000000000898','CS','--','COMPROBANTE DE AJUSTE POR CIERRE DE ORDEN DE SERVICIO (SIGESP)',-30055.2,1);" calcext:value-type="string">
            <text:p>insert into spg_dt_cmp values('0001','SCGCMP','000000000000898','2014-10-20','---','-------------------------','P','0000000000000000000000009','0000000000000000000004202','0000000000000000000000002','0000000000000000000000007','0000000000000000000000001','403180100','SOCCOS','000000000000898','CS','--','COMPROBANTE DE AJUSTE POR CIERRE DE ORDEN DE SERVICIO (SIGESP)',-30055.2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899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08000" calcext:value-type="float">
            <text:p>108.000,00</text:p>
          </table:table-cell>
          <table:table-cell table:style-name="ce2" office:value-type="string" calcext:value-type="string">
            <text:p>0000002394</text:p>
          </table:table-cell>
          <table:table-cell table:style-name="ce1" office:value-type="string" calcext:value-type="string">
            <text:p>VERGARA DELGADO JHOANA CANDELARIA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60000" calcext:value-type="float">
            <text:p>60.000,00</text:p>
          </table:table-cell>
          <table:table-cell table:style-name="ce3" office:value-type="float" office:value="48000" calcext:value-type="float">
            <text:p>48.000,00</text:p>
          </table:table-cell>
          <table:table-cell table:style-name="ce6" office:value-type="float" office:value="-48000" calcext:value-type="float">
            <text:p>-48000</text:p>
          </table:table-cell>
          <table:table-cell table:style-name="ce1" table:formula="of:=CONCATENATE(&quot;insert into spg_dt_cmp values('0001','SCGCMP','&quot;;[.A49];&quot;','&quot;;[.B49];&quot;','---','-------------------------','&quot;;[.N49];&quot;','&quot;;[.H49];&quot;','&quot;;[.I49];&quot;','&quot;;[.J49];&quot;','&quot;;[.K49];&quot;','&quot;;[.L49];&quot;','&quot;;[.M49];&quot;','SOCCOS','&quot;;[.A49];&quot;','CS','--','COMPROBANTE DE AJUSTE POR CIERRE DE ORDEN DE SERVICIO (SIGESP)',&quot;;[.Q49];&quot;,1);&quot;)" office:value-type="string" office:string-value="insert into spg_dt_cmp values('0001','SCGCMP','000000000000899','2014-10-20','---','-------------------------','P','0000000000000000000000009','0000000000000000000003802','0000000000000000000000002','0000000000000000000000006','0000000000000000000000001','403990100','SOCCOS','000000000000899','CS','--','COMPROBANTE DE AJUSTE POR CIERRE DE ORDEN DE SERVICIO (SIGESP)',-48000,1);" calcext:value-type="string">
            <text:p>insert into spg_dt_cmp values('0001','SCGCMP','000000000000899','2014-10-20','---','-------------------------','P','0000000000000000000000009','0000000000000000000003802','0000000000000000000000002','0000000000000000000000006','0000000000000000000000001','403990100','SOCCOS','000000000000899','CS','--','COMPROBANTE DE AJUSTE POR CIERRE DE ORDEN DE SERVICIO (SIGESP)',-480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04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049</text:p>
          </table:table-cell>
          <table:table-cell table:style-name="ce1" office:value-type="string" calcext:value-type="string">
            <text:p>ASOC. COOP. LA NUEVA GENERACION I, R.L.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18597.47" calcext:value-type="float">
            <text:p>218.597,47</text:p>
          </table:table-cell>
          <table:table-cell table:style-name="ce3" office:value-type="float" office:value="74695.53" calcext:value-type="float">
            <text:p>74.695,53</text:p>
          </table:table-cell>
          <table:table-cell table:style-name="ce5" office:value-type="string" calcext:value-type="string">
            <text:p>-74695.53</text:p>
          </table:table-cell>
          <table:table-cell table:style-name="ce1" table:formula="of:=CONCATENATE(&quot;insert into spg_dt_cmp values('0001','SCGCMP','&quot;;[.A50];&quot;','&quot;;[.B50];&quot;','---','-------------------------','&quot;;[.N50];&quot;','&quot;;[.H50];&quot;','&quot;;[.I50];&quot;','&quot;;[.J50];&quot;','&quot;;[.K50];&quot;','&quot;;[.L50];&quot;','&quot;;[.M50];&quot;','SOCCOS','&quot;;[.A50];&quot;','CS','--','COMPROBANTE DE AJUSTE POR CIERRE DE ORDEN DE SERVICIO (SIGESP)',&quot;;[.Q50];&quot;,1);&quot;)" office:value-type="string" office:string-value="insert into spg_dt_cmp values('0001','SCGCMP','000000000000904','2014-10-20','---','-------------------------','P','0000000000000000000000009','0000000000000000000004202','0000000000000000000000002','0000000000000000000000004','0000000000000000000000001','403990100','SOCCOS','000000000000904','CS','--','COMPROBANTE DE AJUSTE POR CIERRE DE ORDEN DE SERVICIO (SIGESP)',-74695.53,1);" calcext:value-type="string">
            <text:p>insert into spg_dt_cmp values('0001','SCGCMP','000000000000904','2014-10-20','---','-------------------------','P','0000000000000000000000009','0000000000000000000004202','0000000000000000000000002','0000000000000000000000004','0000000000000000000000001','403990100','SOCCOS','000000000000904','CS','--','COMPROBANTE DE AJUSTE POR CIERRE DE ORDEN DE SERVICIO (SIGESP)',-74695.53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0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058</text:p>
          </table:table-cell>
          <table:table-cell table:style-name="ce1" office:value-type="string" calcext:value-type="string">
            <text:p>ASOC. COOP. LOS PINOS DE ORIENTE, R.L.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36536.4" calcext:value-type="float">
            <text:p>136.536,40</text:p>
          </table:table-cell>
          <table:table-cell table:style-name="ce3" office:value-type="float" office:value="156756.6" calcext:value-type="float">
            <text:p>156.756,60</text:p>
          </table:table-cell>
          <table:table-cell table:style-name="ce5" office:value-type="string" calcext:value-type="string">
            <text:p>-156756.6</text:p>
          </table:table-cell>
          <table:table-cell table:style-name="ce1" table:formula="of:=CONCATENATE(&quot;insert into spg_dt_cmp values('0001','SCGCMP','&quot;;[.A51];&quot;','&quot;;[.B51];&quot;','---','-------------------------','&quot;;[.N51];&quot;','&quot;;[.H51];&quot;','&quot;;[.I51];&quot;','&quot;;[.J51];&quot;','&quot;;[.K51];&quot;','&quot;;[.L51];&quot;','&quot;;[.M51];&quot;','SOCCOS','&quot;;[.A51];&quot;','CS','--','COMPROBANTE DE AJUSTE POR CIERRE DE ORDEN DE SERVICIO (SIGESP)',&quot;;[.Q51];&quot;,1);&quot;)" office:value-type="string" office:string-value="insert into spg_dt_cmp values('0001','SCGCMP','000000000000905','2014-10-20','---','-------------------------','P','0000000000000000000000009','0000000000000000000004202','0000000000000000000000002','0000000000000000000000004','0000000000000000000000001','403990100','SOCCOS','000000000000905','CS','--','COMPROBANTE DE AJUSTE POR CIERRE DE ORDEN DE SERVICIO (SIGESP)',-156756.6,1);" calcext:value-type="string">
            <text:p>insert into spg_dt_cmp values('0001','SCGCMP','000000000000905','2014-10-20','---','-------------------------','P','0000000000000000000000009','0000000000000000000004202','0000000000000000000000002','0000000000000000000000004','0000000000000000000000001','403990100','SOCCOS','000000000000905','CS','--','COMPROBANTE DE AJUSTE POR CIERRE DE ORDEN DE SERVICIO (SIGESP)',-156756.6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0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1074</text:p>
          </table:table-cell>
          <table:table-cell table:style-name="ce1" office:value-type="string" calcext:value-type="string">
            <text:p>ASOCIACION COOPERATIVA MIRABAL, RL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66170.55" calcext:value-type="float">
            <text:p>166.170,55</text:p>
          </table:table-cell>
          <table:table-cell table:style-name="ce3" office:value-type="float" office:value="127122.45" calcext:value-type="float">
            <text:p>127.122,45</text:p>
          </table:table-cell>
          <table:table-cell table:style-name="ce5" office:value-type="string" calcext:value-type="string">
            <text:p>-127122.45</text:p>
          </table:table-cell>
          <table:table-cell table:style-name="ce1" table:formula="of:=CONCATENATE(&quot;insert into spg_dt_cmp values('0001','SCGCMP','&quot;;[.A52];&quot;','&quot;;[.B52];&quot;','---','-------------------------','&quot;;[.N52];&quot;','&quot;;[.H52];&quot;','&quot;;[.I52];&quot;','&quot;;[.J52];&quot;','&quot;;[.K52];&quot;','&quot;;[.L52];&quot;','&quot;;[.M52];&quot;','SOCCOS','&quot;;[.A52];&quot;','CS','--','COMPROBANTE DE AJUSTE POR CIERRE DE ORDEN DE SERVICIO (SIGESP)',&quot;;[.Q52];&quot;,1);&quot;)" office:value-type="string" office:string-value="insert into spg_dt_cmp values('0001','SCGCMP','000000000000906','2014-10-20','---','-------------------------','P','0000000000000000000000009','0000000000000000000004202','0000000000000000000000002','0000000000000000000000004','0000000000000000000000001','403990100','SOCCOS','000000000000906','CS','--','COMPROBANTE DE AJUSTE POR CIERRE DE ORDEN DE SERVICIO (SIGESP)',-127122.45,1);" calcext:value-type="string">
            <text:p>insert into spg_dt_cmp values('0001','SCGCMP','000000000000906','2014-10-20','---','-------------------------','P','0000000000000000000000009','0000000000000000000004202','0000000000000000000000002','0000000000000000000000004','0000000000000000000000001','403990100','SOCCOS','000000000000906','CS','--','COMPROBANTE DE AJUSTE POR CIERRE DE ORDEN DE SERVICIO (SIGESP)',-127122.45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0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1279</text:p>
          </table:table-cell>
          <table:table-cell table:style-name="ce1" office:value-type="string" calcext:value-type="string">
            <text:p>ASOCIACION COOPERATIVA CAMORUCO, R.L.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34091.13" calcext:value-type="float">
            <text:p>234.091,13</text:p>
          </table:table-cell>
          <table:table-cell table:style-name="ce3" office:value-type="float" office:value="59201.87" calcext:value-type="float">
            <text:p>59.201,87</text:p>
          </table:table-cell>
          <table:table-cell table:style-name="ce5" office:value-type="string" calcext:value-type="string">
            <text:p>-59201.87</text:p>
          </table:table-cell>
          <table:table-cell table:style-name="ce1" table:formula="of:=CONCATENATE(&quot;insert into spg_dt_cmp values('0001','SCGCMP','&quot;;[.A53];&quot;','&quot;;[.B53];&quot;','---','-------------------------','&quot;;[.N53];&quot;','&quot;;[.H53];&quot;','&quot;;[.I53];&quot;','&quot;;[.J53];&quot;','&quot;;[.K53];&quot;','&quot;;[.L53];&quot;','&quot;;[.M53];&quot;','SOCCOS','&quot;;[.A53];&quot;','CS','--','COMPROBANTE DE AJUSTE POR CIERRE DE ORDEN DE SERVICIO (SIGESP)',&quot;;[.Q53];&quot;,1);&quot;)" office:value-type="string" office:string-value="insert into spg_dt_cmp values('0001','SCGCMP','000000000000907','2014-10-20','---','-------------------------','P','0000000000000000000000009','0000000000000000000004202','0000000000000000000000002','0000000000000000000000004','0000000000000000000000001','403990100','SOCCOS','000000000000907','CS','--','COMPROBANTE DE AJUSTE POR CIERRE DE ORDEN DE SERVICIO (SIGESP)',-59201.87,1);" calcext:value-type="string">
            <text:p>insert into spg_dt_cmp values('0001','SCGCMP','000000000000907','2014-10-20','---','-------------------------','P','0000000000000000000000009','0000000000000000000004202','0000000000000000000000002','0000000000000000000000004','0000000000000000000000001','403990100','SOCCOS','000000000000907','CS','--','COMPROBANTE DE AJUSTE POR CIERRE DE ORDEN DE SERVICIO (SIGESP)',-59201.87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09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026</text:p>
          </table:table-cell>
          <table:table-cell table:style-name="ce1" office:value-type="string" calcext:value-type="string">
            <text:p>ASOC. COOP. BETHEL 9151, R.L.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293293" calcext:value-type="float">
            <text:p>293.293,00</text:p>
          </table:table-cell>
          <table:table-cell table:style-name="ce6" office:value-type="float" office:value="-293293" calcext:value-type="float">
            <text:p>-293293</text:p>
          </table:table-cell>
          <table:table-cell table:style-name="ce1" table:formula="of:=CONCATENATE(&quot;insert into spg_dt_cmp values('0001','SCGCMP','&quot;;[.A54];&quot;','&quot;;[.B54];&quot;','---','-------------------------','&quot;;[.N54];&quot;','&quot;;[.H54];&quot;','&quot;;[.I54];&quot;','&quot;;[.J54];&quot;','&quot;;[.K54];&quot;','&quot;;[.L54];&quot;','&quot;;[.M54];&quot;','SOCCOS','&quot;;[.A54];&quot;','CS','--','COMPROBANTE DE AJUSTE POR CIERRE DE ORDEN DE SERVICIO (SIGESP)',&quot;;[.Q54];&quot;,1);&quot;)" office:value-type="string" office:string-value="insert into spg_dt_cmp values('0001','SCGCMP','000000000000909','2014-10-20','---','-------------------------','P','0000000000000000000000009','0000000000000000000004202','0000000000000000000000002','0000000000000000000000004','0000000000000000000000001','403990100','SOCCOS','000000000000909','CS','--','COMPROBANTE DE AJUSTE POR CIERRE DE ORDEN DE SERVICIO (SIGESP)',-293293,1);" calcext:value-type="string">
            <text:p>insert into spg_dt_cmp values('0001','SCGCMP','000000000000909','2014-10-20','---','-------------------------','P','0000000000000000000000009','0000000000000000000004202','0000000000000000000000002','0000000000000000000000004','0000000000000000000000001','403990100','SOCCOS','000000000000909','CS','--','COMPROBANTE DE AJUSTE POR CIERRE DE ORDEN DE SERVICIO (SIGESP)',-293293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1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570</text:p>
          </table:table-cell>
          <table:table-cell table:style-name="ce1" office:value-type="string" calcext:value-type="string">
            <text:p>COOPERATIVA EL MADERERO REVOLUCIONARIO, R.L.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43790.01" calcext:value-type="float">
            <text:p>143.790,01</text:p>
          </table:table-cell>
          <table:table-cell table:style-name="ce3" office:value-type="float" office:value="149502.99" calcext:value-type="float">
            <text:p>149.502,99</text:p>
          </table:table-cell>
          <table:table-cell table:style-name="ce5" office:value-type="string" calcext:value-type="string">
            <text:p>-149502.99</text:p>
          </table:table-cell>
          <table:table-cell table:style-name="ce1" table:formula="of:=CONCATENATE(&quot;insert into spg_dt_cmp values('0001','SCGCMP','&quot;;[.A55];&quot;','&quot;;[.B55];&quot;','---','-------------------------','&quot;;[.N55];&quot;','&quot;;[.H55];&quot;','&quot;;[.I55];&quot;','&quot;;[.J55];&quot;','&quot;;[.K55];&quot;','&quot;;[.L55];&quot;','&quot;;[.M55];&quot;','SOCCOS','&quot;;[.A55];&quot;','CS','--','COMPROBANTE DE AJUSTE POR CIERRE DE ORDEN DE SERVICIO (SIGESP)',&quot;;[.Q55];&quot;,1);&quot;)" office:value-type="string" office:string-value="insert into spg_dt_cmp values('0001','SCGCMP','000000000000910','2014-10-20','---','-------------------------','P','0000000000000000000000009','0000000000000000000004202','0000000000000000000000002','0000000000000000000000004','0000000000000000000000001','403990100','SOCCOS','000000000000910','CS','--','COMPROBANTE DE AJUSTE POR CIERRE DE ORDEN DE SERVICIO (SIGESP)',-149502.99,1);" calcext:value-type="string">
            <text:p>insert into spg_dt_cmp values('0001','SCGCMP','000000000000910','2014-10-20','---','-------------------------','P','0000000000000000000000009','0000000000000000000004202','0000000000000000000000002','0000000000000000000000004','0000000000000000000000001','403990100','SOCCOS','000000000000910','CS','--','COMPROBANTE DE AJUSTE POR CIERRE DE ORDEN DE SERVICIO (SIGESP)',-149502.99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11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0035</text:p>
          </table:table-cell>
          <table:table-cell table:style-name="ce1" office:value-type="string" calcext:value-type="string">
            <text:p>ASOC. COOP. EL CAUDAL DEL ORINOCO, R.L.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78678.4" calcext:value-type="float">
            <text:p>278.678,40</text:p>
          </table:table-cell>
          <table:table-cell table:style-name="ce3" office:value-type="float" office:value="14614.6" calcext:value-type="float">
            <text:p>14.614,60</text:p>
          </table:table-cell>
          <table:table-cell table:style-name="ce5" office:value-type="string" calcext:value-type="string">
            <text:p>-14614.6</text:p>
          </table:table-cell>
          <table:table-cell table:style-name="ce1" table:formula="of:=CONCATENATE(&quot;insert into spg_dt_cmp values('0001','SCGCMP','&quot;;[.A56];&quot;','&quot;;[.B56];&quot;','---','-------------------------','&quot;;[.N56];&quot;','&quot;;[.H56];&quot;','&quot;;[.I56];&quot;','&quot;;[.J56];&quot;','&quot;;[.K56];&quot;','&quot;;[.L56];&quot;','&quot;;[.M56];&quot;','SOCCOS','&quot;;[.A56];&quot;','CS','--','COMPROBANTE DE AJUSTE POR CIERRE DE ORDEN DE SERVICIO (SIGESP)',&quot;;[.Q56];&quot;,1);&quot;)" office:value-type="string" office:string-value="insert into spg_dt_cmp values('0001','SCGCMP','000000000000911','2014-10-20','---','-------------------------','P','0000000000000000000000009','0000000000000000000004202','0000000000000000000000002','0000000000000000000000004','0000000000000000000000001','403990100','SOCCOS','000000000000911','CS','--','COMPROBANTE DE AJUSTE POR CIERRE DE ORDEN DE SERVICIO (SIGESP)',-14614.6,1);" calcext:value-type="string">
            <text:p>insert into spg_dt_cmp values('0001','SCGCMP','000000000000911','2014-10-20','---','-------------------------','P','0000000000000000000000009','0000000000000000000004202','0000000000000000000000002','0000000000000000000000004','0000000000000000000000001','403990100','SOCCOS','000000000000911','CS','--','COMPROBANTE DE AJUSTE POR CIERRE DE ORDEN DE SERVICIO (SIGESP)',-14614.6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13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63363" calcext:value-type="float">
            <text:p>363.363,00</text:p>
          </table:table-cell>
          <table:table-cell table:style-name="ce2" office:value-type="string" calcext:value-type="string">
            <text:p>0000001739</text:p>
          </table:table-cell>
          <table:table-cell table:style-name="ce1" office:value-type="string" calcext:value-type="string">
            <text:p>ASOC. COOP. 1ER NEFI 3:7, R.L.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02058.22" calcext:value-type="float">
            <text:p>202.058,22</text:p>
          </table:table-cell>
          <table:table-cell table:style-name="ce3" office:value-type="float" office:value="161304.78" calcext:value-type="float">
            <text:p>161.304,78</text:p>
          </table:table-cell>
          <table:table-cell table:style-name="ce5" office:value-type="string" calcext:value-type="string">
            <text:p>-161304.78</text:p>
          </table:table-cell>
          <table:table-cell table:style-name="ce1" table:formula="of:=CONCATENATE(&quot;insert into spg_dt_cmp values('0001','SCGCMP','&quot;;[.A57];&quot;','&quot;;[.B57];&quot;','---','-------------------------','&quot;;[.N57];&quot;','&quot;;[.H57];&quot;','&quot;;[.I57];&quot;','&quot;;[.J57];&quot;','&quot;;[.K57];&quot;','&quot;;[.L57];&quot;','&quot;;[.M57];&quot;','SOCCOS','&quot;;[.A57];&quot;','CS','--','COMPROBANTE DE AJUSTE POR CIERRE DE ORDEN DE SERVICIO (SIGESP)',&quot;;[.Q57];&quot;,1);&quot;)" office:value-type="string" office:string-value="insert into spg_dt_cmp values('0001','SCGCMP','000000000000913','2014-10-20','---','-------------------------','P','0000000000000000000000009','0000000000000000000004202','0000000000000000000000002','0000000000000000000000004','0000000000000000000000001','403990100','SOCCOS','000000000000913','CS','--','COMPROBANTE DE AJUSTE POR CIERRE DE ORDEN DE SERVICIO (SIGESP)',-161304.78,1);" calcext:value-type="string">
            <text:p>insert into spg_dt_cmp values('0001','SCGCMP','000000000000913','2014-10-20','---','-------------------------','P','0000000000000000000000009','0000000000000000000004202','0000000000000000000000002','0000000000000000000000004','0000000000000000000000001','403990100','SOCCOS','000000000000913','CS','--','COMPROBANTE DE AJUSTE POR CIERRE DE ORDEN DE SERVICIO (SIGESP)',-161304.78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14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59700" calcext:value-type="float">
            <text:p>359.700,00</text:p>
          </table:table-cell>
          <table:table-cell table:style-name="ce2" office:value-type="string" calcext:value-type="string">
            <text:p>0000000506</text:p>
          </table:table-cell>
          <table:table-cell table:style-name="ce1" office:value-type="string" calcext:value-type="string">
            <text:p>ASOC. COOP. LOS ALCONES 2009, R.L.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359700" calcext:value-type="float">
            <text:p>359.700,00</text:p>
          </table:table-cell>
          <table:table-cell table:style-name="ce6" office:value-type="float" office:value="-359700" calcext:value-type="float">
            <text:p>-359700</text:p>
          </table:table-cell>
          <table:table-cell table:style-name="ce1" table:formula="of:=CONCATENATE(&quot;insert into spg_dt_cmp values('0001','SCGCMP','&quot;;[.A58];&quot;','&quot;;[.B58];&quot;','---','-------------------------','&quot;;[.N58];&quot;','&quot;;[.H58];&quot;','&quot;;[.I58];&quot;','&quot;;[.J58];&quot;','&quot;;[.K58];&quot;','&quot;;[.L58];&quot;','&quot;;[.M58];&quot;','SOCCOS','&quot;;[.A58];&quot;','CS','--','COMPROBANTE DE AJUSTE POR CIERRE DE ORDEN DE SERVICIO (SIGESP)',&quot;;[.Q58];&quot;,1);&quot;)" office:value-type="string" office:string-value="insert into spg_dt_cmp values('0001','SCGCMP','000000000000914','2014-10-20','---','-------------------------','P','0000000000000000000000009','0000000000000000000004202','0000000000000000000000002','0000000000000000000000004','0000000000000000000000001','403990100','SOCCOS','000000000000914','CS','--','COMPROBANTE DE AJUSTE POR CIERRE DE ORDEN DE SERVICIO (SIGESP)',-359700,1);" calcext:value-type="string">
            <text:p>insert into spg_dt_cmp values('0001','SCGCMP','000000000000914','2014-10-20','---','-------------------------','P','0000000000000000000000009','0000000000000000000004202','0000000000000000000000002','0000000000000000000000004','0000000000000000000000001','403990100','SOCCOS','000000000000914','CS','--','COMPROBANTE DE AJUSTE POR CIERRE DE ORDEN DE SERVICIO (SIGESP)',-3597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1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59700" calcext:value-type="float">
            <text:p>359.700,00</text:p>
          </table:table-cell>
          <table:table-cell table:style-name="ce2" office:value-type="string" calcext:value-type="string">
            <text:p>0000000038</text:p>
          </table:table-cell>
          <table:table-cell table:style-name="ce1" office:value-type="string" calcext:value-type="string">
            <text:p>ASOC. COOP. EL MENSAJE BOLIVARIANO, R.L.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17471.22" calcext:value-type="float">
            <text:p>317.471,22</text:p>
          </table:table-cell>
          <table:table-cell table:style-name="ce3" office:value-type="float" office:value="42228.78" calcext:value-type="float">
            <text:p>42.228,78</text:p>
          </table:table-cell>
          <table:table-cell table:style-name="ce5" office:value-type="string" calcext:value-type="string">
            <text:p>-42228.78</text:p>
          </table:table-cell>
          <table:table-cell table:style-name="ce1" table:formula="of:=CONCATENATE(&quot;insert into spg_dt_cmp values('0001','SCGCMP','&quot;;[.A59];&quot;','&quot;;[.B59];&quot;','---','-------------------------','&quot;;[.N59];&quot;','&quot;;[.H59];&quot;','&quot;;[.I59];&quot;','&quot;;[.J59];&quot;','&quot;;[.K59];&quot;','&quot;;[.L59];&quot;','&quot;;[.M59];&quot;','SOCCOS','&quot;;[.A59];&quot;','CS','--','COMPROBANTE DE AJUSTE POR CIERRE DE ORDEN DE SERVICIO (SIGESP)',&quot;;[.Q59];&quot;,1);&quot;)" office:value-type="string" office:string-value="insert into spg_dt_cmp values('0001','SCGCMP','000000000000915','2014-10-20','---','-------------------------','P','0000000000000000000000009','0000000000000000000004202','0000000000000000000000002','0000000000000000000000004','0000000000000000000000001','403990100','SOCCOS','000000000000915','CS','--','COMPROBANTE DE AJUSTE POR CIERRE DE ORDEN DE SERVICIO (SIGESP)',-42228.78,1);" calcext:value-type="string">
            <text:p>insert into spg_dt_cmp values('0001','SCGCMP','000000000000915','2014-10-20','---','-------------------------','P','0000000000000000000000009','0000000000000000000004202','0000000000000000000000002','0000000000000000000000004','0000000000000000000000001','403990100','SOCCOS','000000000000915','CS','--','COMPROBANTE DE AJUSTE POR CIERRE DE ORDEN DE SERVICIO (SIGESP)',-42228.78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1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25730" calcext:value-type="float">
            <text:p>125.730,00</text:p>
          </table:table-cell>
          <table:table-cell table:style-name="ce2" office:value-type="string" calcext:value-type="string">
            <text:p>0000001230</text:p>
          </table:table-cell>
          <table:table-cell table:style-name="ce1" office:value-type="string" calcext:value-type="string">
            <text:p>ASOCIACION COOPERATIVA SEMAEX, R.L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59010.34" calcext:value-type="float">
            <text:p>59.010,34</text:p>
          </table:table-cell>
          <table:table-cell table:style-name="ce3" office:value-type="float" office:value="66719.66" calcext:value-type="float">
            <text:p>66.719,66</text:p>
          </table:table-cell>
          <table:table-cell table:style-name="ce5" office:value-type="string" calcext:value-type="string">
            <text:p>-66719.66</text:p>
          </table:table-cell>
          <table:table-cell table:style-name="ce1" table:formula="of:=CONCATENATE(&quot;insert into spg_dt_cmp values('0001','SCGCMP','&quot;;[.A60];&quot;','&quot;;[.B60];&quot;','---','-------------------------','&quot;;[.N60];&quot;','&quot;;[.H60];&quot;','&quot;;[.I60];&quot;','&quot;;[.J60];&quot;','&quot;;[.K60];&quot;','&quot;;[.L60];&quot;','&quot;;[.M60];&quot;','SOCCOS','&quot;;[.A60];&quot;','CS','--','COMPROBANTE DE AJUSTE POR CIERRE DE ORDEN DE SERVICIO (SIGESP)',&quot;;[.Q60];&quot;,1);&quot;)" office:value-type="string" office:string-value="insert into spg_dt_cmp values('0001','SCGCMP','000000000000918','2014-10-20','---','-------------------------','P','0000000000000000000000009','0000000000000000000004202','0000000000000000000000002','0000000000000000000000004','0000000000000000000000001','403990100','SOCCOS','000000000000918','CS','--','COMPROBANTE DE AJUSTE POR CIERRE DE ORDEN DE SERVICIO (SIGESP)',-66719.66,1);" calcext:value-type="string">
            <text:p>insert into spg_dt_cmp values('0001','SCGCMP','000000000000918','2014-10-20','---','-------------------------','P','0000000000000000000000009','0000000000000000000004202','0000000000000000000000002','0000000000000000000000004','0000000000000000000000001','403990100','SOCCOS','000000000000918','CS','--','COMPROBANTE DE AJUSTE POR CIERRE DE ORDEN DE SERVICIO (SIGESP)',-66719.66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21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0431</text:p>
          </table:table-cell>
          <table:table-cell table:style-name="ce1" office:value-type="string" calcext:value-type="string">
            <text:p>PEREZ CLEOTILDE RAMONA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9600" calcext:value-type="float">
            <text:p>39.600,00</text:p>
          </table:table-cell>
          <table:table-cell table:style-name="ce3" office:value-type="float" office:value="3600" calcext:value-type="float">
            <text:p>3.600,00</text:p>
          </table:table-cell>
          <table:table-cell table:style-name="ce6" office:value-type="float" office:value="-3600" calcext:value-type="float">
            <text:p>-3600</text:p>
          </table:table-cell>
          <table:table-cell table:style-name="ce1" table:formula="of:=CONCATENATE(&quot;insert into spg_dt_cmp values('0001','SCGCMP','&quot;;[.A61];&quot;','&quot;;[.B61];&quot;','---','-------------------------','&quot;;[.N61];&quot;','&quot;;[.H61];&quot;','&quot;;[.I61];&quot;','&quot;;[.J61];&quot;','&quot;;[.K61];&quot;','&quot;;[.L61];&quot;','&quot;;[.M61];&quot;','SOCCOS','&quot;;[.A61];&quot;','CS','--','COMPROBANTE DE AJUSTE POR CIERRE DE ORDEN DE SERVICIO (SIGESP)',&quot;;[.Q61];&quot;,1);&quot;)" office:value-type="string" office:string-value="insert into spg_dt_cmp values('0001','SCGCMP','000000000000921','2014-10-20','---','-------------------------','P','0000000000000000000000009','0000000000000000000004202','0000000000000000000000002','0000000000000000000000006','0000000000000000000000001','403990100','SOCCOS','000000000000921','CS','--','COMPROBANTE DE AJUSTE POR CIERRE DE ORDEN DE SERVICIO (SIGESP)',-3600,1);" calcext:value-type="string">
            <text:p>insert into spg_dt_cmp values('0001','SCGCMP','000000000000921','2014-10-20','---','-------------------------','P','0000000000000000000000009','0000000000000000000004202','0000000000000000000000002','0000000000000000000000006','0000000000000000000000001','403990100','SOCCOS','000000000000921','CS','--','COMPROBANTE DE AJUSTE POR CIERRE DE ORDEN DE SERVICIO (SIGESP)',-36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22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0585</text:p>
          </table:table-cell>
          <table:table-cell table:style-name="ce1" office:value-type="string" calcext:value-type="string">
            <text:p>BELLORIN MIRIAN JOSEFINA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0000" calcext:value-type="float">
            <text:p>30.000,00</text:p>
          </table:table-cell>
          <table:table-cell table:style-name="ce3" office:value-type="float" office:value="13200" calcext:value-type="float">
            <text:p>13.200,00</text:p>
          </table:table-cell>
          <table:table-cell table:style-name="ce6" office:value-type="float" office:value="-13200" calcext:value-type="float">
            <text:p>-13200</text:p>
          </table:table-cell>
          <table:table-cell table:style-name="ce1" table:formula="of:=CONCATENATE(&quot;insert into spg_dt_cmp values('0001','SCGCMP','&quot;;[.A62];&quot;','&quot;;[.B62];&quot;','---','-------------------------','&quot;;[.N62];&quot;','&quot;;[.H62];&quot;','&quot;;[.I62];&quot;','&quot;;[.J62];&quot;','&quot;;[.K62];&quot;','&quot;;[.L62];&quot;','&quot;;[.M62];&quot;','SOCCOS','&quot;;[.A62];&quot;','CS','--','COMPROBANTE DE AJUSTE POR CIERRE DE ORDEN DE SERVICIO (SIGESP)',&quot;;[.Q62];&quot;,1);&quot;)" office:value-type="string" office:string-value="insert into spg_dt_cmp values('0001','SCGCMP','000000000000922','2014-10-20','---','-------------------------','P','0000000000000000000000009','0000000000000000000004202','0000000000000000000000002','0000000000000000000000006','0000000000000000000000001','403990100','SOCCOS','000000000000922','CS','--','COMPROBANTE DE AJUSTE POR CIERRE DE ORDEN DE SERVICIO (SIGESP)',-13200,1);" calcext:value-type="string">
            <text:p>insert into spg_dt_cmp values('0001','SCGCMP','000000000000922','2014-10-20','---','-------------------------','P','0000000000000000000000009','0000000000000000000004202','0000000000000000000000002','0000000000000000000000006','0000000000000000000000001','403990100','SOCCOS','000000000000922','CS','--','COMPROBANTE DE AJUSTE POR CIERRE DE ORDEN DE SERVICIO (SIGESP)',-132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24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1103</text:p>
          </table:table-cell>
          <table:table-cell table:style-name="ce1" office:value-type="string" calcext:value-type="string">
            <text:p>MARLENE DEL ROSARIO GUEVARA MARFISI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8400" calcext:value-type="float">
            <text:p>38.400,00</text:p>
          </table:table-cell>
          <table:table-cell table:style-name="ce3" office:value-type="float" office:value="4800" calcext:value-type="float">
            <text:p>4.800,00</text:p>
          </table:table-cell>
          <table:table-cell table:style-name="ce6" office:value-type="float" office:value="-4800" calcext:value-type="float">
            <text:p>-4800</text:p>
          </table:table-cell>
          <table:table-cell table:style-name="ce1" table:formula="of:=CONCATENATE(&quot;insert into spg_dt_cmp values('0001','SCGCMP','&quot;;[.A63];&quot;','&quot;;[.B63];&quot;','---','-------------------------','&quot;;[.N63];&quot;','&quot;;[.H63];&quot;','&quot;;[.I63];&quot;','&quot;;[.J63];&quot;','&quot;;[.K63];&quot;','&quot;;[.L63];&quot;','&quot;;[.M63];&quot;','SOCCOS','&quot;;[.A63];&quot;','CS','--','COMPROBANTE DE AJUSTE POR CIERRE DE ORDEN DE SERVICIO (SIGESP)',&quot;;[.Q63];&quot;,1);&quot;)" office:value-type="string" office:string-value="insert into spg_dt_cmp values('0001','SCGCMP','000000000000924','2014-10-20','---','-------------------------','P','0000000000000000000000009','0000000000000000000004202','0000000000000000000000002','0000000000000000000000006','0000000000000000000000001','403990100','SOCCOS','000000000000924','CS','--','COMPROBANTE DE AJUSTE POR CIERRE DE ORDEN DE SERVICIO (SIGESP)',-4800,1);" calcext:value-type="string">
            <text:p>insert into spg_dt_cmp values('0001','SCGCMP','000000000000924','2014-10-20','---','-------------------------','P','0000000000000000000000009','0000000000000000000004202','0000000000000000000000002','0000000000000000000000006','0000000000000000000000001','403990100','SOCCOS','000000000000924','CS','--','COMPROBANTE DE AJUSTE POR CIERRE DE ORDEN DE SERVICIO (SIGESP)',-48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2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1797</text:p>
          </table:table-cell>
          <table:table-cell table:style-name="ce1" office:value-type="string" calcext:value-type="string">
            <text:p>ANGELINA PERDOMO COTORETT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8000" calcext:value-type="float">
            <text:p>18.000,00</text:p>
          </table:table-cell>
          <table:table-cell table:style-name="ce3" office:value-type="float" office:value="25200" calcext:value-type="float">
            <text:p>25.200,00</text:p>
          </table:table-cell>
          <table:table-cell table:style-name="ce6" office:value-type="float" office:value="-25200" calcext:value-type="float">
            <text:p>-25200</text:p>
          </table:table-cell>
          <table:table-cell table:style-name="ce1" table:formula="of:=CONCATENATE(&quot;insert into spg_dt_cmp values('0001','SCGCMP','&quot;;[.A64];&quot;','&quot;;[.B64];&quot;','---','-------------------------','&quot;;[.N64];&quot;','&quot;;[.H64];&quot;','&quot;;[.I64];&quot;','&quot;;[.J64];&quot;','&quot;;[.K64];&quot;','&quot;;[.L64];&quot;','&quot;;[.M64];&quot;','SOCCOS','&quot;;[.A64];&quot;','CS','--','COMPROBANTE DE AJUSTE POR CIERRE DE ORDEN DE SERVICIO (SIGESP)',&quot;;[.Q64];&quot;,1);&quot;)" office:value-type="string" office:string-value="insert into spg_dt_cmp values('0001','SCGCMP','000000000000926','2014-10-20','---','-------------------------','P','0000000000000000000000009','0000000000000000000004202','0000000000000000000000002','0000000000000000000000006','0000000000000000000000001','403990100','SOCCOS','000000000000926','CS','--','COMPROBANTE DE AJUSTE POR CIERRE DE ORDEN DE SERVICIO (SIGESP)',-25200,1);" calcext:value-type="string">
            <text:p>insert into spg_dt_cmp values('0001','SCGCMP','000000000000926','2014-10-20','---','-------------------------','P','0000000000000000000000009','0000000000000000000004202','0000000000000000000000002','0000000000000000000000006','0000000000000000000000001','403990100','SOCCOS','000000000000926','CS','--','COMPROBANTE DE AJUSTE POR CIERRE DE ORDEN DE SERVICIO (SIGESP)',-252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3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2326</text:p>
          </table:table-cell>
          <table:table-cell table:style-name="ce1" office:value-type="string" calcext:value-type="string">
            <text:p>OJEDA BLANCO ARGENIS RAFAEL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6000" calcext:value-type="float">
            <text:p>6.000,00</text:p>
          </table:table-cell>
          <table:table-cell table:style-name="ce3" office:value-type="float" office:value="37200" calcext:value-type="float">
            <text:p>37.200,00</text:p>
          </table:table-cell>
          <table:table-cell table:style-name="ce6" office:value-type="float" office:value="-37200" calcext:value-type="float">
            <text:p>-37200</text:p>
          </table:table-cell>
          <table:table-cell table:style-name="ce1" table:formula="of:=CONCATENATE(&quot;insert into spg_dt_cmp values('0001','SCGCMP','&quot;;[.A65];&quot;','&quot;;[.B65];&quot;','---','-------------------------','&quot;;[.N65];&quot;','&quot;;[.H65];&quot;','&quot;;[.I65];&quot;','&quot;;[.J65];&quot;','&quot;;[.K65];&quot;','&quot;;[.L65];&quot;','&quot;;[.M65];&quot;','SOCCOS','&quot;;[.A65];&quot;','CS','--','COMPROBANTE DE AJUSTE POR CIERRE DE ORDEN DE SERVICIO (SIGESP)',&quot;;[.Q65];&quot;,1);&quot;)" office:value-type="string" office:string-value="insert into spg_dt_cmp values('0001','SCGCMP','000000000000930','2014-10-20','---','-------------------------','P','0000000000000000000000009','0000000000000000000004202','0000000000000000000000002','0000000000000000000000006','0000000000000000000000001','403990100','SOCCOS','000000000000930','CS','--','COMPROBANTE DE AJUSTE POR CIERRE DE ORDEN DE SERVICIO (SIGESP)',-37200,1);" calcext:value-type="string">
            <text:p>insert into spg_dt_cmp values('0001','SCGCMP','000000000000930','2014-10-20','---','-------------------------','P','0000000000000000000000009','0000000000000000000004202','0000000000000000000000002','0000000000000000000000006','0000000000000000000000001','403990100','SOCCOS','000000000000930','CS','--','COMPROBANTE DE AJUSTE POR CIERRE DE ORDEN DE SERVICIO (SIGESP)',-372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34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1815</text:p>
          </table:table-cell>
          <table:table-cell table:style-name="ce1" office:value-type="string" calcext:value-type="string">
            <text:p>SAIDA MARLENY LOZADA DE VELA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0400" calcext:value-type="float">
            <text:p>20.400,00</text:p>
          </table:table-cell>
          <table:table-cell table:style-name="ce3" office:value-type="float" office:value="22800" calcext:value-type="float">
            <text:p>22.800,00</text:p>
          </table:table-cell>
          <table:table-cell table:style-name="ce6" office:value-type="float" office:value="-22800" calcext:value-type="float">
            <text:p>-22800</text:p>
          </table:table-cell>
          <table:table-cell table:style-name="ce1" table:formula="of:=CONCATENATE(&quot;insert into spg_dt_cmp values('0001','SCGCMP','&quot;;[.A66];&quot;','&quot;;[.B66];&quot;','---','-------------------------','&quot;;[.N66];&quot;','&quot;;[.H66];&quot;','&quot;;[.I66];&quot;','&quot;;[.J66];&quot;','&quot;;[.K66];&quot;','&quot;;[.L66];&quot;','&quot;;[.M66];&quot;','SOCCOS','&quot;;[.A66];&quot;','CS','--','COMPROBANTE DE AJUSTE POR CIERRE DE ORDEN DE SERVICIO (SIGESP)',&quot;;[.Q66];&quot;,1);&quot;)" office:value-type="string" office:string-value="insert into spg_dt_cmp values('0001','SCGCMP','000000000000934','2014-10-20','---','-------------------------','P','0000000000000000000000009','0000000000000000000004202','0000000000000000000000002','0000000000000000000000006','0000000000000000000000001','403990100','SOCCOS','000000000000934','CS','--','COMPROBANTE DE AJUSTE POR CIERRE DE ORDEN DE SERVICIO (SIGESP)',-22800,1);" calcext:value-type="string">
            <text:p>insert into spg_dt_cmp values('0001','SCGCMP','000000000000934','2014-10-20','---','-------------------------','P','0000000000000000000000009','0000000000000000000004202','0000000000000000000000002','0000000000000000000000006','0000000000000000000000001','403990100','SOCCOS','000000000000934','CS','--','COMPROBANTE DE AJUSTE POR CIERRE DE ORDEN DE SERVICIO (SIGESP)',-228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4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0047</text:p>
          </table:table-cell>
          <table:table-cell table:style-name="ce1" office:value-type="string" calcext:value-type="string">
            <text:p>ASOC. COOP. GUERREROS DE PALO NUEVO XVI, R.L.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04053.76" calcext:value-type="float">
            <text:p>104.053,76</text:p>
          </table:table-cell>
          <table:table-cell table:style-name="ce3" office:value-type="float" office:value="64830.37" calcext:value-type="float">
            <text:p>64.830,37</text:p>
          </table:table-cell>
          <table:table-cell table:style-name="ce5" office:value-type="string" calcext:value-type="string">
            <text:p>-64830.37</text:p>
          </table:table-cell>
          <table:table-cell table:style-name="ce1" table:formula="of:=CONCATENATE(&quot;insert into spg_dt_cmp values('0001','SCGCMP','&quot;;[.A67];&quot;','&quot;;[.B67];&quot;','---','-------------------------','&quot;;[.N67];&quot;','&quot;;[.H67];&quot;','&quot;;[.I67];&quot;','&quot;;[.J67];&quot;','&quot;;[.K67];&quot;','&quot;;[.L67];&quot;','&quot;;[.M67];&quot;','SOCCOS','&quot;;[.A67];&quot;','CS','--','COMPROBANTE DE AJUSTE POR CIERRE DE ORDEN DE SERVICIO (SIGESP)',&quot;;[.Q67];&quot;,1);&quot;)" office:value-type="string" office:string-value="insert into spg_dt_cmp values('0001','SCGCMP','000000000000940','2014-10-20','---','-------------------------','P','0000000000000000000000009','0000000000000000000004201','0000000000000000000000002','0000000000000000000000005','0000000000000000000000001','403990100','SOCCOS','000000000000940','CS','--','COMPROBANTE DE AJUSTE POR CIERRE DE ORDEN DE SERVICIO (SIGESP)',-64830.37,1);" calcext:value-type="string">
            <text:p>insert into spg_dt_cmp values('0001','SCGCMP','000000000000940','2014-10-20','---','-------------------------','P','0000000000000000000000009','0000000000000000000004201','0000000000000000000000002','0000000000000000000000005','0000000000000000000000001','403990100','SOCCOS','000000000000940','CS','--','COMPROBANTE DE AJUSTE POR CIERRE DE ORDEN DE SERVICIO (SIGESP)',-64830.37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41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0063</text:p>
          </table:table-cell>
          <table:table-cell table:style-name="ce1" office:value-type="string" calcext:value-type="string">
            <text:p>ASOC. COOP. PINOGRID, R.L.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20019.51" calcext:value-type="float">
            <text:p>120.019,51</text:p>
          </table:table-cell>
          <table:table-cell table:style-name="ce3" office:value-type="float" office:value="48864.62" calcext:value-type="float">
            <text:p>48.864,62</text:p>
          </table:table-cell>
          <table:table-cell table:style-name="ce5" office:value-type="string" calcext:value-type="string">
            <text:p>-48864.62</text:p>
          </table:table-cell>
          <table:table-cell table:style-name="ce1" table:formula="of:=CONCATENATE(&quot;insert into spg_dt_cmp values('0001','SCGCMP','&quot;;[.A68];&quot;','&quot;;[.B68];&quot;','---','-------------------------','&quot;;[.N68];&quot;','&quot;;[.H68];&quot;','&quot;;[.I68];&quot;','&quot;;[.J68];&quot;','&quot;;[.K68];&quot;','&quot;;[.L68];&quot;','&quot;;[.M68];&quot;','SOCCOS','&quot;;[.A68];&quot;','CS','--','COMPROBANTE DE AJUSTE POR CIERRE DE ORDEN DE SERVICIO (SIGESP)',&quot;;[.Q68];&quot;,1);&quot;)" office:value-type="string" office:string-value="insert into spg_dt_cmp values('0001','SCGCMP','000000000000941','2014-10-20','---','-------------------------','P','0000000000000000000000009','0000000000000000000004201','0000000000000000000000002','0000000000000000000000005','0000000000000000000000001','403990100','SOCCOS','000000000000941','CS','--','COMPROBANTE DE AJUSTE POR CIERRE DE ORDEN DE SERVICIO (SIGESP)',-48864.62,1);" calcext:value-type="string">
            <text:p>insert into spg_dt_cmp values('0001','SCGCMP','000000000000941','2014-10-20','---','-------------------------','P','0000000000000000000000009','0000000000000000000004201','0000000000000000000000002','0000000000000000000000005','0000000000000000000000001','403990100','SOCCOS','000000000000941','CS','--','COMPROBANTE DE AJUSTE POR CIERRE DE ORDEN DE SERVICIO (SIGESP)',-48864.62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42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1870</text:p>
          </table:table-cell>
          <table:table-cell table:style-name="ce1" office:value-type="string" calcext:value-type="string">
            <text:p>ASOC. COOP. MI PEQUENO MOISES, R.L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21092.56" calcext:value-type="float">
            <text:p>121.092,56</text:p>
          </table:table-cell>
          <table:table-cell table:style-name="ce3" office:value-type="float" office:value="47791.57" calcext:value-type="float">
            <text:p>47.791,57</text:p>
          </table:table-cell>
          <table:table-cell table:style-name="ce5" office:value-type="string" calcext:value-type="string">
            <text:p>-47791.57</text:p>
          </table:table-cell>
          <table:table-cell table:style-name="ce1" table:formula="of:=CONCATENATE(&quot;insert into spg_dt_cmp values('0001','SCGCMP','&quot;;[.A69];&quot;','&quot;;[.B69];&quot;','---','-------------------------','&quot;;[.N69];&quot;','&quot;;[.H69];&quot;','&quot;;[.I69];&quot;','&quot;;[.J69];&quot;','&quot;;[.K69];&quot;','&quot;;[.L69];&quot;','&quot;;[.M69];&quot;','SOCCOS','&quot;;[.A69];&quot;','CS','--','COMPROBANTE DE AJUSTE POR CIERRE DE ORDEN DE SERVICIO (SIGESP)',&quot;;[.Q69];&quot;,1);&quot;)" office:value-type="string" office:string-value="insert into spg_dt_cmp values('0001','SCGCMP','000000000000942','2014-10-20','---','-------------------------','P','0000000000000000000000009','0000000000000000000004201','0000000000000000000000002','0000000000000000000000005','0000000000000000000000001','403990100','SOCCOS','000000000000942','CS','--','COMPROBANTE DE AJUSTE POR CIERRE DE ORDEN DE SERVICIO (SIGESP)',-47791.57,1);" calcext:value-type="string">
            <text:p>insert into spg_dt_cmp values('0001','SCGCMP','000000000000942','2014-10-20','---','-------------------------','P','0000000000000000000000009','0000000000000000000004201','0000000000000000000000002','0000000000000000000000005','0000000000000000000000001','403990100','SOCCOS','000000000000942','CS','--','COMPROBANTE DE AJUSTE POR CIERRE DE ORDEN DE SERVICIO (SIGESP)',-47791.57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43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0020</text:p>
          </table:table-cell>
          <table:table-cell table:style-name="ce1" office:value-type="string" calcext:value-type="string">
            <text:p>ASOC. COOP. AGROFORESTAL DEL SUR, R.S.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30815.08" calcext:value-type="float">
            <text:p>130.815,08</text:p>
          </table:table-cell>
          <table:table-cell table:style-name="ce3" office:value-type="float" office:value="38069.05" calcext:value-type="float">
            <text:p>38.069,05</text:p>
          </table:table-cell>
          <table:table-cell table:style-name="ce5" office:value-type="string" calcext:value-type="string">
            <text:p>-38069.05</text:p>
          </table:table-cell>
          <table:table-cell table:style-name="ce1" table:formula="of:=CONCATENATE(&quot;insert into spg_dt_cmp values('0001','SCGCMP','&quot;;[.A70];&quot;','&quot;;[.B70];&quot;','---','-------------------------','&quot;;[.N70];&quot;','&quot;;[.H70];&quot;','&quot;;[.I70];&quot;','&quot;;[.J70];&quot;','&quot;;[.K70];&quot;','&quot;;[.L70];&quot;','&quot;;[.M70];&quot;','SOCCOS','&quot;;[.A70];&quot;','CS','--','COMPROBANTE DE AJUSTE POR CIERRE DE ORDEN DE SERVICIO (SIGESP)',&quot;;[.Q70];&quot;,1);&quot;)" office:value-type="string" office:string-value="insert into spg_dt_cmp values('0001','SCGCMP','000000000000943','2014-10-20','---','-------------------------','P','0000000000000000000000009','0000000000000000000004201','0000000000000000000000002','0000000000000000000000005','0000000000000000000000001','403990100','SOCCOS','000000000000943','CS','--','COMPROBANTE DE AJUSTE POR CIERRE DE ORDEN DE SERVICIO (SIGESP)',-38069.05,1);" calcext:value-type="string">
            <text:p>insert into spg_dt_cmp values('0001','SCGCMP','000000000000943','2014-10-20','---','-------------------------','P','0000000000000000000000009','0000000000000000000004201','0000000000000000000000002','0000000000000000000000005','0000000000000000000000001','403990100','SOCCOS','000000000000943','CS','--','COMPROBANTE DE AJUSTE POR CIERRE DE ORDEN DE SERVICIO (SIGESP)',-38069.05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6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773012.32" calcext:value-type="float">
            <text:p>773.012,32</text:p>
          </table:table-cell>
          <table:table-cell table:style-name="ce2" office:value-type="string" calcext:value-type="string">
            <text:p>0000000484</text:p>
          </table:table-cell>
          <table:table-cell table:style-name="ce1" office:value-type="string" calcext:value-type="string">
            <text:p>ASOC. COOP. VENCEDORES DE JOAQUIN M02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47431.18" calcext:value-type="float">
            <text:p>447.431,18</text:p>
          </table:table-cell>
          <table:table-cell table:style-name="ce3" office:value-type="float" office:value="325581.14" calcext:value-type="float">
            <text:p>325.581,14</text:p>
          </table:table-cell>
          <table:table-cell table:style-name="ce5" office:value-type="string" calcext:value-type="string">
            <text:p>-325581.14</text:p>
          </table:table-cell>
          <table:table-cell table:style-name="ce1" table:formula="of:=CONCATENATE(&quot;insert into spg_dt_cmp values('0001','SCGCMP','&quot;;[.A71];&quot;','&quot;;[.B71];&quot;','---','-------------------------','&quot;;[.N71];&quot;','&quot;;[.H71];&quot;','&quot;;[.I71];&quot;','&quot;;[.J71];&quot;','&quot;;[.K71];&quot;','&quot;;[.L71];&quot;','&quot;;[.M71];&quot;','SOCCOS','&quot;;[.A71];&quot;','CS','--','COMPROBANTE DE AJUSTE POR CIERRE DE ORDEN DE SERVICIO (SIGESP)',&quot;;[.Q71];&quot;,1);&quot;)" office:value-type="string" office:string-value="insert into spg_dt_cmp values('0001','SCGCMP','000000000000960','2014-10-20','---','-------------------------','P','0000000000000000000000009','0000000000000000000003802','0000000000000000000000002','0000000000000000000000004','0000000000000000000000001','403990100','SOCCOS','000000000000960','CS','--','COMPROBANTE DE AJUSTE POR CIERRE DE ORDEN DE SERVICIO (SIGESP)',-325581.14,1);" calcext:value-type="string">
            <text:p>insert into spg_dt_cmp values('0001','SCGCMP','000000000000960','2014-10-20','---','-------------------------','P','0000000000000000000000009','0000000000000000000003802','0000000000000000000000002','0000000000000000000000004','0000000000000000000000001','403990100','SOCCOS','000000000000960','CS','--','COMPROBANTE DE AJUSTE POR CIERRE DE ORDEN DE SERVICIO (SIGESP)',-325581.14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6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2341</text:p>
          </table:table-cell>
          <table:table-cell table:style-name="ce1" office:value-type="string" calcext:value-type="string">
            <text:p>GIL DAMAS YULIA ANDRI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3200" calcext:value-type="float">
            <text:p>13.200,00</text:p>
          </table:table-cell>
          <table:table-cell table:style-name="ce3" office:value-type="float" office:value="30000" calcext:value-type="float">
            <text:p>30.000,00</text:p>
          </table:table-cell>
          <table:table-cell table:style-name="ce6" office:value-type="float" office:value="-30000" calcext:value-type="float">
            <text:p>-30000</text:p>
          </table:table-cell>
          <table:table-cell table:style-name="ce1" table:formula="of:=CONCATENATE(&quot;insert into spg_dt_cmp values('0001','SCGCMP','&quot;;[.A72];&quot;','&quot;;[.B72];&quot;','---','-------------------------','&quot;;[.N72];&quot;','&quot;;[.H72];&quot;','&quot;;[.I72];&quot;','&quot;;[.J72];&quot;','&quot;;[.K72];&quot;','&quot;;[.L72];&quot;','&quot;;[.M72];&quot;','SOCCOS','&quot;;[.A72];&quot;','CS','--','COMPROBANTE DE AJUSTE POR CIERRE DE ORDEN DE SERVICIO (SIGESP)',&quot;;[.Q72];&quot;,1);&quot;)" office:value-type="string" office:string-value="insert into spg_dt_cmp values('0001','SCGCMP','000000000000968','2014-10-20','---','-------------------------','P','0000000000000000000000009','0000000000000000000004202','0000000000000000000000002','0000000000000000000000006','0000000000000000000000001','403990100','SOCCOS','000000000000968','CS','--','COMPROBANTE DE AJUSTE POR CIERRE DE ORDEN DE SERVICIO (SIGESP)',-30000,1);" calcext:value-type="string">
            <text:p>insert into spg_dt_cmp values('0001','SCGCMP','000000000000968','2014-10-20','---','-------------------------','P','0000000000000000000000009','0000000000000000000004202','0000000000000000000000002','0000000000000000000000006','0000000000000000000000001','403990100','SOCCOS','000000000000968','CS','--','COMPROBANTE DE AJUSTE POR CIERRE DE ORDEN DE SERVICIO (SIGESP)',-300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69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43200" calcext:value-type="float">
            <text:p>43.200,00</text:p>
          </table:table-cell>
          <table:table-cell table:style-name="ce2" office:value-type="string" calcext:value-type="string">
            <text:p>0000000557</text:p>
          </table:table-cell>
          <table:table-cell table:style-name="ce1" office:value-type="string" calcext:value-type="string">
            <text:p>GARCIA LUCES ARELYS ANDREINA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2800" calcext:value-type="float">
            <text:p>22.800,00</text:p>
          </table:table-cell>
          <table:table-cell table:style-name="ce3" office:value-type="float" office:value="20400" calcext:value-type="float">
            <text:p>20.400,00</text:p>
          </table:table-cell>
          <table:table-cell table:style-name="ce6" office:value-type="float" office:value="-20400" calcext:value-type="float">
            <text:p>-20400</text:p>
          </table:table-cell>
          <table:table-cell table:style-name="ce1" table:formula="of:=CONCATENATE(&quot;insert into spg_dt_cmp values('0001','SCGCMP','&quot;;[.A73];&quot;','&quot;;[.B73];&quot;','---','-------------------------','&quot;;[.N73];&quot;','&quot;;[.H73];&quot;','&quot;;[.I73];&quot;','&quot;;[.J73];&quot;','&quot;;[.K73];&quot;','&quot;;[.L73];&quot;','&quot;;[.M73];&quot;','SOCCOS','&quot;;[.A73];&quot;','CS','--','COMPROBANTE DE AJUSTE POR CIERRE DE ORDEN DE SERVICIO (SIGESP)',&quot;;[.Q73];&quot;,1);&quot;)" office:value-type="string" office:string-value="insert into spg_dt_cmp values('0001','SCGCMP','000000000000969','2014-10-20','---','-------------------------','P','0000000000000000000000009','0000000000000000000004202','0000000000000000000000002','0000000000000000000000006','0000000000000000000000001','403990100','SOCCOS','000000000000969','CS','--','COMPROBANTE DE AJUSTE POR CIERRE DE ORDEN DE SERVICIO (SIGESP)',-20400,1);" calcext:value-type="string">
            <text:p>insert into spg_dt_cmp values('0001','SCGCMP','000000000000969','2014-10-20','---','-------------------------','P','0000000000000000000000009','0000000000000000000004202','0000000000000000000000002','0000000000000000000000006','0000000000000000000000001','403990100','SOCCOS','000000000000969','CS','--','COMPROBANTE DE AJUSTE POR CIERRE DE ORDEN DE SERVICIO (SIGESP)',-204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7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0400" calcext:value-type="float">
            <text:p>50.400,00</text:p>
          </table:table-cell>
          <table:table-cell table:style-name="ce2" office:value-type="string" calcext:value-type="string">
            <text:p>0000001798</text:p>
          </table:table-cell>
          <table:table-cell table:style-name="ce1" office:value-type="string" calcext:value-type="string">
            <text:p>JUAN CARLOS ABANERO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8000" calcext:value-type="float">
            <text:p>28.000,00</text:p>
          </table:table-cell>
          <table:table-cell table:style-name="ce3" office:value-type="float" office:value="22400" calcext:value-type="float">
            <text:p>22.400,00</text:p>
          </table:table-cell>
          <table:table-cell table:style-name="ce6" office:value-type="float" office:value="-22400" calcext:value-type="float">
            <text:p>-22400</text:p>
          </table:table-cell>
          <table:table-cell table:style-name="ce1" table:formula="of:=CONCATENATE(&quot;insert into spg_dt_cmp values('0001','SCGCMP','&quot;;[.A74];&quot;','&quot;;[.B74];&quot;','---','-------------------------','&quot;;[.N74];&quot;','&quot;;[.H74];&quot;','&quot;;[.I74];&quot;','&quot;;[.J74];&quot;','&quot;;[.K74];&quot;','&quot;;[.L74];&quot;','&quot;;[.M74];&quot;','SOCCOS','&quot;;[.A74];&quot;','CS','--','COMPROBANTE DE AJUSTE POR CIERRE DE ORDEN DE SERVICIO (SIGESP)',&quot;;[.Q74];&quot;,1);&quot;)" office:value-type="string" office:string-value="insert into spg_dt_cmp values('0001','SCGCMP','000000000000975','2014-10-20','---','-------------------------','P','0000000000000000000000009','0000000000000000000004201','0000000000000000000000002','0000000000000000000000005','0000000000000000000000001','403990100','SOCCOS','000000000000975','CS','--','COMPROBANTE DE AJUSTE POR CIERRE DE ORDEN DE SERVICIO (SIGESP)',-22400,1);" calcext:value-type="string">
            <text:p>insert into spg_dt_cmp values('0001','SCGCMP','000000000000975','2014-10-20','---','-------------------------','P','0000000000000000000000009','0000000000000000000004201','0000000000000000000000002','0000000000000000000000005','0000000000000000000000001','403990100','SOCCOS','000000000000975','CS','--','COMPROBANTE DE AJUSTE POR CIERRE DE ORDEN DE SERVICIO (SIGESP)',-224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7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7225.28" calcext:value-type="float">
            <text:p>57.225,28</text:p>
          </table:table-cell>
          <table:table-cell table:style-name="ce2" office:value-type="string" calcext:value-type="string">
            <text:p>0000001251</text:p>
          </table:table-cell>
          <table:table-cell table:style-name="ce1" office:value-type="string" calcext:value-type="string">
            <text:p>JAIRO JOSE VELASQUEZ GONZALEZ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1037.44" calcext:value-type="float">
            <text:p>31.037,44</text:p>
          </table:table-cell>
          <table:table-cell table:style-name="ce3" office:value-type="float" office:value="26187.84" calcext:value-type="float">
            <text:p>26.187,84</text:p>
          </table:table-cell>
          <table:table-cell table:style-name="ce5" office:value-type="string" calcext:value-type="string">
            <text:p>-26187.84</text:p>
          </table:table-cell>
          <table:table-cell table:style-name="ce1" table:formula="of:=CONCATENATE(&quot;insert into spg_dt_cmp values('0001','SCGCMP','&quot;;[.A75];&quot;','&quot;;[.B75];&quot;','---','-------------------------','&quot;;[.N75];&quot;','&quot;;[.H75];&quot;','&quot;;[.I75];&quot;','&quot;;[.J75];&quot;','&quot;;[.K75];&quot;','&quot;;[.L75];&quot;','&quot;;[.M75];&quot;','SOCCOS','&quot;;[.A75];&quot;','CS','--','COMPROBANTE DE AJUSTE POR CIERRE DE ORDEN DE SERVICIO (SIGESP)',&quot;;[.Q75];&quot;,1);&quot;)" office:value-type="string" office:string-value="insert into spg_dt_cmp values('0001','SCGCMP','000000000000976','2014-10-20','---','-------------------------','P','0000000000000000000000009','0000000000000000000004201','0000000000000000000000002','0000000000000000000000005','0000000000000000000000001','403990100','SOCCOS','000000000000976','CS','--','COMPROBANTE DE AJUSTE POR CIERRE DE ORDEN DE SERVICIO (SIGESP)',-26187.84,1);" calcext:value-type="string">
            <text:p>insert into spg_dt_cmp values('0001','SCGCMP','000000000000976','2014-10-20','---','-------------------------','P','0000000000000000000000009','0000000000000000000004201','0000000000000000000000002','0000000000000000000000005','0000000000000000000000001','403990100','SOCCOS','000000000000976','CS','--','COMPROBANTE DE AJUSTE POR CIERRE DE ORDEN DE SERVICIO (SIGESP)',-26187.84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7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7225.28" calcext:value-type="float">
            <text:p>57.225,28</text:p>
          </table:table-cell>
          <table:table-cell table:style-name="ce2" office:value-type="string" calcext:value-type="string">
            <text:p>0000000552</text:p>
          </table:table-cell>
          <table:table-cell table:style-name="ce1" office:value-type="string" calcext:value-type="string">
            <text:p>RIVAS VILLANUEVA GREGORI JUNIOR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0669.12" calcext:value-type="float">
            <text:p>10.669,12</text:p>
          </table:table-cell>
          <table:table-cell table:style-name="ce3" office:value-type="float" office:value="46556.16" calcext:value-type="float">
            <text:p>46.556,16</text:p>
          </table:table-cell>
          <table:table-cell table:style-name="ce5" office:value-type="string" calcext:value-type="string">
            <text:p>-46556.16</text:p>
          </table:table-cell>
          <table:table-cell table:style-name="ce1" table:formula="of:=CONCATENATE(&quot;insert into spg_dt_cmp values('0001','SCGCMP','&quot;;[.A76];&quot;','&quot;;[.B76];&quot;','---','-------------------------','&quot;;[.N76];&quot;','&quot;;[.H76];&quot;','&quot;;[.I76];&quot;','&quot;;[.J76];&quot;','&quot;;[.K76];&quot;','&quot;;[.L76];&quot;','&quot;;[.M76];&quot;','SOCCOS','&quot;;[.A76];&quot;','CS','--','COMPROBANTE DE AJUSTE POR CIERRE DE ORDEN DE SERVICIO (SIGESP)',&quot;;[.Q76];&quot;,1);&quot;)" office:value-type="string" office:string-value="insert into spg_dt_cmp values('0001','SCGCMP','000000000000977','2014-10-20','---','-------------------------','P','0000000000000000000000009','0000000000000000000004201','0000000000000000000000002','0000000000000000000000005','0000000000000000000000001','403990100','SOCCOS','000000000000977','CS','--','COMPROBANTE DE AJUSTE POR CIERRE DE ORDEN DE SERVICIO (SIGESP)',-46556.16,1);" calcext:value-type="string">
            <text:p>insert into spg_dt_cmp values('0001','SCGCMP','000000000000977','2014-10-20','---','-------------------------','P','0000000000000000000000009','0000000000000000000004201','0000000000000000000000002','0000000000000000000000005','0000000000000000000000001','403990100','SOCCOS','000000000000977','CS','--','COMPROBANTE DE AJUSTE POR CIERRE DE ORDEN DE SERVICIO (SIGESP)',-46556.16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097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7225.28" calcext:value-type="float">
            <text:p>57.225,28</text:p>
          </table:table-cell>
          <table:table-cell table:style-name="ce2" office:value-type="string" calcext:value-type="string">
            <text:p>0000000547</text:p>
          </table:table-cell>
          <table:table-cell table:style-name="ce1" office:value-type="string" calcext:value-type="string">
            <text:p>ABACHE PACHECO JOSE GREGORIO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1639.04" calcext:value-type="float">
            <text:p>11.639,04</text:p>
          </table:table-cell>
          <table:table-cell table:style-name="ce3" office:value-type="float" office:value="45586.24" calcext:value-type="float">
            <text:p>45.586,24</text:p>
          </table:table-cell>
          <table:table-cell table:style-name="ce5" office:value-type="string" calcext:value-type="string">
            <text:p>-45586.24</text:p>
          </table:table-cell>
          <table:table-cell table:style-name="ce1" table:formula="of:=CONCATENATE(&quot;insert into spg_dt_cmp values('0001','SCGCMP','&quot;;[.A77];&quot;','&quot;;[.B77];&quot;','---','-------------------------','&quot;;[.N77];&quot;','&quot;;[.H77];&quot;','&quot;;[.I77];&quot;','&quot;;[.J77];&quot;','&quot;;[.K77];&quot;','&quot;;[.L77];&quot;','&quot;;[.M77];&quot;','SOCCOS','&quot;;[.A77];&quot;','CS','--','COMPROBANTE DE AJUSTE POR CIERRE DE ORDEN DE SERVICIO (SIGESP)',&quot;;[.Q77];&quot;,1);&quot;)" office:value-type="string" office:string-value="insert into spg_dt_cmp values('0001','SCGCMP','000000000000978','2014-10-20','---','-------------------------','P','0000000000000000000000009','0000000000000000000004201','0000000000000000000000002','0000000000000000000000005','0000000000000000000000001','403990100','SOCCOS','000000000000978','CS','--','COMPROBANTE DE AJUSTE POR CIERRE DE ORDEN DE SERVICIO (SIGESP)',-45586.24,1);" calcext:value-type="string">
            <text:p>insert into spg_dt_cmp values('0001','SCGCMP','000000000000978','2014-10-20','---','-------------------------','P','0000000000000000000000009','0000000000000000000004201','0000000000000000000000002','0000000000000000000000005','0000000000000000000000001','403990100','SOCCOS','000000000000978','CS','--','COMPROBANTE DE AJUSTE POR CIERRE DE ORDEN DE SERVICIO (SIGESP)',-45586.24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04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0400" calcext:value-type="float">
            <text:p>50.400,00</text:p>
          </table:table-cell>
          <table:table-cell table:style-name="ce2" office:value-type="string" calcext:value-type="string">
            <text:p>0000002426</text:p>
          </table:table-cell>
          <table:table-cell table:style-name="ce1" office:value-type="string" calcext:value-type="string">
            <text:p>JULIO CESAR CANAS ROJAS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1000" calcext:value-type="float">
            <text:p>21.000,00</text:p>
          </table:table-cell>
          <table:table-cell table:style-name="ce3" office:value-type="float" office:value="29400" calcext:value-type="float">
            <text:p>29.400,00</text:p>
          </table:table-cell>
          <table:table-cell table:style-name="ce6" office:value-type="float" office:value="-29400" calcext:value-type="float">
            <text:p>-29400</text:p>
          </table:table-cell>
          <table:table-cell table:style-name="ce1" table:formula="of:=CONCATENATE(&quot;insert into spg_dt_cmp values('0001','SCGCMP','&quot;;[.A78];&quot;','&quot;;[.B78];&quot;','---','-------------------------','&quot;;[.N78];&quot;','&quot;;[.H78];&quot;','&quot;;[.I78];&quot;','&quot;;[.J78];&quot;','&quot;;[.K78];&quot;','&quot;;[.L78];&quot;','&quot;;[.M78];&quot;','SOCCOS','&quot;;[.A78];&quot;','CS','--','COMPROBANTE DE AJUSTE POR CIERRE DE ORDEN DE SERVICIO (SIGESP)',&quot;;[.Q78];&quot;,1);&quot;)" office:value-type="string" office:string-value="insert into spg_dt_cmp values('0001','SCGCMP','000000000001004','2014-10-20','---','-------------------------','P','0000000000000000000000009','0000000000000000000004201','0000000000000000000000002','0000000000000000000000005','0000000000000000000000001','403990100','SOCCOS','000000000001004','CS','--','COMPROBANTE DE AJUSTE POR CIERRE DE ORDEN DE SERVICIO (SIGESP)',-29400,1);" calcext:value-type="string">
            <text:p>insert into spg_dt_cmp values('0001','SCGCMP','000000000001004','2014-10-20','---','-------------------------','P','0000000000000000000000009','0000000000000000000004201','0000000000000000000000002','0000000000000000000000005','0000000000000000000000001','403990100','SOCCOS','000000000001004','CS','--','COMPROBANTE DE AJUSTE POR CIERRE DE ORDEN DE SERVICIO (SIGESP)',-294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0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2500" calcext:value-type="float">
            <text:p>52.500,00</text:p>
          </table:table-cell>
          <table:table-cell table:style-name="ce2" office:value-type="string" calcext:value-type="string">
            <text:p>0000002403</text:p>
          </table:table-cell>
          <table:table-cell table:style-name="ce1" office:value-type="string" calcext:value-type="string">
            <text:p>YOEL RAFAEL ECHARBONE BELLORIN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8750" calcext:value-type="float">
            <text:p>8.750,00</text:p>
          </table:table-cell>
          <table:table-cell table:style-name="ce3" office:value-type="float" office:value="43750" calcext:value-type="float">
            <text:p>43.750,00</text:p>
          </table:table-cell>
          <table:table-cell table:style-name="ce6" office:value-type="float" office:value="-43750" calcext:value-type="float">
            <text:p>-43750</text:p>
          </table:table-cell>
          <table:table-cell table:style-name="ce1" table:formula="of:=CONCATENATE(&quot;insert into spg_dt_cmp values('0001','SCGCMP','&quot;;[.A79];&quot;','&quot;;[.B79];&quot;','---','-------------------------','&quot;;[.N79];&quot;','&quot;;[.H79];&quot;','&quot;;[.I79];&quot;','&quot;;[.J79];&quot;','&quot;;[.K79];&quot;','&quot;;[.L79];&quot;','&quot;;[.M79];&quot;','SOCCOS','&quot;;[.A79];&quot;','CS','--','COMPROBANTE DE AJUSTE POR CIERRE DE ORDEN DE SERVICIO (SIGESP)',&quot;;[.Q79];&quot;,1);&quot;)" office:value-type="string" office:string-value="insert into spg_dt_cmp values('0001','SCGCMP','000000000001006','2014-10-20','---','-------------------------','P','0000000000000000000000009','0000000000000000000004202','0000000000000000000000002','0000000000000000000000006','0000000000000000000000001','403990100','SOCCOS','000000000001006','CS','--','COMPROBANTE DE AJUSTE POR CIERRE DE ORDEN DE SERVICIO (SIGESP)',-43750,1);" calcext:value-type="string">
            <text:p>insert into spg_dt_cmp values('0001','SCGCMP','000000000001006','2014-10-20','---','-------------------------','P','0000000000000000000000009','0000000000000000000004202','0000000000000000000000002','0000000000000000000000006','0000000000000000000000001','403990100','SOCCOS','000000000001006','CS','--','COMPROBANTE DE AJUSTE POR CIERRE DE ORDEN DE SERVICIO (SIGESP)',-4375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1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168884.13" calcext:value-type="float">
            <text:p>168.884,13</text:p>
          </table:table-cell>
          <table:table-cell table:style-name="ce2" office:value-type="string" calcext:value-type="string">
            <text:p>0000000021</text:p>
          </table:table-cell>
          <table:table-cell table:style-name="ce1" office:value-type="string" calcext:value-type="string">
            <text:p>ASOC. COOP. AGROPECUARIA EL MERECUREL, R.L.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84218.51" calcext:value-type="float">
            <text:p>84.218,51</text:p>
          </table:table-cell>
          <table:table-cell table:style-name="ce3" office:value-type="float" office:value="84665.62" calcext:value-type="float">
            <text:p>84.665,62</text:p>
          </table:table-cell>
          <table:table-cell table:style-name="ce5" office:value-type="string" calcext:value-type="string">
            <text:p>-84665.62</text:p>
          </table:table-cell>
          <table:table-cell table:style-name="ce1" table:formula="of:=CONCATENATE(&quot;insert into spg_dt_cmp values('0001','SCGCMP','&quot;;[.A80];&quot;','&quot;;[.B80];&quot;','---','-------------------------','&quot;;[.N80];&quot;','&quot;;[.H80];&quot;','&quot;;[.I80];&quot;','&quot;;[.J80];&quot;','&quot;;[.K80];&quot;','&quot;;[.L80];&quot;','&quot;;[.M80];&quot;','SOCCOS','&quot;;[.A80];&quot;','CS','--','COMPROBANTE DE AJUSTE POR CIERRE DE ORDEN DE SERVICIO (SIGESP)',&quot;;[.Q80];&quot;,1);&quot;)" office:value-type="string" office:string-value="insert into spg_dt_cmp values('0001','SCGCMP','000000000001015','2014-10-20','---','-------------------------','P','0000000000000000000000009','0000000000000000000004201','0000000000000000000000002','0000000000000000000000005','0000000000000000000000001','403990100','SOCCOS','000000000001015','CS','--','COMPROBANTE DE AJUSTE POR CIERRE DE ORDEN DE SERVICIO (SIGESP)',-84665.62,1);" calcext:value-type="string">
            <text:p>insert into spg_dt_cmp values('0001','SCGCMP','000000000001015','2014-10-20','---','-------------------------','P','0000000000000000000000009','0000000000000000000004201','0000000000000000000000002','0000000000000000000000005','0000000000000000000000001','403990100','SOCCOS','000000000001015','CS','--','COMPROBANTE DE AJUSTE POR CIERRE DE ORDEN DE SERVICIO (SIGESP)',-84665.62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1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4224" calcext:value-type="float">
            <text:p>84.224,00</text:p>
          </table:table-cell>
          <table:table-cell table:style-name="ce2" office:value-type="string" calcext:value-type="string">
            <text:p>0000001251</text:p>
          </table:table-cell>
          <table:table-cell table:style-name="ce1" office:value-type="string" calcext:value-type="string">
            <text:p>JAIRO JOSE VELASQUEZ GONZALEZ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53760" calcext:value-type="float">
            <text:p>53.760,00</text:p>
          </table:table-cell>
          <table:table-cell table:style-name="ce3" office:value-type="float" office:value="30464" calcext:value-type="float">
            <text:p>30.464,00</text:p>
          </table:table-cell>
          <table:table-cell table:style-name="ce6" office:value-type="float" office:value="-30464" calcext:value-type="float">
            <text:p>-30464</text:p>
          </table:table-cell>
          <table:table-cell table:style-name="ce1" table:formula="of:=CONCATENATE(&quot;insert into spg_dt_cmp values('0001','SCGCMP','&quot;;[.A81];&quot;','&quot;;[.B81];&quot;','---','-------------------------','&quot;;[.N81];&quot;','&quot;;[.H81];&quot;','&quot;;[.I81];&quot;','&quot;;[.J81];&quot;','&quot;;[.K81];&quot;','&quot;;[.L81];&quot;','&quot;;[.M81];&quot;','SOCCOS','&quot;;[.A81];&quot;','CS','--','COMPROBANTE DE AJUSTE POR CIERRE DE ORDEN DE SERVICIO (SIGESP)',&quot;;[.Q81];&quot;,1);&quot;)" office:value-type="string" office:string-value="insert into spg_dt_cmp values('0001','SCGCMP','000000000001016','2014-10-20','---','-------------------------','P','0000000000000000000000009','0000000000000000000004201','0000000000000000000000002','0000000000000000000000005','0000000000000000000000001','403990100','SOCCOS','000000000001016','CS','--','COMPROBANTE DE AJUSTE POR CIERRE DE ORDEN DE SERVICIO (SIGESP)',-30464,1);" calcext:value-type="string">
            <text:p>insert into spg_dt_cmp values('0001','SCGCMP','000000000001016','2014-10-20','---','-------------------------','P','0000000000000000000000009','0000000000000000000004201','0000000000000000000000002','0000000000000000000000005','0000000000000000000000001','403990100','SOCCOS','000000000001016','CS','--','COMPROBANTE DE AJUSTE POR CIERRE DE ORDEN DE SERVICIO (SIGESP)',-30464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1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4224" calcext:value-type="float">
            <text:p>84.224,00</text:p>
          </table:table-cell>
          <table:table-cell table:style-name="ce2" office:value-type="string" calcext:value-type="string">
            <text:p>0000000549</text:p>
          </table:table-cell>
          <table:table-cell table:style-name="ce1" office:value-type="string" calcext:value-type="string">
            <text:p>GABAN OSWALDO JOSE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9424" calcext:value-type="float">
            <text:p>39.424,00</text:p>
          </table:table-cell>
          <table:table-cell table:style-name="ce3"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style-name="ce1" table:formula="of:=CONCATENATE(&quot;insert into spg_dt_cmp values('0001','SCGCMP','&quot;;[.A82];&quot;','&quot;;[.B82];&quot;','---','-------------------------','&quot;;[.N82];&quot;','&quot;;[.H82];&quot;','&quot;;[.I82];&quot;','&quot;;[.J82];&quot;','&quot;;[.K82];&quot;','&quot;;[.L82];&quot;','&quot;;[.M82];&quot;','SOCCOS','&quot;;[.A82];&quot;','CS','--','COMPROBANTE DE AJUSTE POR CIERRE DE ORDEN DE SERVICIO (SIGESP)',&quot;;[.Q82];&quot;,1);&quot;)" office:value-type="string" office:string-value="insert into spg_dt_cmp values('0001','SCGCMP','000000000001017','2014-10-20','---','-------------------------','P','0000000000000000000000009','0000000000000000000004201','0000000000000000000000002','0000000000000000000000005','0000000000000000000000001','403990100','SOCCOS','000000000001017','CS','--','COMPROBANTE DE AJUSTE POR CIERRE DE ORDEN DE SERVICIO (SIGESP)',-44800,1);" calcext:value-type="string">
            <text:p>insert into spg_dt_cmp values('0001','SCGCMP','000000000001017','2014-10-20','---','-------------------------','P','0000000000000000000000009','0000000000000000000004201','0000000000000000000000002','0000000000000000000000005','0000000000000000000000001','403990100','SOCCOS','000000000001017','CS','--','COMPROBANTE DE AJUSTE POR CIERRE DE ORDEN DE SERVICIO (SIGESP)',-448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1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4224" calcext:value-type="float">
            <text:p>84.224,00</text:p>
          </table:table-cell>
          <table:table-cell table:style-name="ce2" office:value-type="string" calcext:value-type="string">
            <text:p>0000002431</text:p>
          </table:table-cell>
          <table:table-cell table:style-name="ce1" office:value-type="string" calcext:value-type="string">
            <text:p>ALEXIS JOSE OROZCO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1216" calcext:value-type="float">
            <text:p>41.216,00</text:p>
          </table:table-cell>
          <table:table-cell table:style-name="ce3" office:value-type="float" office:value="43008" calcext:value-type="float">
            <text:p>43.008,00</text:p>
          </table:table-cell>
          <table:table-cell table:style-name="ce6" office:value-type="float" office:value="-43008" calcext:value-type="float">
            <text:p>-43008</text:p>
          </table:table-cell>
          <table:table-cell table:style-name="ce1" table:formula="of:=CONCATENATE(&quot;insert into spg_dt_cmp values('0001','SCGCMP','&quot;;[.A83];&quot;','&quot;;[.B83];&quot;','---','-------------------------','&quot;;[.N83];&quot;','&quot;;[.H83];&quot;','&quot;;[.I83];&quot;','&quot;;[.J83];&quot;','&quot;;[.K83];&quot;','&quot;;[.L83];&quot;','&quot;;[.M83];&quot;','SOCCOS','&quot;;[.A83];&quot;','CS','--','COMPROBANTE DE AJUSTE POR CIERRE DE ORDEN DE SERVICIO (SIGESP)',&quot;;[.Q83];&quot;,1);&quot;)" office:value-type="string" office:string-value="insert into spg_dt_cmp values('0001','SCGCMP','000000000001018','2014-10-20','---','-------------------------','P','0000000000000000000000009','0000000000000000000004201','0000000000000000000000002','0000000000000000000000005','0000000000000000000000001','403990100','SOCCOS','000000000001018','CS','--','COMPROBANTE DE AJUSTE POR CIERRE DE ORDEN DE SERVICIO (SIGESP)',-43008,1);" calcext:value-type="string">
            <text:p>insert into spg_dt_cmp values('0001','SCGCMP','000000000001018','2014-10-20','---','-------------------------','P','0000000000000000000000009','0000000000000000000004201','0000000000000000000000002','0000000000000000000000005','0000000000000000000000001','403990100','SOCCOS','000000000001018','CS','--','COMPROBANTE DE AJUSTE POR CIERRE DE ORDEN DE SERVICIO (SIGESP)',-43008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19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4224" calcext:value-type="float">
            <text:p>84.224,00</text:p>
          </table:table-cell>
          <table:table-cell table:style-name="ce2" office:value-type="string" calcext:value-type="string">
            <text:p>0000000550</text:p>
          </table:table-cell>
          <table:table-cell table:style-name="ce1" office:value-type="string" calcext:value-type="string">
            <text:p>VELIZ GREGORIO ANTONIO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9424" calcext:value-type="float">
            <text:p>39.424,00</text:p>
          </table:table-cell>
          <table:table-cell table:style-name="ce3"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style-name="ce1" table:formula="of:=CONCATENATE(&quot;insert into spg_dt_cmp values('0001','SCGCMP','&quot;;[.A84];&quot;','&quot;;[.B84];&quot;','---','-------------------------','&quot;;[.N84];&quot;','&quot;;[.H84];&quot;','&quot;;[.I84];&quot;','&quot;;[.J84];&quot;','&quot;;[.K84];&quot;','&quot;;[.L84];&quot;','&quot;;[.M84];&quot;','SOCCOS','&quot;;[.A84];&quot;','CS','--','COMPROBANTE DE AJUSTE POR CIERRE DE ORDEN DE SERVICIO (SIGESP)',&quot;;[.Q84];&quot;,1);&quot;)" office:value-type="string" office:string-value="insert into spg_dt_cmp values('0001','SCGCMP','000000000001019','2014-10-20','---','-------------------------','P','0000000000000000000000009','0000000000000000000004201','0000000000000000000000002','0000000000000000000000005','0000000000000000000000001','403990100','SOCCOS','000000000001019','CS','--','COMPROBANTE DE AJUSTE POR CIERRE DE ORDEN DE SERVICIO (SIGESP)',-44800,1);" calcext:value-type="string">
            <text:p>insert into spg_dt_cmp values('0001','SCGCMP','000000000001019','2014-10-20','---','-------------------------','P','0000000000000000000000009','0000000000000000000004201','0000000000000000000000002','0000000000000000000000005','0000000000000000000000001','403990100','SOCCOS','000000000001019','CS','--','COMPROBANTE DE AJUSTE POR CIERRE DE ORDEN DE SERVICIO (SIGESP)',-448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2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4224" calcext:value-type="float">
            <text:p>84.224,00</text:p>
          </table:table-cell>
          <table:table-cell table:style-name="ce2" office:value-type="string" calcext:value-type="string">
            <text:p>0000002432</text:p>
          </table:table-cell>
          <table:table-cell table:style-name="ce1" office:value-type="string" calcext:value-type="string">
            <text:p>GILBERTO SERRATO SALCEDO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7632" calcext:value-type="float">
            <text:p>37.632,00</text:p>
          </table:table-cell>
          <table:table-cell table:style-name="ce3" office:value-type="float" office:value="46592" calcext:value-type="float">
            <text:p>46.592,00</text:p>
          </table:table-cell>
          <table:table-cell table:style-name="ce6" office:value-type="float" office:value="-46592" calcext:value-type="float">
            <text:p>-46592</text:p>
          </table:table-cell>
          <table:table-cell table:style-name="ce1" table:formula="of:=CONCATENATE(&quot;insert into spg_dt_cmp values('0001','SCGCMP','&quot;;[.A85];&quot;','&quot;;[.B85];&quot;','---','-------------------------','&quot;;[.N85];&quot;','&quot;;[.H85];&quot;','&quot;;[.I85];&quot;','&quot;;[.J85];&quot;','&quot;;[.K85];&quot;','&quot;;[.L85];&quot;','&quot;;[.M85];&quot;','SOCCOS','&quot;;[.A85];&quot;','CS','--','COMPROBANTE DE AJUSTE POR CIERRE DE ORDEN DE SERVICIO (SIGESP)',&quot;;[.Q85];&quot;,1);&quot;)" office:value-type="string" office:string-value="insert into spg_dt_cmp values('0001','SCGCMP','000000000001020','2014-10-20','---','-------------------------','P','0000000000000000000000009','0000000000000000000004201','0000000000000000000000002','0000000000000000000000005','0000000000000000000000001','403990100','SOCCOS','000000000001020','CS','--','COMPROBANTE DE AJUSTE POR CIERRE DE ORDEN DE SERVICIO (SIGESP)',-46592,1);" calcext:value-type="string">
            <text:p>insert into spg_dt_cmp values('0001','SCGCMP','000000000001020','2014-10-20','---','-------------------------','P','0000000000000000000000009','0000000000000000000004201','0000000000000000000000002','0000000000000000000000005','0000000000000000000000001','403990100','SOCCOS','000000000001020','CS','--','COMPROBANTE DE AJUSTE POR CIERRE DE ORDEN DE SERVICIO (SIGESP)',-46592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21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4224" calcext:value-type="float">
            <text:p>84.224,00</text:p>
          </table:table-cell>
          <table:table-cell table:style-name="ce2" office:value-type="string" calcext:value-type="string">
            <text:p>0000000547</text:p>
          </table:table-cell>
          <table:table-cell table:style-name="ce1" office:value-type="string" calcext:value-type="string">
            <text:p>ABACHE PACHECO JOSE GREGORIO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9424" calcext:value-type="float">
            <text:p>39.424,00</text:p>
          </table:table-cell>
          <table:table-cell table:style-name="ce3"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style-name="ce1" table:formula="of:=CONCATENATE(&quot;insert into spg_dt_cmp values('0001','SCGCMP','&quot;;[.A86];&quot;','&quot;;[.B86];&quot;','---','-------------------------','&quot;;[.N86];&quot;','&quot;;[.H86];&quot;','&quot;;[.I86];&quot;','&quot;;[.J86];&quot;','&quot;;[.K86];&quot;','&quot;;[.L86];&quot;','&quot;;[.M86];&quot;','SOCCOS','&quot;;[.A86];&quot;','CS','--','COMPROBANTE DE AJUSTE POR CIERRE DE ORDEN DE SERVICIO (SIGESP)',&quot;;[.Q86];&quot;,1);&quot;)" office:value-type="string" office:string-value="insert into spg_dt_cmp values('0001','SCGCMP','000000000001021','2014-10-20','---','-------------------------','P','0000000000000000000000009','0000000000000000000004201','0000000000000000000000002','0000000000000000000000005','0000000000000000000000001','403990100','SOCCOS','000000000001021','CS','--','COMPROBANTE DE AJUSTE POR CIERRE DE ORDEN DE SERVICIO (SIGESP)',-44800,1);" calcext:value-type="string">
            <text:p>insert into spg_dt_cmp values('0001','SCGCMP','000000000001021','2014-10-20','---','-------------------------','P','0000000000000000000000009','0000000000000000000004201','0000000000000000000000002','0000000000000000000000005','0000000000000000000000001','403990100','SOCCOS','000000000001021','CS','--','COMPROBANTE DE AJUSTE POR CIERRE DE ORDEN DE SERVICIO (SIGESP)',-448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23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293293" calcext:value-type="float">
            <text:p>293.293,00</text:p>
          </table:table-cell>
          <table:table-cell table:style-name="ce2" office:value-type="string" calcext:value-type="string">
            <text:p>0000002433</text:p>
          </table:table-cell>
          <table:table-cell table:style-name="ce1" office:value-type="string" calcext:value-type="string">
            <text:p>ASOC. COOP. RESCATE DE DIOS, R.L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36755.71" calcext:value-type="float">
            <text:p>136.755,71</text:p>
          </table:table-cell>
          <table:table-cell table:style-name="ce3" office:value-type="float" office:value="156537.29" calcext:value-type="float">
            <text:p>156.537,29</text:p>
          </table:table-cell>
          <table:table-cell table:style-name="ce5" office:value-type="string" calcext:value-type="string">
            <text:p>-156537.29</text:p>
          </table:table-cell>
          <table:table-cell table:style-name="ce1" table:formula="of:=CONCATENATE(&quot;insert into spg_dt_cmp values('0001','SCGCMP','&quot;;[.A87];&quot;','&quot;;[.B87];&quot;','---','-------------------------','&quot;;[.N87];&quot;','&quot;;[.H87];&quot;','&quot;;[.I87];&quot;','&quot;;[.J87];&quot;','&quot;;[.K87];&quot;','&quot;;[.L87];&quot;','&quot;;[.M87];&quot;','SOCCOS','&quot;;[.A87];&quot;','CS','--','COMPROBANTE DE AJUSTE POR CIERRE DE ORDEN DE SERVICIO (SIGESP)',&quot;;[.Q87];&quot;,1);&quot;)" office:value-type="string" office:string-value="insert into spg_dt_cmp values('0001','SCGCMP','000000000001023','2014-10-20','---','-------------------------','P','0000000000000000000000009','0000000000000000000004201','0000000000000000000000002','0000000000000000000000004','0000000000000000000000001','403990100','SOCCOS','000000000001023','CS','--','COMPROBANTE DE AJUSTE POR CIERRE DE ORDEN DE SERVICIO (SIGESP)',-156537.29,1);" calcext:value-type="string">
            <text:p>insert into spg_dt_cmp values('0001','SCGCMP','000000000001023','2014-10-20','---','-------------------------','P','0000000000000000000000009','0000000000000000000004201','0000000000000000000000002','0000000000000000000000004','0000000000000000000000001','403990100','SOCCOS','000000000001023','CS','--','COMPROBANTE DE AJUSTE POR CIERRE DE ORDEN DE SERVICIO (SIGESP)',-156537.29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2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4224" calcext:value-type="float">
            <text:p>84.224,00</text:p>
          </table:table-cell>
          <table:table-cell table:style-name="ce2" office:value-type="string" calcext:value-type="string">
            <text:p>0000000552</text:p>
          </table:table-cell>
          <table:table-cell table:style-name="ce1" office:value-type="string" calcext:value-type="string">
            <text:p>RIVAS VILLANUEVA GREGORI JUNIOR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9424" calcext:value-type="float">
            <text:p>39.424,00</text:p>
          </table:table-cell>
          <table:table-cell table:style-name="ce3"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style-name="ce1" table:formula="of:=CONCATENATE(&quot;insert into spg_dt_cmp values('0001','SCGCMP','&quot;;[.A88];&quot;','&quot;;[.B88];&quot;','---','-------------------------','&quot;;[.N88];&quot;','&quot;;[.H88];&quot;','&quot;;[.I88];&quot;','&quot;;[.J88];&quot;','&quot;;[.K88];&quot;','&quot;;[.L88];&quot;','&quot;;[.M88];&quot;','SOCCOS','&quot;;[.A88];&quot;','CS','--','COMPROBANTE DE AJUSTE POR CIERRE DE ORDEN DE SERVICIO (SIGESP)',&quot;;[.Q88];&quot;,1);&quot;)" office:value-type="string" office:string-value="insert into spg_dt_cmp values('0001','SCGCMP','000000000001025','2014-10-20','---','-------------------------','P','0000000000000000000000009','0000000000000000000004201','0000000000000000000000002','0000000000000000000000005','0000000000000000000000001','403990100','SOCCOS','000000000001025','CS','--','COMPROBANTE DE AJUSTE POR CIERRE DE ORDEN DE SERVICIO (SIGESP)',-44800,1);" calcext:value-type="string">
            <text:p>insert into spg_dt_cmp values('0001','SCGCMP','000000000001025','2014-10-20','---','-------------------------','P','0000000000000000000000009','0000000000000000000004201','0000000000000000000000002','0000000000000000000000005','0000000000000000000000001','403990100','SOCCOS','000000000001025','CS','--','COMPROBANTE DE AJUSTE POR CIERRE DE ORDEN DE SERVICIO (SIGESP)',-448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34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7225.28" calcext:value-type="float">
            <text:p>57.225,28</text:p>
          </table:table-cell>
          <table:table-cell table:style-name="ce2" office:value-type="string" calcext:value-type="string">
            <text:p>0000002437</text:p>
          </table:table-cell>
          <table:table-cell table:style-name="ce1" office:value-type="string" calcext:value-type="string">
            <text:p>TEODORO ELIBERTO MARCANO FIGUEROA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6789.44" calcext:value-type="float">
            <text:p>6.789,44</text:p>
          </table:table-cell>
          <table:table-cell table:style-name="ce3" office:value-type="float" office:value="50435.84" calcext:value-type="float">
            <text:p>50.435,84</text:p>
          </table:table-cell>
          <table:table-cell table:style-name="ce5" office:value-type="string" calcext:value-type="string">
            <text:p>-50435.84</text:p>
          </table:table-cell>
          <table:table-cell table:style-name="ce1" table:formula="of:=CONCATENATE(&quot;insert into spg_dt_cmp values('0001','SCGCMP','&quot;;[.A89];&quot;','&quot;;[.B89];&quot;','---','-------------------------','&quot;;[.N89];&quot;','&quot;;[.H89];&quot;','&quot;;[.I89];&quot;','&quot;;[.J89];&quot;','&quot;;[.K89];&quot;','&quot;;[.L89];&quot;','&quot;;[.M89];&quot;','SOCCOS','&quot;;[.A89];&quot;','CS','--','COMPROBANTE DE AJUSTE POR CIERRE DE ORDEN DE SERVICIO (SIGESP)',&quot;;[.Q89];&quot;,1);&quot;)" office:value-type="string" office:string-value="insert into spg_dt_cmp values('0001','SCGCMP','000000000001034','2014-10-20','---','-------------------------','P','0000000000000000000000009','0000000000000000000004201','0000000000000000000000002','0000000000000000000000005','0000000000000000000000001','403990100','SOCCOS','000000000001034','CS','--','COMPROBANTE DE AJUSTE POR CIERRE DE ORDEN DE SERVICIO (SIGESP)',-50435.84,1);" calcext:value-type="string">
            <text:p>insert into spg_dt_cmp values('0001','SCGCMP','000000000001034','2014-10-20','---','-------------------------','P','0000000000000000000000009','0000000000000000000004201','0000000000000000000000002','0000000000000000000000005','0000000000000000000000001','403990100','SOCCOS','000000000001034','CS','--','COMPROBANTE DE AJUSTE POR CIERRE DE ORDEN DE SERVICIO (SIGESP)',-50435.84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3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4224" calcext:value-type="float">
            <text:p>84.224,00</text:p>
          </table:table-cell>
          <table:table-cell table:style-name="ce2" office:value-type="string" calcext:value-type="string">
            <text:p>0000002437</text:p>
          </table:table-cell>
          <table:table-cell table:style-name="ce1" office:value-type="string" calcext:value-type="string">
            <text:p>TEODORO ELIBERTO MARCANO FIGUEROA</text:p>
          </table:table-cell>
          <table:table-cell table:style-name="ce2" office:value-type="string" calcext:value-type="string">
            <text:p>0000004201</text:p>
          </table:table-cell>
          <table:table-cell table:style-name="ce1" office:value-type="string" calcext:value-type="string">
            <text:p>DPTO. DE PRODUCCIÓN DE PLANTAS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1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9424" calcext:value-type="float">
            <text:p>39.424,00</text:p>
          </table:table-cell>
          <table:table-cell table:style-name="ce3" office:value-type="float" office:value="44800" calcext:value-type="float">
            <text:p>44.800,00</text:p>
          </table:table-cell>
          <table:table-cell table:style-name="ce6" office:value-type="float" office:value="-44800" calcext:value-type="float">
            <text:p>-44800</text:p>
          </table:table-cell>
          <table:table-cell table:style-name="ce1" table:formula="of:=CONCATENATE(&quot;insert into spg_dt_cmp values('0001','SCGCMP','&quot;;[.A90];&quot;','&quot;;[.B90];&quot;','---','-------------------------','&quot;;[.N90];&quot;','&quot;;[.H90];&quot;','&quot;;[.I90];&quot;','&quot;;[.J90];&quot;','&quot;;[.K90];&quot;','&quot;;[.L90];&quot;','&quot;;[.M90];&quot;','SOCCOS','&quot;;[.A90];&quot;','CS','--','COMPROBANTE DE AJUSTE POR CIERRE DE ORDEN DE SERVICIO (SIGESP)',&quot;;[.Q90];&quot;,1);&quot;)" office:value-type="string" office:string-value="insert into spg_dt_cmp values('0001','SCGCMP','000000000001035','2014-10-20','---','-------------------------','P','0000000000000000000000009','0000000000000000000004201','0000000000000000000000002','0000000000000000000000005','0000000000000000000000001','403990100','SOCCOS','000000000001035','CS','--','COMPROBANTE DE AJUSTE POR CIERRE DE ORDEN DE SERVICIO (SIGESP)',-44800,1);" calcext:value-type="string">
            <text:p>insert into spg_dt_cmp values('0001','SCGCMP','000000000001035','2014-10-20','---','-------------------------','P','0000000000000000000000009','0000000000000000000004201','0000000000000000000000002','0000000000000000000000005','0000000000000000000000001','403990100','SOCCOS','000000000001035','CS','--','COMPROBANTE DE AJUSTE POR CIERRE DE ORDEN DE SERVICIO (SIGESP)',-448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068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50400" calcext:value-type="float">
            <text:p>50.400,00</text:p>
          </table:table-cell>
          <table:table-cell table:style-name="ce2" office:value-type="string" calcext:value-type="string">
            <text:p>0000002442</text:p>
          </table:table-cell>
          <table:table-cell table:style-name="ce1" office:value-type="string" calcext:value-type="string">
            <text:p>CARMEN MERCEDES LLOVERA PULIDO</text:p>
          </table:table-cell>
          <table:table-cell table:style-name="ce2" office:value-type="string" calcext:value-type="string">
            <text:p>0000004202</text:p>
          </table:table-cell>
          <table:table-cell table:style-name="ce1" office:value-type="string" calcext:value-type="string">
            <text:p>DPTO. DE PLANTACION FORESTAL MONAGAS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42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6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0800" calcext:value-type="float">
            <text:p>30.800,00</text:p>
          </table:table-cell>
          <table:table-cell table:style-name="ce3" office:value-type="float" office:value="19600" calcext:value-type="float">
            <text:p>19.600,00</text:p>
          </table:table-cell>
          <table:table-cell table:style-name="ce6" office:value-type="float" office:value="-19600" calcext:value-type="float">
            <text:p>-19600</text:p>
          </table:table-cell>
          <table:table-cell table:style-name="ce1" table:formula="of:=CONCATENATE(&quot;insert into spg_dt_cmp values('0001','SCGCMP','&quot;;[.A91];&quot;','&quot;;[.B91];&quot;','---','-------------------------','&quot;;[.N91];&quot;','&quot;;[.H91];&quot;','&quot;;[.I91];&quot;','&quot;;[.J91];&quot;','&quot;;[.K91];&quot;','&quot;;[.L91];&quot;','&quot;;[.M91];&quot;','SOCCOS','&quot;;[.A91];&quot;','CS','--','COMPROBANTE DE AJUSTE POR CIERRE DE ORDEN DE SERVICIO (SIGESP)',&quot;;[.Q91];&quot;,1);&quot;)" office:value-type="string" office:string-value="insert into spg_dt_cmp values('0001','SCGCMP','000000000001068','2014-10-20','---','-------------------------','P','0000000000000000000000009','0000000000000000000004202','0000000000000000000000002','0000000000000000000000006','0000000000000000000000001','403990100','SOCCOS','000000000001068','CS','--','COMPROBANTE DE AJUSTE POR CIERRE DE ORDEN DE SERVICIO (SIGESP)',-19600,1);" calcext:value-type="string">
            <text:p>insert into spg_dt_cmp values('0001','SCGCMP','000000000001068','2014-10-20','---','-------------------------','P','0000000000000000000000009','0000000000000000000004202','0000000000000000000000002','0000000000000000000000006','0000000000000000000000001','403990100','SOCCOS','000000000001068','CS','--','COMPROBANTE DE AJUSTE POR CIERRE DE ORDEN DE SERVICIO (SIGESP)',-19600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12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89010" calcext:value-type="float">
            <text:p>89.010,00</text:p>
          </table:table-cell>
          <table:table-cell table:style-name="ce2" office:value-type="string" calcext:value-type="string">
            <text:p>0000000040</text:p>
          </table:table-cell>
          <table:table-cell table:style-name="ce1" office:value-type="string" calcext:value-type="string">
            <text:p>ASOC. COOP. EL RENACER DE ORIENTE,R.L.</text:p>
          </table:table-cell>
          <table:table-cell table:style-name="ce2" office:value-type="string" calcext:value-type="string">
            <text:p>0000003701</text:p>
          </table:table-cell>
          <table:table-cell table:style-name="ce1" office:value-type="string" calcext:value-type="string">
            <text:p>DPTO MANEJO FORESTAL</text:p>
          </table:table-cell>
          <table:table-cell table:style-name="ce2" office:value-type="string" calcext:value-type="string">
            <text:p>0000000000000000000000008</text:p>
          </table:table-cell>
          <table:table-cell table:style-name="ce2" office:value-type="string" calcext:value-type="string">
            <text:p>0000000000000000000003701</text:p>
          </table:table-cell>
          <table:table-cell table:style-name="ce2" office:value-type="string" calcext:value-type="string">
            <text:p>0000000000000000000000002</text:p>
          </table:table-cell>
          <table:table-cell table:number-columns-repeated="2"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81673.79" calcext:value-type="float">
            <text:p>81.673,79</text:p>
          </table:table-cell>
          <table:table-cell table:style-name="ce3" office:value-type="float" office:value="7336.21000000001" calcext:value-type="float">
            <text:p>7.336,21</text:p>
          </table:table-cell>
          <table:table-cell table:style-name="ce5" office:value-type="string" calcext:value-type="string">
            <text:p>-7336.21000000001</text:p>
          </table:table-cell>
          <table:table-cell table:style-name="ce1" table:formula="of:=CONCATENATE(&quot;insert into spg_dt_cmp values('0001','SCGCMP','&quot;;[.A92];&quot;','&quot;;[.B92];&quot;','---','-------------------------','&quot;;[.N92];&quot;','&quot;;[.H92];&quot;','&quot;;[.I92];&quot;','&quot;;[.J92];&quot;','&quot;;[.K92];&quot;','&quot;;[.L92];&quot;','&quot;;[.M92];&quot;','SOCCOS','&quot;;[.A92];&quot;','CS','--','COMPROBANTE DE AJUSTE POR CIERRE DE ORDEN DE SERVICIO (SIGESP)',&quot;;[.Q92];&quot;,1);&quot;)" office:value-type="string" office:string-value="insert into spg_dt_cmp values('0001','SCGCMP','000000000001127','2014-10-20','---','-------------------------','P','0000000000000000000000008','0000000000000000000003701','0000000000000000000000002','0000000000000000000000001','0000000000000000000000001','403990100','SOCCOS','000000000001127','CS','--','COMPROBANTE DE AJUSTE POR CIERRE DE ORDEN DE SERVICIO (SIGESP)',-7336.21000000001,1);" calcext:value-type="string">
            <text:p>insert into spg_dt_cmp values('0001','SCGCMP','000000000001127','2014-10-20','---','-------------------------','P','0000000000000000000000008','0000000000000000000003701','0000000000000000000000002','0000000000000000000000001','0000000000000000000000001','403990100','SOCCOS','000000000001127','CS','--','COMPROBANTE DE AJUSTE POR CIERRE DE ORDEN DE SERVICIO (SIGESP)',-7336.21000000001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224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45000" calcext:value-type="float">
            <text:p>345.000,00</text:p>
          </table:table-cell>
          <table:table-cell table:style-name="ce2" office:value-type="string" calcext:value-type="string">
            <text:p>0000000517</text:p>
          </table:table-cell>
          <table:table-cell table:style-name="ce1" office:value-type="string" calcext:value-type="string">
            <text:p>ASOC. COOP. LOS CRIOLLITOS 2021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29329.6" calcext:value-type="float">
            <text:p>29.329,60</text:p>
          </table:table-cell>
          <table:table-cell table:style-name="ce3" office:value-type="float" office:value="315670.4" calcext:value-type="float">
            <text:p>315.670,40</text:p>
          </table:table-cell>
          <table:table-cell table:style-name="ce5" office:value-type="string" calcext:value-type="string">
            <text:p>-315670.4</text:p>
          </table:table-cell>
          <table:table-cell table:style-name="ce1" table:formula="of:=CONCATENATE(&quot;insert into spg_dt_cmp values('0001','SCGCMP','&quot;;[.A93];&quot;','&quot;;[.B93];&quot;','---','-------------------------','&quot;;[.N93];&quot;','&quot;;[.H93];&quot;','&quot;;[.I93];&quot;','&quot;;[.J93];&quot;','&quot;;[.K93];&quot;','&quot;;[.L93];&quot;','&quot;;[.M93];&quot;','SOCCOS','&quot;;[.A93];&quot;','CS','--','COMPROBANTE DE AJUSTE POR CIERRE DE ORDEN DE SERVICIO (SIGESP)',&quot;;[.Q93];&quot;,1);&quot;)" office:value-type="string" office:string-value="insert into spg_dt_cmp values('0001','SCGCMP','000000000001224','2014-10-20','---','-------------------------','P','0000000000000000000000009','0000000000000000000003802','0000000000000000000000002','0000000000000000000000004','0000000000000000000000001','403990100','SOCCOS','000000000001224','CS','--','COMPROBANTE DE AJUSTE POR CIERRE DE ORDEN DE SERVICIO (SIGESP)',-315670.4,1);" calcext:value-type="string">
            <text:p>insert into spg_dt_cmp values('0001','SCGCMP','000000000001224','2014-10-20','---','-------------------------','P','0000000000000000000000009','0000000000000000000003802','0000000000000000000000002','0000000000000000000000004','0000000000000000000000001','403990100','SOCCOS','000000000001224','CS','--','COMPROBANTE DE AJUSTE POR CIERRE DE ORDEN DE SERVICIO (SIGESP)',-315670.4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225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45000" calcext:value-type="float">
            <text:p>345.000,00</text:p>
          </table:table-cell>
          <table:table-cell table:style-name="ce2" office:value-type="string" calcext:value-type="string">
            <text:p>0000000095</text:p>
          </table:table-cell>
          <table:table-cell table:style-name="ce1" office:value-type="string" calcext:value-type="string">
            <text:p>COOPERATIVA LA VOZ DE DIOS R.L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00139.65" calcext:value-type="float">
            <text:p>300.139,65</text:p>
          </table:table-cell>
          <table:table-cell table:style-name="ce3" office:value-type="float" office:value="44860.35" calcext:value-type="float">
            <text:p>44.860,35</text:p>
          </table:table-cell>
          <table:table-cell table:style-name="ce5" office:value-type="string" calcext:value-type="string">
            <text:p>-44860.35</text:p>
          </table:table-cell>
          <table:table-cell table:style-name="ce1" table:formula="of:=CONCATENATE(&quot;insert into spg_dt_cmp values('0001','SCGCMP','&quot;;[.A94];&quot;','&quot;;[.B94];&quot;','---','-------------------------','&quot;;[.N94];&quot;','&quot;;[.H94];&quot;','&quot;;[.I94];&quot;','&quot;;[.J94];&quot;','&quot;;[.K94];&quot;','&quot;;[.L94];&quot;','&quot;;[.M94];&quot;','SOCCOS','&quot;;[.A94];&quot;','CS','--','COMPROBANTE DE AJUSTE POR CIERRE DE ORDEN DE SERVICIO (SIGESP)',&quot;;[.Q94];&quot;,1);&quot;)" office:value-type="string" office:string-value="insert into spg_dt_cmp values('0001','SCGCMP','000000000001225','2014-10-20','---','-------------------------','P','0000000000000000000000009','0000000000000000000003802','0000000000000000000000002','0000000000000000000000004','0000000000000000000000001','403990100','SOCCOS','000000000001225','CS','--','COMPROBANTE DE AJUSTE POR CIERRE DE ORDEN DE SERVICIO (SIGESP)',-44860.35,1);" calcext:value-type="string">
            <text:p>insert into spg_dt_cmp values('0001','SCGCMP','000000000001225','2014-10-20','---','-------------------------','P','0000000000000000000000009','0000000000000000000003802','0000000000000000000000002','0000000000000000000000004','0000000000000000000000001','403990100','SOCCOS','000000000001225','CS','--','COMPROBANTE DE AJUSTE POR CIERRE DE ORDEN DE SERVICIO (SIGESP)',-44860.35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227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45000" calcext:value-type="float">
            <text:p>345.000,00</text:p>
          </table:table-cell>
          <table:table-cell table:style-name="ce2" office:value-type="string" calcext:value-type="string">
            <text:p>0000000958</text:p>
          </table:table-cell>
          <table:table-cell table:style-name="ce1" office:value-type="string" calcext:value-type="string">
            <text:p>COOPERATIVA SANTA CRUZ DOS, R.L.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164558.1" calcext:value-type="float">
            <text:p>164.558,10</text:p>
          </table:table-cell>
          <table:table-cell table:style-name="ce3" office:value-type="float" office:value="180441.9" calcext:value-type="float">
            <text:p>180.441,90</text:p>
          </table:table-cell>
          <table:table-cell table:style-name="ce5" office:value-type="string" calcext:value-type="string">
            <text:p>-180441.9</text:p>
          </table:table-cell>
          <table:table-cell table:style-name="ce1" table:formula="of:=CONCATENATE(&quot;insert into spg_dt_cmp values('0001','SCGCMP','&quot;;[.A95];&quot;','&quot;;[.B95];&quot;','---','-------------------------','&quot;;[.N95];&quot;','&quot;;[.H95];&quot;','&quot;;[.I95];&quot;','&quot;;[.J95];&quot;','&quot;;[.K95];&quot;','&quot;;[.L95];&quot;','&quot;;[.M95];&quot;','SOCCOS','&quot;;[.A95];&quot;','CS','--','COMPROBANTE DE AJUSTE POR CIERRE DE ORDEN DE SERVICIO (SIGESP)',&quot;;[.Q95];&quot;,1);&quot;)" office:value-type="string" office:string-value="insert into spg_dt_cmp values('0001','SCGCMP','000000000001227','2014-10-20','---','-------------------------','P','0000000000000000000000009','0000000000000000000003802','0000000000000000000000002','0000000000000000000000004','0000000000000000000000001','403990100','SOCCOS','000000000001227','CS','--','COMPROBANTE DE AJUSTE POR CIERRE DE ORDEN DE SERVICIO (SIGESP)',-180441.9,1);" calcext:value-type="string">
            <text:p>insert into spg_dt_cmp values('0001','SCGCMP','000000000001227','2014-10-20','---','-------------------------','P','0000000000000000000000009','0000000000000000000003802','0000000000000000000000002','0000000000000000000000004','0000000000000000000000001','403990100','SOCCOS','000000000001227','CS','--','COMPROBANTE DE AJUSTE POR CIERRE DE ORDEN DE SERVICIO (SIGESP)',-180441.9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230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45000" calcext:value-type="float">
            <text:p>345.000,00</text:p>
          </table:table-cell>
          <table:table-cell table:style-name="ce2" office:value-type="string" calcext:value-type="string">
            <text:p>0000002482</text:p>
          </table:table-cell>
          <table:table-cell table:style-name="ce1" office:value-type="string" calcext:value-type="string">
            <text:p>ASOC. COOP. VALLES DEL CARATAL, R.L. 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4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47026.95" calcext:value-type="float">
            <text:p>47.026,95</text:p>
          </table:table-cell>
          <table:table-cell table:style-name="ce3" office:value-type="float" office:value="297973.05" calcext:value-type="float">
            <text:p>297.973,05</text:p>
          </table:table-cell>
          <table:table-cell table:style-name="ce5" office:value-type="string" calcext:value-type="string">
            <text:p>-297973.05</text:p>
          </table:table-cell>
          <table:table-cell table:style-name="ce1" table:formula="of:=CONCATENATE(&quot;insert into spg_dt_cmp values('0001','SCGCMP','&quot;;[.A96];&quot;','&quot;;[.B96];&quot;','---','-------------------------','&quot;;[.N96];&quot;','&quot;;[.H96];&quot;','&quot;;[.I96];&quot;','&quot;;[.J96];&quot;','&quot;;[.K96];&quot;','&quot;;[.L96];&quot;','&quot;;[.M96];&quot;','SOCCOS','&quot;;[.A96];&quot;','CS','--','COMPROBANTE DE AJUSTE POR CIERRE DE ORDEN DE SERVICIO (SIGESP)',&quot;;[.Q96];&quot;,1);&quot;)" office:value-type="string" office:string-value="insert into spg_dt_cmp values('0001','SCGCMP','000000000001230','2014-10-20','---','-------------------------','P','0000000000000000000000009','0000000000000000000003802','0000000000000000000000002','0000000000000000000000004','0000000000000000000000001','403990100','SOCCOS','000000000001230','CS','--','COMPROBANTE DE AJUSTE POR CIERRE DE ORDEN DE SERVICIO (SIGESP)',-297973.05,1);" calcext:value-type="string">
            <text:p>insert into spg_dt_cmp values('0001','SCGCMP','000000000001230','2014-10-20','---','-------------------------','P','0000000000000000000000009','0000000000000000000003802','0000000000000000000000002','0000000000000000000000004','0000000000000000000000001','403990100','SOCCOS','000000000001230','CS','--','COMPROBANTE DE AJUSTE POR CIERRE DE ORDEN DE SERVICIO (SIGESP)',-297973.05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233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60000" calcext:value-type="float">
            <text:p>360.000,00</text:p>
          </table:table-cell>
          <table:table-cell table:style-name="ce2" office:value-type="string" calcext:value-type="string">
            <text:p>0000000041</text:p>
          </table:table-cell>
          <table:table-cell table:style-name="ce1" office:value-type="string" calcext:value-type="string">
            <text:p>ASOC. COOP. EN MARCHA R.L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59407.2" calcext:value-type="float">
            <text:p>359.407,20</text:p>
          </table:table-cell>
          <table:table-cell table:style-name="ce3" office:value-type="float" office:value="592.799999999988" calcext:value-type="float">
            <text:p>592,80</text:p>
          </table:table-cell>
          <table:table-cell table:style-name="ce5" office:value-type="string" calcext:value-type="string">
            <text:p>-592.799999999988</text:p>
          </table:table-cell>
          <table:table-cell table:style-name="ce1" table:formula="of:=CONCATENATE(&quot;insert into spg_dt_cmp values('0001','SCGCMP','&quot;;[.A97];&quot;','&quot;;[.B97];&quot;','---','-------------------------','&quot;;[.N97];&quot;','&quot;;[.H97];&quot;','&quot;;[.I97];&quot;','&quot;;[.J97];&quot;','&quot;;[.K97];&quot;','&quot;;[.L97];&quot;','&quot;;[.M97];&quot;','SOCCOS','&quot;;[.A97];&quot;','CS','--','COMPROBANTE DE AJUSTE POR CIERRE DE ORDEN DE SERVICIO (SIGESP)',&quot;;[.Q97];&quot;,1);&quot;)" office:value-type="string" office:string-value="insert into spg_dt_cmp values('0001','SCGCMP','000000000001233','2014-10-20','---','-------------------------','P','0000000000000000000000009','0000000000000000000003802','0000000000000000000000002','0000000000000000000000005','0000000000000000000000001','403990100','SOCCOS','000000000001233','CS','--','COMPROBANTE DE AJUSTE POR CIERRE DE ORDEN DE SERVICIO (SIGESP)',-592.799999999988,1);" calcext:value-type="string">
            <text:p>insert into spg_dt_cmp values('0001','SCGCMP','000000000001233','2014-10-20','---','-------------------------','P','0000000000000000000000009','0000000000000000000003802','0000000000000000000000002','0000000000000000000000005','0000000000000000000000001','403990100','SOCCOS','000000000001233','CS','--','COMPROBANTE DE AJUSTE POR CIERRE DE ORDEN DE SERVICIO (SIGESP)',-592.799999999988,1);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000000000001236</text:p>
          </table:table-cell>
          <table:table-cell table:style-name="ce2" office:value-type="string" calcext:value-type="string">
            <text:p>2014-10-20</text:p>
          </table:table-cell>
          <table:table-cell table:style-name="ce3" office:value-type="float" office:value="360000" calcext:value-type="float">
            <text:p>360.000,00</text:p>
          </table:table-cell>
          <table:table-cell table:style-name="ce2" office:value-type="string" calcext:value-type="string">
            <text:p>0000000807</text:p>
          </table:table-cell>
          <table:table-cell table:style-name="ce1" office:value-type="string" calcext:value-type="string">
            <text:p>COOPERATIVA LA FORTUNA DE VARGAS RL</text:p>
          </table:table-cell>
          <table:table-cell table:style-name="ce2" office:value-type="string" calcext:value-type="string">
            <text:p>0000003802</text:p>
          </table:table-cell>
          <table:table-cell table:style-name="ce1" office:value-type="string" calcext:value-type="string">
            <text:p>DPTO. DE PLANTACION FORESTAL ANZOÁTEGUI</text:p>
          </table:table-cell>
          <table:table-cell table:style-name="ce2" office:value-type="string" calcext:value-type="string">
            <text:p>0000000000000000000000009</text:p>
          </table:table-cell>
          <table:table-cell table:style-name="ce2" office:value-type="string" calcext:value-type="string">
            <text:p>0000000000000000000003802</text:p>
          </table:table-cell>
          <table:table-cell table:style-name="ce2" office:value-type="string" calcext:value-type="string">
            <text:p>0000000000000000000000002</text:p>
          </table:table-cell>
          <table:table-cell table:style-name="ce2" office:value-type="string" calcext:value-type="string">
            <text:p>0000000000000000000000005</text:p>
          </table:table-cell>
          <table:table-cell table:style-name="ce2" office:value-type="string" calcext:value-type="string">
            <text:p>0000000000000000000000001</text:p>
          </table:table-cell>
          <table:table-cell table:style-name="ce2" office:value-type="string" calcext:value-type="string">
            <text:p>403990100</text:p>
          </table:table-cell>
          <table:table-cell table:style-name="ce2" office:value-type="string" calcext:value-type="string">
            <text:p>P</text:p>
          </table:table-cell>
          <table:table-cell table:style-name="ce3" office:value-type="float" office:value="355025.6" calcext:value-type="float">
            <text:p>355.025,60</text:p>
          </table:table-cell>
          <table:table-cell table:style-name="ce3" office:value-type="float" office:value="4974.40000000002" calcext:value-type="float">
            <text:p>4.974,40</text:p>
          </table:table-cell>
          <table:table-cell table:style-name="ce5" office:value-type="string" calcext:value-type="string">
            <text:p>-4974.40000000002</text:p>
          </table:table-cell>
          <table:table-cell table:style-name="ce1" table:formula="of:=CONCATENATE(&quot;insert into spg_dt_cmp values('0001','SCGCMP','&quot;;[.A98];&quot;','&quot;;[.B98];&quot;','---','-------------------------','&quot;;[.N98];&quot;','&quot;;[.H98];&quot;','&quot;;[.I98];&quot;','&quot;;[.J98];&quot;','&quot;;[.K98];&quot;','&quot;;[.L98];&quot;','&quot;;[.M98];&quot;','SOCCOS','&quot;;[.A98];&quot;','CS','--','COMPROBANTE DE AJUSTE POR CIERRE DE ORDEN DE SERVICIO (SIGESP)',&quot;;[.Q98];&quot;,1);&quot;)" office:value-type="string" office:string-value="insert into spg_dt_cmp values('0001','SCGCMP','000000000001236','2014-10-20','---','-------------------------','P','0000000000000000000000009','0000000000000000000003802','0000000000000000000000002','0000000000000000000000005','0000000000000000000000001','403990100','SOCCOS','000000000001236','CS','--','COMPROBANTE DE AJUSTE POR CIERRE DE ORDEN DE SERVICIO (SIGESP)',-4974.40000000002,1);" calcext:value-type="string">
            <text:p>insert into spg_dt_cmp values('0001','SCGCMP','000000000001236','2014-10-20','---','-------------------------','P','0000000000000000000000009','0000000000000000000003802','0000000000000000000000002','0000000000000000000000005','0000000000000000000000001','403990100','SOCCOS','000000000001236','CS','--','COMPROBANTE DE AJUSTE POR CIERRE DE ORDEN DE SERVICIO (SIGESP)',-4974.40000000002,1);</text:p>
          </table:table-cell>
          <table:table-cell table:style-name="ce1" table:number-columns-repeated="2"/>
        </table:table-row>
        <table:table-row table:style-name="ro2" table:number-rows-repeated="1377">
          <table:table-cell table:style-name="ce7"/>
          <table:table-cell table:number-columns-repeated="19"/>
        </table:table-row>
        <table:table-row table:style-name="ro2" table:number-rows-repeated="1047097">
          <table:table-cell table:number-columns-repeated="20"/>
        </table:table-row>
        <table:table-row table:style-name="ro3" table:number-rows-repeated="3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  <table:database-ranges>
        <table:database-range table:name="__Anonymous_Sheet_DB__0" table:target-range-address="Hoja1.A1:Hoja1.P8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0000-00-00T09:14:27.9782785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4-10-13T08:53:14.240168929</meta:creation-date>
    <dc:date>2014-10-20T09:37:07.474808455</dc:date>
    <dc:creator>Juan Plablo</dc:creator>
    <meta:editing-duration>PT5H16M17S</meta:editing-duration>
    <meta:editing-cycles>20</meta:editing-cycles>
    <meta:generator>LibreOffice/4.1.4.2$Linux_X86_64 LibreOffice_project/410m0$Build-2</meta:generator>
    <meta:document-statistic meta:table-count="2" meta:cell-count="3334" meta:object-count="0"/>
  </office:meta>
</office:document-meta>
</file>